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基本設定</text:a></text:p>
          <text:p text:style-name="Contents_20_2"><text:a xlink:type="simple" xlink:href="#sec-2-1">2.1. init.el のヘッダ</text:a></text:p>
          <text:p text:style-name="Contents_20_2"><text:a xlink:type="simple" xlink:href="#sec-2-2">2.2. cl を使う</text:a></text:p>
          <text:p text:style-name="Contents_20_2"><text:a xlink:type="simple" xlink:href="#sec-2-3">2.3. リストで関数を渡せる autoload-if-found を使う</text:a></text:p>
          <text:p text:style-name="Contents_20_2"><text:a xlink:type="simple" xlink:href="#sec-2-4">2.4. [eval-after-autoload-func.el] 遅延読み込み</text:a></text:p>
          <text:p text:style-name="Contents_20_3"><text:a xlink:type="simple" xlink:href="#sec-2-4-1">2.4.1. マクロ版</text:a></text:p>
          <text:p text:style-name="Contents_20_3"><text:a xlink:type="simple" xlink:href="#sec-2-4-2">2.4.2. 関数版</text:a></text:p>
          <text:p text:style-name="Contents_20_2"><text:a xlink:type="simple" xlink:href="#sec-2-5">2.5. パス設定</text:a></text:p>
          <text:p text:style-name="Contents_20_2"><text:a xlink:type="simple" xlink:href="#sec-2-6">2.6. 警告の抑制</text:a></text:p>
          <text:p text:style-name="Contents_20_2"><text:a xlink:type="simple" xlink:href="#sec-2-7">2.7. 起動時間の計測</text:a></text:p>
          <text:p text:style-name="Contents_20_2"><text:a xlink:type="simple" xlink:href="#sec-2-8">2.8. C-x C-c で容易にEmacsを終了させないように質問する</text:a></text:p>
          <text:p text:style-name="Contents_20_3"><text:a xlink:type="simple" xlink:href="#sec-2-8-1">2.8.1. キーバインド</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検索</text:a></text:p>
          <text:p text:style-name="Contents_20_2"><text:a xlink:type="simple" xlink:href="#sec-3-4">3.4. 基本キーバインド</text:a></text:p>
          <text:p text:style-name="Contents_20_2"><text:a xlink:type="simple" xlink:href="#sec-3-5">3.5. ナローイングするか</text:a></text:p>
          <text:p text:style-name="Contents_20_2"><text:a xlink:type="simple" xlink:href="#sec-3-6">3.6. バッファの終わりでのnewlineを禁止する</text:a></text:p>
          <text:p text:style-name="Contents_20_2"><text:a xlink:type="simple" xlink:href="#sec-3-7">3.7. 常に最終行に一行追加する</text:a></text:p>
          <text:p text:style-name="Contents_20_2"><text:a xlink:type="simple" xlink:href="#sec-3-8">3.8. 長い文章を右端で常に折り返す</text:a></text:p>
          <text:p text:style-name="Contents_20_2"><text:a xlink:type="simple" xlink:href="#sec-3-9">3.9. バッファが外部から編集された場合に自動で再読み込みする</text:a></text:p>
          <text:p text:style-name="Contents_20_2"><text:a xlink:type="simple" xlink:href="#sec-3-10">3.10. 同じバッファ名が開かれた場合に区別する</text:a></text:p>
          <text:p text:style-name="Contents_20_2"><text:a xlink:type="simple" xlink:href="#sec-3-11">3.11. マウスで選択した領域を自動コピー</text:a></text:p>
          <text:p text:style-name="Contents_20_1"><text:a xlink:type="simple" xlink:href="#sec-4">4. カーソル移動</text:a></text:p>
          <text:p text:style-name="Contents_20_2"><text:a xlink:type="simple" xlink:href="#sec-4-1">4.1. バッファ内のカーソル移動</text:a></text:p>
          <text:p text:style-name="Contents_20_2"><text:a xlink:type="simple" xlink:href="#sec-4-2">4.2. バッファ間のカーソル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point-undo.el] カーソル位置を簡単にたどる</text:a></text:p>
          <text:p text:style-name="Contents_20_3"><text:a xlink:type="simple" xlink:href="#sec-4-6-1">4.6.1. キーバインド</text:a></text:p>
          <text:p text:style-name="Contents_20_2"><text:a xlink:type="simple" xlink:href="#sec-4-7">4.7. [cycle-buffer.el] カレントバッファの表示切り替え</text:a></text:p>
          <text:p text:style-name="Contents_20_3"><text:a xlink:type="simple" xlink:href="#sec-4-7-1">4.7.1. キーバインド</text:a></text:p>
          <text:p text:style-name="Contents_20_2"><text:a xlink:type="simple" xlink:href="#sec-4-8">4.8. [bm.el] カーソル位置をブックマークして追う</text:a></text:p>
          <text:p text:style-name="Contents_20_1"><text:a xlink:type="simple" xlink:href="#sec-5">5. 編集サポート</text:a></text:p>
          <text:p text:style-name="Contents_20_2"><text:a xlink:type="simple" xlink:href="#sec-5-1">5.1. 矩形編集／連番入力</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Infoモード</text:a></text:p>
          <text:p text:style-name="Contents_20_2"><text:a xlink:type="simple" xlink:href="#sec-5-9">5.9. スペルチェック</text:a></text:p>
          <text:p text:style-name="Contents_20_3"><text:a xlink:type="simple" xlink:href="#sec-5-9-1">5.9.1. キーバインド</text:a></text:p>
          <text:p text:style-name="Contents_20_2"><text:a xlink:type="simple" xlink:href="#sec-5-10">5.10. リアルタイムスペルチェック</text:a></text:p>
          <text:p text:style-name="Contents_20_2"><text:a xlink:type="simple" xlink:href="#sec-5-11">5.11. [latex-math-preview.el] TeX数式をプレビュー</text:a></text:p>
          <text:p text:style-name="Contents_20_2"><text:a xlink:type="simple" xlink:href="#sec-5-12">5.12. [po-mode.el] 翻訳ファイルの編集</text:a></text:p>
          <text:p text:style-name="Contents_20_2"><text:a xlink:type="simple" xlink:href="#sec-5-13">5.13. [word-count.el] リージョン内の文字をカウントする</text:a></text:p>
          <text:p text:style-name="Contents_20_3"><text:a xlink:type="simple" xlink:href="#sec-5-13-1">5.13.1. キーバインド</text:a></text:p>
          <text:p text:style-name="Contents_20_2"><text:a xlink:type="simple" xlink:href="#sec-5-14">5.14. [yatex.el] YaTeXモード</text:a></text:p>
          <text:p text:style-name="Contents_20_2"><text:a xlink:type="simple" xlink:href="#sec-5-15">5.15. [wclock.el] 世界時計</text:a></text:p>
          <text:p text:style-name="Contents_20_2"><text:a xlink:type="simple" xlink:href="#sec-5-16">5.16. [yasnippet.el] Emacs用のテンプレートシステム</text:a></text:p>
          <text:p text:style-name="Contents_20_2"><text:a xlink:type="simple" xlink:href="#sec-5-17">5.17. [sdic.el] 英辞郎で英単語を調べる</text:a></text:p>
          <text:p text:style-name="Contents_20_3"><text:a xlink:type="simple" xlink:href="#sec-5-17-1">5.17.1. キーバインド</text:a></text:p>
          <text:p text:style-name="Contents_20_2"><text:a xlink:type="simple" xlink:href="#sec-5-18">5.18. MacOSのdictionary.appでCOBUILD5の辞書をひく</text:a></text:p>
          <text:p text:style-name="Contents_20_3"><text:a xlink:type="simple" xlink:href="#sec-5-18-1">5.18.1. マイナーモード化</text:a></text:p>
          <text:p text:style-name="Contents_20_3"><text:a xlink:type="simple" xlink:href="#sec-5-18-2">5.18.2. キーバインド</text:a></text:p>
          <text:p text:style-name="Contents_20_2"><text:a xlink:type="simple" xlink:href="#sec-5-19">5.19. [lookup.el] 辞書</text:a></text:p>
          <text:p text:style-name="Contents_20_3"><text:a xlink:type="simple" xlink:href="#sec-5-19-1">5.19.1. キーバインド</text:a></text:p>
          <text:p text:style-name="Contents_20_2"><text:a xlink:type="simple" xlink:href="#sec-5-20">5.20. [cacoo] Cacoo で描く</text:a></text:p>
          <text:p text:style-name="Contents_20_2"><text:a xlink:type="simple" xlink:href="#sec-5-21">5.21. [iedit] バッファ内の同じ文字列を一度に編集する</text:a></text:p>
          <text:p text:style-name="Contents_20_2"><text:a xlink:type="simple" xlink:href="#sec-5-22">5.22. [web-mode] HTML編集</text:a></text:p>
          <text:p text:style-name="Contents_20_2"><text:a xlink:type="simple" xlink:href="#sec-5-23">5.23. [zencoding-mode] HTML編集の高速化</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モードラインの色をカスタマイズする</text:a></text:p>
          <text:p text:style-name="Contents_20_3"><text:a xlink:type="simple" xlink:href="#sec-6-3-1">6.3.1. 色セット例</text:a></text:p>
          <text:p text:style-name="Contents_20_2"><text:a xlink:type="simple" xlink:href="#sec-6-4">6.4. visible-bell のカスタマイズ</text:a></text:p>
          <text:p text:style-name="Contents_20_2"><text:a xlink:type="simple" xlink:href="#sec-6-5">6.5. 常に <text:span text:style-name="Bold">scratch</text:span> を表示して起動する</text:a></text:p>
          <text:p text:style-name="Contents_20_2"><text:a xlink:type="simple" xlink:href="#sec-6-6">6.6. バッテリー情報をモードラインに表示する</text:a></text:p>
          <text:p text:style-name="Contents_20_2"><text:a xlink:type="simple" xlink:href="#sec-6-7">6.7. スクロールバーを非表示にする</text:a></text:p>
          <text:p text:style-name="Contents_20_2"><text:a xlink:type="simple" xlink:href="#sec-6-8">6.8. ツールバーを非表示にする</text:a></text:p>
          <text:p text:style-name="Contents_20_2"><text:a xlink:type="simple" xlink:href="#sec-6-9">6.9. 起動時のスプラッシュ画面を表示しない</text:a></text:p>
          <text:p text:style-name="Contents_20_2"><text:a xlink:type="simple" xlink:href="#sec-6-10">6.10. カーソル行の行数をモードラインに表示する</text:a></text:p>
          <text:p text:style-name="Contents_20_2"><text:a xlink:type="simple" xlink:href="#sec-6-11">6.11. カーソル行の関数名をモードラインに表示する</text:a></text:p>
          <text:p text:style-name="Contents_20_2"><text:a xlink:type="simple" xlink:href="#sec-6-12">6.12. 時刻をモードラインに表示する</text:a></text:p>
          <text:p text:style-name="Contents_20_2"><text:a xlink:type="simple" xlink:href="#sec-6-13">6.13. 対応するカッコをハイライトする</text:a></text:p>
          <text:p text:style-name="Contents_20_2"><text:a xlink:type="simple" xlink:href="#sec-6-14">6.14. 全角スペースと行末タブ／半角スペースを強調表示する</text:a></text:p>
          <text:p text:style-name="Contents_20_2"><text:a xlink:type="simple" xlink:href="#sec-6-15">6.15. [migemo.el] ローマ字入力で日本語を検索する</text:a></text:p>
          <text:p text:style-name="Contents_20_2"><text:a xlink:type="simple" xlink:href="#sec-6-16">6.16. [anything.el] 何でも絞り込みインターフェイス</text:a></text:p>
          <text:p text:style-name="Contents_20_3"><text:a xlink:type="simple" xlink:href="#sec-6-16-1">6.16.1. キーバインド</text:a></text:p>
          <text:p text:style-name="Contents_20_2"><text:a xlink:type="simple" xlink:href="#sec-6-17">6.17. [stripe-buffer.el] テーブルの色をストライプにする</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バッファ保存時にバックアップファイルを生成する</text:a></text:p>
          <text:p text:style-name="Contents_20_2"><text:a xlink:type="simple" xlink:href="#sec-8-3">8.3. ミニバッファの履歴を保存しリストアする</text:a></text:p>
          <text:p text:style-name="Contents_20_2"><text:a xlink:type="simple" xlink:href="#sec-8-4">8.4. 履歴サイズを大きくする</text:a></text:p>
          <text:p text:style-name="Contents_20_2"><text:a xlink:type="simple" xlink:href="#sec-8-5">8.5. Emacs終了時に開いていたバッファを起動時に復元する</text:a></text:p>
          <text:p text:style-name="Contents_20_2"><text:a xlink:type="simple" xlink:href="#sec-8-6">8.6. 最近開いたファイルリストを保持</text:a></text:p>
          <text:p text:style-name="Contents_20_2"><text:a xlink:type="simple" xlink:href="#sec-8-7">8.7. 深夜にバッファを自動整理する</text:a></text:p>
          <text:p text:style-name="Contents_20_2"><text:a xlink:type="simple" xlink:href="#sec-8-8">8.8. [auto-save-buffers.el] 一定間隔でバッファを保存する</text:a></text:p>
          <text:p text:style-name="Contents_20_2"><text:a xlink:type="simple" xlink:href="#sec-8-9">8.9. [backup-dir.el] バックアップファイルを一箇所に集める</text:a></text:p>
          <text:p text:style-name="Contents_20_2"><text:a xlink:type="simple" xlink:href="#sec-8-10">8.10. [session.el] 様々な履歴を保存し復元に利用する</text:a></text:p>
          <text:p text:style-name="Contents_20_2"><text:a xlink:type="simple" xlink:href="#sec-8-11">8.11. [wakatime-mode.el] WakaTime を利用して作業記録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3"><text:a xlink:type="simple" xlink:href="#sec-9-7-1">9.7.1. キーバインド</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Pomodoro</text:a></text:p>
          <text:p text:style-name="Contents_20_2"><text:a xlink:type="simple" xlink:href="#sec-10-6">10.6. face 関連</text:a></text:p>
          <text:p text:style-name="Contents_20_2"><text:a xlink:type="simple" xlink:href="#sec-10-7">10.7. TODOキーワードのカスタマイズ</text:a></text:p>
          <text:p text:style-name="Contents_20_2"><text:a xlink:type="simple" xlink:href="#sec-10-8">10.8. ImageMagick を使って様々な画像をインライン表示する</text:a></text:p>
          <text:p text:style-name="Contents_20_2"><text:a xlink:type="simple" xlink:href="#sec-10-9">10.9. [org-agenda]</text:a></text:p>
          <text:p text:style-name="Contents_20_3"><text:a xlink:type="simple" xlink:href="#sec-10-9-1">10.9.1. キーバインド</text:a></text:p>
          <text:p text:style-name="Contents_20_2"><text:a xlink:type="simple" xlink:href="#sec-10-10">10.10. [appt.el] アラーム設定</text:a></text:p>
          <text:p text:style-name="Contents_20_2"><text:a xlink:type="simple" xlink:href="#sec-10-11">10.11. [org-capture] 高速にメモを取る</text:a></text:p>
          <text:p text:style-name="Contents_20_2"><text:a xlink:type="simple" xlink:href="#sec-10-12">10.12. [org-refile]</text:a></text:p>
          <text:p text:style-name="Contents_20_2"><text:a xlink:type="simple" xlink:href="#sec-10-13">10.13. [org-babel] 基本設定</text:a></text:p>
          <text:p text:style-name="Contents_20_2"><text:a xlink:type="simple" xlink:href="#sec-10-14">10.14. [org-babel] ソースブロックの入力キーをカスタマイズ</text:a></text:p>
          <text:p text:style-name="Contents_20_2"><text:a xlink:type="simple" xlink:href="#sec-10-15">10.15. [MobileOrg] iOS との連携</text:a></text:p>
          <text:p text:style-name="Contents_20_2"><text:a xlink:type="simple" xlink:href="#sec-10-16">10.16. [org-tree-slide.el] Org でプレゼンテーション</text:a></text:p>
          <text:p text:style-name="Contents_20_2"><text:a xlink:type="simple" xlink:href="#sec-10-17">10.17. [org-fstree] ディレクトリ構造を読み取る</text:a></text:p>
          <text:p text:style-name="Contents_20_2"><text:a xlink:type="simple" xlink:href="#sec-10-18">10.18. [calfw-org] calfw に org の予定を表示する</text:a></text:p>
          <text:p text:style-name="Contents_20_2"><text:a xlink:type="simple" xlink:href="#sec-10-19">10.19. [org-export-generic] エクスポート機能を拡張する</text:a></text:p>
          <text:p text:style-name="Contents_20_2"><text:a xlink:type="simple" xlink:href="#sec-10-20">10.20. [org-odt] ODT形式に出力</text:a></text:p>
          <text:p text:style-name="Contents_20_2"><text:a xlink:type="simple" xlink:href="#sec-10-21">10.21. [org-crypt] ツリーを暗号化する</text:a></text:p>
          <text:p text:style-name="Contents_20_2"><text:a xlink:type="simple" xlink:href="#sec-10-22">10.22. README を常に org-mode で開く</text:a></text:p>
          <text:p text:style-name="Contents_20_2"><text:a xlink:type="simple" xlink:href="#sec-10-23">10.23. Growlnotify と org-mode でアラーム管理</text:a></text:p>
          <text:p text:style-name="Contents_20_3"><text:a xlink:type="simple" xlink:href="#sec-10-23-1">10.23.1. キーバインド</text:a></text:p>
          <text:p text:style-name="Contents_20_2"><text:a xlink:type="simple" xlink:href="#sec-10-24">10.24. その他</text:a></text:p>
          <text:p text:style-name="Contents_20_2"><text:a xlink:type="simple" xlink:href="#sec-10-25">10.25.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設定ファイルを見やすくする</text:a></text:p>
          <text:p text:style-name="Contents_20_2"><text:a xlink:type="simple" xlink:href="#sec-11-3">11.3. カーソル行に色をつける</text:a></text:p>
          <text:p text:style-name="Contents_20_2"><text:a xlink:type="simple" xlink:href="#sec-11-4">11.4. カーソルの色</text:a></text:p>
          <text:p text:style-name="Contents_20_2"><text:a xlink:type="simple" xlink:href="#sec-11-5">11.5. カーソルを点滅させない</text:a></text:p>
          <text:p text:style-name="Contents_20_2"><text:a xlink:type="simple" xlink:href="#sec-11-6">11.6. カーソル位置のフォントを確認</text:a></text:p>
          <text:p text:style-name="Contents_20_2"><text:a xlink:type="simple" xlink:href="#sec-11-7">11.7. フォント設定</text:a></text:p>
          <text:p text:style-name="Contents_20_3"><text:a xlink:type="simple" xlink:href="#sec-11-7-1">11.7.1. フォントのインストール方法</text:a></text:p>
          <text:p text:style-name="Contents_20_3"><text:a xlink:type="simple" xlink:href="#sec-11-7-2">11.7.2. フォントチェック用コード</text:a></text:p>
          <text:p text:style-name="Contents_20_2"><text:a xlink:type="simple" xlink:href="#sec-11-8">11.8. 行間を制御する</text:a></text:p>
          <text:p text:style-name="Contents_20_2"><text:a xlink:type="simple" xlink:href="#sec-11-9">11.9. フォントサイズを制御する</text:a></text:p>
          <text:p text:style-name="Contents_20_3"><text:a xlink:type="simple" xlink:href="#sec-11-9-1">11.9.1. キーバインド</text:a></text:p>
          <text:p text:style-name="Contents_20_2"><text:a xlink:type="simple" xlink:href="#sec-11-10">11.10. パッチをカラフルに表示する</text:a></text:p>
          <text:p text:style-name="Contents_20_2"><text:a xlink:type="simple" xlink:href="#sec-11-11">11.11. 背景を黒系色にする</text:a></text:p>
          <text:p text:style-name="Contents_20_2"><text:a xlink:type="simple" xlink:href="#sec-11-12">11.12. [rainbow-mode.el] 配色のリアルタイム確認</text:a></text:p>
          <text:p text:style-name="Contents_20_3"><text:a xlink:type="simple" xlink:href="#sec-11-12-1">11.12.1. 色一覧</text:a></text:p>
          <text:p text:style-name="Contents_20_1"><text:a xlink:type="simple" xlink:href="#sec-12">12. フレーム／ウィンドウ制御</text:a></text:p>
          <text:p text:style-name="Contents_20_2"><text:a xlink:type="simple" xlink:href="#sec-12-1">12.1. 起動時の設定</text:a></text:p>
          <text:p text:style-name="Contents_20_2"><text:a xlink:type="simple" xlink:href="#sec-12-2">12.2. [elscreen.el] Emacs バッファをタブ化</text:a></text:p>
          <text:p text:style-name="Contents_20_2"><text:a xlink:type="simple" xlink:href="#sec-12-3">12.3. [e2wm.el] 二画面表示</text:a></text:p>
          <text:p text:style-name="Contents_20_2"><text:a xlink:type="simple" xlink:href="#sec-12-4">12.4. [frame-ctr.el] キーボードでフレームの場所を移す</text:a></text:p>
          <text:p text:style-name="Contents_20_3"><text:a xlink:type="simple" xlink:href="#sec-12-4-1">12.4.1. キーバインド</text:a></text:p>
          <text:p text:style-name="Contents_20_2"><text:a xlink:type="simple" xlink:href="#sec-12-5">12.5. [popwin.el] ポップアップウィンドウの制御</text:a></text:p>
          <text:p text:style-name="Contents_20_1"><text:a xlink:type="simple" xlink:href="#sec-13">13. ユーティリティ関数</text:a></text:p>
          <text:p text:style-name="Contents_20_2"><text:a xlink:type="simple" xlink:href="#sec-13-1">13.1. [pomodoro.el] ポモドーロの実践</text:a></text:p>
          <text:p text:style-name="Contents_20_2"><text:a xlink:type="simple" xlink:href="#sec-13-2">13.2. [utility.el] 自作してテスト中の便利関数群</text:a></text:p>
          <text:p text:style-name="Contents_20_1"><text:a xlink:type="simple" xlink:href="#sec-14">14. provide</text:a></text:p>
        </text:index-body>
      </text:table-of-content>
      <text:h text:style-name="Heading_20_1" text:outline-level="1">
<text:bookmark-start text:name="OrgXref.sec-1"/>
<text:bookmark text:name="sec-1"/>はじめに
<text:bookmark-end text:name="OrgXref.sec-1"/></text:h>
      <text:list text:style-name="OrgBulletedList" text:continue-numbering="false">
        <text:list-item>
          <text:p text:style-name="Text_20_body">この文章は、<text:a xlink:type="simple" xlink:href="https://gist.github.com/1369417">org2dokuwiki.pl</text:a>を使って生成しています。</text:p>
        </text:list-item>
        <text:list-item>
          <text:p text:style-name="Text_20_body"><text:a xlink:type="simple" xlink:href="https://github.com/takaxp/emacs.d/blob/master/init.el">init.el</text:a> 本体は、<text:a xlink:type="simple" xlink:href="https://github.com/takaxp/emacs.d/">github</text:a> に公開しています。</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p>
        </text:list-item>
        <text:list-item>
          <text:p text:style-name="Text_20_body">一部の関数定義を <text:a xlink:type="simple" xlink:href="http://pastelwill.jp/wiki/doku.php?id=emacs:utility.el">utility.el</text:a> に分離しています。</text:p>
        </text:list-item>
        <text:list-item>
          <text:p text:style-name="Text_20_body">コピペだけで動かなかった場合は、ページ最下部のコメント欄にご意見をどうぞ。</text:p>
        </text:list-item>
      </text:list>
      <text:h text:style-name="Heading_20_1" text:outline-level="1">
<text:bookmark-start text:name="OrgXref.sec-2"/>
<text:bookmark text:name="sec-2"/>基本設定
<text:bookmark-end text:name="OrgXref.sec-2"/></text:h>
      <text:p text:style-name="Text_20_body">この設定群を利用するために設定です。おそらく記述しておかないと動きません。</text:p>
      <text:h text:style-name="Heading_20_2" text:outline-level="2">
<text:bookmark-start text:name="OrgXref.sec-2-1"/>
<text:bookmark text:name="sec-2-1"/>init.el のヘッダ
<text:bookmark-end text:name="OrgXref.sec-2-1"/></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bookmark-start text:name="OrgXref.sec-2-2"/>
<text:bookmark text:name="sec-2-2"/>cl を使う
<text:bookmark-end text:name="OrgXref.sec-2-2"/></text:h>
      <text:p text:style-name="Text_20_body"><text:a xlink:type="simple" xlink:href="http://lisperblog.blogspot.com/2008/12/blog-post_18.html">http://lisperblog.blogspot.com/2008/12/blog-post_18.html</text:a></text:p>
      <text:p text:style-name="OrgSrcBlockLastLine">(<text:span text:style-name="OrgSrcFontLockKeywordFace">eval-when-compile</text:span><text:s/>(<text:span text:style-name="OrgSrcFontLockKeywordFace">require</text:span><text:s/>'<text:span text:style-name="OrgSrcFontLockConstantFace">cl</text:span>))</text:p>
      <text:h text:style-name="Heading_20_2" text:outline-level="2">
<text:bookmark-start text:name="OrgXref.sec-2-3"/>
<text:bookmark text:name="sec-2-3"/>リストで関数を渡せる autoload-if-found を使う
<text:bookmark-end text:name="OrgXref.sec-2-3"/></text:h>
      <text:p text:style-name="Text_20_body"><text:a xlink:type="simple" xlink:href="http://d.hatena.ne.jp/jimo1001/20090921/1253525484">http://d.hatena.ne.jp/jimo1001/20090921/1253525484</text:a></text:p>
      <text:p text:style-name="Text_20_body">eval-after-load とのペアでマクロ化したバージョンもある（次章参照）。</text:p>
      <text:p text:style-name="Text_20_body"><text:a xlink:type="simple" xlink:href="http://e-arrows.sakura.ne.jp/2010/03/macros-in-emacs-el.html">http://e-arrows.sakura.ne.jp/2010/03/macros-in-emacs-el.html</text:a></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tab/><text:s/><text:s/>(setq<text:s/>functions<text:s/>(list<text:s/>functions)))</text:p>
      <text:p text:style-name="OrgSrcBlock"><text:s/><text:s/>(and<text:s/>(locate-library<text:s/>file)</text:p>
      <text:p text:style-name="OrgSrcBlock"><text:tab/><text:s/><text:s/><text:s/>(<text:span text:style-name="OrgSrcFontLockKeywordFace">progn</text:span></text:p>
      <text:p text:style-name="OrgSrcBlock"><text:tab/><text:tab/><text:s/>(<text:span text:style-name="OrgSrcFontLockKeywordFace">dolist</text:span><text:s/>(function<text:s/>functions)</text:p>
      <text:p text:style-name="OrgSrcBlock"><text:tab/><text:tab/><text:s/><text:s/><text:s/>(autoload<text:s/>function<text:s/>file<text:s/>docstring<text:s/>interactive<text:s/>type))</text:p>
      <text:p text:style-name="OrgSrcBlockLastLine"><text:tab/><text:tab/><text:s/>t<text:s/>)))</text:p>
      <text:h text:style-name="Heading_20_2" text:outline-level="2">
<text:bookmark-start text:name="OrgXref.sec-2-4"/>
<text:bookmark text:name="sec-2-4"/>[eval-after-autoload-func.el] 遅延読み込み
<text:bookmark-end text:name="OrgXref.sec-2-4"/></text:h>
      <text:p text:style-name="Text_20_body">Twitterでぼやいていたら<text:a xlink:type="simple" xlink:href="https://twitter.com/cvmat">@cvmat</text:a>さんが降臨して次のマクロを作ってくださいました。感謝感謝。</text:p>
      <text:p text:style-name="Text_20_body"><text:a xlink:type="simple" xlink:href="https://gist.github.com/3513287">https://gist.github.com/3513287</text:a></text:p>
      <text:p text:style-name="Text_20_body">autoload-if-found で遅延読み込みすると、eval-after-load と組み合わせるので、どうしてもインデントが増えてしまう。</text:p>
      <text:p text:style-name="Text_20_body">例えば、cycle-buffer を遅延読み込みしたい場合、 <text:span text:style-name="OrgCode">setq</text:span> で変数を書き換えするために随分とインデントが進んでいます。</text:p>
      <text:p text:style-name="OrgSrcBlock">(<text:span text:style-name="OrgSrcFontLockKeywordFace">when</text:span><text:s/>(autoload-if-found</text:p>
      <text:p text:style-name="OrgSrcBlock"><text:tab/><text:s/><text:s/><text:s/>'(cycle-buffer<text:s/>cycle-buffer-backward)<text:s/><text:span text:style-name="OrgSrcFontLockStringFace">"cycle-buffer"</text:span><text:s/>nil<text:s/>t)</text:p>
      <text:p text:style-name="OrgSrcBlock"><text:s/><text:s/>(eval-after-load<text:s/><text:span text:style-name="OrgSrcFontLockStringFace">"cycle-buffer"</text:span></text:p>
      <text:p text:style-name="OrgSrcBlock"><text:tab/>'(<text:span text:style-name="OrgSrcFontLockKeywordFace">progn</text:span></text:p>
      <text:p text:style-name="OrgSrcBlock"><text:tab/><text:s/><text:s/><text:s/>(setq<text:s/>cycle-buffer-allow-visible<text:s/>t)</text:p>
      <text:p text:style-name="OrgSrcBlock"><text:tab/><text:s/><text:s/><text:s/>(setq<text:s/>cycle-buffer-show-length<text:s/>12)</text:p>
      <text:p text:style-name="OrgSrcBlockLastLine"><text:tab/><text:s/><text:s/><text:s/>(setq<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る。行数も桁数もスッキリです。</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bookmark-start text:name="OrgXref.sec-2-4-1"/>
<text:bookmark text:name="sec-2-4-1"/>マクロ版
<text:bookmark-end text:name="OrgXref.sec-2-4-1"/></text:h>
      <text:p text:style-name="Text_20_body"><text:a xlink:type="simple" xlink:href="https://gist.github.com/3499459">https://gist.github.com/3499459</text:a></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tab/><text:tab/><text:s/><text:s/>(docstring<text:s/>,docstring)</text:p>
      <text:p text:style-name="OrgSrcBlock"><text:tab/><text:tab/><text:s/><text:s/>(interactive<text:s/>,interactive)</text:p>
      <text:p text:style-name="OrgSrcBlock"><text:tab/><text:tab/><text:s/><text:s/>(type<text:s/>,type)</text:p>
      <text:p text:style-name="OrgSrcBlock"><text:tab/><text:tab/><text:s/><text:s/>(file<text:s/>,file))</text:p>
      <text:p text:style-name="OrgSrcBlock"><text:tab/><text:s/>(<text:span text:style-name="OrgSrcFontLockKeywordFace">when</text:span><text:s/>(locate-library<text:s/>file)</text:p>
      <text:p text:style-name="OrgSrcBlock"><text:tab/><text:s/><text:s/><text:s/>(mapc<text:s/>(<text:span text:style-name="OrgSrcFontLockKeywordFace">lambda</text:span><text:s/>(func)</text:p>
      <text:p text:style-name="OrgSrcBlock"><text:tab/><text:tab/><text:tab/><text:s/><text:s/><text:s/>(autoload<text:s/>func<text:s/>file<text:s/>docstring<text:s/>interactive<text:s/>type))</text:p>
      <text:p text:style-name="OrgSrcBlock"><text:tab/><text:tab/><text:tab/><text:s/>(<text:span text:style-name="OrgSrcFontLockKeywordFace">if</text:span><text:s/>(listp<text:s/>functions)</text:p>
      <text:p text:style-name="OrgSrcBlock"><text:tab/><text:tab/><text:tab/><text:tab/><text:s/>functions</text:p>
      <text:p text:style-name="OrgSrcBlock"><text:tab/><text:tab/><text:tab/><text:s/><text:s/><text:s/>(list<text:s/>functions)))</text:p>
      <text:p text:style-name="OrgSrcBlock"><text:tab/><text:s/><text:s/><text:s/>,@(<text:span text:style-name="OrgSrcFontLockKeywordFace">when</text:span><text:s/>after-body</text:p>
      <text:p text:style-name="OrgSrcBlock"><text:tab/><text:tab/><text:s/><text:s/><text:s/>`((eval-after-load<text:s/>file<text:s/>'(<text:span text:style-name="OrgSrcFontLockKeywordFace">progn</text:span><text:s/>,@after-body))))</text:p>
      <text:p text:style-name="OrgSrcBlockLastLine"><text:tab/><text:s/><text:s/><text:s/>t)))</text:p>
      <text:h text:style-name="Heading_20_3" text:outline-level="3">
<text:bookmark-start text:name="OrgXref.sec-2-4-2"/>
<text:bookmark text:name="sec-2-4-2"/>関数版
<text:bookmark-end text:name="OrgXref.sec-2-4-2"/></text:h>
      <text:p text:style-name="Text_20_body"><text:a xlink:type="simple" xlink:href="https://gist.github.com/3513287">https://gist.github.com/3513287</text:a></text:p>
      <text:p text:style-name="OrgSrcBlock">(<text:span text:style-name="OrgSrcFontLockKeywordFace">defun</text:span><text:s/><text:span text:style-name="OrgSrcFontLockFunctionNameFace">eval-after-autoload-if-found</text:span><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when</text:span><text:s/>(locate-library<text:s/>file)</text:p>
      <text:p text:style-name="OrgSrcBlock"><text:tab/>(mapc<text:s/>(<text:span text:style-name="OrgSrcFontLockKeywordFace">lambda</text:span><text:s/>(func)</text:p>
      <text:p text:style-name="OrgSrcBlock"><text:tab/><text:tab/><text:tab/>(autoload<text:s/>func<text:s/>file<text:s/>docstring<text:s/>interactive<text:s/>type))</text:p>
      <text:p text:style-name="OrgSrcBlock"><text:tab/><text:tab/><text:s/><text:s/>(<text:span text:style-name="OrgSrcFontLockKeywordFace">if</text:span><text:s/>(listp<text:s/>functions)</text:p>
      <text:p text:style-name="OrgSrcBlock"><text:tab/><text:tab/><text:tab/><text:s/><text:s/>functions</text:p>
      <text:p text:style-name="OrgSrcBlock"><text:tab/><text:tab/><text:tab/>(list<text:s/>functions)))</text:p>
      <text:p text:style-name="OrgSrcBlock"><text:tab/>(<text:span text:style-name="OrgSrcFontLockKeywordFace">when</text:span><text:s/>after-body</text:p>
      <text:p text:style-name="OrgSrcBlock"><text:tab/><text:s/><text:s/>(eval-after-load<text:s/>file<text:s/>`(<text:span text:style-name="OrgSrcFontLockKeywordFace">progn</text:span><text:s/>,@after-body)))</text:p>
      <text:p text:style-name="OrgSrcBlockLastLine"><text:tab/>t))</text:p>
      <text:h text:style-name="Heading_20_2" text:outline-level="2">
<text:bookmark-start text:name="OrgXref.sec-2-5"/>
<text:bookmark text:name="sec-2-5"/>パス設定
<text:bookmark-end text:name="OrgXref.sec-2-5"/></text:h>
      <text:p text:style-name="Text_20_body">以下の2つ変数は、.emacsで <text:span text:style-name="OrgCode">defconst</text:span> しています。APIの鍵などは、 <text:span text:style-name="OrgCode">private.el</text:span> なるファイルを別途置いて、このファイルにある変数を上書きするようにして記載しています。</text:p>
      <text:p text:style-name="OrgSrcBlock">(setq<text:s/>default-path<text:s/><text:span text:style-name="OrgSrcFontLockStringFace">"~/.emacs.d/"</text:span>)</text:p>
      <text:p text:style-name="OrgSrcBlockLastLine">(setq<text:s/>default-private-path<text:s/><text:span text:style-name="OrgSrcFontLockStringFace">"~/.emacs.d/"</text:span>)</text:p>
      <text:h text:style-name="Heading_20_2" text:outline-level="2">
<text:bookmark-start text:name="OrgXref.sec-2-6"/>
<text:bookmark text:name="sec-2-6"/>警告の抑制
<text:bookmark-end text:name="OrgXref.sec-2-6"/></text:h>
      <text:p text:style-name="Text_20_body">起動時に警告が出てうっとうしい場合に使います。起動直後に呼ばれるように、 <text:span text:style-name="OrgCode">.emacs</text:span> の上の方に書いておくとよいと思います。</text:p>
      <text:p text:style-name="Text_20_body"><text:a xlink:type="simple" xlink:href="http://d.hatena.ne.jp/kitokitoki/20100425/p1">http://d.hatena.ne.jp/kitokitoki/20100425/p1</text:a></text:p>
      <text:p text:style-name="OrgSrcBlock">(setq<text:s/>byte-compile-warnings</text:p>
      <text:p text:style-name="OrgSrcBlock"><text:tab/><text:s/><text:s/>'(free-vars<text:s/>unresolved<text:s/>callargs<text:s/>redefine<text:s/>obsolete<text:s/>noruntime</text:p>
      <text:p text:style-name="OrgSrcBlockLastLine"><text:tab/><text:s/><text:s/>cl-functions<text:s/>interactive-only<text:s/>make-local))</text:p>
      <text:h text:style-name="Heading_20_2" text:outline-level="2">
<text:bookmark-start text:name="OrgXref.sec-2-7"/>
<text:bookmark text:name="sec-2-7"/>起動時間の計測
<text:bookmark-end text:name="OrgXref.sec-2-7"/></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text:p>
      <text:p text:style-name="OrgSrcBlock">(add-hook<text:s/>'after-init-hook</text:p>
      <text:p text:style-name="OrgSrcBlock"><text:tab/><text:tab/><text:s/><text:s/>(<text:span text:style-name="OrgSrcFontLockKeywordFace">lambda</text:span><text:s/>()</text:p>
      <text:p text:style-name="OrgSrcBlock"><text:tab/><text:tab/><text:tab/>(message<text:s/><text:span text:style-name="OrgSrcFontLockStringFace">"---<text:s/>Emacs<text:s/>booting<text:s/>time:<text:s/>%.0f<text:s/>[msec]"</text:span></text:p>
      <text:p text:style-name="OrgSrcBlock"><text:tab/><text:tab/><text:tab/><text:tab/><text:tab/><text:s/>(*<text:s/>1000</text:p>
      <text:p text:style-name="OrgSrcBlock"><text:tab/><text:tab/><text:tab/><text:tab/><text:tab/><text:tab/>(float-time<text:s/>(time-subtract</text:p>
      <text:p text:style-name="OrgSrcBlock"><text:tab/><text:tab/><text:tab/><text:tab/><text:tab/><text:tab/><text:tab/><text:tab/><text:tab/><text:s/>after-init-time</text:p>
      <text:p text:style-name="OrgSrcBlockLastLine"><text:tab/><text:tab/><text:tab/><text:tab/><text:tab/><text:tab/><text:tab/><text:tab/><text:tab/><text:s/>before-init-time))))))</text:p>
      <text:h text:style-name="Heading_20_2" text:outline-level="2">
<text:bookmark-start text:name="OrgXref.sec-2-8"/>
<text:bookmark text:name="sec-2-8"/>C-x C-c で容易にEmacsを終了させないように質問する
<text:bookmark-end text:name="OrgXref.sec-2-8"/></text:h>
      <text:p text:style-name="Text_20_body"><text:span text:style-name="OrgCode">C-x C-c</text:span> をこの関数に割り当てると、任意の質問文で入力を求められる。</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interactive<text:s/><text:span text:style-name="OrgSrcFontLockStringFace">"P"</text:span>)</text:p>
      <text:p text:style-name="OrgSrcBlock"><text:s/><text:s/>(<text:span text:style-name="OrgSrcFontLockKeywordFace">cond</text:span><text:s/>(arg<text:s/>(save-buffers-kill-emacs))</text:p>
      <text:p text:style-name="OrgSrcBlock"><text:tab/><text:tab/>(t</text:p>
      <text:p text:style-name="OrgSrcBlock"><text:tab/><text:tab/><text:s/>(<text:span text:style-name="OrgSrcFontLockKeywordFace">when</text:span><text:s/>(yes-or-no-p<text:s/><text:span text:style-name="OrgSrcFontLockStringFace">"Are<text:s/>you<text:s/>sure<text:s/>to<text:s/>quit<text:s/>Emacs<text:s/>now?<text:s/>"</text:span>)</text:p>
      <text:p text:style-name="OrgSrcBlockLastLine"><text:tab/><text:tab/><text:s/><text:s/><text:s/>(save-buffers-kill-emacs)))))</text:p>
      <text:p text:style-name="Text_20_body">代替方法として、</text:p>
      <text:p text:style-name="OrgSrcBlockLastLine">(setq<text:s/>confirm-kill-emacs<text:s/>'y-or-n-p)</text:p>
      <text:p text:style-name="Text_20_body">がある。</text:p>
      <text:h text:style-name="Heading_20_3" text:outline-level="3">
<text:bookmark-start text:name="OrgXref.sec-2-8-1"/>
<text:bookmark text:name="sec-2-8-1"/>キーバインド
<text:bookmark-end text:name="OrgXref.sec-2-8-1"/></text:h>
      <text:p text:style-name="Text_20_body">Show yes or no when you try to kill Emacs</text:p>
      <text:p text:style-name="OrgSrcBlockLastLine"><text:span text:style-name="OrgSrcFontLockCommentDelimiterFace">;</text:span><text:span text:style-name="OrgSrcFontLockCommentFace">(global-set-key<text:s/>(kbd<text:s/>"C-x<text:s/>C-c")<text:s/>'confirm-save-buffers-kill-emacs)</text:span></text:p>
      <text:h text:style-name="Heading_20_1" text:outline-level="1">
<text:bookmark-start text:name="OrgXref.sec-3"/>
<text:bookmark text:name="sec-3"/>コア設定
<text:bookmark-end text:name="OrgXref.sec-3"/></text:h>
      <text:p text:style-name="Text_20_body">Emacs を操作して文書編集する上で欠かせない設定です。</text:p>
      <text:h text:style-name="Heading_20_2" text:outline-level="2">
<text:bookmark-start text:name="OrgXref.sec-3-1"/>
<text:bookmark text:name="sec-3-1"/>言語／文字コード
<text:bookmark-end text:name="OrgXref.sec-3-1"/></text:h>
      <text:p text:style-name="Text_20_body">徹底的にUTF-8に合わせます。</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p>
      <text:p text:style-name="Text_20_body"><text:span text:style-name="OrgCode">set-buffer-file-coding-system</text:span> は、Xとのデータやりとりを設定する。</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text:span text:style-name="OrgSrcFontLockCommentDelimiterFace">;<text:s/></text:span><text:span text:style-name="OrgSrcFontLockCommentFace">(set-clipboard-coding-system<text:s/>'utf-8)<text:s/>;<text:s/>included<text:s/>by<text:s/>set-selection-coding-system</text:span></text:p>
      <text:p text:style-name="OrgSrcBlock"><text:span text:style-name="OrgSrcFontLockCommentDelimiterFace">;<text:s/></text:span><text:span text:style-name="OrgSrcFontLockCommentFace">(set-keyboard-coding-system<text:s/>'utf-8)<text:s/>;<text:s/>configured<text:s/>by<text:s/>prefer-coding-system</text:span></text:p>
      <text:p text:style-name="OrgSrcBlock"><text:span text:style-name="OrgSrcFontLockCommentDelimiterFace">;<text:s/></text:span><text:span text:style-name="OrgSrcFontLockCommentFace">(set-terminal-coding-system<text:s/>'utf-8)<text:s/>;<text:s/>configured<text:s/>by<text:s/>prefer-coding-system</text:span></text:p>
      <text:p text:style-name="OrgSrcBlock"><text:span text:style-name="OrgSrcFontLockCommentDelimiterFace">;<text:s/></text:span><text:span text:style-name="OrgSrcFontLockCommentFace">(setq<text:s/>buffer-file-coding-system<text:s/>'utf-8)<text:s/>;<text:s/>utf-8-unix</text:span></text:p>
      <text:p text:style-name="OrgSrcBlock"><text:span text:style-name="OrgSrcFontLockCommentDelimiterFace">;<text:s/></text:span><text:span text:style-name="OrgSrcFontLockCommentFace">(setq<text:s/>save-buffer-coding-system<text:s/>'utf-8-unix)<text:s/>;<text:s/>nil</text:span></text:p>
      <text:p text:style-name="OrgSrcBlock"><text:span text:style-name="OrgSrcFontLockCommentDelimiterFace">;<text:s/></text:span><text:span text:style-name="OrgSrcFontLockCommentFace">(set-buffer-process-coding-system<text:s/>'utf-8<text:s/>'utf-8)</text:span></text:p>
      <text:p text:style-name="OrgSrcBlock"><text:span text:style-name="OrgSrcFontLockCommentDelimiterFace">;<text:s/></text:span><text:span text:style-name="OrgSrcFontLockCommentFace">(setq<text:s/>process-coding-system-alist</text:span></text:p>
      <text:p text:style-name="OrgSrcBlockLastLine"><text:span text:style-name="OrgSrcFontLockCommentDelimiterFace">;<text:s/><text:s/><text:s/><text:s/><text:s/><text:s/></text:span><text:span text:style-name="OrgSrcFontLockCommentFace">(cons<text:s/>'("grep"<text:s/>utf-8<text:s/>.<text:s/>utf-8)<text:s/>process-coding-system-alist))</text:span></text:p>
      <text:h text:style-name="Heading_20_2" text:outline-level="2">
<text:bookmark-start text:name="OrgXref.sec-3-2"/>
<text:bookmark text:name="sec-3-2"/>日本語入力
<text:bookmark-end text:name="OrgXref.sec-3-2"/></text:h>
      <text:p text:style-name="Text_20_body">Emacs23用にインラインパッチを適用している場合に使います。<text:line-break/>Lion でも使える自分用にカスタマイズした <text:a xlink:type="simple" xlink:href="https://gist.github.com/1532344">inline-patch</text:a> を使っています。</text:p>
      <text:p text:style-name="Text_20_body">Emacs24用には、Mavericks対応した<text:a xlink:type="simple" xlink:href="https://gist.github.com/takaxp/9658281">パッチ</text:a>を使っています。</text:p>
      <text:p text:style-name="OrgSrcBlock"><text:span text:style-name="OrgSrcFontLockCommentDelimiterFace">;<text:s/><text:s/><text:s/><text:s/><text:s/><text:s/><text:s/><text:s/><text:s/><text:s/><text:s/><text:s/><text:s/></text:span><text:span text:style-name="OrgSrcFontLockCommentFace">(and<text:s/>(&gt;=<text:s/>emacs-major-version<text:s/>24)<text:s/>(&lt;=<text:s/>emacs-minor-version<text:s/>1)))</text:span></text:p>
      <text:p text:style-name="OrgSrcBlock"><text:tab/>(<text:span text:style-name="OrgSrcFontLockKeywordFace">when</text:span><text:s/>(and<text:s/>(eq<text:s/>window-system<text:s/>'ns)<text:s/>(&gt;=<text:s/>emacs-major-version<text:s/>24))</text:p>
      <text:p text:style-name="OrgSrcBlock"><text:tab/><text:s/><text:s/>(setq<text:s/>default-input-method<text:s/><text:span text:style-name="OrgSrcFontLockStringFace">"MacOSX"</text:span>)</text:p>
      <text:p text:style-name="OrgSrcBlockLastLine"><text:tab/><text:s/><text:s/>(mac-add-key-passed-to-system<text:s/>'shift))</text:p>
      <text:h text:style-name="Heading_20_2" text:outline-level="2">
<text:bookmark-start text:name="OrgXref.sec-3-3"/>
<text:bookmark text:name="sec-3-3"/>検索
<text:bookmark-end text:name="OrgXref.sec-3-3"/></text:h>
      <text:p text:style-name="Text_20_body">本文中のバッファがあるディレクトリを grep 検索します。 <text:span text:style-name="OrgCode">M-x ag</text:span> でさくっと検索できます。<text:a xlink:type="simple" xlink:href="https://github.com/Wilfred/ag.el">ag.el</text:a> もありますが、まだ試していません。</text:p>
      <text:p text:style-name="OrgSrcBlock">(<text:span text:style-name="OrgSrcFontLockKeywordFace">defun</text:span><text:s/><text:span text:style-name="OrgSrcFontLockFunctionNameFace">ag</text:span><text:s/>()</text:p>
      <text:p text:style-name="OrgSrcBlock"><text:s/><text:s/>(interactive)</text:p>
      <text:p text:style-name="OrgSrcBlock"><text:s/><text:s/>(<text:span text:style-name="OrgSrcFontLockKeywordFace">let</text:span><text:s/>((grep-find-command<text:s/><text:span text:style-name="OrgSrcFontLockStringFace">"ag<text:s/>--nogroup<text:s/>"</text:span>))</text:p>
      <text:p text:style-name="OrgSrcBlockLastLine"><text:s/><text:s/><text:s/><text:s/>(call-interactively<text:s/>'grep-find)))</text:p>
      <text:p text:style-name="OrgSrcBlock">(<text:span text:style-name="OrgSrcFontLockKeywordFace">when</text:span><text:s/>(eval-after-autoload-if-found</text:p>
      <text:p text:style-name="OrgSrcBlock"><text:s/><text:s/><text:s/><text:s/><text:s/><text:s/><text:s/>'(ag)<text:s/><text:span text:style-name="OrgSrcFontLockStringFace">"ag"</text:span><text:s/>nil<text:s/>t<text:s/>nil</text:p>
      <text:p text:style-name="OrgSrcBlock"><text:s/><text:s/><text:s/><text:s/><text:s/><text:s/><text:s/>'((setq<text:s/>ag-highlight-search<text:s/>t)</text:p>
      <text:p text:style-name="OrgSrcBlock"><text:s/><text:s/><text:s/><text:s/><text:s/><text:s/><text:s/><text:s/><text:s/>(setq<text:s/>ag-reuse-buffers<text:s/>t)<text:s/><text:span text:style-name="OrgSrcFontLockCommentDelimiterFace">;;<text:s/></text:span><text:span text:style-name="OrgSrcFontLockCommentFace">nil=別ウィンドウが開く</text:span></text:p>
      <text:p text:style-name="OrgSrcBlock"><text:s/><text:s/><text:s/><text:s/><text:s/><text:s/><text:s/><text:s/><text:s/>(setq<text:s/>ag-reuse-window<text:s/>t)<text:s/><text:s/><text:span text:style-name="OrgSrcFontLockCommentDelimiterFace">;;<text:s/></text:span><text:span text:style-name="OrgSrcFontLockCommentFace">nil=結果を選択時に別ウィンドウに結果を出す</text:span></text:p>
      <text:p text:style-name="OrgSrcBlock"><text:s/><text:s/><text:s/><text:s/><text:s/><text:s/><text:s/><text:s/><text:s/>(define-key<text:s/>ag-mode-map<text:s/>(kbd<text:s/><text:span text:style-name="OrgSrcFontLockStringFace">"q"</text:span>)<text:s/>'delete-window)))</text:p>
      <text:p text:style-name="OrgSrcBlock"/>
      <text:p text:style-name="OrgSrcBlock"><text:s/><text:s/>(<text:span text:style-name="OrgSrcFontLockKeywordFace">defun</text:span><text:s/><text:span text:style-name="OrgSrcFontLockFunctionNameFace">my:ag</text:span><text:s/>()</text:p>
      <text:p text:style-name="OrgSrcBlock"><text:s/><text:s/><text:s/><text:s/>(interactive)</text:p>
      <text:p text:style-name="OrgSrcBlock"><text:s/><text:s/><text:s/><text:s/>(call-interactively<text:s/>'ag)</text:p>
      <text:p text:style-name="OrgSrcBlock"><text:s/><text:s/><text:s/><text:s/>(switch-to-buffer-other-frame<text:s/><text:span text:style-name="OrgSrcFontLockStringFace">"*ag<text:s/>search*"</text:span>))</text:p>
      <text:p text:style-name="OrgSrcBlockLastLine"><text:s/><text:s/>(global-set-key<text:s/>(kbd<text:s/><text:span text:style-name="OrgSrcFontLockStringFace">"C-M-f"</text:span>)<text:s/>'my:ag))</text:p>
      <text:p text:style-name="Text_20_body">検索には <text:span text:style-name="OrgCode">The Silver Searcher</text:span> を使うので、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p>
      <text:p text:style-name="OrgFixedWidthBlock">the_silver_searcher @0.18.1 (textproc)</text:p>
      <text:p text:style-name="OrgFixedWidthBlockLastLine"> <text:s text:c="3"/>A code-searching tool similar to ack, but faster.</text:p>
      <text:h text:style-name="Heading_20_2" text:outline-level="2">
<text:bookmark-start text:name="OrgXref.sec-3-4"/>
<text:bookmark text:name="sec-3-4"/>基本キーバインド
<text:bookmark-end text:name="OrgXref.sec-3-4"/></text:h>
      <text:p text:style-name="Text_20_body">次の機能にキーバインドを設定する。</text:p>
      <text:list text:style-name="OrgBulletedList" text:continue-numbering="false">
        <text:list-item>
          <text:p text:style-name="Text_20_body">Cmd+V でペースト（Mac用）</text:p>
        </text:list-item>
        <text:list-item>
          <text:p text:style-name="Text_20_body">Cmd と Option を逆にする（Mac用）</text:p>
        </text:list-item>
        <text:list-item>
          <text:p text:style-name="Text_20_body">削除</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setq<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bookmark-start text:name="OrgXref.sec-3-5"/>
<text:bookmark text:name="sec-3-5"/>ナローイングするか
<text:bookmark-end text:name="OrgXref.sec-3-5"/></text:h>
      <text:p text:style-name="Text_20_body">ナローイングを有効にする。デフォルトは、ナローイングを知らないユーザが「データが消えた！」と勘違いしないように、無効になっている。</text:p>
      <text:p text:style-name="Text_20_body">Org でナローイングを使う場合は、特に設定しなくてもよい。</text:p>
      <text:p text:style-name="OrgSrcBlockLastLine">(put<text:s/>'narrow-to-region<text:s/>'disabled<text:s/>nil)</text:p>
      <text:h text:style-name="Heading_20_2" text:outline-level="2">
<text:bookmark-start text:name="OrgXref.sec-3-6"/>
<text:bookmark text:name="sec-3-6"/>バッファの終わりでのnewlineを禁止する
<text:bookmark-end text:name="OrgXref.sec-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
<text:bookmark-start text:name="OrgXref.sec-3-7"/>
<text:bookmark text:name="sec-3-7"/>常に最終行に一行追加する
<text:bookmark-end text:name="OrgXref.sec-3-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
<text:bookmark-start text:name="OrgXref.sec-3-8"/>
<text:bookmark text:name="sec-3-8"/>長い文章を右端で常に折り返す
<text:bookmark-end text:name="OrgXref.sec-3-8"/></text:h>
      <text:p text:style-name="OrgSrcBlock">(setq<text:s/>truncate-lines<text:s/>nil)</text:p>
      <text:p text:style-name="OrgSrcBlockLastLine">(setq<text:s/>truncate-partial-width-windows<text:s/>nil)</text:p>
      <text:h text:style-name="Heading_20_2" text:outline-level="2">
<text:bookmark-start text:name="OrgXref.sec-3-9"/>
<text:bookmark text:name="sec-3-9"/>バッファが外部から編集された場合に自動で再読み込みする
<text:bookmark-end text:name="OrgXref.sec-3-9"/></text:h>
      <text:p text:style-name="Text_20_body"><text:span text:style-name="OrgCode">auto-save-buffers</text:span> を使っていれば、バッファは常に保存された状態になるため、revert されてもわかりやすい。</text:p>
      <text:p text:style-name="OrgSrcBlockLastLine">(global-auto-revert-mode<text:s/>1)</text:p>
      <text:h text:style-name="Heading_20_2" text:outline-level="2">
<text:bookmark-start text:name="OrgXref.sec-3-10"/>
<text:bookmark text:name="sec-3-10"/>同じバッファ名が開かれた場合に区別する
<text:bookmark-end text:name="OrgXref.sec-3-10"/></text:h>
      <text:p text:style-name="OrgSrcBlock">(<text:span text:style-name="OrgSrcFontLockKeywordFace">when</text:span><text:s/>(<text:span text:style-name="OrgSrcFontLockKeywordFace">require</text:span><text:s/>'<text:span text:style-name="OrgSrcFontLockConstantFace">uniquify</text:span><text:s/>nil<text:s/>t)</text:p>
      <text:p text:style-name="OrgSrcBlockLastLine"><text:s/><text:s/>(setq<text:s/>uniquify-buffer-name-style<text:s/>'post-forward-angle-brackets))</text:p>
      <text:h text:style-name="Heading_20_2" text:outline-level="2">
<text:bookmark-start text:name="OrgXref.sec-3-11"/>
<text:bookmark text:name="sec-3-11"/>マウスで選択した領域を自動コピー
<text:bookmark-end text:name="OrgXref.sec-3-11"/></text:h>
      <text:p text:style-name="Text_20_body">マウスで選択すると、勝手にペーストボードにデータが流れます。</text:p>
      <text:p text:style-name="OrgSrcBlockLastLine">(setq<text:s/>mouse-drag-copy-region<text:s/>t)</text:p>
      <text:h text:style-name="Heading_20_1" text:outline-level="1">
<text:bookmark-start text:name="OrgXref.sec-4"/>
<text:bookmark text:name="sec-4"/>カーソル移動
<text:bookmark-end text:name="OrgXref.sec-4"/></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bookmark-start text:name="OrgXref.sec-4-1"/>
<text:bookmark text:name="sec-4-1"/>バッファ内のカーソル移動
<text:bookmark-end text:name="OrgXref.sec-4-1"/></text:h>
      <text:p text:style-name="Text_20_body">先頭に移動、最終行に移動、ページ単位の進む、ページ単位の戻る、行数を指定して移動</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bookmark-start text:name="OrgXref.sec-4-2"/>
<text:bookmark text:name="sec-4-2"/>バッファ間のカーソル移動
<text:bookmark-end text:name="OrgXref.sec-4-2"/></text:h>
      <text:p text:style-name="Text_20_body"><text:span text:style-name="OrgCode">C-c o</text:span> の代わりに、ウィンドウの移動をワンアクションで行う。</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
<text:bookmark-start text:name="OrgXref.sec-4-3"/>
<text:bookmark text:name="sec-4-3"/>スクロールを制御
<text:bookmark-end text:name="OrgXref.sec-4-3"/></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p>
      <text:p text:style-name="Text_20_body"><text:a xlink:type="simple" xlink:href="http://marigold.sakura.ne.jp/devel/emacs/scroll/index.html">http://marigold.sakura.ne.jp/devel/emacs/scroll/index.html</text:a></text:p>
      <text:p text:style-name="Text_20_body">非ASCII文字を扱っているときに一行づつスクロールしない場合は、scroll-conservatively の値を1ではなく大きい数字にすると直るかもしれません。</text:p>
      <text:p text:style-name="Text_20_body"><text:a xlink:type="simple" xlink:href="http://www.emacswiki.org/emacs/SmoothScrolling">http://www.emacswiki.org/emacs/SmoothScrolling</text:a></text:p>
      <text:p text:style-name="Text_20_body">scroll-margin を指定すると、カーソルがウィンドウの端から離れた状態でスクロールされます。</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text:p>
      <text:p text:style-name="Text_20_body"><text:a xlink:type="simple" xlink:href="http://adamspiers.org/computing/elisp/smooth-scrolling.el">http://adamspiers.org/computing/elisp/smooth-scrolling.el</text:a></text:p>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setq<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h text:style-name="Heading_20_2" text:outline-level="2">
<text:bookmark-start text:name="OrgXref.sec-4-4"/>
<text:bookmark text:name="sec-4-4"/>スクロールで表示を重複させる行数
<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
<text:bookmark-start text:name="OrgXref.sec-4-5"/>
<text:bookmark text:name="sec-4-5"/>[SmoothScroll.el] カーソル固定でスクロールする
<text:bookmark-end text:name="OrgXref.sec-4-5"/></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p>
      <text:p text:style-name="Text_20_body">カーソル位置と行を固定してバッファを背景スクロールできます。</text:p>
      <text:p text:style-name="Text_20_body">オリジナルのままだとコンパイル時に警告がでるので、 <text:span text:style-name="OrgCode">line-move-visual</text:span> で書き換えて使っています。</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bookmark-start text:name="OrgXref.sec-4-5-1"/>
<text:bookmark text:name="sec-4-5-1"/>キーバインド
<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bookmark-start text:name="OrgXref.sec-4-6"/>
<text:bookmark text:name="sec-4-6"/>[point-undo.el] カーソル位置を簡単にたどる
<text:bookmark-end text:name="OrgXref.sec-4-6"/></text:h>
      <text:p text:style-name="Text_20_body">autoload や autoload-if-found で定義すると、使いたい時に履歴が取れていないのでよろしくないです。</text:p>
      <text:p text:style-name="OrgSrcBlockLastLine">(<text:span text:style-name="OrgSrcFontLockKeywordFace">require</text:span><text:s/>'<text:span text:style-name="OrgSrcFontLockConstantFace">point-undo</text:span><text:s/>nil<text:s/>t)</text:p>
      <text:h text:style-name="Heading_20_3" text:outline-level="3">
<text:bookmark-start text:name="OrgXref.sec-4-6-1"/>
<text:bookmark text:name="sec-4-6-1"/>キーバインド
<text:bookmark-end text:name="OrgXref.sec-4-6-1"/></text:h>
      <text:p text:style-name="Text_20_body">シングルキーを割り当てておくと使いやすいです。</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bookmark-start text:name="OrgXref.sec-4-7"/>
<text:bookmark text:name="sec-4-7"/>[cycle-buffer.el] カレントバッファの表示切り替え
<text:bookmark-end text:name="OrgXref.sec-4-7"/></text:h>
      <text:p text:style-name="Text_20_body"><text:a xlink:type="simple" xlink:href="http://www.emacswiki.org/emacs/download/cycle-buffer.el">http://www.emacswiki.org/emacs/download/cycle-buffer.el</text:a></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bookmark-start text:name="OrgXref.sec-4-7-1"/>
<text:bookmark text:name="sec-4-7-1"/>キーバインド
<text:bookmark-end text:name="OrgXref.sec-4-7-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2" text:outline-level="2">
<text:bookmark-start text:name="OrgXref.sec-4-8"/>
<text:bookmark text:name="sec-4-8"/>[bm.el] カーソル位置をブックマークして追う
<text:bookmark-end text:name="OrgXref.sec-4-8"/></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p>
      <text:p text:style-name="OrgSrcBlock">(<text:span text:style-name="OrgSrcFontLockKeywordFace">when</text:span><text:s/>(eval-after-autoload-if-found</text:p>
      <text:p text:style-name="OrgSrcBlock"><text:tab/><text:s/><text:s/><text:s/>'(bm-toggle<text:s/>my:bm-next)<text:s/><text:span text:style-name="OrgSrcFontLockStringFace">"bm"</text:span><text:s/>nil<text:s/>t<text:s/>nil</text:p>
      <text:p text:style-name="OrgSrcBlock"><text:tab/><text:s/><text:s/><text:s/>'((setq-default<text:s/>bm-buffer-persistence<text:s/>nil)</text:p>
      <text:p text:style-name="OrgSrcBlock"><text:tab/><text:tab/><text:s/>(setq<text:s/>bm-restore-repository-on-load<text:s/>t)</text:p>
      <text:p text:style-name="OrgSrcBlock"/>
      <text:p text:style-name="OrgSrcBlock"><text:tab/><text:tab/><text:s/>(<text:span text:style-name="OrgSrcFontLockKeywordFace">defun</text:span><text:s/><text:span text:style-name="OrgSrcFontLockFunctionNameFace">my:bm-next</text:span><text:s/>()</text:p>
      <text:p text:style-name="OrgSrcBlock"><text:tab/><text:tab/><text:s/><text:s/><text:s/><text:span text:style-name="OrgSrcFontLockDocFace">"bm-next<text:s/>with<text:s/>org-mode"</text:span></text:p>
      <text:p text:style-name="OrgSrcBlock"><text:tab/><text:tab/><text:s/><text:s/><text:s/>(interactive)</text:p>
      <text:p text:style-name="OrgSrcBlock"><text:tab/><text:tab/><text:s/><text:s/><text:s/>(bm-next)</text:p>
      <text:p text:style-name="OrgSrcBlock"><text:tab/><text:tab/><text:s/><text:s/><text:s/>(<text:span text:style-name="OrgSrcFontLockKeywordFace">when</text:span><text:s/>(and<text:s/>(equal<text:s/>major-mode<text:s/>'org-mode)</text:p>
      <text:p text:style-name="OrgSrcBlock"><text:tab/><text:tab/><text:tab/><text:tab/><text:tab/><text:s/><text:s/>(not<text:s/>(org-before-first-heading-p)))</text:p>
      <text:p text:style-name="OrgSrcBlock"><text:tab/><text:tab/><text:tab/><text:s/>(widen)</text:p>
      <text:p text:style-name="OrgSrcBlock"><text:tab/><text:tab/><text:tab/><text:s/>(org-overview)</text:p>
      <text:p text:style-name="OrgSrcBlock"><text:tab/><text:tab/><text:tab/><text:s/>(org-reveal)</text:p>
      <text:p text:style-name="OrgSrcBlock"><text:tab/><text:tab/><text:tab/><text:s/>(org-cycle-hide-drawers<text:s/>'all)</text:p>
      <text:p text:style-name="OrgSrcBlock"><text:tab/><text:tab/><text:tab/><text:s/>(org-show-entry)</text:p>
      <text:p text:style-name="OrgSrcBlock"><text:tab/><text:tab/><text:tab/><text:s/>(show-children)</text:p>
      <text:p text:style-name="OrgSrcBlock"><text:tab/><text:tab/><text:tab/><text:s/>(org-show-siblings)))</text:p>
      <text:p text:style-name="OrgSrcBlock"/>
      <text:p text:style-name="OrgSrcBlock"><text:tab/><text:tab/><text:s/>(add-hook<text:s/>'find-file-hook<text:s/>'bm-buffer-restore)</text:p>
      <text:p text:style-name="OrgSrcBlock"><text:tab/><text:tab/><text:s/>(add-hook<text:s/>'kill-buffer-hook<text:s/>'bm-buffer-save)</text:p>
      <text:p text:style-name="OrgSrcBlock"><text:tab/><text:tab/><text:s/>(add-hook<text:s/>'after-save-hook<text:s/>'bm-buffer-save)</text:p>
      <text:p text:style-name="OrgSrcBlock"><text:tab/><text:tab/><text:s/>(add-hook<text:s/>'after-revert-hook<text:s/>'bm-buffer-restore)</text:p>
      <text:p text:style-name="OrgSrcBlock"><text:tab/><text:tab/><text:s/>(add-hook<text:s/>'vc-before-checkin-hook<text:s/>'bm-buffer-save)</text:p>
      <text:p text:style-name="OrgSrcBlock"><text:tab/><text:tab/><text:s/>(add-hook<text:s/>'kill-emacs-hook<text:s/>'(<text:span text:style-name="OrgSrcFontLockKeywordFace">lambda</text:span><text:s/>nil</text:p>
      <text:p text:style-name="OrgSrcBlock"><text:tab/><text:tab/><text:tab/><text:tab/><text:tab/><text:tab/><text:tab/><text:tab/><text:tab/><text:s/><text:s/><text:s/>(bm-buffer-save-all)</text:p>
      <text:p text:style-name="OrgSrcBlock"><text:tab/><text:tab/><text:tab/><text:tab/><text:tab/><text:tab/><text:tab/><text:tab/><text:tab/><text:s/><text:s/><text:s/>(bm-repository-save)))))</text:p>
      <text:p text:style-name="OrgSrcBlock"/>
      <text:p text:style-name="OrgSrcBlock"><text:s/><text:s/>(global-set-key<text:s/>(kbd<text:s/><text:span text:style-name="OrgSrcFontLockStringFace">"&lt;f10&gt;"</text:span>)<text:s/>'bm-toggle)</text:p>
      <text:p text:style-name="OrgSrcBlockLastLine"><text:s/><text:s/>(global-set-key<text:s/>(kbd<text:s/><text:span text:style-name="OrgSrcFontLockStringFace">"&lt;C-f10&gt;"</text:span>)<text:s/>'my:bm-next))</text:p>
      <text:h text:style-name="Heading_20_1" text:outline-level="1">
<text:bookmark-start text:name="OrgXref.sec-5"/>
<text:bookmark text:name="sec-5"/>編集サポート
<text:bookmark-end text:name="OrgXref.sec-5"/></text:h>
      <text:h text:style-name="Heading_20_2" text:outline-level="2">
<text:bookmark-start text:name="OrgXref.sec-5-1"/>
<text:bookmark text:name="sec-5-1"/>矩形編集／連番入力
<text:bookmark-end text:name="OrgXref.sec-5-1"/></text:h>
      <text:p text:style-name="Text_20_body">Built-in の cua-base.el（CUA-mode）を使う。</text:p>
      <text:p text:style-name="OrgSrcBlock">(cua-mode<text:s/>t)</text:p>
      <text:p text:style-name="OrgSrcBlockLastLine">(setq<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p>
      <text:p text:style-name="Text_20_body">なお、標準の rect.el に以下の機能が実装されている。</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bookmark-start text:name="OrgXref.sec-5-2"/>
<text:bookmark text:name="sec-5-2"/>Yank時に装飾を取る
<text:bookmark-end text:name="OrgXref.sec-5-2"/></text:h>
      <text:p text:style-name="OrgSrcBlockLastLine">(setq<text:s/>yank-excluded-properties<text:s/>t)</text:p>
      <text:h text:style-name="Heading_20_2" text:outline-level="2">
<text:bookmark-start text:name="OrgXref.sec-5-3"/>
<text:bookmark text:name="sec-5-3"/>ファイル保存時に時間を記録する
<text:bookmark-end text:name="OrgXref.sec-5-3"/></text:h>
      <text:p text:style-name="Text_20_body">Built-in の time-stamp.el を使う。</text:p>
      <text:p text:style-name="Text_20_body">バッファの保存時にタイムスタンプを記録する。以下の設定では、バッファの先頭から10行以内に、"Last Update: " があると、"Last Update: 2011-12-31@12:00"のようにタイムスタンプが記録される。</text:p>
      <text:p text:style-name="OrgSrcBlock">(<text:span text:style-name="OrgSrcFontLockKeywordFace">when</text:span><text:s/>(<text:span text:style-name="OrgSrcFontLockKeywordFace">require</text:span><text:s/>'<text:span text:style-name="OrgSrcFontLockConstantFace">update-stamp</text:span><text:s/>nil<text:s/>t)</text:p>
      <text:p text:style-name="OrgSrcBlock"><text:s/><text:s/>(add-hook<text:s/>'before-save-hook<text:s/>'update-stamp)</text:p>
      <text:p text:style-name="OrgSrcBlock"><text:s/><text:s/>(setq<text:s/>update-stamp-start<text:s/><text:span text:style-name="OrgSrcFontLockStringFace">"UPDATE:[<text:s/>\t]*"</text:span>)</text:p>
      <text:p text:style-name="OrgSrcBlock"><text:s/><text:s/>(setq<text:s/>update-stamp-format<text:s/><text:span text:style-name="OrgSrcFontLockStringFace">"%02H:%02M:%02S"</text:span>)</text:p>
      <text:p text:style-name="OrgSrcBlock"><text:s/><text:s/>(setq<text:s/>update-stamp-end<text:s/><text:span text:style-name="OrgSrcFontLockStringFace">"$"</text:span>)</text:p>
      <text:p text:style-name="OrgSrcBlockLastLine"><text:s/><text:s/>(setq<text:s/>update-stamp-line-limit<text:s/>10))</text:p>
      <text:p text:style-name="OrgSrcBlock">(<text:span text:style-name="OrgSrcFontLockKeywordFace">when</text:span><text:s/>(<text:span text:style-name="OrgSrcFontLockKeywordFace">require</text:span><text:s/>'<text:span text:style-name="OrgSrcFontLockConstantFace">time-stamp</text:span><text:s/>nil<text:s/>t)</text:p>
      <text:p text:style-name="OrgSrcBlock"><text:s/><text:s/>(add-hook<text:s/>'before-save-hook<text:s/>'time-stamp)</text:p>
      <text:p text:style-name="OrgSrcBlock"><text:s/><text:s/>(setq<text:s/>time-stamp-start<text:s/><text:span text:style-name="OrgSrcFontLockStringFace">"DATE:[<text:s/>\t]*"</text:span>)</text:p>
      <text:p text:style-name="OrgSrcBlock"><text:s/><text:s/>(setq<text:s/>time-stamp-format<text:s/><text:span text:style-name="OrgSrcFontLockStringFace">"%04y-%02m-%02d"</text:span>)</text:p>
      <text:p text:style-name="OrgSrcBlock"><text:s/><text:s/>(setq<text:s/>time-stamp-end<text:s/><text:span text:style-name="OrgSrcFontLockStringFace">"$"</text:span>)</text:p>
      <text:p text:style-name="OrgSrcBlock"><text:s/><text:s/><text:span text:style-name="OrgSrcFontLockCommentDelimiterFace">;;<text:s/><text:s/><text:s/><text:s/><text:s/><text:s/><text:s/></text:span><text:span text:style-name="OrgSrcFontLockCommentFace">(setq<text:s/>time-stamp-count<text:s/>5)</text:span></text:p>
      <text:p text:style-name="OrgSrcBlockLastLine"><text:s/><text:s/>(setq<text:s/>time-stamp-line-limit<text:s/>10))<text:s/><text:span text:style-name="OrgSrcFontLockCommentDelimiterFace">;<text:s/></text:span><text:span text:style-name="OrgSrcFontLockCommentFace">def=8</text:span></text:p>
      <text:p text:style-name="OrgSrcBlock">(add-hook<text:s/>'before-save-hook<text:s/>'time-stamp)</text:p>
      <text:p text:style-name="OrgSrcBlock">(eval-after-load<text:s/><text:span text:style-name="OrgSrcFontLockStringFace">"time-stamp"</text:span></text:p>
      <text:p text:style-name="OrgSrcBlock"><text:s/><text:s/>'(<text:span text:style-name="OrgSrcFontLockKeywordFace">progn</text:span></text:p>
      <text:p text:style-name="OrgSrcBlock"><text:s/><text:s/><text:s/><text:s/><text:s/>(setq<text:s/>time-stamp-start<text:s/><text:span text:style-name="OrgSrcFontLockStringFace">"Last<text:s/>Update:<text:s/>"</text:span>)</text:p>
      <text:p text:style-name="OrgSrcBlock"><text:s/><text:s/><text:s/><text:s/><text:s/>(setq<text:s/>time-stamp-format<text:s/><text:span text:style-name="OrgSrcFontLockStringFace">"%04y-%02m-%02d@%02H:%02M"</text:span>)</text:p>
      <text:p text:style-name="OrgSrcBlock"><text:s/><text:s/><text:s/><text:s/><text:s/>(setq<text:s/>time-stamp-end<text:s/><text:span text:style-name="OrgSrcFontLockStringFace">"$"</text:span>)</text:p>
      <text:p text:style-name="OrgSrcBlockLastLine"><text:s/><text:s/><text:s/><text:s/><text:s/>(setq<text:s/>time-stamp-line-limit<text:s/>10)))<text:s/><text:span text:style-name="OrgSrcFontLockCommentDelimiterFace">;<text:s/></text:span><text:span text:style-name="OrgSrcFontLockCommentFace">def=8</text:span></text:p>
      <text:h text:style-name="Heading_20_2" text:outline-level="2">
<text:bookmark-start text:name="OrgXref.sec-5-4"/>
<text:bookmark text:name="sec-5-4"/>選択リージョンを使って検索
<text:bookmark-end text:name="OrgXref.sec-5-4"/></text:h>
      <text:p text:style-name="Text_20_body">検索語をミニバッファに入力するのが面倒なので、リージョンをそのまま検索語として利用します。</text:p>
      <text:p text:style-name="Text_20_body"><text:a xlink:type="simple" xlink:href="http://dev.ariel-networks.com/articles/emacs/part5/">http://dev.ariel-networks.com/articles/emacs/part5/</text:a></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tab/>(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tab/><text:s/><text:s/>(<text:span text:style-name="OrgSrcFontLockKeywordFace">progn</text:span></text:p>
      <text:p text:style-name="OrgSrcBlock"><text:tab/><text:tab/>(isearch-update-ring<text:s/>(buffer-substring-no-properties<text:s/>(mark)<text:s/>(point)))</text:p>
      <text:p text:style-name="OrgSrcBlock"><text:tab/><text:tab/>(deactivate-mark)</text:p>
      <text:p text:style-name="OrgSrcBlock"><text:tab/><text:tab/>ad-do-it</text:p>
      <text:p text:style-name="OrgSrcBlock"><text:tab/><text:tab/>(<text:span text:style-name="OrgSrcFontLockKeywordFace">if</text:span><text:s/>(not<text:s/>forward)</text:p>
      <text:p text:style-name="OrgSrcBlock"><text:tab/><text:tab/><text:tab/>(isearch-repeat-backward)</text:p>
      <text:p text:style-name="OrgSrcBlock"><text:tab/><text:tab/><text:s/><text:s/>(goto-char<text:s/>(mark))</text:p>
      <text:p text:style-name="OrgSrcBlock"><text:tab/><text:tab/><text:s/><text:s/>(isearch-repeat-forward)))</text:p>
      <text:p text:style-name="OrgSrcBlockLastLine"><text:tab/>ad-do-it))</text:p>
      <text:h text:style-name="Heading_20_2" text:outline-level="2">
<text:bookmark-start text:name="OrgXref.sec-5-5"/>
<text:bookmark text:name="sec-5-5"/>ChangeLog モード
<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LastLine"><text:tab/><text:tab/><text:s/><text:s/>'(<text:span text:style-name="OrgSrcFontLockKeywordFace">lambda</text:span>()<text:s/>(setq<text:s/>tab-width<text:s/>4)<text:s/>(setq<text:s/>left-margin<text:s/>4)))</text:p>
      <text:h text:style-name="Heading_20_2" text:outline-level="2">
<text:bookmark-start text:name="OrgXref.sec-5-6"/>
<text:bookmark text:name="sec-5-6"/>テキストモード
<text:bookmark-end text:name="OrgXref.sec-5-6"/></text:h>
      <text:p text:style-name="Text_20_body"><text:a xlink:type="simple" xlink:href="http://d.hatena.ne.jp/NeoCat/20080211">http://d.hatena.ne.jp/NeoCat/20080211</text:a></text:p>
      <text:p text:style-name="Text_20_body">とは言っても、Org-modeを知ってから <text:span text:style-name="OrgCode">.txt</text:span> もテキストモードで開かなくなったので、ほぼ無意味な設定となりました。</text:p>
      <text:p text:style-name="OrgSrcBlock">(add-hook<text:s/>'text-mode-hook</text:p>
      <text:p text:style-name="OrgSrcBlock"><text:tab/><text:tab/><text:s/><text:s/>'(<text:span text:style-name="OrgSrcFontLockKeywordFace">lambda</text:span>()</text:p>
      <text:p text:style-name="OrgSrcBlock"><text:tab/><text:tab/><text:tab/><text:s/>(setq<text:s/>tab-width<text:s/>4)</text:p>
      <text:p text:style-name="OrgSrcBlock"><text:tab/><text:tab/><text:tab/><text:s/>(setq<text:s/>tab-stop-list</text:p>
      <text:p text:style-name="OrgSrcBlock"><text:tab/><text:tab/><text:tab/><text:tab/><text:s/><text:s/><text:s/>'(4<text:s/>8<text:s/>12<text:s/>16<text:s/>20<text:s/>24<text:s/>28<text:s/>32<text:s/>36<text:s/>40<text:s/>44<text:s/>48<text:s/>52<text:s/>56<text:s/>60</text:p>
      <text:p text:style-name="OrgSrcBlock"><text:tab/><text:tab/><text:tab/><text:tab/><text:tab/><text:s/><text:s/><text:s/>64<text:s/>68<text:s/>72<text:s/>76<text:s/>80))</text:p>
      <text:p text:style-name="OrgSrcBlockLastLine"><text:tab/><text:tab/><text:tab/><text:s/>(setq<text:s/>indent-line-function<text:s/>'tab-to-tab-stop)))</text:p>
      <text:h text:style-name="Heading_20_2" text:outline-level="2">
<text:bookmark-start text:name="OrgXref.sec-5-7"/>
<text:bookmark text:name="sec-5-7"/>C/C++モード
<text:bookmark-end text:name="OrgXref.sec-5-7"/></text:h>
      <text:p text:style-name="OrgSrcBlock">(setq<text:s/>auto-mode-alist</text:p>
      <text:p text:style-name="OrgSrcBlockLastLine"><text:tab/><text:s/><text:s/>(append<text:s/>'((<text:span text:style-name="OrgSrcFontLockStringFace">"\\.h\\'"</text:span><text:s/>.<text:s/>c++-mode))<text:s/>auto-mode-alist))</text:p>
      <text:h text:style-name="Heading_20_2" text:outline-level="2">
<text:bookmark-start text:name="OrgXref.sec-5-8"/>
<text:bookmark text:name="sec-5-8"/>Infoモード
<text:bookmark-end text:name="OrgXref.sec-5-8"/></text:h>
      <text:p text:style-name="Text_20_body">Org-mode の日本語翻訳済みinfoを読むための設定。<text:a xlink:type="simple" xlink:href="https://github.com/org-mode-doc-ja/org-ja">翻訳プロジェクト</text:a>で頒布しています。</text:p>
      <text:p text:style-name="OrgSrcBlock">(<text:span text:style-name="OrgSrcFontLockKeywordFace">when</text:span><text:s/>(eval-after-autoload-if-found</text:p>
      <text:p text:style-name="OrgSrcBlock"><text:tab/><text:s/><text:s/><text:s/>'(info)<text:s/><text:span text:style-name="OrgSrcFontLockStringFace">"info"</text:span><text:s/>nil<text:s/>t<text:s/>nil</text:p>
      <text:p text:style-name="OrgSrcBlock"><text:tab/><text:s/><text:s/><text:s/>'((add-to-list<text:s/>'Info-additional-directory-list</text:p>
      <text:p text:style-name="OrgSrcBlock"><text:tab/><text:tab/><text:tab/><text:tab/><text:tab/><text:s/><text:s/>(expand-file-name<text:s/><text:span text:style-name="OrgSrcFontLockStringFace">"~/devel/mygit/org-ja/work/"</text:span>))))</text:p>
      <text:p text:style-name="OrgSrcBlock"/>
      <text:p text:style-name="OrgSrcBlock"><text:s/><text:s/>(<text:span text:style-name="OrgSrcFontLockKeywordFace">defun</text:span><text:s/><text:span text:style-name="OrgSrcFontLockFunctionNameFace">org-info-ja</text:span><text:s/>(<text:span text:style-name="OrgSrcFontLockTypeFace">&amp;optional</text:span><text:s/>node)</text:p>
      <text:p text:style-name="OrgSrcBlock"><text:tab/><text:span text:style-name="OrgSrcFontLockDocFace">"(Japanese)<text:s/>Read<text:s/>documentation<text:s/>for<text:s/>Org-mode<text:s/>in<text:s/>the<text:s/>info<text:s/>system.</text:span></text:p>
      <text:p text:style-name="OrgSrcBlock"><text:span text:style-name="OrgSrcFontLockDocFace"><text:s/><text:s/>With<text:s/>optional<text:s/>NODE,<text:s/>go<text:s/>directly<text:s/>to<text:s/>that<text:s/>node."</text:span></text:p>
      <text:p text:style-name="OrgSrcBlock"><text:tab/>(interactive)</text:p>
      <text:p text:style-name="OrgSrcBlockLastLine"><text:tab/>(info<text:s/>(format<text:s/><text:span text:style-name="OrgSrcFontLockStringFace">"(org-ja)%s"</text:span><text:s/>(or<text:s/>node<text:s/><text:span text:style-name="OrgSrcFontLockStringFace">""</text:span>)))))</text:p>
      <text:h text:style-name="Heading_20_2" text:outline-level="2">
<text:bookmark-start text:name="OrgXref.sec-5-9"/>
<text:bookmark text:name="sec-5-9"/>スペルチェック
<text:bookmark-end text:name="OrgXref.sec-5-9"/></text:h>
      <text:p text:style-name="Text_20_body">Built-in の ispell を使う。チェックエンジンは、aspell を利用する。</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tab/><text:s/>(<text:span text:style-name="OrgSrcFontLockKeywordFace">when</text:span><text:s/>(eq<text:s/>window-system<text:s/>'w32)</text:p>
      <text:p text:style-name="OrgSrcBlock"><text:tab/><text:s/><text:s/><text:s/>(setq-default<text:s/>ispell-program-name</text:p>
      <text:p text:style-name="OrgSrcBlock"><text:tab/><text:tab/><text:tab/><text:tab/><text:tab/><text:s/><text:span text:style-name="OrgSrcFontLockStringFace">"C:/Program<text:s/>Files/Aspell/bin/aspell.exe"</text:span>))</text:p>
      <text:p text:style-name="OrgSrcBlock"><text:tab/><text:s/><text:span text:style-name="OrgSrcFontLockCommentDelimiterFace">;;</text:span><text:span text:style-name="OrgSrcFontLockCommentFace">(setq<text:s/>ispell-grep-command<text:s/>"grep")</text:span></text:p>
      <text:p text:style-name="OrgSrcBlock"><text:tab/><text:s/><text:span text:style-name="OrgSrcFontLockCommentDelimiterFace">;;<text:s/></text:span><text:span text:style-name="OrgSrcFontLockCommentFace">for<text:s/>English<text:s/>and<text:s/>Japanese<text:s/>mixed</text:span></text:p>
      <text:p text:style-name="OrgSrcBlock"/>
      <text:p text:style-name="OrgSrcBlock"><text:tab/><text:s/>(add-to-list<text:s/>'ispell-skip-region-alist<text:s/>'(<text:span text:style-name="OrgSrcFontLockStringFace">"[</text:span><text:span text:style-name="OrgSrcFontLockNegationCharFace">^</text:span><text:span text:style-name="OrgSrcFontLockStringFace">\000-\377]"</text:span>))</text:p>
      <text:p text:style-name="OrgSrcBlock"><text:tab/><text:s/>(setq<text:s/>ispell-dictionarry<text:s/><text:span text:style-name="OrgSrcFontLockStringFace">"english"</text:span>)</text:p>
      <text:p text:style-name="OrgSrcBlock"><text:tab/><text:s/>(setq<text:s/>ispell-personal-dictionary</text:p>
      <text:p text:style-name="OrgSrcBlock"><text:tab/><text:tab/><text:s/><text:s/><text:s/>(concat<text:s/>default-private-path<text:s/><text:span text:style-name="OrgSrcFontLockStringFace">".aspell.en.pws"</text:span>))</text:p>
      <text:p text:style-name="OrgSrcBlock"/>
      <text:p text:style-name="OrgSrcBlock"><text:tab/><text:s/><text:span text:style-name="OrgSrcFontLockCommentDelimiterFace">;;<text:s/></text:span><text:span text:style-name="OrgSrcFontLockCommentFace">This<text:s/>will<text:s/>also<text:s/>avoid<text:s/>an<text:s/>IM-OFF<text:s/>issue<text:s/>for<text:s/>flyspell-mode.</text:span></text:p>
      <text:p text:style-name="OrgSrcBlock"><text:tab/><text:s/><text:span text:style-name="OrgSrcFontLockCommentDelimiterFace">;;<text:s/><text:s/></text:span><text:span text:style-name="OrgSrcFontLockCommentFace">(setq<text:s/>ispell-aspell-supports-utf8<text:s/>t)</text:span></text:p>
      <text:p text:style-name="OrgSrcBlock"><text:tab/><text:s/><text:span text:style-name="OrgSrcFontLockCommentDelimiterFace">;;<text:s/><text:s/></text:span><text:span text:style-name="OrgSrcFontLockCommentFace">(setq<text:s/>ispell-encoding8-command<text:s/>t)</text:span></text:p>
      <text:p text:style-name="OrgSrcBlock"><text:tab/><text:s/>(setq<text:s/>ispell-local-dictionary-alist</text:p>
      <text:p text:style-name="OrgSrcBlock"><text:tab/><text:tab/><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tab/><text:tab/><text:tab/><text:tab/><text:s/><text:s/>(<text:span text:style-name="OrgSrcFontLockStringFace">"-d"</text:span><text:s/><text:span text:style-name="OrgSrcFontLockStringFace">"en"</text:span><text:s/><text:span text:style-name="OrgSrcFontLockStringFace">"--encoding=utf-8"</text:span>)<text:s/>nil<text:s/>utf-8))))))</text:p>
      <text:h text:style-name="Heading_20_3" text:outline-level="3">
<text:bookmark-start text:name="OrgXref.sec-5-9-1"/>
<text:bookmark text:name="sec-5-9-1"/>キーバインド
<text:bookmark-end text:name="OrgXref.sec-5-9-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
<text:bookmark-start text:name="OrgXref.sec-5-10"/>
<text:bookmark text:name="sec-5-10"/>リアルタイムスペルチェック
<text:bookmark-end text:name="OrgXref.sec-5-10"/></text:h>
      <text:p text:style-name="Text_20_body">Built-in の <text:a xlink:type="simple" xlink:href="http://www.emacswiki.org/emacs/FlySpell">flyspell.el</text:a> を使います。</text:p>
      <text:p text:style-name="Text_20_body">重いので現在は使っていません。</text:p>
      <text:p text:style-name="Text_20_body"><text:a xlink:type="simple" xlink:href="http://www.morishima.net/~naoto/fragments/archives/2005/12/20/flyspell/">http://www.morishima.net/~naoto/fragments/archives/2005/12/20/flyspell/</text:a></text:p>
      <text:p text:style-name="OrgSrcBlock">(<text:span text:style-name="OrgSrcFontLockKeywordFace">dolist</text:span></text:p>
      <text:p text:style-name="OrgSrcBlock"><text:tab/>(hook</text:p>
      <text:p text:style-name="OrgSrcBlock"><text:tab/><text:s/>'(text-mode-hook<text:s/>change-log-mode-hook<text:s/>c++-mode-hook</text:p>
      <text:p text:style-name="OrgSrcBlock"><text:tab/><text:tab/><text:tab/><text:tab/><text:tab/><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tab/><text:tab/><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bookmark-start text:name="OrgXref.sec-5-11"/>
<text:bookmark text:name="sec-5-11"/>[latex-math-preview.el] TeX数式をプレビュー
<text:bookmark-end text:name="OrgXref.sec-5-11"/></text:h>
      <text:p text:style-name="Text_20_body"><text:a xlink:type="simple" xlink:href="http://www.emacswiki.org/emacs/latex-math-preview.el">http://www.emacswiki.org/emacs/latex-math-preview.el</text:a><text:line-break/><text:a xlink:type="simple" xlink:href="http://transitive.info/software/latex-math-preview/">http://transitive.info/software/latex-math-preview/</text:a></text:p>
      <text:p text:style-name="OrgSrcBlockLastLine">(autoload<text:s/>'latex-math-preview<text:s/><text:span text:style-name="OrgSrcFontLockStringFace">"latex-math-preview"</text:span><text:s/>nil<text:s/>t)</text:p>
      <text:h text:style-name="Heading_20_2" text:outline-level="2">
<text:bookmark-start text:name="OrgXref.sec-5-12"/>
<text:bookmark text:name="sec-5-12"/>[po-mode.el] 翻訳ファイルの編集
<text:bookmark-end text:name="OrgXref.sec-5-12"/></text:h>
      <text:p text:style-name="Text_20_body"><text:a xlink:type="simple" xlink:href="http://www.emacswiki.org/emacs/PoMode">http://www.emacswiki.org/emacs/PoMode</text:a><text:line-break/><text:a xlink:type="simple" xlink:href="http://www.emacswiki.org/emacs/po-mode+.el">http://www.emacswiki.org/emacs/po-mode+.el</text:a></text:p>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eval-after-autoload-if-found</text:p>
      <text:p text:style-name="OrgSrcBlock"><text:tab/><text:s/><text:s/><text:s/>'(po-mode)<text:s/><text:span text:style-name="OrgSrcFontLockStringFace">"po-mode"</text:span><text:s/>nil<text:s/>t<text:s/>nil</text:p>
      <text:p text:style-name="OrgSrcBlock"><text:tab/><text:s/><text:s/><text:s/>'())</text:p>
      <text:p text:style-name="OrgSrcBlockLastLine"><text:s/><text:s/>(push<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bookmark-start text:name="OrgXref.sec-5-13"/>
<text:bookmark text:name="sec-5-13"/>[word-count.el] リージョン内の文字をカウントする
<text:bookmark-end text:name="OrgXref.sec-5-13"/></text:h>
      <text:p text:style-name="Text_20_body">有効な頒布元に変更があった。<text:a xlink:type="simple" xlink:href="http://www.emacswiki.org/emacs/WordCount">word-count.el</text:a> から新しい頒布元にたどりつける。</text:p>
      <text:p text:style-name="OrgSrcBlock">(eval-after-autoload-if-found</text:p>
      <text:p text:style-name="OrgSrcBlockLastLine"><text:s/>'(word-count-mode)<text:s/><text:span text:style-name="OrgSrcFontLockStringFace">"word-count"</text:span><text:s/><text:span text:style-name="OrgSrcFontLockStringFace">"Minor<text:s/>mode<text:s/>to<text:s/>count<text:s/>words."</text:span><text:s/>t)</text:p>
      <text:h text:style-name="Heading_20_3" text:outline-level="3">
<text:bookmark-start text:name="OrgXref.sec-5-13-1"/>
<text:bookmark text:name="sec-5-13-1"/>キーバインド
<text:bookmark-end text:name="OrgXref.sec-5-13-1"/></text:h>
      <text:p text:style-name="OrgSrcBlockLastLine">(global-set-key<text:s/>(kbd<text:s/><text:span text:style-name="OrgSrcFontLockStringFace">"M-+"</text:span>)<text:s/>'word-count-mode)</text:p>
      <text:h text:style-name="Heading_20_2" text:outline-level="2">
<text:bookmark-start text:name="OrgXref.sec-5-14"/>
<text:bookmark text:name="sec-5-14"/>[yatex.el] YaTeXモード
<text:bookmark-end text:name="OrgXref.sec-5-14"/></text:h>
      <text:p text:style-name="OrgSrcBlock">(<text:span text:style-name="OrgSrcFontLockKeywordFace">when</text:span><text:s/>(autoload-if-found<text:s/>'yatex-mode<text:s/><text:span text:style-name="OrgSrcFontLockStringFace">"yatex"</text:span><text:s/><text:span text:style-name="OrgSrcFontLockStringFace">"Yet<text:s/>Another<text:s/>LaTeX<text:s/>mode"</text:span><text:s/>t)</text:p>
      <text:p text:style-name="OrgSrcBlock"><text:s/><text:s/>(setq<text:s/>auto-mode-alist</text:p>
      <text:p text:style-name="OrgSrcBlock"><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setq<text:s/>auto-fill-function<text:s/>nil)))</text:p>
      <text:p text:style-name="OrgSrcBlock"><text:s/><text:s/>(eval-after-load<text:s/><text:span text:style-name="OrgSrcFontLockStringFace">"yatex"</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1=Shift<text:s/>JIS,<text:s/>2=JIS,<text:s/>3=EUC,<text:s/>4=UTF-8</text:span></text:p>
      <text:p text:style-name="OrgSrcBlockLastLine"><text:s/><text:s/><text:s/><text:s/><text:s/><text:s/><text:s/>(setq<text:s/>YaTeX-kanji-code<text:s/>4))))</text:p>
      <text:p text:style-name="OrgSrcBlock">(<text:span text:style-name="OrgSrcFontLockKeywordFace">when</text:span><text:s/>(eval-after-autoload-if-found</text:p>
      <text:p text:style-name="OrgSrcBlock"><text:tab/><text:s/><text:s/><text:s/>'(yatex-mode)<text:s/><text:span text:style-name="OrgSrcFontLockStringFace">"yatex"</text:span><text:s/><text:span text:style-name="OrgSrcFontLockStringFace">"Yet<text:s/>Another<text:s/>LaTeX<text:s/>mode"</text:span><text:s/>t<text:s/>nil</text:p>
      <text:p text:style-name="OrgSrcBlock"><text:tab/><text:s/><text:s/><text:s/>'((setq<text:s/>YaTeX-kanji-code<text:s/>4)))<text:s/><text:span text:style-name="OrgSrcFontLockCommentDelimiterFace">;;<text:s/></text:span><text:span text:style-name="OrgSrcFontLockCommentFace">1=Shift<text:s/>JIS,<text:s/>2=JIS,<text:s/>3=EUC,<text:s/>4=UTF-8</text:span></text:p>
      <text:p text:style-name="OrgSrcBlock"/>
      <text:p text:style-name="OrgSrcBlock"><text:s/><text:s/>(setq<text:s/>auto-mode-alist</text:p>
      <text:p text:style-name="OrgSrcBlock"><text:tab/><text:tab/>(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tab/><text:tab/><text:tab/>'(<text:span text:style-name="OrgSrcFontLockKeywordFace">lambda</text:span><text:s/>()</text:p>
      <text:p text:style-name="OrgSrcBlockLastLine"><text:tab/><text:tab/><text:tab/><text:s/><text:s/><text:s/>(setq<text:s/>auto-fill-function<text:s/>nil))))</text:p>
      <text:h text:style-name="Heading_20_2" text:outline-level="2">
<text:bookmark-start text:name="OrgXref.sec-5-15"/>
<text:bookmark text:name="sec-5-15"/>[wclock.el] 世界時計
<text:bookmark-end text:name="OrgXref.sec-5-15"/></text:h>
      <text:p text:style-name="Text_20_body"><text:a xlink:type="simple" xlink:href="http://pastelwill.jp/wiki/doku.php?id=emacs">http://pastelwill.jp/wiki/doku.php?id=emacs</text:a></text:p>
      <text:p text:style-name="OrgSrcBlockLastLine">(eval-after-autoload-if-found<text:s/>'wclock<text:s/><text:span text:style-name="OrgSrcFontLockStringFace">"wclock"</text:span><text:s/>nil<text:s/>t)</text:p>
      <text:h text:style-name="Heading_20_2" text:outline-level="2">
<text:bookmark-start text:name="OrgXref.sec-5-16"/>
<text:bookmark text:name="sec-5-16"/>[yasnippet.el] Emacs用のテンプレートシステム
<text:bookmark-end text:name="OrgXref.sec-5-16"/></text:h>
      <text:p text:style-name="Text_20_body"><text:a xlink:type="simple" xlink:href="https://github.com/capitaomorte/yasnippet">https://github.com/capitaomorte/yasnippet</text:a></text:p>
      <text:list text:style-name="OrgBulletedList" text:continue-numbering="false">
        <text:list-item>
          <text:p text:style-name="Text_20_body"><text:a xlink:type="simple" xlink:href="http://yasnippet-doc-jp.googlecode.com/svn/trunk/doc-jp/index.html">http://yasnippet-doc-jp.googlecode.com/svn/trunk/doc-jp/index.html</text:a></text:p>
        </text:list-item>
        <text:list-item>
          <text:p text:style-name="Text_20_body"><text:a xlink:type="simple" xlink:href="http://d.hatena.ne.jp/IMAKADO/20080401/1206715770">http://d.hatena.ne.jp/IMAKADO/20080401/1206715770</text:a></text:p>
        </text:list-item>
        <text:list-item>
          <text:p text:style-name="Text_20_body"><text:a xlink:type="simple" xlink:href="http://coderepos.org/share/browser/config/yasnippet">http://coderepos.org/share/browser/config/yasnippet</text:a></text:p>
        </text:list-item>
        <text:list-item>
          <text:p text:style-name="Text_20_body"><text:a xlink:type="simple" xlink:href="https://github.com/RickMoynihan/yasnippet-org-mode">https://github.com/RickMoynihan/yasnippet-org-mode</text:a></text:p>
        </text:list-item>
      </text:list>
      <text:p text:style-name="Text_20_body"><text:a xlink:type="simple" xlink:href="http://orgmode.org/manual/Conflicts.html">Org-modeとの衝突を避ける</text:a></text:p>
      <text:p text:style-name="OrgSrcBlock"><text:s/><text:s/>(eval-after-autoload-if-found</text:p>
      <text:p text:style-name="OrgSrcBlock"><text:s/><text:s/><text:s/>'(yas-global-mode<text:s/>yas-minor-mode)</text:p>
      <text:p text:style-name="OrgSrcBlock"><text:s/><text:s/><text:s/><text:span text:style-name="OrgSrcFontLockStringFace">"yasnippet"</text:span><text:s/>nil<text:s/>t<text:s/>nil</text:p>
      <text:p text:style-name="OrgSrcBlock"><text:s/><text:s/><text:s/>'((setq<text:s/>yas-verbosity<text:s/>2)</text:p>
      <text:p text:style-name="OrgSrcBlock"><text:s/><text:s/><text:s/><text:s/><text:s/>(setq<text:s/>yas-snippet-dirs</text:p>
      <text:p text:style-name="OrgSrcBlock"><text:s/><text:s/><text:s/><text:s/><text:s/><text:s/><text:s/><text:s/><text:s/><text:s/><text:s/>(list<text:s/><text:span text:style-name="OrgSrcFontLockStringFace">"~/Dropbox/emacs.d/yas-dict"</text:span></text:p>
      <text:p text:style-name="OrgSrcBlock"><text:s/><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custom-set-variables<text:s/>'(yas-trigger-key<text:s/>[tab]))</text:p>
      <text:p text:style-name="OrgSrcBlock"><text:s/><text:s/><text:s/><text:s/><text:s/>(yas-global-mode<text:s/>1)</text:p>
      <text:p text:style-name="OrgSrcBlock"><text:s/><text:s/><text:s/><text:s/><text:s/>))</text:p>
      <text:p text:style-name="OrgSrcBlock"><text:s/><text:s/></text:p>
      <text:p text:style-name="OrgSrcBlock"><text:s/><text:s/>(<text:span text:style-name="OrgSrcFontLockKeywordFace">dolist</text:span><text:s/>(hook<text:s/>(list<text:s/>'perl-mode-hook<text:s/>'c-mode-common-hook<text:s/>'org-mode-hook))</text:p>
      <text:p text:style-name="OrgSrcBlock"><text:s/><text:s/><text:s/><text:s/>(add-hook<text:s/>hook<text:s/>'yas-minor-mode))</text:p>
      <text:p text:style-name="OrgSrcBlock"><text:s/><text:s/></text:p>
      <text:p text:style-name="OrgSrcBlock"><text:span text:style-name="OrgSrcFontLockCommentDelimiterFace">;;<text:s/><text:s/></text:span><text:span text:style-name="OrgSrcFontLockCommentFace">(add-hook<text:s/>'org-mode-hook</text:span></text:p>
      <text:p text:style-name="OrgSrcBlock"><text:span text:style-name="OrgSrcFontLockCommentDelimiterFace">;;<text:s/><text:s/><text:s/><text:s/><text:s/><text:s/><text:s/><text:s/><text:s/><text:s/><text:s/><text:s/></text:span><text:span text:style-name="OrgSrcFontLockCommentFace">(let<text:s/>((original-command<text:s/>(lookup-key<text:s/>org-mode-map<text:s/>[tab])))</text:span></text:p>
      <text:p text:style-name="OrgSrcBlock"><text:span text:style-name="OrgSrcFontLockCommentDelimiterFace">;;<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pan><text:span text:style-name="OrgSrcFontLockCommentFace">(setq<text:s/>yas-fallback-behavior</text:span></text:p>
      <text:p text:style-name="OrgSrcBlock"><text:span text:style-name="OrgSrcFontLockCommentDelimiterFace">;;<text:s/><text:s/><text:s/><text:s/><text:s/><text:s/><text:s/><text:s/><text:s/><text:s/><text:s/><text:s/><text:s/><text:s/><text:s/><text:s/><text:s/><text:s/><text:s/><text:s/><text:s/><text:s/><text:s/></text:span><text:span text:style-name="OrgSrcFontLockCommentFace">'(apply<text:s/>,original-command))</text:span></text:p>
      <text:p text:style-name="OrgSrcBlockLastLine"><text:span text:style-name="OrgSrcFontLockCommentDelimiterFace">;;<text:s/><text:s/><text:s/><text:s/><text:s/><text:s/><text:s/><text:s/><text:s/><text:s/><text:s/><text:s/><text:s/><text:s/><text:s/><text:s/><text:s/></text:span><text:span text:style-name="OrgSrcFontLockCommentFace">(local-set-key<text:s/>[tab]<text:s/>'yas-expand))))</text:span></text:p>
      <text:p text:style-name="OrgSrcBlock">(eval-after-autoload-if-found</text:p>
      <text:p text:style-name="OrgSrcBlock"><text:s/>'(yas-minir-mode<text:s/>yas-expand)<text:s/><text:span text:style-name="OrgSrcFontLockStringFace">"yasnippet"</text:span><text:s/>nil<text:s/>t<text:s/>nil</text:p>
      <text:p text:style-name="OrgSrcBlock"><text:s/>'((setq<text:s/>yas-verbosity<text:s/>2)</text:p>
      <text:p text:style-name="OrgSrcBlock"><text:s/><text:s/><text:s/>(setq<text:s/>yas-snippet-dirs</text:p>
      <text:p text:style-name="OrgSrcBlock"><text:s/><text:s/><text:s/><text:s/><text:s/><text:s/><text:s/><text:s/><text:s/>(list<text:s/><text:span text:style-name="OrgSrcFontLockStringFace">"~/Dropbox/emacs.d/yas-dict"</text:span></text:p>
      <text:p text:style-name="OrgSrcBlock"><text:s/><text:s/><text:s/><text:s/><text:s/><text:s/><text:s/><text:s/><text:s/><text:s/><text:s/><text:s/><text:s/><text:s/><text:s/>'yas-installed-snippets-dir))</text:p>
      <text:p text:style-name="OrgSrcBlock"><text:s/><text:s/><text:s/>(custom-set-variables<text:s/>'(yas-trigger-key<text:s/>[tab]))</text:p>
      <text:p text:style-name="OrgSrcBlock"><text:s/><text:s/><text:s/>(yas-global-mode<text:s/>1)))</text:p>
      <text:p text:style-name="OrgSrcBlock"/>
      <text:p text:style-name="OrgSrcBlock">(<text:span text:style-name="OrgSrcFontLockKeywordFace">dolist</text:span><text:s/>(hook<text:s/>(list<text:s/>'perl-mode-hook<text:s/>'c-mode-common-hook))</text:p>
      <text:p text:style-name="OrgSrcBlock"><text:s/><text:s/><text:span text:style-name="OrgSrcFontLockCommentDelimiterFace">;;<text:s/><text:s/><text:s/><text:s/><text:s/><text:s/><text:s/><text:s/><text:s/><text:s/><text:s/><text:s/><text:s/><text:s/><text:s/><text:s/><text:s/><text:s/><text:s/><text:s/><text:s/><text:s/><text:s/></text:span><text:span text:style-name="OrgSrcFontLockCommentFace">'emacs-lisp-mode-hook))</text:span></text:p>
      <text:p text:style-name="OrgSrcBlock"><text:s/><text:s/>(add-hook<text:s/>hook<text:s/>'yas-minor-mode))</text:p>
      <text:p text:style-name="OrgSrcBlock"/>
      <text:p text:style-name="OrgSrcBlock">(<text:span text:style-name="OrgSrcFontLockKeywordFace">defun</text:span><text:s/><text:span text:style-name="OrgSrcFontLockFunctionNameFace">yas-org-very-safe-expand</text:span><text:s/>()</text:p>
      <text:p text:style-name="OrgSrcBlock"><text:s/><text:s/>(<text:span text:style-name="OrgSrcFontLockKeywordFace">let</text:span><text:s/>((yas-fallback-behavior<text:s/>'return-nil))<text:s/>(yas-expand)))</text:p>
      <text:p text:style-name="OrgSrcBlock"/>
      <text:p text:style-name="OrgSrcBlock">(add-hook<text:s/>'org-mode-hook</text:p>
      <text:p text:style-name="OrgSrcBlock"><text:s/><text:s/><text:s/><text:s/><text:s/><text:s/><text:s/><text:s/><text:s/><text:s/>'(<text:span text:style-name="OrgSrcFontLockKeywordFace">lambda</text:span><text:s/>()</text:p>
      <text:p text:style-name="OrgSrcBlock"><text:s/><text:s/><text:s/><text:s/><text:s/><text:s/><text:s/><text:s/><text:s/><text:s/><text:s/><text:s/><text:s/>(yas-minor-mode)</text:p>
      <text:p text:style-name="OrgSrcBlock"><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setq<text:s/>yas-trigger-symbol<text:s/>[tab])</text:p>
      <text:p text:style-name="OrgSrcBlock"><text:s/><text:s/><text:s/><text:s/><text:s/><text:s/><text:s/><text:s/><text:s/><text:s/><text:s/><text:s/><text:s/>(add-to-list<text:s/>'org-tab-first-hook<text:s/>'yas-org-very-safe-expand)</text:p>
      <text:p text:style-name="OrgSrcBlockLastLine"><text:s/><text:s/><text:s/><text:s/><text:s/><text:s/><text:s/><text:s/><text:s/><text:s/><text:s/><text:s/><text:s/>(define-key<text:s/>yas-keymap<text:s/>[tab]<text:s/>'yas-next-field)))</text:p>
      <text:h text:style-name="Heading_20_2" text:outline-level="2">
<text:bookmark-start text:name="OrgXref.sec-5-17"/>
<text:bookmark text:name="sec-5-17"/>[sdic.el] 英辞郎で英単語を調べる
<text:bookmark-end text:name="OrgXref.sec-5-17"/></text:h>
      <text:p text:style-name="Text_20_body"><text:a xlink:type="simple" xlink:href="http://www.namazu.org/~tsuchiya/sdic/index.html">http://www.namazu.org/~tsuchiya/sdic/index.html</text:a></text:p>
      <text:p text:style-name="Text_20_body">Emacs から辞書を使う。lookup を使う方法もあるが、Emacsから使うのは英辞郎に限定。</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tab/><text:tab/><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tab/><text:tab/><text:s/>'((sdicf-client<text:s/><text:span text:style-name="OrgSrcFontLockStringFace">"~/Dropbox/Dic/EIJIRO6/WAEI-128.sdic"</text:span>)))))</text:p>
      <text:h text:style-name="Heading_20_3" text:outline-level="3">
<text:bookmark-start text:name="OrgXref.sec-5-17-1"/>
<text:bookmark text:name="sec-5-17-1"/>キーバインド
<text:bookmark-end text:name="OrgXref.sec-5-17-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bookmark-start text:name="OrgXref.sec-5-18"/>
<text:bookmark text:name="sec-5-18"/>MacOSのdictionary.appでCOBUILD5の辞書をひく
<text:bookmark-end text:name="OrgXref.sec-5-18"/></text:h>
      <text:p text:style-name="Text_20_body">OS標準の辞書アプリ（dictionary.app）を経由して、バッファにCOBUILD5のデータを流し込むことができます。</text:p>
      <text:list text:style-name="OrgBulletedList" text:continue-numbering="false">
        <text:list-item>
          <text:p text:style-name="Text_20_body"><text:a xlink:type="simple" xlink:href="http://sakito.jp/mac/dictionary.html#emacs">辞書(Dictionary).appを使い倒そう</text:a></text:p>
        </text:list-item>
      </text:list>
      <text:p text:style-name="Text_20_body">以下の関数を準備します。</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interactive)</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and<text:s/>mark-active</text:p>
      <text:p text:style-name="OrgSrcBlock"><text:s/><text:s/><text:s/><text:s/><text:s/><text:s/><text:s/><text:s/><text:s/><text:s/><text:s/><text:s/><text:s/>(&lt;=<text:s/>(region-beginning)<text:s/>pt)<text:s/>(&lt;=<text:s/>pt<text:s/>(region-end))<text:s/>)</text:p>
      <text:p text:style-name="OrgSrcBlock"><text:s/><text:s/><text:s/><text:s/><text:s/><text:s/><text:s/><text:s/>(setq<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setq<text:s/>end<text:s/>(<text:span text:style-name="OrgSrcFontLockKeywordFace">progn</text:span><text:s/>(forward-word)<text:s/>(point)))</text:p>
      <text:p text:style-name="OrgSrcBlock"><text:s/><text:s/><text:s/><text:s/><text:s/><text:s/><text:s/><text:s/>(setq<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p>
      <text:p text:style-name="Text_20_body">マスタカさんのナイスソリューションをまだ試していないので、こちらの方がエレガントかもしれません。</text:p>
      <text:list text:style-name="OrgBulletedList" text:continue-numbering="false">
        <text:list-item>
          <text:p text:style-name="Text_20_body"><text:a xlink:type="simple" xlink:href="http://masutaka.net/chalow/2011-05-18-1.html">Emacs で Mac の辞書を sdic っぽく使う </text:a></text:p>
        </text:list-item>
        <text:list-item>
          <text:p text:style-name="Text_20_body"><text:a xlink:type="simple" xlink:href="http://masutaka.net/chalow/2012-09-17-1.html">EmacsからMacの辞書をお手軽に使う</text:a></text:p>
        </text:list-item>
      </text:list>
      <text:p text:style-name="Text_20_body">なお、COBUILD5の辞書データをdictionary.appで引けるようにするには以下の操作が必要です。</text:p>
      <text:list text:style-name="OrgBulletedList" text:continue-numbering="false">
        <text:list-item>
          <text:p text:style-name="Text_20_body"><text:a xlink:type="simple" xlink:href="http://safx-dev.blogspot.jp/2012/02/collins-cobuld-5dictionaryapp.html">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p>
      <text:h text:style-name="Heading_20_3" text:outline-level="3">
<text:bookmark-start text:name="OrgXref.sec-5-18-1"/>
<text:bookmark text:name="sec-5-18-1"/>マイナーモード化
<text:bookmark-end text:name="OrgXref.sec-5-18-1"/></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p>
      <text:p text:style-name="Text_20_body">マイナーモード化した elisp は、<text:a xlink:type="simple" xlink:href="https://gist.github.com/takaxp/9786376">gist</text:a>で公開しています。</text:p>
      <text:h text:style-name="Heading_20_3" text:outline-level="3">
<text:bookmark-start text:name="OrgXref.sec-5-18-2"/>
<text:bookmark text:name="sec-5-18-2"/>キーバインド
<text:bookmark-end text:name="OrgXref.sec-5-18-2"/></text:h>
      <text:p text:style-name="Text_20_body">マイナーモード化した dict-app を使う場合は以下のようにします。そうでない場合は、 <text:span text:style-name="OrgCode">dictionary</text:span> を直接呼ぶことでも動作します。sdic を使っている人は、sdic 用の設定と衝突しないように気をつけます。</text:p>
      <text:p text:style-name="OrgSrcBlock">(<text:span text:style-name="OrgSrcFontLockKeywordFace">when</text:span><text:s/>(eval-after-autoload-if-found</text:p>
      <text:p text:style-name="OrgSrcBlock"><text:s/><text:s/><text:s/><text:s/><text:s/><text:s/><text:s/>'(dict-app-search<text:s/>dictionary)<text:s/><text:span text:style-name="OrgSrcFontLockStringFace">"dict-app"</text:span><text:s/>nil<text:s/>t<text:s/>nil</text:p>
      <text:p text:style-name="OrgSrcBlock"><text:s/><text:s/><text:s/><text:s/><text:s/><text:s/><text:s/>'())</text:p>
      <text:p text:style-name="OrgSrcBlock"><text:s/><text:s/><text:span text:style-name="OrgSrcFontLockCommentDelimiterFace">;;<text:s/></text:span><text:span text:style-name="OrgSrcFontLockCommentFace">カーソルの位置の英単語の意味を調べる<text:s/><text:s/></text:span></text:p>
      <text:p text:style-name="OrgSrcBlockLastLine"><text:s/><text:s/>(global-set-key<text:s/>(kbd<text:s/><text:span text:style-name="OrgSrcFontLockStringFace">"C-M-w"</text:span>)<text:s/>'dict-app-search))</text:p>
      <text:h text:style-name="Heading_20_2" text:outline-level="2">
<text:bookmark-start text:name="OrgXref.sec-5-19"/>
<text:bookmark text:name="sec-5-19"/>[lookup.el] 辞書
<text:bookmark-end text:name="OrgXref.sec-5-19"/></text:h>
      <text:p text:style-name="Text_20_body">最近使っていません。</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setq<text:s/>lookup-search-modules</text:p>
      <text:p text:style-name="OrgSrcBlock"><text:tab/><text:s/><text:s/>'((<text:span text:style-name="OrgSrcFontLockStringFace">"default"</text:span></text:p>
      <text:p text:style-name="OrgSrcBlock"><text:tab/><text:tab/><text:s/>(<text:span text:style-name="OrgSrcFontLockStringFace">"ndeb:/Users/taka/Dropbox/Dic/COBUILD5/cobuild"</text:span><text:s/><text:span text:style-name="OrgSrcFontLockBuiltinFace">:priority</text:span><text:s/>t)</text:p>
      <text:p text:style-name="OrgSrcBlock"><text:tab/><text:tab/><text:s/>(<text:span text:style-name="OrgSrcFontLockStringFace">"ndeb:/Users/taka/Dropbox/Dic/COBUILD5/wordbank"</text:span><text:s/><text:span text:style-name="OrgSrcFontLockBuiltinFace">:priority</text:span><text:s/>t)</text:p>
      <text:p text:style-name="OrgSrcBlock"><text:tab/><text:tab/><text:s/>(<text:span text:style-name="OrgSrcFontLockStringFace">"ndeb:/Users/taka/Dropbox/Dic/LDOCE4/ldoce4"</text:span><text:s/><text:span text:style-name="OrgSrcFontLockBuiltinFace">:priority</text:span><text:s/>t)</text:p>
      <text:p text:style-name="OrgSrcBlock"><text:tab/><text:tab/><text:s/>(<text:span text:style-name="OrgSrcFontLockStringFace">"ndeb:/Users/taka/Dropbox/Dic/LDOCE4/bank"</text:span><text:s/><text:span text:style-name="OrgSrcFontLockBuiltinFace">:priority</text:span><text:s/>t)</text:p>
      <text:p text:style-name="OrgSrcBlock"><text:tab/><text:tab/><text:s/>(<text:span text:style-name="OrgSrcFontLockStringFace">"ndeb:/Users/taka/Dropbox/Dic/LDOCE4/colloc"</text:span><text:s/><text:span text:style-name="OrgSrcFontLockBuiltinFace">:priority</text:span><text:s/>t)</text:p>
      <text:p text:style-name="OrgSrcBlock"><text:tab/><text:tab/><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tab/><text:s/><text:s/>'((<text:span text:style-name="OrgSrcFontLockStringFace">"ndeb:/Users/taka/Dropbox/Dic/COBUILD5"</text:span></text:p>
      <text:p text:style-name="OrgSrcBlock"><text:tab/><text:tab/><text:s/>(dictionaries<text:s/><text:span text:style-name="OrgSrcFontLockStringFace">"cobuild"</text:span><text:s/><text:span text:style-name="OrgSrcFontLockStringFace">"wordbank"</text:span>))</text:p>
      <text:p text:style-name="OrgSrcBlock"><text:tab/><text:tab/>(<text:span text:style-name="OrgSrcFontLockStringFace">"ndeb:/Users/taka/Dropbox/Dic/LDOCE4"</text:span></text:p>
      <text:p text:style-name="OrgSrcBlock"><text:tab/><text:tab/><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tab/><text:s/><text:s/>'((<text:span text:style-name="OrgSrcFontLockStringFace">"ndeb:/Users/taka/Dropbox/Dic/COBUILD5/cobuild"</text:span></text:p>
      <text:p text:style-name="OrgSrcBlock"><text:tab/><text:tab/><text:s/>(title<text:s/>.<text:s/><text:span text:style-name="OrgSrcFontLockStringFace">"COBUILD<text:s/>5th<text:s/>Edition"</text:span>)</text:p>
      <text:p text:style-name="OrgSrcBlock"><text:tab/><text:tab/><text:s/>(methods<text:s/>exact<text:s/>prefix))</text:p>
      <text:p text:style-name="OrgSrcBlock"><text:tab/><text:tab/>(<text:span text:style-name="OrgSrcFontLockStringFace">"ndeb:/Users/taka/Dropbox/Dic/COBUILD5/wordbank"</text:span></text:p>
      <text:p text:style-name="OrgSrcBlock"><text:tab/><text:tab/><text:s/>(title<text:s/>.<text:s/><text:span text:style-name="OrgSrcFontLockStringFace">"Wordbank"</text:span>)</text:p>
      <text:p text:style-name="OrgSrcBlock"><text:tab/><text:tab/><text:s/>(methods))</text:p>
      <text:p text:style-name="OrgSrcBlock"><text:tab/><text:tab/>(<text:span text:style-name="OrgSrcFontLockStringFace">"ndeb:/Users/taka/Dropbox/Dic/LDOCE4/ldoce4"</text:span></text:p>
      <text:p text:style-name="OrgSrcBlock"><text:tab/><text:tab/><text:s/>(title<text:s/>.<text:s/><text:span text:style-name="OrgSrcFontLockStringFace">"Longman<text:s/>4th<text:s/>Edition"</text:span>)</text:p>
      <text:p text:style-name="OrgSrcBlock"><text:tab/><text:tab/><text:s/>(methods<text:s/>exact<text:s/>prefix))</text:p>
      <text:p text:style-name="OrgSrcBlock"><text:tab/><text:tab/>(<text:span text:style-name="OrgSrcFontLockStringFace">"ndeb:/Users/taka/Dropbox/Dic/LDOCE4/bank"</text:span></text:p>
      <text:p text:style-name="OrgSrcBlock"><text:tab/><text:tab/><text:s/>(title<text:s/>.<text:s/><text:span text:style-name="OrgSrcFontLockStringFace">"LDOCE4<text:s/>Examples<text:s/>and<text:s/>Phrases"</text:span>)</text:p>
      <text:p text:style-name="OrgSrcBlock"><text:tab/><text:tab/><text:s/>(methods<text:s/>exact<text:s/>prefix<text:s/>menu))</text:p>
      <text:p text:style-name="OrgSrcBlock"><text:tab/><text:tab/>(<text:span text:style-name="OrgSrcFontLockStringFace">"ndeb:/Users/taka/Dropbox/Dic/LDOCE4/colloc"</text:span></text:p>
      <text:p text:style-name="OrgSrcBlock"><text:tab/><text:tab/><text:s/>(title<text:s/>.<text:s/><text:span text:style-name="OrgSrcFontLockStringFace">"LDOCE4<text:s/>Collocation"</text:span>)</text:p>
      <text:p text:style-name="OrgSrcBlock"><text:tab/><text:tab/><text:s/>(methods<text:s/>exact<text:s/>prefix))</text:p>
      <text:p text:style-name="OrgSrcBlock"><text:tab/><text:tab/>(<text:span text:style-name="OrgSrcFontLockStringFace">"ndeb:/Users/taka/Dropbox/Dic/LDOCE4/activ"</text:span></text:p>
      <text:p text:style-name="OrgSrcBlock"><text:tab/><text:tab/><text:s/>(title<text:s/>.<text:s/><text:span text:style-name="OrgSrcFontLockStringFace">"Longman<text:s/>Activator"</text:span>)</text:p>
      <text:p text:style-name="OrgSrcBlock"><text:tab/><text:tab/><text:s/>(methods<text:s/>exact<text:s/>prefix<text:s/>menu))))</text:p>
      <text:p text:style-name="OrgSrcBlock"/>
      <text:p text:style-name="OrgSrcBlock">(setq<text:s/>lookup-default-dictionary-options</text:p>
      <text:p text:style-name="OrgSrcBlock"><text:tab/><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tab/><text:tab/><text:tab/><text:tab/><text:tab/><text:tab/><text:tab/><text:tab/><text:tab/><text:tab/><text:span text:style-name="OrgSrcFontLockCommentDelimiterFace">;</text:span><text:span text:style-name="OrgSrcFontLockCommentFace">(load<text:s/>"lookup-autoloads")<text:s/>;<text:s/>for<text:s/>1.99</text:span></text:p>
      <text:p text:style-name="OrgSrcBlock"><text:tab/><text:tab/><text:tab/><text:tab/><text:tab/><text:tab/><text:tab/><text:tab/><text:tab/><text:tab/><text:span text:style-name="OrgSrcFontLockCommentDelimiterFace">;</text:span><text:span text:style-name="OrgSrcFontLockCommentFace">(autoload<text:s/>'lookup<text:s/>"lookup"<text:s/>nil<text:s/>t)</text:span></text:p>
      <text:p text:style-name="OrgSrcBlock"><text:tab/><text:tab/><text:tab/><text:tab/><text:tab/><text:tab/><text:tab/><text:tab/><text:tab/><text:tab/><text:span text:style-name="OrgSrcFontLockCommentDelimiterFace">;</text:span><text:span text:style-name="OrgSrcFontLockCommentFace">(autoload<text:s/>'lookup-region<text:s/>"lookup"<text:s/>nil<text:s/>t)</text:span></text:p>
      <text:p text:style-name="OrgSrcBlock"><text:tab/><text:tab/><text:tab/><text:tab/><text:tab/><text:tab/><text:tab/><text:tab/><text:tab/><text:tab/><text:span text:style-name="OrgSrcFontLockCommentDelimiterFace">;</text:span><text:span text:style-name="OrgSrcFontLockCommentFace">(autoload<text:s/>'lookup-word<text:s/>"lookup"<text:s/>nil<text:s/>t)</text:span></text:p>
      <text:p text:style-name="OrgSrcBlock"><text:tab/><text:tab/><text:tab/><text:tab/><text:tab/><text:tab/><text:tab/><text:tab/><text:tab/><text:tab/><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tab/><text:tab/><text:tab/><text:tab/><text:tab/><text:tab/><text:tab/><text:tab/><text:tab/><text:tab/><text:span text:style-name="OrgSrcFontLockCommentDelimiterFace">;<text:s/></text:span><text:span text:style-name="OrgSrcFontLockCommentFace">Use<text:s/>expand-file-name!</text:span></text:p>
      <text:p text:style-name="OrgSrcBlock"><text:tab/><text:tab/><text:tab/><text:tab/><text:tab/><text:tab/><text:tab/><text:tab/><text:tab/><text:tab/><text:span text:style-name="OrgSrcFontLockCommentDelimiterFace">;</text:span><text:span text:style-name="OrgSrcFontLockCommentFace">(setq<text:s/>lookup-search-agents<text:s/>`((ndeb<text:s/>,(concat<text:s/>homedir<text:s/>"/Dropbox/Dic/COBUILD5"))</text:span></text:p>
      <text:p text:style-name="OrgSrcBlock"><text:tab/><text:tab/><text:tab/><text:tab/><text:tab/><text:tab/><text:tab/><text:tab/><text:tab/><text:tab/><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tab/><text:tab/><text:tab/><text:tab/><text:tab/><text:tab/><text:tab/><text:tab/><text:tab/><text:tab/><text:span text:style-name="OrgSrcFontLockCommentDelimiterFace">;</text:span><text:span text:style-name="OrgSrcFontLockCommentFace">(setq<text:s/>lookup-use-bitmap<text:s/>nil)</text:span></text:p>
      <text:p text:style-name="OrgSrcBlock"><text:tab/><text:tab/><text:tab/><text:tab/><text:tab/><text:tab/><text:tab/><text:tab/><text:tab/><text:tab/><text:span text:style-name="OrgSrcFontLockCommentDelimiterFace">;</text:span><text:span text:style-name="OrgSrcFontLockCommentFace">(setq<text:s/>ndeb-program-name<text:s/>"/usr/bin/eblook")</text:span></text:p>
      <text:p text:style-name="OrgSrcBlock"><text:tab/><text:tab/><text:tab/><text:tab/><text:tab/><text:tab/><text:tab/><text:tab/><text:tab/><text:tab/><text:span text:style-name="OrgSrcFontLockCommentDelimiterFace">;</text:span><text:span text:style-name="OrgSrcFontLockCommentFace">(when<text:s/>(eq<text:s/>window-system<text:s/>'ns)</text:span></text:p>
      <text:p text:style-name="OrgSrcBlock"><text:tab/><text:tab/><text:tab/><text:tab/><text:tab/><text:tab/><text:tab/><text:tab/><text:tab/><text:tab/><text:span text:style-name="OrgSrcFontLockCommentDelimiterFace">;<text:s/><text:s/></text:span><text:span text:style-name="OrgSrcFontLockCommentFace">(setq<text:s/>ndeb-program-name<text:s/>"/opt/local/bin/eblook")</text:span></text:p>
      <text:p text:style-name="OrgSrcBlock"><text:tab/><text:tab/><text:tab/><text:tab/><text:tab/><text:tab/><text:tab/><text:tab/><text:tab/><text:tab/><text:span text:style-name="OrgSrcFontLockCommentDelimiterFace">;<text:s/><text:s/></text:span><text:span text:style-name="OrgSrcFontLockCommentFace">(setq<text:s/>ndeb-program-arguments<text:s/>'("-q"<text:s/>"-e"<text:s/>"euc-jp"))</text:span></text:p>
      <text:p text:style-name="OrgSrcBlockLastLine"><text:tab/><text:tab/><text:tab/><text:tab/><text:tab/><text:tab/><text:tab/><text:tab/><text:tab/><text:tab/><text:span text:style-name="OrgSrcFontLockCommentDelimiterFace">;<text:s/><text:s/></text:span><text:span text:style-name="OrgSrcFontLockCommentFace">(setq<text:s/>ndeb-process-coding-system<text:s/>'utf-8))<text:s/>;<text:s/>utf-8-hfs</text:span></text:p>
      <text:h text:style-name="Heading_20_3" text:outline-level="3">
<text:bookmark-start text:name="OrgXref.sec-5-19-1"/>
<text:bookmark text:name="sec-5-19-1"/>キーバインド
<text:bookmark-end text:name="OrgXref.sec-5-19-1"/></text:h>
      <text:p text:style-name="OrgSrcBlockLastLine">(global-set-key<text:s/>(kbd<text:s/><text:span text:style-name="OrgSrcFontLockStringFace">"&lt;f6&gt;"</text:span>)<text:s/>'lookup-word)</text:p>
      <text:h text:style-name="Heading_20_2" text:outline-level="2">
<text:bookmark-start text:name="OrgXref.sec-5-20"/>
<text:bookmark text:name="sec-5-20"/>[cacoo] Cacoo で描く
<text:bookmark-end text:name="OrgXref.sec-5-20"/></text:h>
      <text:p text:style-name="Text_20_body">画像をリサイズしてバッファに表示する用途にも使える。</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tab/><text:s/><text:s/><text:s/>'(toggle-cacoo-minor-mode)<text:s/><text:span text:style-name="OrgSrcFontLockStringFace">"cacoo"</text:span><text:s/>nil<text:s/>t<text:s/>nil</text:p>
      <text:p text:style-name="OrgSrcBlock"><text:tab/><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bookmark-start text:name="OrgXref.sec-5-21"/>
<text:bookmark text:name="sec-5-21"/>[iedit] バッファ内の同じ文字列を一度に編集する
<text:bookmark-end text:name="OrgXref.sec-5-21"/></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p>
      <text:p text:style-name="OrgSrcBlockLastLine">(<text:span text:style-name="OrgSrcFontLockKeywordFace">require</text:span><text:s/>'<text:span text:style-name="OrgSrcFontLockConstantFace">iedit</text:span><text:s/>nil<text:s/>t)</text:p>
      <text:h text:style-name="Heading_20_2" text:outline-level="2">
<text:bookmark-start text:name="OrgXref.sec-5-22"/>
<text:bookmark text:name="sec-5-22"/>[web-mode] HTML編集
<text:bookmark-end text:name="OrgXref.sec-5-2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p>
      <text:p text:style-name="OrgSrcBlock">(<text:span text:style-name="OrgSrcFontLockKeywordFace">when</text:span><text:s/>(eval-after-autoload-if-found</text:p>
      <text:p text:style-name="OrgSrcBlock"><text:tab/><text:s/><text:s/><text:s/>'(web-mode)<text:s/><text:span text:style-name="OrgSrcFontLockStringFace">"web-mode"</text:span><text:s/><text:span text:style-name="OrgSrcFontLockStringFace">"web-mode"</text:span><text:s/>t<text:s/>nil</text:p>
      <text:p text:style-name="OrgSrcBlock"><text:tab/><text:s/><text:s/><text:s/>'((<text:span text:style-name="OrgSrcFontLockKeywordFace">defun</text:span><text:s/><text:span text:style-name="OrgSrcFontLockFunctionNameFace">my-web-indent-fold</text:span><text:s/>()</text:p>
      <text:p text:style-name="OrgSrcBlock"><text:tab/><text:tab/><text:s/><text:s/><text:s/>(interactive)</text:p>
      <text:p text:style-name="OrgSrcBlock"><text:tab/><text:tab/><text:s/><text:s/><text:s/>(web-mode-fold-or-unfold)</text:p>
      <text:p text:style-name="OrgSrcBlock"><text:tab/><text:tab/><text:s/><text:s/><text:s/>(web-mode-buffer-indent)</text:p>
      <text:p text:style-name="OrgSrcBlock"><text:tab/><text:tab/><text:s/><text:s/><text:s/>(indent-for-tab-command))</text:p>
      <text:p text:style-name="OrgSrcBlock"/>
      <text:p text:style-name="OrgSrcBlock"><text:tab/><text:tab/><text:s/><text:span text:style-name="OrgSrcFontLockCommentDelimiterFace">;;<text:s/></text:span><text:span text:style-name="OrgSrcFontLockCommentFace">色の設定</text:span></text:p>
      <text:p text:style-name="OrgSrcBlock"><text:tab/><text:tab/><text:s/>(custom-set-faces</text:p>
      <text:p text:style-name="OrgSrcBlock"><text:tab/><text:tab/><text:s/><text:s/><text:span text:style-name="OrgSrcFontLockCommentDelimiterFace">;;<text:s/></text:span><text:span text:style-name="OrgSrcFontLockCommentFace">custom-set-faces<text:s/>was<text:s/>added<text:s/>by<text:s/>Custom.</text:span></text:p>
      <text:p text:style-name="OrgSrcBlock"><text:tab/><text:tab/><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tab/><text:tab/><text:s/><text:s/><text:span text:style-name="OrgSrcFontLockCommentDelimiterFace">;;<text:s/></text:span><text:span text:style-name="OrgSrcFontLockCommentFace">Your<text:s/>init<text:s/>file<text:s/>should<text:s/>contain<text:s/>only<text:s/>one<text:s/>such<text:s/>instance.</text:span></text:p>
      <text:p text:style-name="OrgSrcBlock"><text:tab/><text:tab/><text:s/><text:s/><text:span text:style-name="OrgSrcFontLockCommentDelimiterFace">;;<text:s/></text:span><text:span text:style-name="OrgSrcFontLockCommentFace">If<text:s/>there<text:s/>is<text:s/>more<text:s/>than<text:s/>one,<text:s/>they<text:s/>won't<text:s/>work<text:s/>right.</text:span></text:p>
      <text:p text:style-name="OrgSrcBlock"><text:tab/><text:tab/><text:s/><text:s/>'(default<text:s/>((t<text:s/>(<text:span text:style-name="OrgSrcFontLockBuiltinFace">:background</text:span><text:s/><text:span text:style-name="OrgSrcFontLockStringFace">"#FFFFFF"</text:span><text:s/><text:span text:style-name="OrgSrcFontLockBuiltinFace">:foreground</text:span><text:s/><text:span text:style-name="OrgSrcFontLockStringFace">"#202020"</text:span>))))</text:p>
      <text:p text:style-name="OrgSrcBlock"><text:tab/><text:tab/><text:s/><text:s/>'(web-mode-comment-face<text:s/>((t<text:s/>(<text:span text:style-name="OrgSrcFontLockBuiltinFace">:foreground</text:span><text:s/><text:span text:style-name="OrgSrcFontLockStringFace">"#D9333F"</text:span>))))</text:p>
      <text:p text:style-name="OrgSrcBlock"><text:tab/><text:tab/><text:s/><text:s/>'(web-mode-css-at-rule-face<text:s/>((t<text:s/>(<text:span text:style-name="OrgSrcFontLockBuiltinFace">:foreground</text:span><text:s/><text:span text:style-name="OrgSrcFontLockStringFace">"#FF7F00"</text:span>))))</text:p>
      <text:p text:style-name="OrgSrcBlock"><text:tab/><text:tab/><text:s/><text:s/>'(web-mode-css-pseudo-class-face<text:s/>((t<text:s/>(<text:span text:style-name="OrgSrcFontLockBuiltinFace">:foreground</text:span><text:s/><text:span text:style-name="OrgSrcFontLockStringFace">"#FF7F00"</text:span>))))</text:p>
      <text:p text:style-name="OrgSrcBlock"><text:tab/><text:tab/><text:s/><text:s/>'(web-mode-css-rule-face<text:s/>((t<text:s/>(<text:span text:style-name="OrgSrcFontLockBuiltinFace">:foreground</text:span><text:s/><text:span text:style-name="OrgSrcFontLockStringFace">"#A0D8EF"</text:span>))))</text:p>
      <text:p text:style-name="OrgSrcBlock"><text:tab/><text:tab/><text:s/><text:s/>'(web-mode-doctype-face<text:s/>((t<text:s/>(<text:span text:style-name="OrgSrcFontLockBuiltinFace">:foreground</text:span><text:s/><text:span text:style-name="OrgSrcFontLockStringFace">"#82AE46"</text:span>))))</text:p>
      <text:p text:style-name="OrgSrcBlock"><text:tab/><text:tab/><text:s/><text:s/>'(web-mode-html-attr-name-face<text:s/>((t<text:s/>(<text:span text:style-name="OrgSrcFontLockBuiltinFace">:foreground</text:span><text:s/><text:span text:style-name="OrgSrcFontLockStringFace">"#C97586"</text:span>))))</text:p>
      <text:p text:style-name="OrgSrcBlock"><text:tab/><text:tab/><text:s/><text:s/>'(web-mode-html-attr-value-face<text:s/>((t<text:s/>(<text:span text:style-name="OrgSrcFontLockBuiltinFace">:foreground</text:span><text:s/><text:span text:style-name="OrgSrcFontLockStringFace">"#82AE46"</text:span>))))</text:p>
      <text:p text:style-name="OrgSrcBlock"><text:tab/><text:tab/><text:s/><text:s/>'(web-mode-html-tag-face<text:s/>((t<text:s/>(<text:span text:style-name="OrgSrcFontLockBuiltinFace">:foreground</text:span><text:s/><text:span text:style-name="OrgSrcFontLockStringFace">"##4682ae"</text:span><text:s/><text:span text:style-name="OrgSrcFontLockBuiltinFace">:weight</text:span><text:s/>bold))))</text:p>
      <text:p text:style-name="OrgSrcBlock"><text:tab/><text:tab/><text:s/><text:s/>'(web-mode-server-comment-face<text:s/>((t<text:s/>(<text:span text:style-name="OrgSrcFontLockBuiltinFace">:foreground</text:span><text:s/><text:span text:style-name="OrgSrcFontLockStringFace">"#D9333F"</text:span>)))))</text:p>
      <text:p text:style-name="OrgSrcBlock"><text:tab/><text:tab/><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setq<text:s/>auto-mode-alist</text:p>
      <text:p text:style-name="OrgSrcBlock"><text:tab/><text:tab/>(append<text:s/>'((<text:span text:style-name="OrgSrcFontLockStringFace">"\\.phtml\\'"</text:span><text:s/>.<text:s/>web-mode)</text:p>
      <text:p text:style-name="OrgSrcBlock"><text:tab/><text:tab/><text:tab/><text:tab/><text:s/><text:s/>(<text:span text:style-name="OrgSrcFontLockStringFace">"\\.tpl\\.php\\'"</text:span><text:s/>.<text:s/>web-mode)</text:p>
      <text:p text:style-name="OrgSrcBlock"><text:tab/><text:tab/><text:tab/><text:tab/><text:s/><text:s/>(<text:span text:style-name="OrgSrcFontLockStringFace">"\\.jsp\\'"</text:span><text:s/>.<text:s/>web-mode)</text:p>
      <text:p text:style-name="OrgSrcBlock"><text:tab/><text:tab/><text:tab/><text:tab/><text:s/><text:s/>(<text:span text:style-name="OrgSrcFontLockStringFace">"\\.as[cp]x\\'"</text:span><text:s/>.<text:s/>web-mode)</text:p>
      <text:p text:style-name="OrgSrcBlock"><text:tab/><text:tab/><text:tab/><text:tab/><text:s/><text:s/>(<text:span text:style-name="OrgSrcFontLockStringFace">"\\.erb\\'"</text:span><text:s/>.<text:s/>web-mode)</text:p>
      <text:p text:style-name="OrgSrcBlock"><text:tab/><text:tab/><text:tab/><text:tab/><text:s/><text:s/>(<text:span text:style-name="OrgSrcFontLockStringFace">"\\.mustache\\'"</text:span><text:s/>.<text:s/>web-mode)</text:p>
      <text:p text:style-name="OrgSrcBlock"><text:tab/><text:tab/><text:tab/><text:tab/><text:s/><text:s/>(<text:span text:style-name="OrgSrcFontLockStringFace">"\\.djhtml\\'"</text:span><text:s/>.<text:s/>web-mode)</text:p>
      <text:p text:style-name="OrgSrcBlock"><text:tab/><text:tab/><text:tab/><text:tab/><text:s/><text:s/>(<text:span text:style-name="OrgSrcFontLockStringFace">"\\.html?\\'"</text:span><text:s/>.<text:s/>web-mode))</text:p>
      <text:p text:style-name="OrgSrcBlockLastLine"><text:tab/><text:tab/><text:tab/><text:tab/>auto-mode-alist)))</text:p>
      <text:h text:style-name="Heading_20_2" text:outline-level="2">
<text:bookmark-start text:name="OrgXref.sec-5-23"/>
<text:bookmark text:name="sec-5-23"/>[zencoding-mode] HTML編集の高速化
<text:bookmark-end text:name="OrgXref.sec-5-23"/></text:h>
      <text:p text:style-name="Text_20_body">zencoding でタグ打ちを効率化します。</text:p>
      <text:list text:style-name="OrgBulletedList" text:continue-numbering="false">
        <text:list-item>
          <text:p text:style-name="Text_20_body"><text:a xlink:type="simple" xlink:href="http://www.emacswiki.org/emacs/ZenCoding">http://www.emacswiki.org/emacs/ZenCoding</text:a></text:p>
        </text:list-item>
      </text:list>
      <text:p text:style-name="OrgSrcBlock">(add-hook<text:s/>'sgml-mode-hook<text:s/>'zencoding-mode)</text:p>
      <text:p text:style-name="OrgSrcBlock">(add-hook<text:s/>'html-mode-hook<text:s/>'zencoding-mode)</text:p>
      <text:p text:style-name="OrgSrcBlock">(add-hook<text:s/>'web-mode-hook<text:s/>'zencoding-mode)</text:p>
      <text:p text:style-name="OrgSrcBlock">(eval-after-autoload-if-found</text:p>
      <text:p text:style-name="OrgSrcBlock"><text:s/>'(zencoding-mode<text:s/>zencoding-expand-line)<text:s/><text:span text:style-name="OrgSrcFontLockStringFace">"zencoding-mode"</text:span><text:s/><text:span text:style-name="OrgSrcFontLockStringFace">"Zen-coding"</text:span><text:s/>t<text:s/>nil</text:p>
      <text:p text:style-name="OrgSrcBlockLastLine"><text:s/>'((define-key<text:s/>zencoding-mode-keymap<text:s/>(kbd<text:s/><text:span text:style-name="OrgSrcFontLockStringFace">"M-&lt;return&gt;"</text:span>)<text:s/>'zencoding-expand-line)))</text:p>
      <text:h text:style-name="Heading_20_1" text:outline-level="1">
<text:bookmark-start text:name="OrgXref.sec-6"/>
<text:bookmark text:name="sec-6"/>表示サポート
<text:bookmark-end text:name="OrgXref.sec-6"/></text:h>
      <text:h text:style-name="Heading_20_2" text:outline-level="2">
<text:bookmark-start text:name="OrgXref.sec-6-1"/>
<text:bookmark text:name="sec-6-1"/>モードラインのモード名を短くする
<text:bookmark-end text:name="OrgXref.sec-6-1"/></text:h>
      <text:p text:style-name="Text_20_body">自作した <text:span text:style-name="OrgCode">mode-name-abbrev.el</text:span> を使っています。不具合も多いので非公開 ;-)</text:p>
      <text:p text:style-name="OrgSrcBlockLastLine">(<text:span text:style-name="OrgSrcFontLockKeywordFace">require</text:span><text:s/>'<text:span text:style-name="OrgSrcFontLockConstantFace">mode-name-abbrev</text:span><text:s/>nil<text:s/>t)</text:p>
      <text:h text:style-name="Heading_20_2" text:outline-level="2">
<text:bookmark-start text:name="OrgXref.sec-6-2"/>
<text:bookmark text:name="sec-6-2"/>モードラインのNarrowを短くする
<text:bookmark-end text:name="OrgXref.sec-6-2"/></text:h>
      <text:p text:style-name="Text_20_body">標準では「Narrow」と表示されますが、「N」に短縮します。</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tab/><text:s/><text:s/>(mapcar<text:s/>(<text:span text:style-name="OrgSrcFontLockKeywordFace">lambda</text:span><text:s/>(entry)</text:p>
      <text:p text:style-name="OrgSrcBlock"><text:tab/>(<text:span text:style-name="OrgSrcFontLockKeywordFace">if</text:span><text:s/>(and<text:s/>(stringp<text:s/>entry)</text:p>
      <text:p text:style-name="OrgSrcBlock"><text:tab/><text:s/><text:s/><text:s/>(string=<text:s/>entry<text:s/><text:span text:style-name="OrgSrcFontLockStringFace">"%n"</text:span>))</text:p>
      <text:p text:style-name="OrgSrcBlock"><text:tab/><text:tab/>'(<text:span text:style-name="OrgSrcFontLockBuiltinFace">:eval</text:span><text:s/>(<text:span text:style-name="OrgSrcFontLockKeywordFace">if</text:span><text:s/>(and<text:s/>(=<text:s/>1<text:s/>(point-min))</text:p>
      <text:p text:style-name="OrgSrcBlock"><text:tab/><text:tab/><text:s/>(=<text:s/>(1+<text:s/>(buffer-size))<text:s/>(point-max)))<text:s/><text:span text:style-name="OrgSrcFontLockStringFace">""</text:span></text:p>
      <text:p text:style-name="OrgSrcBlock"><text:tab/><text:tab/>my-narrow-display))<text:s/>entry))</text:p>
      <text:p text:style-name="OrgSrcBlockLastLine"><text:tab/><text:tab/>mode-line-modes))</text:p>
      <text:h text:style-name="Heading_20_2" text:outline-level="2">
<text:bookmark-start text:name="OrgXref.sec-6-3"/>
<text:bookmark text:name="sec-6-3"/>モードラインの色をカスタマイズする
<text:bookmark-end text:name="OrgXref.sec-6-3"/></text:h>
      <text:p text:style-name="OrgSrcBlock">(set-face-attribute<text:s/>'mode-line<text:s/>nil<text:s/><text:span text:style-name="OrgSrcFontLockBuiltinFace">:overline</text:span><text:s/><text:span text:style-name="OrgSrcFontLockStringFace">"#203e6f"</text:span><text:s/><text:span text:style-name="OrgSrcFontLockBuiltinFace">:box</text:span><text:s/>nil)</text:p>
      <text:p text:style-name="OrgSrcBlock">(set-face-foreground<text:s/>'mode-line<text:s/><text:span text:style-name="OrgSrcFontLockStringFace">"#203e6f"</text:span>)</text:p>
      <text:p text:style-name="OrgSrcBlock">(set-face-background<text:s/>'mode-line<text:s/><text:span text:style-name="OrgSrcFontLockStringFace">"#b2cefb"</text:span>)</text:p>
      <text:p text:style-name="OrgSrcBlock">(set-face-attribute<text:s/>'mode-line-inactive<text:s/>nil<text:s/><text:span text:style-name="OrgSrcFontLockBuiltinFace">:overline</text:span><text:s/><text:span text:style-name="OrgSrcFontLockStringFace">"#94bbf9"</text:span><text:s/><text:span text:style-name="OrgSrcFontLockBuiltinFace">:box</text:span><text:s/>nil)</text:p>
      <text:p text:style-name="OrgSrcBlock">(set-face-foreground<text:s/>'mode-line-inactive<text:s/><text:s/><text:span text:style-name="OrgSrcFontLockStringFace">"#94bbf9"</text:span>)</text:p>
      <text:p text:style-name="OrgSrcBlockLastLine">(set-face-background<text:s/>'mode-line-inactive<text:s/><text:span text:style-name="OrgSrcFontLockStringFace">"#d8e6fd"</text:span>)</text:p>
      <text:h text:style-name="Heading_20_3" text:outline-level="3">
<text:bookmark-start text:name="OrgXref.sec-6-3-1"/>
<text:bookmark text:name="sec-6-3-1"/>色セット例
<text:bookmark-end text:name="OrgXref.sec-6-3-1"/></text:h>
      <text:list text:style-name="OrgBulletedList" text:continue-numbering="false">
        <text:list-item>
          <text:p text:style-name="Text_20_body">青／白</text:p>
        </text:list-item>
      </text:list>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bookmark-start text:name="OrgXref.sec-6-4"/>
<text:bookmark text:name="sec-6-4"/>visible-bell のカスタマイズ
<text:bookmark-end text:name="OrgXref.sec-6-4"/></text:h>
      <text:p text:style-name="Text_20_body"><text:a xlink:type="simple" xlink:href="http://www.emacswiki.org/emacs/MilesBader">http://www.emacswiki.org/emacs/MilesBader</text:a> を参考にカスタマイズしている。</text:p>
      <text:p text:style-name="Text_20_body">visibl-bell を使うと、操作ミスで発生するビープ音を、視覚的な表示に入れ替えられる。しかし、デフォルトではバッファ中央に黒い四角が表示されて少々鬱陶しいので、ミニバッファの点滅に変更する</text:p>
      <text:p text:style-name="OrgSrcBlock">(<text:span text:style-name="OrgSrcFontLockKeywordFace">when</text:span><text:s/>(autoload-if-found<text:s/>'echo-area-bell<text:s/><text:span text:style-name="OrgSrcFontLockStringFace">"echo-area-bell"</text:span><text:s/>nil<text:s/>t)</text:p>
      <text:p text:style-name="OrgSrcBlock"><text:s/><text:s/>(setq<text:s/>visible-bell<text:s/>t)</text:p>
      <text:p text:style-name="OrgSrcBlockLastLine"><text:s/><text:s/>(setq<text:s/>ring-bell-function<text:s/>'echo-area-bell))</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tab/><text:s/>(setq<text:s/>ring-bell-function<text:s/>'echo-area-bell)))</text:p>
      <text:h text:style-name="Heading_20_2" text:outline-level="2">
<text:bookmark-start text:name="OrgXref.sec-6-5"/>
<text:bookmark text:name="sec-6-5"/>常に <text:span text:style-name="Bold">scratch</text:span> を表示して起動する
<text:bookmark-end text:name="OrgXref.sec-6-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
<text:bookmark-start text:name="OrgXref.sec-6-6"/>
<text:bookmark text:name="sec-6-6"/>バッテリー情報をモードラインに表示する
<text:bookmark-end text:name="OrgXref.sec-6-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bookmark-start text:name="OrgXref.sec-6-7"/>
<text:bookmark text:name="sec-6-7"/>スクロールバーを非表示にする
<text:bookmark-end text:name="OrgXref.sec-6-7"/></text:h>
      <text:p text:style-name="Text_20_body">スクロールバーを非表示にするには、nil を指定します。<text:line-break/>右側に表示したい場合は、'right とします。</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bookmark-start text:name="OrgXref.sec-6-8"/>
<text:bookmark text:name="sec-6-8"/>ツールバーを非表示にする
<text:bookmark-end text:name="OrgXref.sec-6-8"/></text:h>
      <text:p text:style-name="Text_20_body">ツールバーは使わないので非表示にします。</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
<text:bookmark-start text:name="OrgXref.sec-6-9"/>
<text:bookmark text:name="sec-6-9"/>起動時のスプラッシュ画面を表示しない
<text:bookmark-end text:name="OrgXref.sec-6-9"/></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
<text:bookmark-start text:name="OrgXref.sec-6-10"/>
<text:bookmark text:name="sec-6-10"/>カーソル行の行数をモードラインに表示する
<text:bookmark-end text:name="OrgXref.sec-6-10"/></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bookmark-start text:name="OrgXref.sec-6-11"/>
<text:bookmark text:name="sec-6-11"/>カーソル行の関数名をモードラインに表示する
<text:bookmark-end text:name="OrgXref.sec-6-11"/></text:h>
      <text:list text:style-name="OrgBulletedList" text:continue-numbering="false">
        <text:list-item>
          <text:p text:style-name="Text_20_body">emacs24.3 で重く感じるので外している。</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bookmark-start text:name="OrgXref.sec-6-12"/>
<text:bookmark text:name="sec-6-12"/>時刻をモードラインに表示する
<text:bookmark-end text:name="OrgXref.sec-6-12"/></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
<text:bookmark-start text:name="OrgXref.sec-6-13"/>
<text:bookmark text:name="sec-6-13"/>対応するカッコをハイライトする
<text:bookmark-end text:name="OrgXref.sec-6-13"/></text:h>
      <text:p text:style-name="Text_20_body">Built-in の paren.el が利用できる。拡張版として <text:a xlink:type="simple" xlink:href="http://www.emacswiki.org/emacs/mic-paren.el">mic-paren.el</text:a> があり、現在はこれを利用している。</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tab/><text:s/><text:s/>(paren-activate)</text:p>
      <text:p text:style-name="OrgSrcBlock"><text:tab/><text:s/><text:s/>(setq<text:s/>paren-sexp-mode<text:s/>nil)</text:p>
      <text:p text:style-name="OrgSrcBlock"><text:tab/><text:s/><text:s/>(set-face-foreground<text:s/>'paren-face-match<text:s/><text:span text:style-name="OrgSrcFontLockStringFace">"#FFFFFF"</text:span>)</text:p>
      <text:p text:style-name="OrgSrcBlock"><text:tab/><text:s/><text:s/><text:span text:style-name="OrgSrcFontLockCommentDelimiterFace">;;<text:s/></text:span><text:span text:style-name="OrgSrcFontLockCommentFace">Deep<text:s/>blue:<text:s/>#6666CC,<text:s/>orange:<text:s/>#FFCC66</text:span></text:p>
      <text:p text:style-name="OrgSrcBlockLastLine"><text:tab/><text:s/><text:s/>(set-face-background<text:s/>'paren-face-match<text:s/><text:span text:style-name="OrgSrcFontLockStringFace">"66CC66"</text:span>))</text:p>
      <text:p text:style-name="Text_20_body">paren.el の場合は以下の設定。</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
<text:bookmark-start text:name="OrgXref.sec-6-14"/>
<text:bookmark text:name="sec-6-14"/>全角スペースと行末タブ／半角スペースを強調表示する
<text:bookmark-end text:name="OrgXref.sec-6-14"/></text:h>
      <text:p text:style-name="Text_20_body"><text:a xlink:type="simple" xlink:href="http://ubulog.blogspot.jp/2007/09/emacs_09.html">http://ubulog.blogspot.jp/2007/09/emacs_09.html</text:a></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s/>'((t<text:s/>(<text:span text:style-name="OrgSrcFontLockBuiltinFace">:background</text:span><text:s/><text:span text:style-name="OrgSrcFontLockStringFace">"gray"</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s/>'((t<text:s/>(<text:span text:style-name="OrgSrcFontLockBuiltinFace">:background</text:span><text:s/><text:span text:style-name="OrgSrcFontLockStringFace">"orange"</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orange"</text:span>)))<text:s/>nil<text:s/><text:span text:style-name="OrgSrcFontLockBuiltinFace">:group</text:span><text:s/>'font-lock-highlighting-faces)</text:p>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tab/>(font-lock-add-keywords</text:p>
      <text:p text:style-name="OrgSrcBlock"><text:tab/><text:s/>major-mode</text:p>
      <text:p text:style-name="OrgSrcBlock"><text:tab/><text:s/><text:span text:style-name="OrgSrcFontLockCommentDelimiterFace">;;<text:s/></text:span><text:span text:style-name="OrgSrcFontLockCommentFace">"[\t]+$"<text:s/>行末のタブ</text:span></text:p>
      <text:p text:style-name="OrgSrcBlock"><text:tab/><text:s/>'((<text:span text:style-name="OrgSrcFontLockStringFace">"</text:span><text:span text:style-name="OrgSrcFontLockStringFace">　</text:span><text:span text:style-name="OrgSrcFontLockStringFace">"</text:span><text:s/>0<text:s/>my-face-b-1<text:s/>append)</text:p>
      <text:p text:style-name="OrgSrcBlock"><text:span text:style-name="OrgSrcFontLockCommentDelimiterFace">;;<text:s/><text:s/><text:s/><text:s/><text:s/><text:s/><text:s/></text:span><text:span text:style-name="OrgSrcFontLockCommentFace">("[<text:s/>]+$"<text:s/>0<text:s/>my-face-b-3<text:s/>append)</text:span></text:p>
      <text:p text:style-name="OrgSrcBlock"><text:tab/><text:s/><text:s/><text:s/>(<text:span text:style-name="OrgSrcFontLockStringFace">"[\t]+$"</text:span><text:s/>0<text:s/>my-face-b-2<text:s/>append))))</text:p>
      <text:p text:style-name="OrgSrcBlock"><text:s/><text:s/>(ad-enable-advice<text:s/>'font-lock-mode<text:s/>'before<text:s/>'my-font-lock-mode)</text:p>
      <text:p text:style-name="OrgSrcBlockLastLine"><text:s/><text:s/>(ad-activate<text:s/>'font-lock-mode)</text:p>
      <text:h text:style-name="Heading_20_2" text:outline-level="2">
<text:bookmark-start text:name="OrgXref.sec-6-15"/>
<text:bookmark text:name="sec-6-15"/>[migemo.el] ローマ字入力で日本語を検索する
<text:bookmark-end text:name="OrgXref.sec-6-15"/></text:h>
      <text:p text:style-name="Text_20_body"><text:a xlink:type="simple" xlink:href="http://0xcc.net/migemo/#download">http://0xcc.net/migemo/#download</text:a></text:p>
      <text:p text:style-name="Text_20_body">以下は、<text:a xlink:type="simple" xlink:href="http://www.kaoriya.net/software/cmigemo">cmigemo</text:a> を使う設定です。</text:p>
      <text:p text:style-name="OrgSrcBlock">(<text:span text:style-name="OrgSrcFontLockKeywordFace">when</text:span><text:s/>(and<text:s/>(autoload-if-found<text:s/>'migemo-init<text:s/><text:span text:style-name="OrgSrcFontLockStringFace">"migemo"</text:span><text:s/>nil<text:s/>t)</text:p>
      <text:p text:style-name="OrgSrcBlock"><text:s/><text:s/><text:s/><text:s/><text:s/><text:s/><text:s/><text:s/><text:s/><text:s/><text:s/>(executable-find<text:s/><text:span text:style-name="OrgSrcFontLockStringFace">"cmigemo"</text:span>))</text:p>
      <text:p text:style-name="OrgSrcBlock"><text:s/><text:s/>(add-hook<text:s/>'isearch-mode-hook<text:s/>'migemo-init)</text:p>
      <text:p text:style-name="OrgSrcBlock"><text:s/><text:s/>(eval-after-load<text:s/><text:span text:style-name="OrgSrcFontLockStringFace">"migemo"</text:span></text:p>
      <text:p text:style-name="OrgSrcBlock"><text:s/><text:s/><text:s/><text:s/>'(<text:span text:style-name="OrgSrcFontLockKeywordFace">progn</text:span></text:p>
      <text:p text:style-name="OrgSrcBlock"><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LastLine"><text:s/><text:s/><text:s/><text:s/><text:s/><text:s/><text:s/>(setq<text:s/>migemo-coding-system<text:s/>'utf-8-unix))))</text:p>
      <text:p text:style-name="OrgSrcBlock">(<text:span text:style-name="OrgSrcFontLockKeywordFace">when</text:span></text:p>
      <text:p text:style-name="OrgSrcBlock"><text:tab/>(eval-after-autoload-if-found</text:p>
      <text:p text:style-name="OrgSrcBlock"><text:tab/><text:s/>'(migemo-init)<text:s/><text:span text:style-name="OrgSrcFontLockStringFace">"migemo"</text:span><text:s/>nil<text:s/>t<text:s/>nil</text:p>
      <text:p text:style-name="OrgSrcBlock"><text:tab/><text:s/>'((setq<text:s/>completion-ignore-case<text:s/>t)<text:s/><text:span text:style-name="OrgSrcFontLockCommentDelimiterFace">;;<text:s/></text:span><text:span text:style-name="OrgSrcFontLockCommentFace">case-independent</text:span></text:p>
      <text:p text:style-name="OrgSrcBlock"><text:tab/><text:s/><text:s/><text:s/>(setq<text:s/>migemo-command<text:s/><text:span text:style-name="OrgSrcFontLockStringFace">"cmigemo"</text:span>)</text:p>
      <text:p text:style-name="OrgSrcBlock"><text:tab/><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tab/><text:s/><text:s/><text:s/>(setq<text:s/>migemo-dictionary<text:s/><text:span text:style-name="OrgSrcFontLockStringFace">"/usr/local/share/migemo/utf-8/migemo-dict"</text:span>)</text:p>
      <text:p text:style-name="OrgSrcBlock"><text:tab/><text:s/><text:s/><text:s/>(setq<text:s/>migemo-user-dictionary<text:s/>nil)</text:p>
      <text:p text:style-name="OrgSrcBlock"><text:tab/><text:s/><text:s/><text:s/>(setq<text:s/>migemo-regex-dictionary<text:s/>nil)</text:p>
      <text:p text:style-name="OrgSrcBlock"><text:tab/><text:s/><text:s/><text:s/>(setq<text:s/>migemo-use-pattern-alist<text:s/>t)</text:p>
      <text:p text:style-name="OrgSrcBlock"><text:tab/><text:s/><text:s/><text:s/>(setq<text:s/>migemo-use-frequent-pattern-alist<text:s/>t)</text:p>
      <text:p text:style-name="OrgSrcBlock"><text:tab/><text:s/><text:s/><text:s/>(setq<text:s/>migemo-pattern-alist-length<text:s/>1024)</text:p>
      <text:p text:style-name="OrgSrcBlock"><text:tab/><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tab/>(add-hook<text:s/>'isearch-mode-hook<text:s/>'migemo-init)))</text:p>
      <text:h text:style-name="Heading_20_2" text:outline-level="2">
<text:bookmark-start text:name="OrgXref.sec-6-16"/>
<text:bookmark text:name="sec-6-16"/>[anything.el] 何でも絞り込みインターフェイス
<text:bookmark-end text:name="OrgXref.sec-6-16"/></text:h>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p>
      <text:p text:style-name="OrgSrcBlock">(<text:span text:style-name="OrgSrcFontLockKeywordFace">when</text:span><text:s/>(eval-after-autoload-if-found</text:p>
      <text:p text:style-name="OrgSrcBlock"><text:tab/><text:s/><text:s/><text:s/>'(anything-other-buffer<text:s/>anything-complete<text:s/>anything-M-x</text:p>
      <text:p text:style-name="OrgSrcBlock"><text:tab/><text:tab/><text:tab/><text:tab/><text:tab/><text:tab/><text:tab/><text:s/><text:s/><text:s/>anything-c-moccur-occur-by-moccur)</text:p>
      <text:p text:style-name="OrgSrcBlock"><text:tab/><text:s/><text:s/><text:s/><text:span text:style-name="OrgSrcFontLockStringFace">"anything-startup"</text:span><text:s/>nil<text:s/>t<text:s/>nil</text:p>
      <text:p text:style-name="OrgSrcBlock"><text:tab/><text:s/><text:s/><text:s/>'((<text:span text:style-name="OrgSrcFontLockKeywordFace">require</text:span><text:s/>'<text:span text:style-name="OrgSrcFontLockConstantFace">anything-c-moccur</text:span><text:s/>nil<text:s/>t)</text:p>
      <text:p text:style-name="OrgSrcBlock"><text:tab/><text:tab/><text:s/><text:span text:style-name="OrgSrcFontLockCommentDelimiterFace">;;<text:s/><text:s/></text:span><text:span text:style-name="OrgSrcFontLockCommentFace">(setq<text:s/>moccur-split-word<text:s/>t)</text:span></text:p>
      <text:p text:style-name="OrgSrcBlock"><text:tab/><text:tab/><text:s/><text:span text:style-name="OrgSrcFontLockCommentDelimiterFace">;;<text:s/><text:s/></text:span><text:span text:style-name="OrgSrcFontLockCommentFace">(setq<text:s/>anything-c-locate-options<text:s/>`("locate"<text:s/>"-w"))</text:span></text:p>
      <text:p text:style-name="OrgSrcBlock"/>
      <text:p text:style-name="OrgSrcBlock"><text:tab/><text:tab/><text:s/><text:span text:style-name="OrgSrcFontLockCommentDelimiterFace">;;<text:s/></text:span><text:span text:style-name="OrgSrcFontLockCommentFace">M-x<text:s/>install-elisp-from-emacswiki<text:s/>recentf-ext.el</text:span></text:p>
      <text:p text:style-name="OrgSrcBlock"><text:tab/><text:tab/><text:s/><text:span text:style-name="OrgSrcFontLockCommentDelimiterFace">;;<text:s/></text:span><text:span text:style-name="OrgSrcFontLockCommentFace">http://www.emacswiki.org/cgi-bin/wiki/download/recentf-ext.el</text:span></text:p>
      <text:p text:style-name="OrgSrcBlock"><text:tab/><text:tab/><text:s/><text:span text:style-name="OrgSrcFontLockCommentDelimiterFace">;;<text:s/><text:s/></text:span><text:span text:style-name="OrgSrcFontLockCommentFace">(autoload-if-found<text:s/>'recentf-ext<text:s/>"recentf-ext"<text:s/>nil<text:s/>t)</text:span></text:p>
      <text:p text:style-name="OrgSrcBlock"><text:tab/><text:tab/><text:s/>(<text:span text:style-name="OrgSrcFontLockKeywordFace">require</text:span><text:s/>'<text:span text:style-name="OrgSrcFontLockConstantFace">recentf-ext</text:span><text:s/>nil<text:s/>t)</text:p>
      <text:p text:style-name="OrgSrcBlock"/>
      <text:p text:style-name="OrgSrcBlock"><text:tab/><text:tab/><text:s/>(<text:span text:style-name="OrgSrcFontLockKeywordFace">when</text:span><text:s/>(<text:span text:style-name="OrgSrcFontLockKeywordFace">require</text:span><text:s/>'<text:span text:style-name="OrgSrcFontLockConstantFace">migemo</text:span><text:s/>nil<text:s/>t)</text:p>
      <text:p text:style-name="OrgSrcBlock"><text:tab/><text:tab/><text:s/><text:s/><text:s/>(setq<text:s/>moccur-use-migemo<text:s/>t))</text:p>
      <text:p text:style-name="OrgSrcBlock"><text:tab/><text:tab/><text:s/><text:span text:style-name="OrgSrcFontLockCommentDelimiterFace">;;<text:s/></text:span><text:span text:style-name="OrgSrcFontLockCommentFace">M-x<text:s/>anything-grep-by-name</text:span></text:p>
      <text:p text:style-name="OrgSrcBlock"><text:tab/><text:tab/><text:s/>(setq<text:s/>anything-grep-alist</text:p>
      <text:p text:style-name="OrgSrcBlock"><text:tab/><text:tab/><text:tab/><text:s/><text:s/><text:s/>'((<text:span text:style-name="OrgSrcFontLockStringFace">"Org-files"</text:span><text:s/>(<text:span text:style-name="OrgSrcFontLockStringFace">"egrep<text:s/>-Hin<text:s/>%s<text:s/>*.org"</text:span><text:s/><text:span text:style-name="OrgSrcFontLockStringFace">"~/Dropbox/org/"</text:span>))</text:p>
      <text:p text:style-name="OrgSrcBlock"><text:tab/><text:tab/><text:tab/><text:tab/><text:s/>(<text:span text:style-name="OrgSrcFontLockStringFace">".emacs.d"</text:span><text:s/>(<text:span text:style-name="OrgSrcFontLockStringFace">"egrep<text:s/>-Hin<text:s/>%s<text:s/>*.el"</text:span><text:s/><text:span text:style-name="OrgSrcFontLockStringFace">"~/.emacs.d/"</text:span>))</text:p>
      <text:p text:style-name="OrgSrcBlock"><text:tab/><text:tab/><text:tab/><text:tab/><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tab/>(interactive)</text:p>
      <text:p text:style-name="OrgSrcBlock"><text:tab/>(anything-other-buffer</text:p>
      <text:p text:style-name="OrgSrcBlock"><text:tab/><text:s/>'(anything-c-source-recentf</text:p>
      <text:p text:style-name="OrgSrcBlock"><text:tab/><text:s/><text:s/><text:s/>anything-c-source-file-name-history</text:p>
      <text:p text:style-name="OrgSrcBlock"><text:tab/><text:s/><text:s/><text:s/>anything-c-source-buffers</text:p>
      <text:p text:style-name="OrgSrcBlock"><text:tab/><text:s/><text:s/><text:s/>anything-c-source-emacs-commands</text:p>
      <text:p text:style-name="OrgSrcBlock"><text:tab/><text:s/><text:s/><text:s/>anything-c-source-locate)</text:p>
      <text:p text:style-name="OrgSrcBlock"><text:tab/><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tab/>(interactive)</text:p>
      <text:p text:style-name="OrgSrcBlock"><text:tab/>(anything-other-buffer</text:p>
      <text:p text:style-name="OrgSrcBlock"><text:tab/><text:s/>'(anything-c-source-buffers)</text:p>
      <text:p text:style-name="OrgSrcBlock"><text:tab/><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tab/>(<text:span text:style-name="OrgSrcFontLockKeywordFace">defun</text:span><text:s/><text:span text:style-name="OrgSrcFontLockFunctionNameFace">my-anything-spotlight</text:span><text:s/>()</text:p>
      <text:p text:style-name="OrgSrcBlock"><text:tab/><text:s/><text:s/><text:span text:style-name="OrgSrcFontLockDocFace">"Spotlight<text:s/>search<text:s/>with<text:s/>anything.el"</text:span></text:p>
      <text:p text:style-name="OrgSrcBlock"><text:tab/><text:s/><text:s/>(interactive)</text:p>
      <text:p text:style-name="OrgSrcBlock"><text:tab/><text:s/><text:s/>(anything-other-buffer</text:p>
      <text:p text:style-name="OrgSrcBlock"><text:tab/><text:s/><text:s/><text:s/>'(anything-c-source-mac-spotlight)</text:p>
      <text:p text:style-name="OrgSrcBlock"><text:tab/><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h text:style-name="Heading_20_3" text:outline-level="3">
<text:bookmark-start text:name="OrgXref.sec-6-16-1"/>
<text:bookmark text:name="sec-6-16-1"/>キーバインド
<text:bookmark-end text:name="OrgXref.sec-6-16-1"/></text:h>
      <text:p text:style-name="Text_20_body">普通に anything-startup を呼んでいる場合には、anything-M-xを設定する必要はない。</text:p>
      <text:p text:style-name="OrgSrcBlock"><text:s/><text:s/><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text:tab/>(global-set-key<text:s/>(kbd<text:s/><text:span text:style-name="OrgSrcFontLockStringFace">"M-x"</text:span>)<text:s/>'anything-M-x)</text:p>
      <text:p text:style-name="OrgSrcBlock"><text:tab/>(global-set-key<text:s/>(kbd<text:s/><text:span text:style-name="OrgSrcFontLockStringFace">"C-c<text:s/>o"</text:span>)<text:s/>'anything-c-moccur-occur-by-moccur)</text:p>
      <text:p text:style-name="OrgSrcBlock"><text:tab/>(global-set-key<text:s/>(kbd<text:s/><text:span text:style-name="OrgSrcFontLockStringFace">"C-M-r"</text:span>)<text:s/>'my-anything)</text:p>
      <text:p text:style-name="OrgSrcBlock"><text:tab/>(global-set-key<text:s/>(kbd<text:s/><text:span text:style-name="OrgSrcFontLockStringFace">"C-M-s"</text:span>)<text:s/>'my-anything-spotlight)</text:p>
      <text:p text:style-name="OrgSrcBlock"><text:tab/>(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bookmark-start text:name="OrgXref.sec-6-17"/>
<text:bookmark text:name="sec-6-17"/>[stripe-buffer.el] テーブルの色をストライプにする
<text:bookmark-end text:name="OrgXref.sec-6-17"/></text:h>
      <text:p text:style-name="Text_20_body"><text:a xlink:type="simple" xlink:href="https://github.com/sabof/stripe-buffer/blob/master/stripe-buffer.el">stripe-buffer.el</text:a>を使います。重くツリーが多いOrgバッファだと激重になる可能性があり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stripe-buffer</text:span><text:s/>nil<text:s/>t)</text:p>
      <text:p text:style-name="OrgSrcBlockLastLine"><text:s/><text:s/><text:s/>(add-hook<text:s/>'org-mode-hook<text:s/>'turn-on-stripe-table-mode)))</text:p>
      <text:h text:style-name="Heading_20_1" text:outline-level="1">
<text:bookmark-start text:name="OrgXref.sec-7"/>
<text:bookmark text:name="sec-7"/>メディアサポート
<text:bookmark-end text:name="OrgXref.sec-7"/></text:h>
      <text:h text:style-name="Heading_20_2" text:outline-level="2">
<text:bookmark-start text:name="OrgXref.sec-7-1"/>
<text:bookmark text:name="sec-7-1"/>[bongo.el] Emacsのバッファで音楽ライブラリを管理する
<text:bookmark-end text:name="OrgXref.sec-7-1"/></text:h>
      <text:p text:style-name="Text_20_body"><text:a xlink:type="simple" xlink:href="http://pastelwill.jp/wiki/doku.php?id=emacs">iTunes の代わりに Emacs を使う</text:a></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p>
      <text:p text:style-name="Text_20_body">以下の設定では、autoload で使いつつ、=M-x init-bongo= でプレイリストを読み込んでいる。これならば、Emacs起動時は軽量で、かつ、プレイリストの訪問で Bongo を開始できる。</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eval-after-load<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text:span text:style-name="OrgSrcFontLockKeywordFace">when</text:span><text:s/>(eval-after-autoload-if-found</text:p>
      <text:p text:style-name="OrgSrcBlock"><text:tab/><text:s/><text:s/><text:s/>'(bongo)<text:s/><text:span text:style-name="OrgSrcFontLockStringFace">"bongo-mplayer"</text:span><text:s/>nil<text:s/>t<text:s/>nil</text:p>
      <text:p text:style-name="OrgSrcBlock"><text:tab/><text:s/><text:s/><text:s/>'(<text:span text:style-name="OrgSrcFontLockCommentDelimiterFace">;;<text:s/></text:span><text:span text:style-name="OrgSrcFontLockCommentFace">Volume<text:s/>control</text:span></text:p>
      <text:p text:style-name="OrgSrcBlock"><text:tab/><text:tab/><text:s/><text:span text:style-name="OrgSrcFontLockCommentDelimiterFace">;;<text:s/><text:s/><text:s/><text:s/><text:s/><text:s/><text:s/><text:s/><text:s/></text:span><text:span text:style-name="OrgSrcFontLockCommentFace">(require<text:s/>volume.el<text:s/>nil<text:s/>t)</text:span></text:p>
      <text:p text:style-name="OrgSrcBlock"><text:tab/><text:tab/><text:s/>(setq<text:s/>bongo-mplayer-extra-arguments<text:s/>'(<text:span text:style-name="OrgSrcFontLockStringFace">"-volume"</text:span><text:s/><text:span text:style-name="OrgSrcFontLockStringFace">"1"</text:span>))</text:p>
      <text:p text:style-name="OrgSrcBlock"><text:tab/><text:tab/><text:s/><text:span text:style-name="OrgSrcFontLockCommentDelimiterFace">;;<text:s/></text:span><text:span text:style-name="OrgSrcFontLockCommentFace">Avoid<text:s/>error<text:s/>when<text:s/>editing<text:s/>bongo<text:s/>buffers</text:span></text:p>
      <text:p text:style-name="OrgSrcBlock"><text:tab/><text:tab/><text:s/>(setq<text:s/>yank-excluded-properties<text:s/>nil)</text:p>
      <text:p text:style-name="OrgSrcBlock"><text:tab/><text:tab/><text:s/><text:span text:style-name="OrgSrcFontLockCommentDelimiterFace">;;<text:s/></text:span><text:span text:style-name="OrgSrcFontLockCommentFace">Use<text:s/>mplayer</text:span></text:p>
      <text:p text:style-name="OrgSrcBlock"><text:tab/><text:tab/><text:s/>(setq<text:s/>bongo-enabled-backends<text:s/>'(mplayer))))</text:p>
      <text:p text:style-name="OrgSrcBlock"/>
      <text:p text:style-name="OrgSrcBlock"><text:s/><text:s/>(<text:span text:style-name="OrgSrcFontLockKeywordFace">defun</text:span><text:s/><text:span text:style-name="OrgSrcFontLockFunctionNameFace">init-bongo</text:span><text:s/>()</text:p>
      <text:p text:style-name="OrgSrcBlock"><text:tab/>(interactive)</text:p>
      <text:p text:style-name="OrgSrcBlock"><text:tab/>(bongo)</text:p>
      <text:p text:style-name="OrgSrcBlockLastLine"><text:tab/>(find-file<text:s/><text:span text:style-name="OrgSrcFontLockStringFace">"~/Desktop/next/Tidy/hoge.bongo-playlist"</text:span>)))</text:p>
      <text:p text:style-name="Text_20_body">org-player.el を使えば、org-mode のバッファから Bongo を操作できる。</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bookmark-start text:name="OrgXref.sec-7-2"/>
<text:bookmark text:name="sec-7-2"/>[GoogleMaps.el] GoogleMaps を Emacs 内で使う
<text:bookmark-end text:name="OrgXref.sec-7-2"/></text:h>
      <text:p text:style-name="Text_20_body"><text:a xlink:type="simple" xlink:href="http://julien.danjou.info/software/google-maps.el">http://julien.danjou.info/software/google-maps.el</text:a></text:p>
      <text:p text:style-name="Text_20_body"><text:span text:style-name="OrgCode">M-x gogole-maps</text:span> で起動します。</text:p>
      <text:p text:style-name="OrgSrcBlock">(<text:span text:style-name="OrgSrcFontLockKeywordFace">require</text:span><text:s/>'<text:span text:style-name="OrgSrcFontLockConstantFace">google-maps</text:span><text:s/>nil<text:s/>t)</text:p>
      <text:p text:style-name="OrgSrcBlockLastLine">(<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p>
      <text:h text:style-name="Heading_20_2" text:outline-level="2">
<text:bookmark-start text:name="OrgXref.sec-7-3"/>
<text:bookmark text:name="sec-7-3"/>[org-google-weather.el] org-agenda に天気を表示する
<text:bookmark-end text:name="OrgXref.sec-7-3"/></text:h>
      <text:p text:style-name="Text_20_body"><text:a xlink:type="simple" xlink:href="http://julien.danjou.info/software/google-weather.el">http://julien.danjou.info/software/google-weather.el</text:a></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
<text:bookmark-start text:name="OrgXref.sec-8"/>
<text:bookmark text:name="sec-8"/>履歴／ファイル管理
<text:bookmark-end text:name="OrgXref.sec-8"/></text:h>
      <text:h text:style-name="Heading_20_2" text:outline-level="2">
<text:bookmark-start text:name="OrgXref.sec-8-1"/>
<text:bookmark text:name="sec-8-1"/>Undoバッファを無限に取る
<text:bookmark-end text:name="OrgXref.sec-8-1"/></text:h>
      <text:p text:style-name="OrgSrcBlockLastLine">(setq<text:s/>undo-outer-limit<text:s/>nil)</text:p>
      <text:h text:style-name="Heading_20_2" text:outline-level="2">
<text:bookmark-start text:name="OrgXref.sec-8-2"/>
<text:bookmark text:name="sec-8-2"/>バッファ保存時にバックアップファイルを生成する
<text:bookmark-end text:name="OrgXref.sec-8-2"/></text:h>
      <text:p text:style-name="Text_20_body">バッファが保存されるとき、必ずバックアップを生成する。</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tab/><text:tab/><text:tab/><text:tab/>'(<text:span text:style-name="OrgSrcFontLockKeywordFace">lambda</text:span><text:s/>()<text:s/>(interactive)<text:s/>(save-buffer<text:s/>16)))</text:p>
      <text:h text:style-name="Heading_20_2" text:outline-level="2">
<text:bookmark-start text:name="OrgXref.sec-8-3"/>
<text:bookmark text:name="sec-8-3"/>ミニバッファの履歴を保存しリストアする
<text:bookmark-end text:name="OrgXref.sec-8-3"/></text:h>
      <text:p text:style-name="OrgSrcBlockLastLine">(savehist-mode<text:s/>1)</text:p>
      <text:h text:style-name="Heading_20_2" text:outline-level="2">
<text:bookmark-start text:name="OrgXref.sec-8-4"/>
<text:bookmark text:name="sec-8-4"/>履歴サイズを大きくする
<text:bookmark-end text:name="OrgXref.sec-8-4"/></text:h>
      <text:p text:style-name="Text_20_body">tで無限大に指定する。</text:p>
      <text:p text:style-name="OrgSrcBlockLastLine">(setq<text:s/>history-length<text:s/>1000)</text:p>
      <text:h text:style-name="Heading_20_2" text:outline-level="2">
<text:bookmark-start text:name="OrgXref.sec-8-5"/>
<text:bookmark text:name="sec-8-5"/>Emacs終了時に開いていたバッファを起動時に復元する
<text:bookmark-end text:name="OrgXref.sec-8-5"/></text:h>
      <text:p text:style-name="Text_20_body">Built-in の <text:a xlink:type="simple" xlink:href="http://www.emacswiki.org/emacs/DeskTop">desktop.el</text:a> を使う。</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p>
      <text:p text:style-name="OrgSrcBlock">(<text:span text:style-name="OrgSrcFontLockKeywordFace">when</text:span><text:s/>(autoload-if-found</text:p>
      <text:p text:style-name="OrgSrcBlock"><text:s/><text:s/><text:s/><text:s/><text:s/><text:s/><text:s/>'(desktop-save<text:s/>desktop-clear<text:s/>desktop-load-default<text:s/>desktop-remove)</text:p>
      <text:p text:style-name="OrgSrcBlock"><text:s/><text:s/><text:s/><text:s/><text:s/><text:s/><text:s/><text:span text:style-name="OrgSrcFontLockStringFace">"desktop"</text:span><text:s/>nil<text:s/>t)</text:p>
      <text:p text:style-name="OrgSrcBlock"><text:s/><text:s/>(desktop-save-mode<text:s/>1)</text:p>
      <text:p text:style-name="OrgSrcBlockLastLine"><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bookmark-start text:name="OrgXref.sec-8-6"/>
<text:bookmark text:name="sec-8-6"/>最近開いたファイルリストを保持
<text:bookmark-end text:name="OrgXref.sec-8-6"/></text:h>
      <text:p text:style-name="Text_20_body">Built-in の <text:a xlink:type="simple" xlink:href="http://www.emacswiki.org/emacs/RecentFiles">recentf.el</text:a> を使う。</text:p>
      <text:p text:style-name="Text_20_body"><text:a xlink:type="simple" xlink:href="http://d.hatena.ne.jp/tomoya/20110217/1297928222">http://d.hatena.ne.jp/tomoya/20110217/1297928222</text:a></text:p>
      <text:p text:style-name="Text_20_body">session.el でも履歴管理できるが、anything のソースとして使っているので併用している。</text:p>
      <text:p text:style-name="Text_20_body">起動直後から有効にするので、autolad-if-load で括る必要はない。</text:p>
      <text:p text:style-name="Text_20_body">recentf-auto-cleanup を ='mode= にすると起動時にファイルのクリーニングが行われるてしまうので、='never= で回避し、アイドルタイマーで対応する。これだけで50[ms]ほど起動を高速化できる。</text:p>
      <text:p text:style-name="OrgSrcBlock">(add-hook<text:s/>'after-init-hook<text:s/>'recentf-mode)</text:p>
      <text:p text:style-name="OrgSrcBlock">(eval-after-load<text:s/><text:span text:style-name="OrgSrcFontLockStringFace">"recentf"</text:span></text:p>
      <text:p text:style-name="OrgSrcBlock"><text:s/><text:s/>'(<text:span text:style-name="OrgSrcFontLockKeywordFace">progn</text:span></text:p>
      <text:p text:style-name="OrgSrcBlock"><text:tab/><text:s/>(setq<text:s/>recentf-max-saved-items<text:s/>2000)</text:p>
      <text:p text:style-name="OrgSrcBlock"><text:tab/><text:s/>(setq<text:s/>recentf-save-file</text:p>
      <text:p text:style-name="OrgSrcBlock"><text:tab/><text:tab/><text:s/><text:s/><text:s/>(expand-file-name<text:s/><text:span text:style-name="OrgSrcFontLockStringFace">"~/.emacs.d/.recentf"</text:span>))</text:p>
      <text:p text:style-name="OrgSrcBlock"><text:tab/><text:s/>(setq<text:s/>recentf-auto-cleanup<text:s/>'never)<text:s/><text:span text:style-name="OrgSrcFontLockCommentDelimiterFace">;<text:s/></text:span><text:span text:style-name="OrgSrcFontLockCommentFace">default<text:s/>=<text:s/>'mode</text:span></text:p>
      <text:p text:style-name="OrgSrcBlock"><text:tab/><text:s/>(run-with-idle-timer<text:s/>300<text:s/>t<text:s/>'recentf-save-list)</text:p>
      <text:p text:style-name="OrgSrcBlock"><text:tab/><text:s/>(run-with-idle-timer<text:s/>600<text:s/>t<text:s/>'recentf-cleanup)</text:p>
      <text:p text:style-name="OrgSrcBlock"><text:tab/><text:s/>(setq<text:s/>recentf-exclude</text:p>
      <text:p text:style-name="OrgSrcBlockLastLine"><text:tab/><text:tab/><text:s/><text:s/><text:s/>'(<text:span text:style-name="OrgSrcFontLockStringFace">"^/tmp\\.*"</text:span><text:s/><text:span text:style-name="OrgSrcFontLockStringFace">"^/private\\.*"</text:span><text:s/><text:span text:style-name="OrgSrcFontLockStringFace">"^/var/folders\\.*"</text:span><text:s/><text:span text:style-name="OrgSrcFontLockStringFace">"/TAGS$"</text:span>))))</text:p>
      <text:h text:style-name="Heading_20_2" text:outline-level="2">
<text:bookmark-start text:name="OrgXref.sec-8-7"/>
<text:bookmark text:name="sec-8-7"/>深夜にバッファを自動整理する
<text:bookmark-end text:name="OrgXref.sec-8-7"/></text:h>
      <text:p text:style-name="Text_20_body"><text:a xlink:type="simple" xlink:href="http://www.emacswiki.org/emacs-zh/CleanBufferList">http://www.emacswiki.org/emacs-zh/CleanBufferList</text:a></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tab/><text:tab/>(append<text:s/>clean-buffer-list-kill-buffer-names</text:p>
      <text:p text:style-name="OrgSrcBlock"><text:tab/><text:tab/><text:tab/><text:tab/>'(<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
<text:bookmark-start text:name="OrgXref.sec-8-8"/>
<text:bookmark text:name="sec-8-8"/>[auto-save-buffers.el] 一定間隔でバッファを保存する
<text:bookmark-end text:name="OrgXref.sec-8-8"/></text:h>
      <text:p text:style-name="Text_20_body"><text:a xlink:type="simple" xlink:href="http://0xcc.net/misc/auto-save/">http://0xcc.net/misc/auto-save/</text:a></text:p>
      <text:p text:style-name="Text_20_body">起動直後から有効にするので、autolad-if-load で括る必要はない。</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text:s/><text:s/>(run-with-idle-timer<text:s/>1.5<text:s/>t</text:p>
      <text:p text:style-name="OrgSrcBlock"><text:tab/><text:tab/><text:tab/><text:tab/><text:tab/><text:s/><text:s/><text:s/>'(<text:span text:style-name="OrgSrcFontLockKeywordFace">lambda</text:span><text:s/>()</text:p>
      <text:p text:style-name="OrgSrcBlock"><text:tab/><text:tab/><text:tab/><text:tab/><text:tab/><text:tab/><text:s/><text:s/>(or<text:s/>(<text:span text:style-name="OrgSrcFontLockKeywordFace">unless</text:span><text:s/>(equal<text:s/>major-mode</text:p>
      <text:p text:style-name="OrgSrcBlock"><text:tab/><text:tab/><text:tab/><text:tab/><text:tab/><text:tab/><text:tab/><text:tab/><text:tab/><text:tab/><text:tab/><text:s/>'undo-tree-visualizer-mode))</text:p>
      <text:p text:style-name="OrgSrcBlock"><text:tab/><text:tab/><text:tab/><text:tab/><text:tab/><text:tab/><text:tab/><text:s/><text:s/>(<text:span text:style-name="OrgSrcFontLockKeywordFace">unless</text:span><text:s/>(equal<text:s/>major-mode</text:p>
      <text:p text:style-name="OrgSrcBlock"><text:tab/><text:tab/><text:tab/><text:tab/><text:tab/><text:tab/><text:tab/><text:tab/><text:tab/><text:tab/><text:tab/><text:s/>'diff-mode)))</text:p>
      <text:p text:style-name="OrgSrcBlockLastLine"><text:tab/><text:tab/><text:tab/><text:tab/><text:tab/><text:tab/><text:s/><text:s/>(auto-save-buffers))))</text:p>
      <text:h text:style-name="Heading_20_2" text:outline-level="2">
<text:bookmark-start text:name="OrgXref.sec-8-9"/>
<text:bookmark text:name="sec-8-9"/>[backup-dir.el] バックアップファイルを一箇所に集める
<text:bookmark-end text:name="OrgXref.sec-8-9"/></text:h>
      <text:p text:style-name="Text_20_body"><text:a xlink:type="simple" xlink:href="http://www.emacswiki.org/emacs/BackupDirectory">http://www.emacswiki.org/emacs/BackupDirectory</text:a><text:line-break/><text:a xlink:type="simple" xlink:href="http://www.northbound-train.com/emacs-hosted/backup-dir.el">http://www.northbound-train.com/emacs-hosted/backup-dir.el</text:a><text:line-break/><text:a xlink:type="simple" xlink:href="http://www.northbound-train.com/emacs.html">http://www.northbound-train.com/emacs.html</text:a></text:p>
      <text:p text:style-name="Text_20_body">起動直後から有効にするので、autolad-if-load で括る必要はない。</text:p>
      <text:p text:style-name="OrgSrcBlock">(make-variable-buffer-local<text:s/>'backup-inhibited)</text:p>
      <text:p text:style-name="OrgSrcBlock">(setq<text:s/>backup-files-store-dir<text:s/><text:span text:style-name="OrgSrcFontLockStringFace">"~/env/emacs_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and<text:s/>(<text:span text:style-name="OrgSrcFontLockKeywordFace">require</text:span><text:s/>'<text:span text:style-name="OrgSrcFontLockConstantFace">backup-dir</text:span><text:s/>nil<text:s/>t)</text:p>
      <text:p text:style-name="OrgSrcBlock"><text:tab/><text:tab/><text:s/><text:s/><text:s/>(file-directory-p<text:s/>backup-files-store-dir))</text:p>
      <text:p text:style-name="OrgSrcBlock"><text:s/><text:s/><text:span text:style-name="OrgSrcFontLockCommentDelimiterFace">;;<text:s/></text:span><text:span text:style-name="OrgSrcFontLockCommentFace">backup<text:s/>path</text:span></text:p>
      <text:p text:style-name="OrgSrcBlock"><text:s/><text:s/>(setq<text:s/>bkup-backup-directory-info<text:s/>'((t<text:s/><text:span text:style-name="OrgSrcFontLockStringFace">"~/env/emacs_backup"</text:span><text:s/>ok-create)))</text:p>
      <text:p text:style-name="OrgSrcBlock"><text:s/><text:s/><text:span text:style-name="OrgSrcFontLockCommentDelimiterFace">;;<text:s/></text:span><text:span text:style-name="OrgSrcFontLockCommentFace">for<text:s/>tramp</text:span></text:p>
      <text:p text:style-name="OrgSrcBlock"><text:s/><text:s/>(setq<text:s/>tramp-bkup-backup-directory-info<text:s/>bkup-backup-directory-info)</text:p>
      <text:p text:style-name="OrgSrcBlock"><text:s/><text:s/><text:span text:style-name="OrgSrcFontLockCommentDelimiterFace">;;<text:s/></text:span><text:span text:style-name="OrgSrcFontLockCommentFace">generation<text:s/>properties</text:span></text:p>
      <text:p text:style-name="OrgSrcBlock"><text:s/><text:s/>(setq<text:s/>delete-old-versions<text:s/>t</text:p>
      <text:p text:style-name="OrgSrcBlock"><text:tab/><text:tab/>kept-old-versions<text:s/>0</text:p>
      <text:p text:style-name="OrgSrcBlock"><text:tab/><text:tab/>kept-new-versions<text:s/>5</text:p>
      <text:p text:style-name="OrgSrcBlockLastLine"><text:tab/><text:tab/>version-control<text:s/>t))</text:p>
      <text:h text:style-name="Heading_20_2" text:outline-level="2">
<text:bookmark-start text:name="OrgXref.sec-8-10"/>
<text:bookmark text:name="sec-8-10"/>[session.el] 様々な履歴を保存し復元に利用する
<text:bookmark-end text:name="OrgXref.sec-8-10"/></text:h>
      <text:p text:style-name="Text_20_body"><text:a xlink:type="simple" xlink:href="http://emacs-session.sourceforge.net/">http://emacs-session.sourceforge.net/</text:a></text:p>
      <text:list text:style-name="OrgBulletedList" text:continue-numbering="false">
        <text:list-item>
          <text:p text:style-name="Text_20_body">入力履歴の保持（検索語、表示したバッファ履歴）</text:p>
        </text:list-item>
        <text:list-item>
          <text:p text:style-name="Text_20_body">保存時のカーソル位置の保持</text:p>
        </text:list-item>
        <text:list-item>
          <text:p text:style-name="Text_20_body">キルリングの保持</text:p>
        </text:list-item>
        <text:list-item>
          <text:p text:style-name="Text_20_body">変更が加えられたファイル履歴の保持</text:p>
        </text:list-item>
      </text:list>
      <text:p text:style-name="Text_20_body">M-x session-save-session</text:p>
      <text:p text:style-name="Text_20_body">session-undo-check を指定していると、保存時ではなくバッファを閉じるときの状態を保持する。</text:p>
      <text:p text:style-name="Text_20_body">Org-mode と併用する場合は、my-org-reveal-session-jump の設定が必須。</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add-to-list<text:s/>'session-globals-exclude<text:s/>'org-mark-ring)</text:p>
      <text:p text:style-name="OrgSrcBlock"><text:s/><text:s/><text:s/><text:s/><text:s/><text:s/><text:s/><text:span text:style-name="OrgSrcFontLockCommentDelimiterFace">;;<text:s/></text:span><text:span text:style-name="OrgSrcFontLockCommentFace">Change<text:s/>save<text:s/>point<text:s/>of<text:s/>session.el</text:span></text:p>
      <text:p text:style-name="OrgSrcBlock"><text:s/><text:s/><text:s/><text:s/><text:s/><text:s/><text:s/>(setq<text:s/>session-save-file<text:s/>(expand-file-name<text:s/><text:span text:style-name="OrgSrcFontLockStringFace">"~/Dropbox/.session"</text:span>))</text:p>
      <text:p text:style-name="OrgSrcBlock"><text:s/><text:s/><text:s/><text:s/><text:s/><text:s/><text:s/>(setq<text:s/>session-initialize<text:s/>'(de-saveplace<text:s/>session<text:s/>keys<text:s/>menus<text:s/>places)</text:p>
      <text:p text:style-name="OrgSrcBlock"><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setq<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OrgSrcBlock">(<text:span text:style-name="OrgSrcFontLockKeywordFace">when</text:span><text:s/>(eval-after-autoload-if-found</text:p>
      <text:p text:style-name="OrgSrcBlock"><text:tab/><text:s/><text:s/><text:s/>'session-initialize<text:s/><text:span text:style-name="OrgSrcFontLockStringFace">"session"</text:span><text:s/>nil<text:s/>t<text:s/>nil</text:p>
      <text:p text:style-name="OrgSrcBlock"><text:tab/><text:s/><text:s/><text:s/>'((add-to-list<text:s/>'session-globals-exclude<text:s/>'org-mark-ring)</text:p>
      <text:p text:style-name="OrgSrcBlock"><text:tab/><text:tab/><text:s/><text:span text:style-name="OrgSrcFontLockCommentDelimiterFace">;;<text:s/></text:span><text:span text:style-name="OrgSrcFontLockCommentFace">Change<text:s/>save<text:s/>point<text:s/>of<text:s/>session.el</text:span></text:p>
      <text:p text:style-name="OrgSrcBlock"><text:tab/><text:tab/><text:s/>(setq<text:s/>session-save-file<text:s/>(expand-file-name<text:s/><text:span text:style-name="OrgSrcFontLockStringFace">"~/Dropbox/.session"</text:span>))</text:p>
      <text:p text:style-name="OrgSrcBlock"><text:tab/><text:tab/><text:s/>(setq<text:s/>session-initialize<text:s/>'(de-saveplace<text:s/>session<text:s/>keys<text:s/>menus<text:s/>places)</text:p>
      <text:p text:style-name="OrgSrcBlock"><text:tab/><text:tab/><text:tab/><text:s/><text:s/><text:s/>session-globals-include<text:s/>'((kill-ring<text:s/>100)</text:p>
      <text:p text:style-name="OrgSrcBlock"><text:tab/><text:tab/><text:tab/><text:tab/><text:tab/><text:tab/><text:tab/><text:tab/><text:tab/><text:tab/><text:s/>(session-file-alist<text:s/>100<text:s/>t)</text:p>
      <text:p text:style-name="OrgSrcBlock"><text:tab/><text:tab/><text:tab/><text:tab/><text:tab/><text:tab/><text:tab/><text:tab/><text:tab/><text:tab/><text:s/>(file-name-history<text:s/>200)</text:p>
      <text:p text:style-name="OrgSrcBlock"><text:tab/><text:tab/><text:tab/><text:tab/><text:tab/><text:tab/><text:tab/><text:tab/><text:tab/><text:tab/><text:s/>search-ring<text:s/>regexp-search-ring))</text:p>
      <text:p text:style-name="OrgSrcBlock"><text:tab/><text:tab/><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p>
      <text:p text:style-name="Text_20_body"><text:a xlink:type="simple" xlink:href="http://www.emacswiki.org/emacs/EmacsSession">http://www.emacswiki.org/emacs/EmacsSession</text:a></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tab/>'(<text:span text:style-name="OrgSrcFontLockKeywordFace">progn</text:span></text:p>
      <text:p text:style-name="OrgSrcBlock"><text:tab/><text:s/><text:s/><text:s/><text:span text:style-name="OrgSrcFontLockCommentDelimiterFace">;;<text:s/></text:span><text:span text:style-name="OrgSrcFontLockCommentFace">For<text:s/>Org-mode</text:span></text:p>
      <text:p text:style-name="OrgSrcBlock"><text:tab/><text:s/><text:s/><text:s/>(<text:span text:style-name="OrgSrcFontLockKeywordFace">defun</text:span><text:s/><text:span text:style-name="OrgSrcFontLockFunctionNameFace">my-maybe-reveal</text:span><text:s/>()</text:p>
      <text:p text:style-name="OrgSrcBlock"><text:tab/><text:tab/><text:s/>(interactive)</text:p>
      <text:p text:style-name="OrgSrcBlock"><text:tab/><text:tab/><text:s/>(<text:span text:style-name="OrgSrcFontLockKeywordFace">when</text:span><text:s/>(and<text:s/>(or<text:s/>(memq<text:s/>major-mode<text:s/>'(org-mode<text:s/>outline-mode))</text:p>
      <text:p text:style-name="OrgSrcBlock"><text:tab/><text:tab/><text:tab/><text:tab/><text:tab/><text:tab/>(and<text:s/>(boundp<text:s/>'outline-minor-mominor-de)</text:p>
      <text:p text:style-name="OrgSrcBlock"><text:tab/><text:tab/><text:tab/><text:tab/><text:tab/><text:tab/><text:tab/><text:s/>outline-minor-mode))</text:p>
      <text:p text:style-name="OrgSrcBlock"><text:tab/><text:tab/><text:tab/><text:tab/><text:tab/>(outline-invisible-p))</text:p>
      <text:p text:style-name="OrgSrcBlock"><text:tab/><text:tab/><text:s/><text:s/><text:s/>(<text:span text:style-name="OrgSrcFontLockKeywordFace">if</text:span><text:s/>(eq<text:s/>major-mode<text:s/>'org-mode)</text:p>
      <text:p text:style-name="OrgSrcBlock"><text:tab/><text:tab/><text:tab/><text:s/><text:s/><text:s/>(org-reveal)</text:p>
      <text:p text:style-name="OrgSrcBlock"><text:tab/><text:tab/><text:tab/><text:s/>(show-subtree))))</text:p>
      <text:p text:style-name="OrgSrcBlock"/>
      <text:p text:style-name="OrgSrcBlock"><text:tab/><text:s/><text:s/><text:s/>(<text:span text:style-name="OrgSrcFontLockKeywordFace">defun</text:span><text:s/><text:span text:style-name="OrgSrcFontLockFunctionNameFace">my-org-reveal-session-jump</text:span><text:s/>()</text:p>
      <text:p text:style-name="OrgSrcBlock"><text:tab/><text:tab/><text:s/>(message<text:s/><text:span text:style-name="OrgSrcFontLockStringFace">"call!"</text:span>)</text:p>
      <text:p text:style-name="OrgSrcBlock"><text:tab/><text:tab/><text:s/>(<text:span text:style-name="OrgSrcFontLockKeywordFace">when</text:span><text:s/>(and<text:s/>(eq<text:s/>major-mode<text:s/>'org-mode)</text:p>
      <text:p text:style-name="OrgSrcBlock"><text:tab/><text:tab/><text:tab/><text:tab/><text:tab/>(outline-invisible-p))</text:p>
      <text:p text:style-name="OrgSrcBlock"><text:tab/><text:tab/><text:s/><text:s/><text:s/>(org-reveal)))</text:p>
      <text:p text:style-name="OrgSrcBlock"/>
      <text:p text:style-name="OrgSrcBlock"><text:tab/><text:s/><text:s/><text:s/><text:span text:style-name="OrgSrcFontLockCommentDelimiterFace">;;<text:s/></text:span><text:span text:style-name="OrgSrcFontLockCommentFace">C-x<text:s/>C-/</text:span></text:p>
      <text:p text:style-name="OrgSrcBlock"><text:tab/><text:s/><text:s/><text:s/>(add-hook<text:s/>'session-after-jump-to-last-change-hook</text:p>
      <text:p text:style-name="OrgSrcBlockLastLine"><text:tab/><text:tab/><text:tab/><text:tab/><text:s/>'my-maybe-reveal))))</text:p>
      <text:h text:style-name="Heading_20_2" text:outline-level="2">
<text:bookmark-start text:name="OrgXref.sec-8-11"/>
<text:bookmark text:name="sec-8-11"/>[wakatime-mode.el] WakaTime を利用して作業記録する
<text:bookmark-end text:name="OrgXref.sec-8-11"/></text:h>
      <text:list text:style-name="OrgNumberedList" text:continue-numbering="false">
        <text:list-item>
          <text:p text:style-name="Text_20_body"><text:a xlink:type="simple" xlink:href="https://www.wakati.me/">https://www.wakati.me/</text:a>（API発行とログGUI表示）</text:p>
        </text:list-item>
        <text:list-item>
          <text:p text:style-name="Text_20_body"><text:a xlink:type="simple" xlink:href="https://github.com/wakatime/wakatime">https://github.com/wakatime/wakatime</text:a>（ログ記録用スクリプト）</text:p>
        </text:list-item>
        <text:list-item>
          <text:p text:style-name="Text_20_body"><text:a xlink:type="simple" xlink:href="https://github.com/nyuhuhuu/wakatime-mode">https://github.com/nyuhuhuu/wakatime-mode</text:a>（Emacs用プラグイン）</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setq<text:s/>wakatime-api-key<text:s/><text:span text:style-name="OrgSrcFontLockStringFace">"&lt;insert<text:s/>your<text:s/>own<text:s/>api<text:s/>key&gt;"</text:span>)</text:p>
      <text:p text:style-name="OrgSrcBlock"><text:s/><text:s/><text:s/><text:s/>(setq<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1" text:outline-level="1">
<text:bookmark-start text:name="OrgXref.sec-9"/>
<text:bookmark text:name="sec-9"/>開発サポート
<text:bookmark-end text:name="OrgXref.sec-9"/></text:h>
      <text:h text:style-name="Heading_20_2" text:outline-level="2">
<text:bookmark-start text:name="OrgXref.sec-9-1"/>
<text:bookmark text:name="sec-9-1"/>便利キーバインド
<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bookmark-start text:name="OrgXref.sec-9-2"/>
<text:bookmark text:name="sec-9-2"/>[gist.el] Gist インターフェイス
<text:bookmark-end text:name="OrgXref.sec-9-2"/></text:h>
      <text:p text:style-name="OrgSrcBlockLastLine">(eval-after-autoload-if-found<text:s/>'(gist)<text:s/><text:span text:style-name="OrgSrcFontLockStringFace">"gist"</text:span><text:s/>nil<text:s/>t)</text:p>
      <text:h text:style-name="Heading_20_2" text:outline-level="2">
<text:bookmark-start text:name="OrgXref.sec-9-3"/>
<text:bookmark text:name="sec-9-3"/>[doxymacs.el] Doxygen のコメントを簡単に入力する
<text:bookmark-end text:name="OrgXref.sec-9-3"/></text:h>
      <text:p text:style-name="Text_20_body"><text:a xlink:type="simple" xlink:href="http://doxymacs.sourceforge.net/">http://doxymacs.sourceforge.net/</text:a></text:p>
      <text:p text:style-name="OrgSrcBlock">(<text:span text:style-name="OrgSrcFontLockKeywordFace">when</text:span><text:s/>(autoload-if-found<text:s/>'doxymacs-mode<text:s/><text:span text:style-name="OrgSrcFontLockStringFace">"doxymacs"</text:span><text:s/>nil<text:s/>t)</text:p>
      <text:p text:style-name="OrgSrcBlock"><text:s/><text:s/>(add-hook<text:s/>'c-mode-common-hook<text:s/>'doxymacs-mode)</text:p>
      <text:p text:style-name="OrgSrcBlock"><text:s/><text:s/>(eval-after-load<text:s/><text:span text:style-name="OrgSrcFontLockStringFace">"doxymacs"</text:span></text:p>
      <text:p text:style-name="OrgSrcBlock"><text:s/><text:s/><text:s/><text:s/>'(<text:span text:style-name="OrgSrcFontLockKeywordFace">progn</text:span></text:p>
      <text:p text:style-name="OrgSrcBlock"><text:s/><text:s/><text:s/><text:s/><text:s/><text:s/><text:s/>(setq<text:s/>doxymacs-doxygen-style<text:s/><text:span text:style-name="OrgSrcFontLockStringFace">"JavaDoc"</text:span>)</text:p>
      <text:p text:style-name="OrgSrcBlock"><text:s/><text:s/><text:s/><text:s/><text:s/><text:s/><text:s/>(add-hook<text:s/>'font-lock-mode-hook</text:p>
      <text:p text:style-name="OrgSrcBlock"><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pan text:style-name="OrgSrcFontLockKeywordFace">when</text:span><text:s/>(or<text:s/>(eq<text:s/>major-mode<text:s/>'c-mode)<text:s/>(eq<text:s/>major-mode<text:s/>'c++-mode))</text:p>
      <text:p text:style-name="OrgSrcBlock"><text:s/><text:s/><text:s/><text:s/><text:s/><text:s/><text:s/><text:s/><text:s/><text:s/><text:s/><text:s/><text:s/><text:s/><text:s/><text:s/><text:s/><text:s/><text:s/><text:s/><text:s/><text:s/>(doxymacs-font-lock))))</text:p>
      <text:p text:style-name="OrgSrcBlockLastLine"><text:s/><text:s/><text:s/><text:s/><text:s/><text:s/><text:s/>(define-key<text:s/>doxymacs-mode-map<text:s/>(kbd<text:s/><text:span text:style-name="OrgSrcFontLockStringFace">"C-c<text:s/>C-s"</text:span>)<text:s/>'ff-find-other-file))))</text:p>
      <text:p text:style-name="OrgSrcBlock">(<text:span text:style-name="OrgSrcFontLockKeywordFace">when</text:span><text:s/>(eval-after-autoload-if-found</text:p>
      <text:p text:style-name="OrgSrcBlock"><text:tab/><text:s/><text:s/><text:s/>'doxymacs-mode<text:s/><text:span text:style-name="OrgSrcFontLockStringFace">"doxymacs"</text:span><text:s/>nil<text:s/>t<text:s/>nil</text:p>
      <text:p text:style-name="OrgSrcBlock"><text:tab/><text:s/><text:s/><text:s/>'((setq<text:s/>doxymacs-doxygen-style<text:s/><text:span text:style-name="OrgSrcFontLockStringFace">"JavaDoc"</text:span>)</text:p>
      <text:p text:style-name="OrgSrcBlock"><text:tab/><text:tab/><text:s/>(add-hook<text:s/>'font-lock-mode-hook</text:p>
      <text:p text:style-name="OrgSrcBlock"><text:tab/><text:tab/><text:tab/><text:tab/><text:s/><text:s/><text:s/>'(<text:span text:style-name="OrgSrcFontLockKeywordFace">lambda</text:span><text:s/>()<text:s/>(interactive)</text:p>
      <text:p text:style-name="OrgSrcBlock"><text:tab/><text:tab/><text:tab/><text:tab/><text:tab/><text:s/><text:s/>(<text:span text:style-name="OrgSrcFontLockKeywordFace">when</text:span><text:s/>(or<text:s/>(eq<text:s/>major-mode<text:s/>'c-mode)</text:p>
      <text:p text:style-name="OrgSrcBlock"><text:tab/><text:tab/><text:tab/><text:tab/><text:tab/><text:tab/><text:tab/><text:tab/>(eq<text:s/>major-mode<text:s/>'c++-mode))</text:p>
      <text:p text:style-name="OrgSrcBlock"><text:tab/><text:tab/><text:tab/><text:tab/><text:tab/><text:tab/>(doxymacs-font-lock))))</text:p>
      <text:p text:style-name="OrgSrcBlock"><text:tab/><text:tab/><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
<text:bookmark-start text:name="OrgXref.sec-9-4"/>
<text:bookmark text:name="sec-9-4"/>[matlab.el] Matlab用の設定
<text:bookmark-end text:name="OrgXref.sec-9-4"/></text:h>
      <text:p text:style-name="OrgSrcBlock">(<text:span text:style-name="OrgSrcFontLockKeywordFace">when</text:span><text:s/>(and<text:s/>(eq<text:s/>window-system<text:s/>'ns)<text:s/>(=<text:s/>emacs-major-version<text:s/>23))</text:p>
      <text:p text:style-name="OrgSrcBlock"><text:s/><text:s/>(autoload<text:s/>'matlab-mode<text:s/><text:span text:style-name="OrgSrcFontLockStringFace">"matlab"</text:span><text:s/><text:span text:style-name="OrgSrcFontLockDocFace">"Enter<text:s/>Matlab<text:s/>mode."</text:span><text:s/>t)</text:p>
      <text:p text:style-name="OrgSrcBlock"><text:s/><text:s/>(setq<text:s/>auto-mode-alist<text:s/>(cons<text:s/>'(<text:span text:style-name="OrgSrcFontLockStringFace">"\\.m\\'"</text:span><text:s/>.<text:s/>matlab-mode)<text:s/>auto-mode-alist))</text:p>
      <text:p text:style-name="OrgSrcBlockLastLine"><text:s/><text:s/>(autoload<text:s/>'matlab-shell<text:s/><text:span text:style-name="OrgSrcFontLockStringFace">"matlab"</text:span><text:s/><text:span text:style-name="OrgSrcFontLockDocFace">"Interactive<text:s/>Matlab<text:s/>mode."</text:span><text:s/>t))</text:p>
      <text:h text:style-name="Heading_20_2" text:outline-level="2">
<text:bookmark-start text:name="OrgXref.sec-9-5"/>
<text:bookmark text:name="sec-9-5"/>[auto-complete.el] 自動補完機能
<text:bookmark-end text:name="OrgXref.sec-9-5"/></text:h>
      <text:p text:style-name="Text_20_body"><text:a xlink:type="simple" xlink:href="http://cx4a.org/software/auto-complete/manual.ja.html">http://cx4a.org/software/auto-complete/manual.ja.html</text:a></text:p>
      <text:list text:style-name="OrgBulletedList" text:continue-numbering="false">
        <text:list-item>
          <text:p text:style-name="Text_20_body">辞書データを使う（ <text:span text:style-name="OrgCode">ac-dictionary-directories</text:span> ）</text:p>
        </text:list-item>
        <text:list-item>
          <text:p text:style-name="Text_20_body">auto-complete.el, auto-complete-config.el, fuzzy.el, popup.el を使う。</text:p>
        </text:list-item>
        <text:list-item>
          <text:p text:style-name="Text_20_body"><text:a xlink:type="simple" xlink:href="http://cx4a.org/software/auto-complete/manual.ja.html">日本語マニュアル</text:a></text:p>
        </text:list-item>
        <text:list-item>
          <text:p text:style-name="Text_20_body">ac-auto-start を 4 にしておけば、3文字までは TAB を yasnippet に渡せる。</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p>
      <text:p text:style-name="Text_20_body">情報源については、<text:a xlink:type="simple" xlink:href="http://cx4a.org/software/auto-complete/manual.ja.html#.E6.A8.99.E6.BA.96.E6.83.85.E5.A0.B1.E6.BA.90">オンラインマニュアル</text:a>を参照のこと。</text:p>
      <text:p text:style-name="OrgSrcBlock">(<text:span text:style-name="OrgSrcFontLockKeywordFace">when</text:span><text:s/>(<text:span text:style-name="OrgSrcFontLockKeywordFace">require</text:span><text:s/>'<text:span text:style-name="OrgSrcFontLockConstantFace">auto-complete</text:span><text:s/>nil<text:s/>t)</text:p>
      <text:p text:style-name="OrgSrcBlock"><text:s/><text:s/>(<text:span text:style-name="OrgSrcFontLockKeywordFace">require</text:span><text:s/>'<text:span text:style-name="OrgSrcFontLockConstantFace">auto-complete-config</text:span><text:s/>nil<text:s/>t)</text:p>
      <text:p text:style-name="OrgSrcBlock"><text:s/><text:s/>(ac-config-default)</text:p>
      <text:p text:style-name="OrgSrcBlock"><text:s/><text:s/>(<text:span text:style-name="OrgSrcFontLockKeywordFace">defun</text:span><text:s/><text:span text:style-name="OrgSrcFontLockFunctionNameFace">ac-org-mode-setup</text:span><text:s/>()</text:p>
      <text:p text:style-name="OrgSrcBlock"><text:tab/><text:span text:style-name="OrgSrcFontLockCommentDelimiterFace">;;<text:s/><text:s/><text:s/><text:s/><text:s/><text:s/><text:s/><text:s/><text:s/><text:s/><text:s/><text:s/></text:span><text:span text:style-name="OrgSrcFontLockCommentFace">(message<text:s/>"<text:s/>&gt;&gt;<text:s/>ac-org-mode-setup")</text:span></text:p>
      <text:p text:style-name="OrgSrcBlock"><text:tab/>(setq<text:s/>ac-sources<text:s/>'(</text:p>
      <text:p text:style-name="OrgSrcBlock"><text:tab/><text:tab/><text:tab/><text:tab/><text:tab/><text:s/><text:s/><text:s/><text:span text:style-name="OrgSrcFontLockCommentDelimiterFace">;;<text:s/><text:s/><text:s/><text:s/><text:s/><text:s/><text:s/><text:s/><text:s/><text:s/><text:s/><text:s/><text:s/><text:s/><text:s/><text:s/><text:s/><text:s/><text:s/><text:s/><text:s/><text:s/><text:s/><text:s/><text:s/><text:s/><text:s/><text:s/><text:s/></text:span><text:span text:style-name="OrgSrcFontLockCommentFace">ac-source-abbrev<text:s/>;<text:s/>Emacs<text:s/>の略語</text:span></text:p>
      <text:p text:style-name="OrgSrcBlock"><text:tab/><text:tab/><text:span text:style-name="OrgSrcFontLockCommentDelimiterFace">;;;<text:s/><text:s/><text:s/><text:s/><text:s/><text:s/><text:s/><text:s/><text:s/><text:s/><text:s/><text:s/><text:s/><text:s/><text:s/><text:s/><text:s/><text:s/><text:s/><text:s/><text:s/><text:s/><text:s/><text:s/><text:s/></text:span><text:span text:style-name="OrgSrcFontLockCommentFace">ac-source-css-property<text:s/>;<text:s/>heavy</text:span></text:p>
      <text:p text:style-name="OrgSrcBlock"><text:tab/><text:tab/><text:tab/><text:tab/><text:tab/><text:s/><text:s/><text:s/>ac-source-dictionary<text:s/><text:span text:style-name="OrgSrcFontLockCommentDelimiterFace">;<text:s/></text:span><text:span text:style-name="OrgSrcFontLockCommentFace">辞書</text:span></text:p>
      <text:p text:style-name="OrgSrcBlock"><text:tab/><text:tab/><text:tab/><text:tab/><text:tab/><text:s/><text:s/><text:s/>ac-source-features</text:p>
      <text:p text:style-name="OrgSrcBlock"><text:tab/><text:tab/><text:tab/><text:tab/><text:tab/><text:s/><text:s/><text:s/>ac-source-filename</text:p>
      <text:p text:style-name="OrgSrcBlock"><text:tab/><text:tab/><text:tab/><text:tab/><text:tab/><text:s/><text:s/><text:s/>ac-source-files-in-current-dir</text:p>
      <text:p text:style-name="OrgSrcBlock"><text:tab/><text:tab/><text:tab/><text:tab/><text:tab/><text:s/><text:s/><text:s/>ac-source-functions</text:p>
      <text:p text:style-name="OrgSrcBlock"><text:tab/><text:tab/><text:tab/><text:tab/><text:tab/><text:s/><text:s/><text:s/><text:span text:style-name="OrgSrcFontLockCommentDelimiterFace">;;<text:s/><text:s/><text:s/><text:s/><text:s/><text:s/><text:s/><text:s/><text:s/><text:s/><text:s/><text:s/><text:s/><text:s/><text:s/><text:s/><text:s/><text:s/><text:s/><text:s/><text:s/><text:s/><text:s/><text:s/><text:s/><text:s/><text:s/><text:s/><text:s/></text:span><text:span text:style-name="OrgSrcFontLockCommentFace">ac-source-gtags</text:span></text:p>
      <text:p text:style-name="OrgSrcBlock"><text:tab/><text:tab/><text:tab/><text:tab/><text:tab/><text:s/><text:s/><text:s/><text:span text:style-name="OrgSrcFontLockCommentDelimiterFace">;;<text:s/><text:s/><text:s/><text:s/><text:s/><text:s/><text:s/><text:s/><text:s/><text:s/><text:s/><text:s/><text:s/><text:s/><text:s/><text:s/><text:s/><text:s/><text:s/><text:s/><text:s/><text:s/><text:s/><text:s/><text:s/><text:s/><text:s/><text:s/><text:s/></text:span><text:span text:style-name="OrgSrcFontLockCommentFace">ac-source-imenu<text:s/></text:span></text:p>
      <text:p text:style-name="OrgSrcBlock"><text:tab/><text:tab/><text:tab/><text:tab/><text:tab/><text:s/><text:s/><text:s/><text:span text:style-name="OrgSrcFontLockCommentDelimiterFace">;;<text:s/><text:s/><text:s/><text:s/><text:s/><text:s/><text:s/><text:s/><text:s/><text:s/><text:s/><text:s/><text:s/><text:s/><text:s/><text:s/><text:s/><text:s/><text:s/><text:s/><text:s/><text:s/><text:s/><text:s/><text:s/><text:s/><text:s/><text:s/><text:s/></text:span><text:span text:style-name="OrgSrcFontLockCommentFace">ac-source-semantic</text:span></text:p>
      <text:p text:style-name="OrgSrcBlock"><text:tab/><text:tab/><text:tab/><text:tab/><text:tab/><text:s/><text:s/><text:s/><text:span text:style-name="OrgSrcFontLockCommentDelimiterFace">;;<text:s/><text:s/><text:s/><text:s/><text:s/><text:s/><text:s/><text:s/><text:s/><text:s/><text:s/><text:s/><text:s/><text:s/><text:s/><text:s/><text:s/><text:s/><text:s/><text:s/><text:s/><text:s/><text:s/><text:s/><text:s/><text:s/><text:s/><text:s/><text:s/></text:span><text:span text:style-name="OrgSrcFontLockCommentFace">ac-source-symbols<text:s/></text:span></text:p>
      <text:p text:style-name="OrgSrcBlock"><text:tab/><text:tab/><text:tab/><text:tab/><text:tab/><text:s/><text:s/><text:s/><text:span text:style-name="OrgSrcFontLockCommentDelimiterFace">;;<text:s/><text:s/><text:s/><text:s/><text:s/><text:s/><text:s/><text:s/><text:s/><text:s/><text:s/><text:s/><text:s/><text:s/><text:s/><text:s/><text:s/><text:s/><text:s/><text:s/><text:s/><text:s/><text:s/><text:s/><text:s/><text:s/><text:s/><text:s/><text:s/></text:span><text:span text:style-name="OrgSrcFontLockCommentFace">ac-source-variables</text:span></text:p>
      <text:p text:style-name="OrgSrcBlock"><text:tab/><text:tab/><text:tab/><text:tab/><text:tab/><text:s/><text:s/><text:s/><text:span text:style-name="OrgSrcFontLockCommentDelimiterFace">;;<text:s/><text:s/><text:s/><text:s/><text:s/><text:s/><text:s/><text:s/><text:s/><text:s/><text:s/><text:s/><text:s/><text:s/><text:s/><text:s/><text:s/><text:s/><text:s/><text:s/><text:s/><text:s/><text:s/><text:s/><text:s/><text:s/><text:s/><text:s/><text:s/></text:span><text:span text:style-name="OrgSrcFontLockCommentFace">ac-source-yasnippet</text:span></text:p>
      <text:p text:style-name="OrgSrcBlock"><text:tab/><text:tab/><text:tab/><text:tab/><text:tab/><text:s/><text:s/><text:s/>)))</text:p>
      <text:p text:style-name="OrgSrcBlock"><text:s/><text:s/>(add-hook<text:s/>'org-mode-hook<text:s/>'ac-org-mode-setup)</text:p>
      <text:p text:style-name="OrgSrcBlock"><text:s/><text:s/>(<text:span text:style-name="OrgSrcFontLockKeywordFace">defun</text:span><text:s/><text:span text:style-name="OrgSrcFontLockFunctionNameFace">ac-default-setup</text:span><text:s/>()</text:p>
      <text:p text:style-name="OrgSrcBlock"><text:tab/><text:span text:style-name="OrgSrcFontLockCommentDelimiterFace">;;<text:s/><text:s/><text:s/><text:s/><text:s/><text:s/><text:s/><text:s/><text:s/><text:s/><text:s/><text:s/></text:span><text:span text:style-name="OrgSrcFontLockCommentFace">(message<text:s/>"<text:s/>&gt;&gt;<text:s/>ac-default-setup")</text:span></text:p>
      <text:p text:style-name="OrgSrcBlock"><text:tab/>(setq<text:s/>ac-sources<text:s/>'(ac-source-abbrev</text:p>
      <text:p text:style-name="OrgSrcBlock"><text:tab/><text:tab/><text:tab/><text:tab/><text:tab/><text:s/><text:s/><text:s/>ac-source-dictionary</text:p>
      <text:p text:style-name="OrgSrcBlock"><text:tab/><text:tab/><text:tab/><text:tab/><text:tab/><text:s/><text:s/><text:s/>ac-source-words-in-same-mode-buffers)))</text:p>
      <text:p text:style-name="OrgSrcBlock"><text:tab/><text:tab/><text:tab/><text:tab/><text:tab/><text:tab/><text:tab/><text:tab/><text:tab/><text:tab/><text:span text:style-name="OrgSrcFontLockCommentDelimiterFace">;<text:s/><text:s/><text:s/><text:s/><text:s/><text:s/></text:span><text:span text:style-name="OrgSrcFontLockCommentFace">(setq<text:s/>ac-sources<text:s/>(append<text:s/>'(ac-source-abbrev</text:span></text:p>
      <text:p text:style-name="OrgSrcBlock"><text:tab/><text:tab/><text:tab/><text:tab/><text:tab/><text:tab/><text:tab/><text:tab/><text:tab/><text:tab/><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tab/><text:tab/><text:tab/><text:tab/><text:tab/><text:tab/><text:tab/><text:tab/><text:tab/><text:tab/><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tab/><text:tab/><text:tab/><text:tab/><text:tab/><text:tab/><text:tab/><text:tab/><text:tab/><text:tab/><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s/><text:s/>(<text:span text:style-name="OrgSrcFontLockKeywordFace">dolist</text:span><text:s/>(hook<text:s/>(list<text:s/>'perl-mode-hook<text:s/>'objc-mode-hook))</text:p>
      <text:p text:style-name="OrgSrcBlock"><text:tab/>(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tab/><text:tab/><text:tab/>'(<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s/><text:s/>(ac-default-setup))))</text:p>
      <text:p text:style-name="OrgSrcBlock"><text:s/><text:s/><text:span text:style-name="OrgSrcFontLockCommentDelimiterFace">;;<text:s/></text:span><text:span text:style-name="OrgSrcFontLockCommentFace">ac-modes<text:s/>にあるメジャーモードで有効にする</text:span></text:p>
      <text:p text:style-name="OrgSrcBlock"><text:s/><text:s/><text:span text:style-name="OrgSrcFontLockCommentDelimiterFace">;;<text:s/></text:span><text:span text:style-name="OrgSrcFontLockCommentFace">lisp,<text:s/>c,<text:s/>c++,<text:s/>java,<text:s/>perl,<text:s/>cperl,<text:s/>python,<text:s/>makefile,<text:s/>sh,<text:s/>fortran,<text:s/>f90</text:span></text:p>
      <text:p text:style-name="OrgSrcBlock"><text:s/><text:s/>(global-auto-complete-mode<text:s/>t)</text:p>
      <text:p text:style-name="OrgSrcBlock"><text:s/><text:s/><text:span text:style-name="OrgSrcFontLockCommentDelimiterFace">;;<text:s/></text:span><text:span text:style-name="OrgSrcFontLockCommentFace">追加のメジャーモードを設定</text:span></text:p>
      <text:p text:style-name="OrgSrcBlock"><text:s/><text:s/>(add-to-list<text:s/>'ac-modes<text:s/>'objc-mode)</text:p>
      <text:p text:style-name="OrgSrcBlock"><text:s/><text:s/>(add-to-list<text:s/>'ac-modes<text:s/>'org-mode)</text:p>
      <text:p text:style-name="OrgSrcBlock"><text:s/><text:s/><text:span text:style-name="OrgSrcFontLockCommentDelimiterFace">;;<text:s/></text:span><text:span text:style-name="OrgSrcFontLockCommentFace">辞書</text:span></text:p>
      <text:p text:style-name="OrgSrcBlock"><text:s/><text:s/>(add-to-list<text:s/>'ac-dictionary-directories<text:s/>(concat<text:s/>default-path<text:s/><text:span text:style-name="OrgSrcFontLockStringFace">"ac-dict"</text:span>))</text:p>
      <text:p text:style-name="OrgSrcBlock"><text:s/><text:s/><text:span text:style-name="OrgSrcFontLockCommentDelimiterFace">;;<text:s/></text:span><text:span text:style-name="OrgSrcFontLockCommentFace">n文字以上で補完表示する（"&lt;s<text:s/>TAB"<text:s/>の場合<text:s/>yasnippet<text:s/>が呼ばれる）</text:span></text:p>
      <text:p text:style-name="OrgSrcBlock"><text:s/><text:s/>(setq<text:s/>ac-auto-start<text:s/>4)</text:p>
      <text:p text:style-name="OrgSrcBlock"><text:s/><text:s/><text:span text:style-name="OrgSrcFontLockCommentDelimiterFace">;;<text:s/></text:span><text:span text:style-name="OrgSrcFontLockCommentFace">n秒後にメニューを表示</text:span></text:p>
      <text:p text:style-name="OrgSrcBlock"><text:s/><text:s/>(setq<text:s/>ac-auto-show-menu<text:s/>1.0)</text:p>
      <text:p text:style-name="OrgSrcBlock"><text:s/><text:s/><text:span text:style-name="OrgSrcFontLockCommentDelimiterFace">;;<text:s/></text:span><text:span text:style-name="OrgSrcFontLockCommentFace">ツールチップの表示</text:span></text:p>
      <text:p text:style-name="OrgSrcBlock"><text:s/><text:s/>(setq<text:s/>ac-use-quick-help<text:s/>t)</text:p>
      <text:p text:style-name="OrgSrcBlock"><text:s/><text:s/>(setq<text:s/>ac-quick-help-delay<text:s/>2.0)</text:p>
      <text:p text:style-name="OrgSrcBlock"><text:s/><text:s/>(setq<text:s/>ac-quick-help-height<text:s/>10)</text:p>
      <text:p text:style-name="OrgSrcBlock"><text:s/><text:s/><text:span text:style-name="OrgSrcFontLockCommentDelimiterFace">;;<text:s/></text:span><text:span text:style-name="OrgSrcFontLockCommentFace">C-n/C-p<text:s/>でメニューをたどる</text:span></text:p>
      <text:p text:style-name="OrgSrcBlock"><text:s/><text:s/>(setq<text:s/>ac-use-menu-map<text:s/>t)</text:p>
      <text:p text:style-name="OrgSrcBlock"><text:s/><text:s/><text:span text:style-name="OrgSrcFontLockCommentDelimiterFace">;;<text:s/></text:span><text:span text:style-name="OrgSrcFontLockCommentFace">TAB<text:s/>で補完（org-mode<text:s/>でも効くようにする）</text:span></text:p>
      <text:p text:style-name="OrgSrcBlock"><text:s/><text:s/>(define-key<text:s/>ac-completing-map<text:s/>[tab]<text:s/>'ac-complete)</text:p>
      <text:p text:style-name="OrgSrcBlock"><text:s/><text:s/><text:span text:style-name="OrgSrcFontLockCommentDelimiterFace">;;<text:s/></text:span><text:span text:style-name="OrgSrcFontLockCommentFace">RET<text:s/>での補完を禁止</text:span></text:p>
      <text:p text:style-name="OrgSrcBlock"><text:s/><text:s/>(define-key<text:s/>ac-completing-map<text:s/><text:span text:style-name="OrgSrcFontLockStringFace">"\r"</text:span><text:s/>nil)</text:p>
      <text:p text:style-name="OrgSrcBlock"><text:s/><text:s/><text:span text:style-name="OrgSrcFontLockCommentDelimiterFace">;;<text:s/></text:span><text:span text:style-name="OrgSrcFontLockCommentFace">補完メニューの表示精度を高める</text:span></text:p>
      <text:p text:style-name="OrgSrcBlock"><text:s/><text:s/>(setq<text:s/>popup-use-optimized-column-computation<text:s/>nil))</text:p>
      <text:p text:style-name="OrgSrcBlockLastLine"><text:span text:style-name="OrgSrcFontLockCommentDelimiterFace">;;</text:span><text:span text:style-name="OrgSrcFontLockCommentFace">(setq<text:s/>ac-candidate-max<text:s/>10)</text:span></text:p>
      <text:h text:style-name="Heading_20_2" text:outline-level="2">
<text:bookmark-start text:name="OrgXref.sec-9-6"/>
<text:bookmark text:name="sec-9-6"/>[auto-complete-clang.el] オムニ補完
<text:bookmark-end text:name="OrgXref.sec-9-6"/></text:h>
      <text:p text:style-name="Text_20_body">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text:p>
      <text:p text:style-name="Text_20_body">現状では、補完直後にデフォルトの引数がすべて書き込まれてしまう。なんかうまいことしたいものだ。</text:p>
      <text:p text:style-name="OrgSrcBlockLastLine">clang<text:s/>-cc1<text:s/>-x<text:s/>c++-header<text:s/>-fcxx-exceptions<text:s/>./stdafx.h<text:s/>-emit-pch<text:s/>-o<text:s/>./stdafx.pch<text:s/>-I/opt/local/include<text:s/>-I/opt/local/include/netpbm</text:p>
      <text:p text:style-name="Text_20_body">以下の設定は、先に <text:span text:style-name="OrgCode">auto-complete.el</text:span> に関する設定を読み込んでいることを前提としている。</text:p>
      <text:p text:style-name="OrgSrcBlock">(<text:span text:style-name="OrgSrcFontLockKeywordFace">when</text:span><text:s/>(<text:span text:style-name="OrgSrcFontLockKeywordFace">require</text:span><text:s/>'<text:span text:style-name="OrgSrcFontLockConstantFace">auto-complete</text:span><text:s/>nil<text:s/>t)</text:p>
      <text:p text:style-name="OrgSrcBlock"><text:s/><text:s/>(<text:span text:style-name="OrgSrcFontLockKeywordFace">require</text:span><text:s/>'<text:span text:style-name="OrgSrcFontLockConstantFace">auto-complete-clang</text:span><text:s/>nil<text:s/>t)</text:p>
      <text:p text:style-name="OrgSrcBlock"><text:s/><text:s/><text:span text:style-name="OrgSrcFontLockCommentDelimiterFace">;;<text:s/></text:span><text:span text:style-name="OrgSrcFontLockCommentFace">ac-cc-mode-setup<text:s/>のオーバーライド</text:span></text:p>
      <text:p text:style-name="OrgSrcBlock"><text:s/><text:s/>(<text:span text:style-name="OrgSrcFontLockKeywordFace">defun</text:span><text:s/><text:span text:style-name="OrgSrcFontLockFunctionNameFace">ac-cc-mode-setup</text:span><text:s/>()</text:p>
      <text:p text:style-name="OrgSrcBlock"><text:tab/><text:span text:style-name="OrgSrcFontLockCommentDelimiterFace">;;<text:s/><text:s/><text:s/><text:s/><text:s/><text:s/><text:s/><text:s/><text:s/><text:s/><text:s/><text:s/></text:span><text:span text:style-name="OrgSrcFontLockCommentFace">(message<text:s/>"<text:s/>&gt;&gt;<text:s/>Auto-complete-clang")</text:span></text:p>
      <text:p text:style-name="OrgSrcBlock"><text:tab/><text:span text:style-name="OrgSrcFontLockCommentDelimiterFace">;;<text:s/><text:s/><text:s/><text:s/><text:s/><text:s/></text:span><text:span text:style-name="OrgSrcFontLockCommentFace">(setq<text:s/>ac-clang-prefix-header<text:s/>"stdafx.pch")</text:span></text:p>
      <text:p text:style-name="OrgSrcBlock"><text:tab/><text:span text:style-name="OrgSrcFontLockCommentDelimiterFace">;;<text:s/><text:s/><text:s/><text:s/><text:s/><text:s/><text:s/><text:s/><text:s/><text:s/><text:s/><text:s/></text:span><text:span text:style-name="OrgSrcFontLockCommentFace">(setq<text:s/>ac-auto-start<text:s/>0)</text:span></text:p>
      <text:p text:style-name="OrgSrcBlock"><text:tab/>(setq<text:s/>ac-clang-prefix-header<text:s/><text:span text:style-name="OrgSrcFontLockStringFace">"~/.emacs.d/stdafx.pch"</text:span>)</text:p>
      <text:p text:style-name="OrgSrcBlock"><text:tab/>(setq<text:s/>ac-clang-flags<text:s/>'(<text:span text:style-name="OrgSrcFontLockStringFace">"-w"</text:span><text:s/><text:span text:style-name="OrgSrcFontLockStringFace">"-ferror-limit"</text:span><text:s/><text:span text:style-name="OrgSrcFontLockStringFace">"1"</text:span></text:p>
      <text:p text:style-name="OrgSrcBlock"><text:tab/><text:tab/><text:tab/><text:tab/><text:tab/><text:tab/><text:s/><text:s/><text:s/><text:span text:style-name="OrgSrcFontLockStringFace">"-fcxx-exceptions"</text:span>))</text:p>
      <text:p text:style-name="OrgSrcBlock"><text:tab/>(setq<text:s/>ac-sources<text:s/>'(ac-source-clang</text:p>
      <text:p text:style-name="OrgSrcBlock"><text:tab/><text:tab/><text:tab/><text:tab/><text:tab/><text:s/><text:s/><text:s/>ac-source-yasnippet</text:p>
      <text:p text:style-name="OrgSrcBlock"><text:tab/><text:tab/><text:tab/><text:tab/><text:tab/><text:s/><text:s/><text:s/>ac-source-gtags))</text:p>
      <text:p text:style-name="OrgSrcBlock"><text:tab/>)</text:p>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bookmark-start text:name="OrgXref.sec-9-6-1"/>
<text:bookmark text:name="sec-9-6-1"/>参考サイト
<text:bookmark-end text:name="OrgXref.sec-9-6-1"/></text:h>
      <text:list text:style-name="OrgBulletedList" text:continue-numbering="false">
        <text:list-item>
          <text:p text:style-name="Text_20_body"><text:a xlink:type="simple" xlink:href="http://d.hatena.ne.jp/kenbell1988/20120428/1335609313">http://d.hatena.ne.jp/kenbell1988/20120428/1335609313</text:a></text:p>
        </text:list-item>
        <text:list-item>
          <text:p text:style-name="Text_20_body"><text:a xlink:type="simple" xlink:href="http://d.hatena.ne.jp/whitypig/20110306/1299416655">http://d.hatena.ne.jp/whitypig/20110306/1299416655</text:a></text:p>
        </text:list-item>
        <text:list-item>
          <text:p text:style-name="Text_20_body"><text:a xlink:type="simple" xlink:href="http://d.hatena.ne.jp/yano-htn/?of=30">http://d.hatena.ne.jp/yano-htn/?of=30</text:a></text:p>
        </text:list-item>
        <text:list-item>
          <text:p text:style-name="Text_20_body"><text:a xlink:type="simple" xlink:href="http://www.nomtats.com/2010/11/auto-completeelemacs.html">http://www.nomtats.com/2010/11/auto-completeelemacs.html</text:a></text:p>
        </text:list-item>
        <text:list-item>
          <text:p text:style-name="Text_20_body"><text:a xlink:type="simple" xlink:href="http://www.plugmasters.com.br/plugfeed/post/73768/awesome-cc-autocompletion-in-emacs">http://www.plugmasters.com.br/plugfeed/post/73768/awesome-cc-autocompletion-in-emacs</text:a></text:p>
        </text:list-item>
      </text:list>
      <text:h text:style-name="Heading_20_2" text:outline-level="2">
<text:bookmark-start text:name="OrgXref.sec-9-7"/>
<text:bookmark text:name="sec-9-7"/>[hideshowvis.el] 関数の表示／非表示
<text:bookmark-end text:name="OrgXref.sec-9-7"/></text:h>
      <text:p text:style-name="Text_20_body"><text:a xlink:type="simple" xlink:href="http://www.emacswiki.org/emacs/hideshowvis.el">http://www.emacswiki.org/emacs/hideshowvis.el</text:a></text:p>
      <text:p text:style-name="OrgSrcBlock">(<text:span text:style-name="OrgSrcFontLockKeywordFace">when</text:span><text:s/>(and<text:s/>(eq<text:s/>window-system<text:s/>'ns)<text:s/>(=<text:s/>emacs-major-version<text:s/>23))</text:p>
      <text:p text:style-name="OrgSrcBlock"><text:s/><text:s/>(autoload<text:s/>'hideshowvis-enable<text:s/><text:span text:style-name="OrgSrcFontLockStringFace">"hideshowvis"</text:span><text:s/><text:span text:style-name="OrgSrcFontLockDocFace">"Highlight<text:s/>foldable<text:s/>regions"</text:span>)</text:p>
      <text:p text:style-name="OrgSrcBlock"><text:s/><text:s/>(autoload<text:s/>'hideshowvis-minor-mode<text:s/><text:span text:style-name="OrgSrcFontLockStringFace">"hideshowvis"</text:span></text:p>
      <text:p text:style-name="OrgSrcBlock"><text:tab/><text:span text:style-name="OrgSrcFontLockDocFace">"Will<text:s/>indicate<text:s/>regions<text:s/>foldable<text:s/>with<text:s/>hideshow<text:s/>in<text:s/>the<text:s/>fringe."</text:span><text:s/>'interactive)</text:p>
      <text:p text:style-name="OrgSrcBlock"><text:s/><text:s/>(add-hook<text:s/>'emacs-lisp-mode-hook</text:p>
      <text:p text:style-name="OrgSrcBlock"><text:tab/><text:tab/><text:tab/>'(<text:span text:style-name="OrgSrcFontLockKeywordFace">lambda</text:span><text:s/>()<text:s/>(<text:span text:style-name="OrgSrcFontLockKeywordFace">unless</text:span><text:s/>(equal<text:s/><text:span text:style-name="OrgSrcFontLockStringFace">"*scratch*"</text:span><text:s/>(buffer-name))</text:p>
      <text:p text:style-name="OrgSrcBlock"><text:tab/><text:tab/><text:tab/><text:tab/><text:tab/><text:tab/><text:s/><text:s/>(hideshowvis-enable))))</text:p>
      <text:p text:style-name="OrgSrcBlock"><text:s/><text:s/>(<text:span text:style-name="OrgSrcFontLockKeywordFace">dolist</text:span><text:s/>(hook<text:s/>(list<text:s/>'perl-mode-hook<text:s/>'c-mode-common-hook))</text:p>
      <text:p text:style-name="OrgSrcBlockLastLine"><text:tab/>(add-hook<text:s/>hook<text:s/>'hideshowvis-enable)))</text:p>
      <text:h text:style-name="Heading_20_3" text:outline-level="3">
<text:bookmark-start text:name="OrgXref.sec-9-7-1"/>
<text:bookmark text:name="sec-9-7-1"/>キーバインド
<text:bookmark-end text:name="OrgXref.sec-9-7-1"/></text:h>
      <text:p text:style-name="Text_20_body">Hide or show current block of souces</text:p>
      <text:p text:style-name="OrgSrcBlock">(global-set-key<text:s/>(kbd<text:s/><text:span text:style-name="OrgSrcFontLockStringFace">"C-("</text:span>)<text:s/>'hs-hide-block)</text:p>
      <text:p text:style-name="OrgSrcBlockLastLine">(global-set-key<text:s/>(kbd<text:s/><text:span text:style-name="OrgSrcFontLockStringFace">"C-)"</text:span>)<text:s/>'hs-show-block)</text:p>
      <text:h text:style-name="Heading_20_1" text:outline-level="1">
<text:bookmark-start text:name="OrgXref.sec-10"/>
<text:bookmark text:name="sec-10"/>Org Mode
<text:bookmark-end text:name="OrgXref.sec-10"/></text:h>
      <text:h text:style-name="Heading_20_2" text:outline-level="2">
<text:bookmark-start text:name="OrgXref.sec-10-1"/>
<text:bookmark text:name="sec-10-1"/>基本設定
<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setq<text:s/>auto-mode-alist</text:p>
      <text:p text:style-name="OrgSrcBlock"><text:tab/><text:tab/><text:s/>(cons<text:s/>(cons<text:s/><text:span text:style-name="OrgSrcFontLockStringFace">"\\.org$"</text:span><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tab/><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text:span text:style-name="OrgSrcFontLockCommentDelimiterFace">;;<text:s/></text:span><text:span text:style-name="OrgSrcFontLockCommentFace">(add-hook<text:s/>'before-save-hook<text:s/>'org-update-all-dblocks)</text:span></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アンダースコアをエクスポートしない（_{}で明示的に表現できる）</text:span></text:p>
      <text:p text:style-name="OrgSrcBlock"><text:s/><text:s/><text:s/>(setq<text:s/>org-export-with-sub-superscripts<text:s/>nil)</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LastLine"><text:s/><text:s/>))</text:p>
      <text:h text:style-name="Heading_20_2" text:outline-level="2">
<text:bookmark-start text:name="OrgXref.sec-10-2"/>
<text:bookmark text:name="sec-10-2"/>contribution を使う
<text:bookmark-end text:name="OrgXref.sec-10-2"/></text:h>
      <text:p text:style-name="OrgSrcBlockLastLine">(setq<text:s/>load-path<text:s/>(append<text:s/>'(<text:span text:style-name="OrgSrcFontLockStringFace">"~/devel/git/org-mode/contrib/lisp"</text:span>)<text:s/>load-path))</text:p>
      <text:h text:style-name="Heading_20_2" text:outline-level="2">
<text:bookmark-start text:name="OrgXref.sec-10-3"/>
<text:bookmark text:name="sec-10-3"/>iCal との連携
<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setq<text:s/>org-icalendar-combined-agenda-file<text:s/><text:span text:style-name="OrgSrcFontLockStringFace">"~/Dropbox/org/org-ical.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tab/><text:tab/><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pan><text:span text:style-name="OrgSrcFontLockCommentFace">(setq<text:s/>org-icalendar-use-deadline<text:s/>'(event-if-todo<text:s/>event-if-not-todo))</text:span></text:p>
      <text:p text:style-name="OrgSrcBlock"><text:s/><text:s/><text:s/>(setq<text:s/>org-icalendar-use-deadline<text:s/>'(event-if-todo))</text:p>
      <text:p text:style-name="OrgSrcBlock"/>
      <text:p text:style-name="OrgSrcBlock"><text:s/><text:s/><text:s/>(<text:span text:style-name="OrgSrcFontLockKeywordFace">when</text:span><text:s/>(<text:span text:style-name="OrgSrcFontLockKeywordFace">require</text:span><text:s/>'<text:span text:style-name="OrgSrcFontLockConstantFace">ox-icalendar</text:span><text:s/>nil<text:s/>t)</text:p>
      <text:p text:style-name="OrgSrcBlock"><text:tab/><text:s/>(<text:span text:style-name="OrgSrcFontLockKeywordFace">defun</text:span><text:s/><text:span text:style-name="OrgSrcFontLockFunctionNameFace">my-ox-icalendar</text:span><text:s/>()</text:p>
      <text:p text:style-name="OrgSrcBlock"><text:tab/><text:s/><text:s/><text:s/>(interactive)</text:p>
      <text:p text:style-name="OrgSrcBlock"><text:tab/><text:s/><text:s/><text:s/>(<text:span text:style-name="OrgSrcFontLockKeywordFace">let</text:span><text:s/>((temp-agenda-files<text:s/>org-agenda-files))</text:p>
      <text:p text:style-name="OrgSrcBlock"><text:tab/><text:tab/><text:s/>(setq<text:s/>org-agenda-files<text:s/>'(<text:span text:style-name="OrgSrcFontLockStringFace">"~/Dropbox/org/org-ical.org"</text:span>))</text:p>
      <text:p text:style-name="OrgSrcBlock"><text:tab/><text:tab/><text:s/><text:span text:style-name="OrgSrcFontLockCommentDelimiterFace">;;<text:s/></text:span><text:span text:style-name="OrgSrcFontLockCommentFace">org-icalendar-export-to-ics<text:s/>を使うとクリップボードが荒れる</text:span></text:p>
      <text:p text:style-name="OrgSrcBlock"><text:tab/><text:tab/><text:s/>(org-icalendar-combine-agenda-files)</text:p>
      <text:p text:style-name="OrgSrcBlock"><text:tab/><text:tab/><text:s/>(setq<text:s/>org-agenda-files<text:s/>temp-agenda-files)</text:p>
      <text:p text:style-name="OrgSrcBlock"><text:tab/><text:tab/><text:s/>(<text:span text:style-name="OrgSrcFontLockKeywordFace">if</text:span><text:s/>(eq<text:s/>0<text:s/>(shell-command</text:p>
      <text:p text:style-name="OrgSrcBlock"><text:tab/><text:tab/><text:tab/><text:tab/><text:tab/>(concat<text:s/><text:span text:style-name="OrgSrcFontLockStringFace">"scp<text:s/>-o<text:s/>ConnectTimeout=5<text:s/>"</text:span></text:p>
      <text:p text:style-name="OrgSrcBlock"><text:tab/><text:tab/><text:tab/><text:tab/><text:tab/><text:tab/><text:tab/>org-icalendar-combined-agenda-file</text:p>
      <text:p text:style-name="OrgSrcBlock"><text:tab/><text:tab/><text:tab/><text:tab/><text:tab/><text:tab/><text:tab/><text:span text:style-name="OrgSrcFontLockStringFace">"<text:s/>orz:~/public_html/ical"</text:span>)))</text:p>
      <text:p text:style-name="OrgSrcBlock"><text:tab/><text:tab/><text:tab/><text:s/>(message<text:s/><text:span text:style-name="OrgSrcFontLockStringFace">"Uploading<text:s/>...<text:s/>[DONE]"</text:span>)</text:p>
      <text:p text:style-name="OrgSrcBlock"><text:tab/><text:tab/><text:s/><text:s/><text:s/>(message<text:s/><text:span text:style-name="OrgSrcFontLockStringFace">"Uploading<text:s/>...<text:s/>[MISS]"</text:span>))</text:p>
      <text:p text:style-name="OrgSrcBlock"><text:tab/><text:tab/><text:s/>(<text:span text:style-name="OrgSrcFontLockKeywordFace">when</text:span><text:s/>(file-exists-p</text:p>
      <text:p text:style-name="OrgSrcBlock"><text:tab/><text:tab/><text:tab/><text:tab/>(expand-file-name<text:s/>org-icalendar-combined-agenda-file))</text:p>
      <text:p text:style-name="OrgSrcBlock"><text:tab/><text:tab/><text:s/><text:s/><text:s/>(shell-command-to-string</text:p>
      <text:p text:style-name="OrgSrcBlock"><text:tab/><text:tab/><text:tab/>(concat<text:s/><text:span text:style-name="OrgSrcFontLockStringFace">"rm<text:s/>-rf<text:s/>"</text:span><text:s/>org-icalendar-combined-agenda-file))))))</text:p>
      <text:p text:style-name="OrgSrcBlockLastLine"><text:s/><text:s/><text:s/>))</text:p>
      <text:h text:style-name="Heading_20_2" text:outline-level="2">
<text:bookmark-start text:name="OrgXref.sec-10-4"/>
<text:bookmark text:name="sec-10-4"/>スピードコマンド
<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tab/><text:tab/><text:s/>(quote<text:s/>((<text:span text:style-name="OrgSrcFontLockStringFace">"n"</text:span><text:s/>.<text:s/>show-next-org)</text:p>
      <text:p text:style-name="OrgSrcBlock"><text:tab/><text:tab/><text:tab/><text:tab/><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
<text:bookmark-start text:name="OrgXref.sec-10-5"/>
<text:bookmark text:name="sec-10-5"/>Pomodoro
<text:bookmark-end text:name="OrgXref.sec-10-5"/></text:h>
      <text:p text:style-name="Text_20_body"><text:a xlink:type="simple" xlink:href="http://orgmode.org/worg/org-gtd-etc.html">http://orgmode.org/worg/org-gtd-etc.html</text:a></text:p>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text:s/><text:s/></text:p>
      <text:p text:style-name="OrgSrcBlock"><text:tab/><text:s/><text:s/><text:s/>(add-to-list<text:s/>'org-modules<text:s/>'org-timer)</text:p>
      <text:p text:style-name="OrgSrcBlock"><text:tab/><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tab/><text:s/><text:s/><text:s/>(setq<text:s/>growl-pomodoro-default-task-name<text:s/><text:span text:style-name="OrgSrcFontLockStringFace">"doing<text:s/>the<text:s/>task"</text:span>)</text:p>
      <text:p text:style-name="OrgSrcBlock"><text:tab/><text:s/><text:s/><text:s/>(setq<text:s/>growl-pomodoro-task-name<text:s/>'growl-pomodoro-default-task-name)</text:p>
      <text:p text:style-name="OrgSrcBlock"/>
      <text:p text:style-name="OrgSrcBlock"><text:tab/><text:s/><text:s/><text:s/>(<text:span text:style-name="OrgSrcFontLockKeywordFace">defun</text:span><text:s/><text:span text:style-name="OrgSrcFontLockFunctionNameFace">set-growl-pomodoro-task-name</text:span><text:s/>()</text:p>
      <text:p text:style-name="OrgSrcBlock"><text:tab/><text:tab/><text:s/>(interactive<text:s/><text:span text:style-name="OrgSrcFontLockStringFace">"P"</text:span>)</text:p>
      <text:p text:style-name="OrgSrcBlock"><text:tab/><text:tab/><text:s/>(setq<text:s/>growl-pomodoro-task-name</text:p>
      <text:p text:style-name="OrgSrcBlock"><text:tab/><text:tab/><text:tab/><text:s/><text:s/><text:s/>(read-from-minibuffer<text:s/><text:span text:style-name="OrgSrcFontLockStringFace">"Task<text:s/>Name:<text:s/>"</text:span><text:s/>growl-pomodoro-default-task-name)))</text:p>
      <text:p text:style-name="OrgSrcBlock"><text:tab/><text:s/><text:s/><text:s/>(add-hook<text:s/>'org-timer-set-hook<text:s/>'set-growl-pomodoro-task-name)</text:p>
      <text:p text:style-name="OrgSrcBlock"/>
      <text:p text:style-name="OrgSrcBlock"><text:tab/><text:s/><text:s/><text:s/>(<text:span text:style-name="OrgSrcFontLockKeywordFace">defun</text:span><text:s/><text:span text:style-name="OrgSrcFontLockFunctionNameFace">growl-pomodoro-timer</text:span><text:s/>()</text:p>
      <text:p text:style-name="OrgSrcBlock"><text:tab/><text:tab/><text:s/>(interactive)</text:p>
      <text:p text:style-name="OrgSrcBlock"><text:tab/><text:tab/><text:s/>(shell-command-to-string</text:p>
      <text:p text:style-name="OrgSrcBlock"><text:tab/><text:tab/><text:s/><text:s/>(concat<text:s/><text:span text:style-name="OrgSrcFontLockStringFace">"growlnotify<text:s/>-s<text:s/>-a<text:s/>Emacs<text:s/>-t<text:s/>\"++<text:s/>Pomodoro<text:s/>++\"<text:s/>-m<text:s/>\""</text:span></text:p>
      <text:p text:style-name="OrgSrcBlock"><text:tab/><text:tab/><text:tab/><text:tab/><text:s/><text:s/><text:span text:style-name="OrgSrcFontLockStringFace">"The<text:s/>end<text:s/>of<text:s/>"</text:span><text:s/>growl-pomodoro-task-name<text:s/><text:span text:style-name="OrgSrcFontLockStringFace">"!\""</text:span>))</text:p>
      <text:p text:style-name="OrgSrcBlock"><text:tab/><text:tab/><text:s/>(shell-command-to-string</text:p>
      <text:p text:style-name="OrgSrcBlock"><text:tab/><text:tab/><text:s/><text:s/><text:span text:style-name="OrgSrcFontLockCommentDelimiterFace">;<text:s/><text:s/><text:s/></text:span><text:span text:style-name="OrgSrcFontLockCommentFace">(concat<text:s/>"say<text:s/>The<text:s/>end<text:s/>of<text:s/>"<text:s/>growl-pomodoro-task-name)</text:span></text:p>
      <text:p text:style-name="OrgSrcBlock"><text:tab/><text:tab/><text:s/><text:s/>(concat<text:s/><text:span text:style-name="OrgSrcFontLockStringFace">"say<text:s/>-v<text:s/>Kyoko<text:s/>"</text:span><text:s/>growl-pomodoro-task-name)</text:p>
      <text:p text:style-name="OrgSrcBlock"><text:tab/><text:tab/><text:s/><text:s/>))</text:p>
      <text:p text:style-name="OrgSrcBlock"><text:tab/><text:s/><text:s/><text:s/>(add-hook<text:s/>'org-timer-done-hook<text:s/>'growl-pomodoro-timer)</text:p>
      <text:p text:style-name="OrgSrcBlockLastLine">))</text:p>
      <text:h text:style-name="Heading_20_2" text:outline-level="2">
<text:bookmark-start text:name="OrgXref.sec-10-6"/>
<text:bookmark text:name="sec-10-6"/>face 関連
<text:bookmark-end text:name="OrgXref.sec-10-6"/></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text:s/><text:s/><text:s/><text:s/></text:span></text:p>
      <text:p text:style-name="OrgSrcBlock"><text:s/><text:s/><text:s/>(setq<text:s/>org-todo-keyword-faces</text:p>
      <text:p text:style-name="OrgSrcBlock"><text:tab/><text:tab/><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tab/><text:tab/><text:s/><text:s/><text:s/>(<text:span text:style-name="OrgSrcFontLockStringFace">"OTW"</text:span><text:s/><text:s/><text:s/><text:s/><text:s/><text:span text:style-name="OrgSrcFontLockBuiltinFace">:foreground</text:span><text:s/><text:span text:style-name="OrgSrcFontLockStringFace">"#EE3300"</text:span><text:s/><text:span text:style-name="OrgSrcFontLockBuiltinFace">:background</text:span><text:s/><text:span text:style-name="OrgSrcFontLockStringFace">"#FFEE99"</text:span>)</text:p>
      <text:p text:style-name="OrgSrcBlock"><text:tab/><text:tab/><text:s/><text:s/><text:s/>(<text:span text:style-name="OrgSrcFontLockStringFace">"CHECK"</text:span><text:s/><text:s/><text:s/><text:span text:style-name="OrgSrcFontLockBuiltinFace">:foreground</text:span><text:s/><text:span text:style-name="OrgSrcFontLockStringFace">"#FF9900"</text:span><text:s/><text:span text:style-name="OrgSrcFontLockBuiltinFace">:background</text:span><text:s/><text:span text:style-name="OrgSrcFontLockStringFace">"#FFF0F0"</text:span><text:s/><text:span text:style-name="OrgSrcFontLockBuiltinFace">:underline</text:span><text:s/>t)</text:p>
      <text:p text:style-name="OrgSrcBlock"><text:tab/><text:tab/><text:s/><text:s/><text:s/>(<text:span text:style-name="OrgSrcFontLockStringFace">"ICAL"</text:span><text:s/><text:s/><text:s/><text:s/><text:span text:style-name="OrgSrcFontLockBuiltinFace">:foreground</text:span><text:s/><text:span text:style-name="OrgSrcFontLockStringFace">"#33CC66"</text:span>)</text:p>
      <text:p text:style-name="OrgSrcBlock"><text:tab/><text:tab/><text:s/><text:s/><text:s/>(<text:span text:style-name="OrgSrcFontLockStringFace">"WAIT"</text:span><text:s/><text:s/><text:s/><text:s/><text:span text:style-name="OrgSrcFontLockBuiltinFace">:foreground</text:span><text:s/><text:span text:style-name="OrgSrcFontLockStringFace">"#CCCCCC"</text:span><text:s/><text:span text:style-name="OrgSrcFontLockBuiltinFace">:background</text:span><text:s/><text:span text:style-name="OrgSrcFontLockStringFace">"#666666"</text:span>)</text:p>
      <text:p text:style-name="OrgSrcBlock"><text:tab/><text:tab/><text:s/><text:s/><text:s/>(<text:span text:style-name="OrgSrcFontLockStringFace">"EDIT"</text:span><text:s/><text:s/><text:s/><text:s/><text:span text:style-name="OrgSrcFontLockBuiltinFace">:foreground</text:span><text:s/><text:span text:style-name="OrgSrcFontLockStringFace">"#FF33CC"</text:span>)</text:p>
      <text:p text:style-name="OrgSrcBlock"><text:tab/><text:tab/><text:s/><text:s/><text:s/>(<text:span text:style-name="OrgSrcFontLockStringFace">"READ"</text:span><text:s/><text:s/><text:s/><text:s/><text:span text:style-name="OrgSrcFontLockBuiltinFace">:foreground</text:span><text:s/><text:span text:style-name="OrgSrcFontLockStringFace">"#9933CC"</text:span>)</text:p>
      <text:p text:style-name="OrgSrcBlock"><text:tab/><text:tab/><text:s/><text:s/><text:s/>(<text:span text:style-name="OrgSrcFontLockStringFace">"MAIL"</text:span><text:s/><text:s/><text:s/><text:s/><text:span text:style-name="OrgSrcFontLockBuiltinFace">:foreground</text:span><text:s/><text:span text:style-name="OrgSrcFontLockStringFace">"#CC3300"</text:span>)</text:p>
      <text:p text:style-name="OrgSrcBlock"><text:tab/><text:tab/><text:s/><text:s/><text:s/>(<text:span text:style-name="OrgSrcFontLockStringFace">"PLAN"</text:span><text:s/><text:s/><text:s/><text:s/><text:span text:style-name="OrgSrcFontLockBuiltinFace">:foreground</text:span><text:s/><text:span text:style-name="OrgSrcFontLockStringFace">"#FF6600"</text:span>)</text:p>
      <text:p text:style-name="OrgSrcBlock"><text:tab/><text:tab/><text:s/><text:s/><text:s/>(<text:span text:style-name="OrgSrcFontLockStringFace">"REV1"</text:span><text:s/><text:s/><text:s/><text:s/><text:span text:style-name="OrgSrcFontLockBuiltinFace">:foreground</text:span><text:s/><text:span text:style-name="OrgSrcFontLockStringFace">"#3366FF"</text:span>)</text:p>
      <text:p text:style-name="OrgSrcBlock"><text:tab/><text:tab/><text:s/><text:s/><text:s/>(<text:span text:style-name="OrgSrcFontLockStringFace">"REV2"</text:span><text:s/><text:s/><text:s/><text:s/><text:span text:style-name="OrgSrcFontLockBuiltinFace">:foreground</text:span><text:s/><text:span text:style-name="OrgSrcFontLockStringFace">"#3366FF"</text:span><text:s/><text:span text:style-name="OrgSrcFontLockBuiltinFace">:background</text:span><text:s/><text:span text:style-name="OrgSrcFontLockStringFace">"#99CCFF"</text:span>)</text:p>
      <text:p text:style-name="OrgSrcBlock"><text:tab/><text:tab/><text:s/><text:s/><text:s/>(<text:span text:style-name="OrgSrcFontLockStringFace">"REV3"</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tab/><text:tab/><text:s/><text:s/><text:s/>(<text:span text:style-name="OrgSrcFontLockStringFace">"STO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text:s/><text:s/><text:s/></text:span></text:p>
      <text:p text:style-name="OrgSrcBlock"><text:s/><text:s/><text:s/>(setq<text:s/>org-tag-faces</text:p>
      <text:p text:style-name="OrgSrcBlock"><text:tab/><text:tab/><text:s/>'((<text:span text:style-name="OrgSrcFontLockStringFace">"Achievement"</text:span><text:s/><text:span text:style-name="OrgSrcFontLockBuiltinFace">:foreground</text:span><text:s/><text:span text:style-name="OrgSrcFontLockStringFace">"#66CC66"</text:span>)</text:p>
      <text:p text:style-name="OrgSrcBlock"><text:tab/><text:tab/><text:s/><text:s/><text:s/>(<text:span text:style-name="OrgSrcFontLockStringFace">"Report"</text:span><text:s/><text:s/><text:s/><text:s/><text:s/><text:s/><text:span text:style-name="OrgSrcFontLockBuiltinFace">:foreground</text:span><text:s/><text:span text:style-name="OrgSrcFontLockStringFace">"#66CC66"</text:span>)</text:p>
      <text:p text:style-name="OrgSrcBlock"><text:tab/><text:tab/><text:s/><text:s/><text:s/>(<text:span text:style-name="OrgSrcFontLockStringFace">"Background"</text:span><text:s/><text:s/><text:span text:style-name="OrgSrcFontLockBuiltinFace">:foreground</text:span><text:s/><text:span text:style-name="OrgSrcFontLockStringFace">"#66CC99"</text:span>)</text:p>
      <text:p text:style-name="OrgSrcBlock"><text:tab/><text:tab/><text:s/><text:s/><text:s/>(<text:span text:style-name="OrgSrcFontLockStringFace">"Chore"</text:span><text:s/><text:s/><text:s/><text:s/><text:s/><text:s/><text:s/><text:span text:style-name="OrgSrcFontLockBuiltinFace">:foreground</text:span><text:s/><text:span text:style-name="OrgSrcFontLockStringFace">"#6699CC"</text:span>)</text:p>
      <text:p text:style-name="OrgSrcBlock"><text:tab/><text:tab/><text:s/><text:s/><text:s/>(<text:span text:style-name="OrgSrcFontLockStringFace">"Domestic"</text:span><text:s/><text:s/><text:s/><text:s/><text:span text:style-name="OrgSrcFontLockBuiltinFace">:foreground</text:span><text:s/><text:span text:style-name="OrgSrcFontLockStringFace">"#6666CC"</text:span>)</text:p>
      <text:p text:style-name="OrgSrcBlock"><text:tab/><text:tab/><text:s/><text:s/><text:s/>(<text:span text:style-name="OrgSrcFontLockStringFace">"Doing"</text:span><text:s/><text:s/><text:s/><text:s/><text:s/><text:s/><text:s/><text:span text:style-name="OrgSrcFontLockBuiltinFace">:foreground</text:span><text:s/><text:span text:style-name="OrgSrcFontLockStringFace">"#FF0000"</text:span>)<text:s/><text:s/><text:s/></text:p>
      <text:p text:style-name="OrgSrcBlock"><text:tab/><text:tab/><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tab/><text:tab/><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tab/><text:tab/><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tab/><text:tab/><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tab/><text:tab/><text:s/><text:s/><text:s/>(<text:span text:style-name="OrgSrcFontLockStringFace">"pay"</text:span><text:s/><text:s/><text:s/><text:s/><text:s/><text:s/><text:s/><text:s/><text:s/><text:span text:style-name="OrgSrcFontLockBuiltinFace">:foreground</text:span><text:s/><text:span text:style-name="OrgSrcFontLockStringFace">"#CC6699"</text:span>)</text:p>
      <text:p text:style-name="OrgSrcBlock"><text:tab/><text:tab/><text:s/><text:s/><text:s/>(<text:span text:style-name="OrgSrcFontLockStringFace">"secret"</text:span><text:s/><text:s/><text:s/><text:s/><text:s/><text:s/><text:span text:style-name="OrgSrcFontLockBuiltinFace">:foreground</text:span><text:s/><text:span text:style-name="OrgSrcFontLockStringFace">"#FF0000"</text:span>)</text:p>
      <text:p text:style-name="OrgSrcBlock"><text:tab/><text:tab/><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tab/><text:tab/><text:s/><text:s/><text:s/>(<text:span text:style-name="OrgSrcFontLockStringFace">"print"</text:span><text:s/><text:s/><text:s/><text:s/><text:s/><text:s/><text:s/><text:span text:style-name="OrgSrcFontLockBuiltinFace">:foreground</text:span><text:s/><text:span text:style-name="OrgSrcFontLockStringFace">"#6633CC"</text:span>)</text:p>
      <text:p text:style-name="OrgSrcBlock"><text:tab/><text:tab/><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Coding"</text:span><text:s/><text:s/><text:s/><text:s/><text:s/><text:s/><text:span text:style-name="OrgSrcFontLockBuiltinFace">:foreground</text:span><text:s/><text:span text:style-name="OrgSrcFontLockStringFace">"#CC9999"</text:span>)</text:p>
      <text:p text:style-name="OrgSrcBlock"><text:tab/><text:tab/><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work"</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tab/><text:tab/><text:s/><text:s/><text:s/>(<text:span text:style-name="OrgSrcFontLockStringFace">"Blog"</text:span><text:s/><text:s/><text:s/><text:s/><text:s/><text:s/><text:s/><text:s/><text:span text:style-name="OrgSrcFontLockBuiltinFace">:foreground</text:span><text:s/><text:span text:style-name="OrgSrcFontLockStringFace">"#FF33CC"</text:span><text:s/><text:span text:style-name="OrgSrcFontLockBuiltinFace">:background</text:span><text:s/><text:span text:style-name="OrgSrcFontLockStringFace">"#9966CC"</text:span>)</text:p>
      <text:p text:style-name="OrgSrcBlock"><text:tab/><text:tab/><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tab/><text:tab/><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tab/><text:tab/><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tab/><text:tab/><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tab/><text:tab/><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tab/><text:tab/><text:s/><text:s/><text:s/>(<text:span text:style-name="OrgSrcFontLockStringFace">"INPU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tab/><text:tab/><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tab/><text:tab/><text:s/><text:s/><text:s/>(<text:span text:style-name="OrgSrcFontLockStringFace">"CYCLE"</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99CC"</text:span>)</text:p>
      <text:p text:style-name="OrgSrcBlock"><text:tab/><text:tab/><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66BB66"</text:span>)</text:p>
      <text:p text:style-name="OrgSrcBlock"><text:tab/><text:tab/><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tab/><text:tab/><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
<text:bookmark-start text:name="OrgXref.sec-10-7"/>
<text:bookmark text:name="sec-10-7"/>TODOキーワードのカスタマイズ
<text:bookmark-end text:name="OrgXref.sec-10-7"/></text:h>
      <text:p text:style-name="Text_20_body">キーワードには日本語も使え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tab/><text:tab/><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tab/><text:tab/><text:s/><text:s/><text:s/>(sequence<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tab/><text:tab/><text:s/><text:s/><text:s/>(sequence<text:s/><text:span text:style-name="OrgSrcFontLockStringFace">"CHECK(C)"</text:span><text:s/><text:span text:style-name="OrgSrcFontLockStringFace">"OTW(o)"</text:span><text:s/><text:span text:style-name="OrgSrcFontLockStringFace">"WAIT(w)"</text:span><text:s/><text:span text:style-name="OrgSrcFontLockStringFace">"STOP(s)"</text:span><text:s/><text:span text:style-name="OrgSrcFontLockStringFace">"|"</text:span>)</text:p>
      <text:p text:style-name="OrgSrcBlock"><text:tab/><text:tab/><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tab/><text:s/>(<text:span text:style-name="OrgSrcFontLockKeywordFace">let</text:span><text:s/>((fmt<text:s/>(or<text:s/>(plist-get<text:s/>params<text:s/><text:span text:style-name="OrgSrcFontLockBuiltinFace">:format</text:span>)<text:s/><text:span text:style-name="OrgSrcFontLockStringFace">"%Y-%m-%d"</text:span>)))</text:p>
      <text:p text:style-name="OrgSrcBlock"><text:tab/><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tab/><text:s/>(interactive)</text:p>
      <text:p text:style-name="OrgSrcBlock"><text:tab/><text:s/>(org-update-statistics-cookies<text:s/>'all))</text:p>
      <text:p text:style-name="OrgSrcBlockLastLine"><text:s/><text:s/><text:s/>))</text:p>
      <text:h text:style-name="Heading_20_2" text:outline-level="2">
<text:bookmark-start text:name="OrgXref.sec-10-8"/>
<text:bookmark text:name="sec-10-8"/>ImageMagick を使って様々な画像をインライン表示する
<text:bookmark-end text:name="OrgXref.sec-10-8"/></text:h>
      <text:p text:style-name="Text_20_body">システムに OpenJPEG と ImageMagick がインストールされていれば、JPEG 2000 などの画像形式もバッファに表示できます。</text:p>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setq<text:s/>org-image-actual-width<text:s/>'(256))</text:p>
      <text:p text:style-name="OrgSrcBlock"><text:s/><text:s/><text:s/>(add-to-list<text:s/>'image-file-name-extensions<text:s/><text:span text:style-name="OrgSrcFontLockStringFace">"jp2"</text:span>)</text:p>
      <text:p text:style-name="OrgSrcBlock"><text:s/><text:s/><text:s/><text:span text:style-name="OrgSrcFontLockCommentDelimiterFace">;;<text:s/></text:span><text:span text:style-name="OrgSrcFontLockCommentFace">(add-to-list<text:s/>'image-file-name-extensions<text:s/>"j2c")</text:span></text:p>
      <text:p text:style-name="OrgSrcBlock"><text:s/><text:s/><text:s/>(add-to-list<text:s/>'image-file-name-extensions<text:s/><text:span text:style-name="OrgSrcFontLockStringFace">"bmp"</text:span>)</text:p>
      <text:p text:style-name="OrgSrcBlockLastLine"><text:s/><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p>
      <text:p text:style-name="OrgSrcBlock">#+ATTR_HTML:<text:s/><text:span text:style-name="OrgSrcFontLockBuiltinFace">:width</text:span><text:s/>128</text:p>
      <text:p text:style-name="OrgSrcBlock">[[~/Desktop/lena_std.jp2]]</text:p>
      <text:p text:style-name="OrgSrcBlock"/>
      <text:p text:style-name="OrgSrcBlock">[[~/Desktop/lena_std.jp2]]</text:p>
      <text:p text:style-name="OrgSrcBlock"/>
      <text:p text:style-name="OrgSrcBlock">#+BEGIN_SRC<text:s/>emacs-lisp</text:p>
      <text:p text:style-name="OrgSrcBlockLastLine">(org-toggle-inline-images)</text:p>
      <text:h text:style-name="Heading_20_2" text:outline-level="2">
<text:bookmark-start text:name="OrgXref.sec-10-9"/>
<text:bookmark text:name="sec-10-9"/>[org-agenda]
<text:bookmark-end text:name="OrgXref.sec-10-9"/></text:h>
      <text:p text:style-name="OrgSrcBlock">(custom-set-faces</text:p>
      <text:p text:style-name="OrgSrcBlock"><text:s/><text:span text:style-name="OrgSrcFontLockCommentDelimiterFace">;;<text:s/></text:span><text:span text:style-name="OrgSrcFontLockCommentFace">'(org-agenda-clocking<text:s/>((t<text:s/>(:background<text:s/>"#300020"))))</text:span></text:p>
      <text:p text:style-name="OrgSrcBlock"><text:s/>'(org-agenda-structure<text:s/>((t<text:s/>(<text:span text:style-name="OrgSrcFontLockBuiltinFace">:underline</text:span><text:s/>t<text:s/><text:span text:style-name="OrgSrcFontLockBuiltinFace">:foreground</text:span><text:s/><text:span text:style-name="OrgSrcFontLockStringFace">"#6873ff"</text:span>))))</text:p>
      <text:p text:style-name="OrgSrcBlock"><text:s/>'(org-agenda-date-today<text:s/>((t<text:s/>(<text:span text:style-name="OrgSrcFontLockBuiltinFace">:weight</text:span><text:s/>bold<text:s/><text:span text:style-name="OrgSrcFontLockBuiltinFace">:foreground</text:span><text:s/><text:span text:style-name="OrgSrcFontLockStringFace">"#4a6aff"</text:span>))))</text:p>
      <text:p text:style-name="OrgSrcBlock"><text:s/>'(org-agenda-date<text:s/>((t<text:s/>(<text:span text:style-name="OrgSrcFontLockBuiltinFace">:weight</text:span><text:s/>bold<text:s/><text:span text:style-name="OrgSrcFontLockBuiltinFace">:foreground</text:span><text:s/><text:span text:style-name="OrgSrcFontLockStringFace">"#6ac214"</text:span>))))</text:p>
      <text:p text:style-name="OrgSrcBlock"><text:s/>'(org-agenda-date-weekend<text:s/>((t<text:s/>(<text:span text:style-name="OrgSrcFontLockBuiltinFace">:weight</text:span><text:s/>bold<text:s/><text:span text:style-name="OrgSrcFontLockBuiltinFace">:foreground</text:span><text:s/><text:span text:style-name="OrgSrcFontLockStringFace">"#ff8d1e"</text:span>))))</text:p>
      <text:p text:style-name="OrgSrcBlock"><text:s/>'(org-time-grid<text:s/>((t<text:s/>(<text:span text:style-name="OrgSrcFontLockBuiltinFace">:foreground</text:span><text:s/><text:span text:style-name="OrgSrcFontLockStringFace">"#0a4796"</text:span>))))</text:p>
      <text:p text:style-name="OrgSrcBlock"><text:s/>'(org-warning<text:s/>((t<text:s/>(<text:span text:style-name="OrgSrcFontLockBuiltinFace">:foreground</text:span><text:s/><text:span text:style-name="OrgSrcFontLockStringFace">"#ff431a"</text:span>))))</text:p>
      <text:p text:style-name="OrgSrcBlock"><text:s/>'(org-upcoming-deadline<text:s/>((t<text:s/>(<text:span text:style-name="OrgSrcFontLockBuiltinFace">:inherit</text:span><text:s/>font-lock-keyword-face))))</text:p>
      <text:p text:style-name="OrgSrcBlock"><text:s/>)</text:p>
      <text:p text:style-name="OrgSrcBlock"/>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7)</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tab/><text:tab/><text:s/>'((daily<text:s/>today<text:s/>require-timed)</text:p>
      <text:p text:style-name="OrgSrcBlock"><text:tab/><text:tab/><text:s/><text:s/><text:s/><text:span text:style-name="OrgSrcFontLockStringFace">"----------------"</text:span></text:p>
      <text:p text:style-name="OrgSrcBlock"><text:tab/><text:tab/><text:s/><text:s/><text:s/>(800<text:s/>1000<text:s/>1200<text:s/>1400<text:s/>1600<text:s/>1800<text:s/>2000<text:s/>2200<text:s/>2400<text:s/>2600)))</text:p>
      <text:p text:style-name="OrgSrcBlock"><text:s/><text:s/><text:s/>(setq<text:s/>org-agenda-current-time-string<text:s/><text:span text:style-name="OrgSrcFontLockStringFace">"&lt;<text:s/>d('-<text:s/>'<text:s/>)<text:s/>now!"</text:span>)</text:p>
      <text:p text:style-name="OrgSrcBlock"><text:s/><text:s/><text:s/>(setq<text:s/>org-agenda-timegrid-use-ampm<text:s/>t)</text:p>
      <text:p text:style-name="OrgSrcBlock"/>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tab/><text:tab/><text:s/>'(<text:span text:style-name="OrgSrcFontLockStringFace">"~/Dropbox/org/org-ical.org"</text:span><text:s/><text:span text:style-name="OrgSrcFontLockStringFace">"~/Dropbox/org/next.org"</text:span></text:p>
      <text:p text:style-name="OrgSrcBlock"><text:tab/><text:tab/><text:s/><text:s/><text:s/><text:span text:style-name="OrgSrcFontLockStringFace">"~/Dropbox/org/today.org"</text:span><text:s/><text:span text:style-name="OrgSrcFontLockStringFace">"~/Dropbox/org/buffer.org"</text:span></text:p>
      <text:p text:style-name="OrgSrcBlock"><text:tab/><text:tab/><text:s/><text:s/><text:s/><text:span text:style-name="OrgSrcFontLockStringFace">"~/Dropbox/org/stock.org"</text:span></text:p>
      <text:p text:style-name="OrgSrcBlock"><text:tab/><text:tab/><text:s/><text:s/><text:s/><text:span text:style-name="OrgSrcFontLockStringFace">"~/Dropbox/org/work.org"</text:span><text:s/><text:span text:style-name="OrgSrcFontLockStringFace">"~/Dropbox/org/research.org"</text:span>))</text:p>
      <text:p text:style-name="OrgSrcBlock"><text:s/><text:s/><text:s/><text:span text:style-name="OrgSrcFontLockCommentDelimiterFace">;;<text:s/></text:span><text:span text:style-name="OrgSrcFontLockCommentFace">特定タグを持つツリーリストを一発移動（org-tags-view,<text:s/>org-tree-slide）</text:span></text:p>
      <text:p text:style-name="OrgSrcBlock"><text:s/><text:s/><text:s/>(<text:span text:style-name="OrgSrcFontLockKeywordFace">defvar</text:span><text:s/><text:span text:style-name="OrgSrcFontLockVariableNameFace">my-doing-tag</text:span><text:s/><text:span text:style-name="OrgSrcFontLockStringFace">"Doing"</text:span>)</text:p>
      <text:p text:style-name="OrgSrcBlock"><text:s/><text:s/><text:s/>(<text:span text:style-name="OrgSrcFontLockKeywordFace">defun</text:span><text:s/><text:span text:style-name="OrgSrcFontLockFunctionNameFace">my-sparse-doing-tree</text:span><text:s/>()</text:p>
      <text:p text:style-name="OrgSrcBlock"><text:tab/><text:s/>(interactive)</text:p>
      <text:p text:style-name="OrgSrcBlock"><text:tab/><text:s/>(org-tags-view<text:s/>nil<text:s/>my-doing-tag))</text:p>
      <text:p text:style-name="OrgSrcBlock"><text:s/><text:s/><text:s/><text:span text:style-name="OrgSrcFontLockCommentDelimiterFace">;;<text:s/></text:span><text:span text:style-name="OrgSrcFontLockCommentFace">Doingタグをトグルする</text:span></text:p>
      <text:p text:style-name="OrgSrcBlock"><text:s/><text:s/><text:s/>(<text:span text:style-name="OrgSrcFontLockKeywordFace">defun</text:span><text:s/><text:span text:style-name="OrgSrcFontLockFunctionNameFace">my-toggle-doing-tag</text:span><text:s/>()</text:p>
      <text:p text:style-name="OrgSrcBlock"><text:tab/><text:s/>(interactive)</text:p>
      <text:p text:style-name="OrgSrcBlock"><text:tab/><text:s/>(<text:span text:style-name="OrgSrcFontLockKeywordFace">when</text:span><text:s/>(eq<text:s/>major-mode<text:s/>'org-mode)</text:p>
      <text:p text:style-name="OrgSrcBlock"><text:tab/><text:s/><text:s/><text:s/>(<text:span text:style-name="OrgSrcFontLockKeywordFace">save-excursion</text:span></text:p>
      <text:p text:style-name="OrgSrcBlock"><text:tab/><text:tab/><text:s/>(<text:span text:style-name="OrgSrcFontLockKeywordFace">save-restriction</text:span></text:p>
      <text:p text:style-name="OrgSrcBlock"><text:tab/><text:tab/><text:s/><text:s/><text:s/>(<text:span text:style-name="OrgSrcFontLockKeywordFace">unless</text:span><text:s/>(org-at-heading-p)</text:p>
      <text:p text:style-name="OrgSrcBlock"><text:tab/><text:tab/><text:tab/><text:s/>(outline-previous-heading))</text:p>
      <text:p text:style-name="OrgSrcBlock"><text:tab/><text:tab/><text:s/><text:s/><text:s/>(<text:span text:style-name="OrgSrcFontLockKeywordFace">if</text:span><text:s/>(string-match</text:p>
      <text:p text:style-name="OrgSrcBlock"><text:tab/><text:tab/><text:tab/><text:tab/>(concat<text:s/><text:span text:style-name="OrgSrcFontLockStringFace">":"</text:span><text:s/>my-doing-tag<text:s/><text:span text:style-name="OrgSrcFontLockStringFace">":"</text:span>)<text:s/>(org-get-tags-string))</text:p>
      <text:p text:style-name="OrgSrcBlock"><text:tab/><text:tab/><text:tab/><text:s/><text:s/><text:s/>(org-toggle-tag<text:s/>my-doing-tag<text:s/>'off)</text:p>
      <text:p text:style-name="OrgSrcBlock"><text:tab/><text:tab/><text:tab/><text:s/>(org-toggle-tag<text:s/>my-doing-tag<text:s/>'on))</text:p>
      <text:p text:style-name="OrgSrcBlock"><text:tab/><text:tab/><text:s/><text:s/><text:s/>(org-reveal)))))</text:p>
      <text:p text:style-name="OrgSrcBlock"><text:s/><text:s/><text:s/><text:span text:style-name="OrgSrcFontLockCommentDelimiterFace">;;<text:s/></text:span><text:span text:style-name="OrgSrcFontLockCommentFace">移動直後にagendaバッファを閉じる（ツリーの内容はSPACEで確認可）</text:span></text:p>
      <text:p text:style-name="OrgSrcBlock"><text:s/><text:s/><text:s/>(org-defkey<text:s/>org-agenda-mode-map<text:s/>[(tab)]</text:p>
      <text:p text:style-name="OrgSrcBlock"><text:tab/><text:tab/><text:tab/><text:s/><text:s/><text:s/>'(<text:span text:style-name="OrgSrcFontLockKeywordFace">lambda</text:span><text:s/>()<text:s/>(interactive)</text:p>
      <text:p text:style-name="OrgSrcBlock"><text:tab/><text:tab/><text:tab/><text:tab/><text:s/><text:s/>(org-agenda-goto)</text:p>
      <text:p text:style-name="OrgSrcBlock"><text:tab/><text:tab/><text:tab/><text:tab/><text:s/><text:s/>(<text:span text:style-name="OrgSrcFontLockKeywordFace">with-current-buffer</text:span><text:s/><text:span text:style-name="OrgSrcFontLockStringFace">"*Org<text:s/>Agenda*"</text:span></text:p>
      <text:p text:style-name="OrgSrcBlockLastLine"><text:tab/><text:tab/><text:tab/><text:tab/><text:tab/>(org-agenda-quit))))))</text:p>
      <text:h text:style-name="Heading_20_3" text:outline-level="3">
<text:bookmark-start text:name="OrgXref.sec-10-9-1"/>
<text:bookmark text:name="sec-10-9-1"/>キーバインド
<text:bookmark-end text:name="OrgXref.sec-10-9-1"/></text:h>
      <text:p text:style-name="OrgSrcBlock">(global-set-key<text:s/>(kbd<text:s/><text:span text:style-name="OrgSrcFontLockStringFace">"&lt;f11&gt;"</text:span>)<text:s/>'my-toggle-doing-tag)</text:p>
      <text:p text:style-name="OrgSrcBlock">(eval-after-autoload-if-found</text:p>
      <text:p text:style-name="OrgSrcBlock"><text:s/><text:s/><text:s/>'org-agenda<text:s/><text:span text:style-name="OrgSrcFontLockStringFace">"org"</text:span><text:s/><text:span text:style-name="OrgSrcFontLockStringFace">"Org<text:s/>Mode"</text:span><text:s/>t<text:s/>nil</text:p>
      <text:p text:style-name="OrgSrcBlockLastLine"><text:s/><text:s/><text:s/>'((define-key<text:s/>org-mode-map<text:s/>(kbd<text:s/><text:span text:style-name="OrgSrcFontLockStringFace">"C-c<text:s/>&lt;f11&gt;"</text:span>)<text:s/>'my-sparse-doing-tree)))</text:p>
      <text:h text:style-name="Heading_20_2" text:outline-level="2">
<text:bookmark-start text:name="OrgXref.sec-10-10"/>
<text:bookmark text:name="sec-10-10"/>[appt.el] アラーム設定
<text:bookmark-end text:name="OrgXref.sec-10-10"/></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アラーム表示を有効にする</text:span></text:p>
      <text:p text:style-name="OrgSrcBlock"><text:s/><text:s/><text:s/>(appt-activate<text:s/>1)</text:p>
      <text:p text:style-name="OrgSrcBlock"><text:s/><text:s/><text:s/><text:span text:style-name="OrgSrcFontLockCommentDelimiterFace">;;<text:s/></text:span><text:span text:style-name="OrgSrcFontLockCommentFace">window<text:s/>を<text:s/>フレーム内に表示する</text:span></text:p>
      <text:p text:style-name="OrgSrcBlock"><text:s/><text:s/><text:s/>(setq<text:s/>appt-display-format<text:s/>'window)</text:p>
      <text:p text:style-name="OrgSrcBlock"><text:s/><text:s/><text:s/><text:span text:style-name="OrgSrcFontLockCommentDelimiterFace">;;<text:s/></text:span><text:span text:style-name="OrgSrcFontLockCommentFace">window<text:s/>を継続表示する時間[s]</text:span></text:p>
      <text:p text:style-name="OrgSrcBlock"><text:s/><text:s/><text:s/>(setq<text:s/>appt-display-duration<text:s/>3)</text:p>
      <text:p text:style-name="OrgSrcBlock"><text:s/><text:s/><text:s/><text:span text:style-name="OrgSrcFontLockCommentDelimiterFace">;;<text:s/></text:span><text:span text:style-name="OrgSrcFontLockCommentFace">ビープ音の有無</text:span></text:p>
      <text:p text:style-name="OrgSrcBlock"><text:s/><text:s/><text:s/>(setq<text:s/>appt-audible<text:s/>t)</text:p>
      <text:p text:style-name="OrgSrcBlock"><text:s/><text:s/><text:s/><text:span text:style-name="OrgSrcFontLockCommentDelimiterFace">;;<text:s/></text:span><text:span text:style-name="OrgSrcFontLockCommentFace">何分前から警告表示を開始するか[m]</text:span></text:p>
      <text:p text:style-name="OrgSrcBlock"><text:s/><text:s/><text:s/>(setq<text:s/>appt-message-warning-time<text:s/>3)</text:p>
      <text:p text:style-name="OrgSrcBlock"><text:s/><text:s/><text:s/><text:span text:style-name="OrgSrcFontLockCommentDelimiterFace">;;<text:s/></text:span><text:span text:style-name="OrgSrcFontLockCommentFace">モードラインにアラームを表示する</text:span></text:p>
      <text:p text:style-name="OrgSrcBlock"><text:s/><text:s/><text:s/>(setq<text:s/>appt-display-mode-line<text:s/>t)</text:p>
      <text:p text:style-name="OrgSrcBlock"><text:s/><text:s/><text:s/><text:span text:style-name="OrgSrcFontLockCommentDelimiterFace">;;<text:s/></text:span><text:span text:style-name="OrgSrcFontLockCommentFace">org-agenda<text:s/>の内容をアラームに登録する</text:span></text:p>
      <text:p text:style-name="OrgSrcBlock"><text:s/><text:s/><text:s/><text:span text:style-name="OrgSrcFontLockCommentDelimiterFace">;;<text:s/></text:span><text:span text:style-name="OrgSrcFontLockCommentFace">(org-agenda-to-appt<text:s/>t<text:s/>'((headline<text:s/>"TODO")))</text:span></text:p>
      <text:p text:style-name="OrgSrcBlock"><text:s/><text:s/><text:s/>(run-with-idle-timer</text:p>
      <text:p text:style-name="OrgSrcBlock"><text:tab/>300<text:s/>t</text:p>
      <text:p text:style-name="OrgSrcBlock"><text:tab/>'(<text:span text:style-name="OrgSrcFontLockKeywordFace">lambda</text:span><text:s/>()</text:p>
      <text:p text:style-name="OrgSrcBlock"><text:tab/><text:s/><text:s/><text:s/>(org-agenda-to-appt<text:s/>t<text:s/>'((headline<text:s/><text:span text:style-name="OrgSrcFontLockStringFace">"TODO"</text:span>)))))</text:p>
      <text:p text:style-name="OrgSrcBlock"><text:s/><text:s/><text:s/><text:span text:style-name="OrgSrcFontLockCommentDelimiterFace">;;<text:s/></text:span><text:span text:style-name="OrgSrcFontLockCommentFace">保存時にアラームを登録</text:span></text:p>
      <text:p text:style-name="OrgSrcBlock"><text:s/><text:s/><text:s/><text:span text:style-name="OrgSrcFontLockCommentDelimiterFace">;;<text:s/></text:span><text:span text:style-name="OrgSrcFontLockCommentFace">(add-hook<text:s/>'org-mode-hook</text:span></text:p>
      <text:p text:style-name="OrgSrcBlock"><text:s/><text:s/><text:s/><text:span text:style-name="OrgSrcFontLockCommentDelimiterFace">;;<text:s/><text:s/><text:s/><text:s/><text:s/><text:s/><text:s/><text:s/><text:s/><text:s/><text:s/></text:span><text:span text:style-name="OrgSrcFontLockCommentFace">(lambda()<text:s/>(add-hook<text:s/>'before-save-hook</text:span></text:p>
      <text:p text:style-name="OrgSrcBlock"><text:s/><text:s/><text:s/><text:span text:style-name="OrgSrcFontLockCommentDelimiterFace">;;<text:s/><text:s/><text:s/><text:s/><text:s/><text:s/><text:s/><text:s/><text:s/><text:s/><text:s/><text:s/><text:s/><text:s/><text:s/><text:s/><text:s/><text:s/><text:s/><text:s/><text:s/><text:s/><text:s/><text:s/><text:s/><text:s/><text:s/><text:s/><text:s/><text:s/><text:s/></text:span><text:span text:style-name="OrgSrcFontLockCommentFace">'org-agenda-to-appt<text:s/>t<text:s/>'((headline<text:s/>"TODO")))))</text:span></text:p>
      <text:p text:style-name="OrgSrcBlockLastLine"><text:s/><text:s/><text:s/>))</text:p>
      <text:h text:style-name="Heading_20_2" text:outline-level="2">
<text:bookmark-start text:name="OrgXref.sec-10-11"/>
<text:bookmark text:name="sec-10-11"/>[org-capture] 高速にメモを取る
<text:bookmark-end text:name="OrgXref.sec-10-11"/></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tab/><text:tab/><text:s/>`((<text:span text:style-name="OrgSrcFontLockStringFace">"t"</text:span><text:s/><text:span text:style-name="OrgSrcFontLockStringFace">"TODO<text:s/>項目を<text:s/>INBOX<text:s/>に貼り付ける"</text:span><text:s/>entry</text:p>
      <text:p text:style-name="OrgSrcBlock"><text:tab/><text:tab/><text:tab/>(file+headline<text:s/>nil<text:s/><text:span text:style-name="OrgSrcFontLockStringFace">"INBOX"</text:span>)<text:s/><text:span text:style-name="OrgSrcFontLockStringFace">"**<text:s/>TODO<text:s/>%?\n\t"</text:span>)</text:p>
      <text:p text:style-name="OrgSrcBlock"><text:tab/><text:tab/><text:s/><text:s/><text:s/>(<text:span text:style-name="OrgSrcFontLockStringFace">"c"</text:span><text:s/><text:span text:style-name="OrgSrcFontLockStringFace">"同期カレンダーにエントリー"</text:span><text:s/>entry</text:p>
      <text:p text:style-name="OrgSrcBlock"><text:tab/><text:tab/><text:tab/>(file+headline<text:s/>,org-capture-ical-file<text:s/><text:span text:style-name="OrgSrcFontLockStringFace">"Schedule"</text:span>)</text:p>
      <text:p text:style-name="OrgSrcBlock"><text:tab/><text:tab/><text:tab/><text:span text:style-name="OrgSrcFontLockStringFace">"**<text:s/>TODO<text:s/>%?\n\t"</text:span>)<text:s/></text:p>
      <text:p text:style-name="OrgSrcBlock"><text:tab/><text:tab/><text:s/><text:s/><text:s/>(<text:span text:style-name="OrgSrcFontLockStringFace">"d"</text:span><text:s/><text:span text:style-name="OrgSrcFontLockStringFace">"Doingタグ付きのタスクをInboxに投げる"</text:span><text:s/>entry</text:p>
      <text:p text:style-name="OrgSrcBlock"><text:tab/><text:tab/><text:tab/>(file+headline<text:s/>nil<text:s/><text:span text:style-name="OrgSrcFontLockStringFace">"INBOX"</text:span>)</text:p>
      <text:p text:style-name="OrgSrcBlock"><text:tab/><text:tab/><text:tab/><text:span text:style-name="OrgSrcFontLockStringFace">"**<text:s/>TODO<text:s/>%?<text:s/>:Doing:\n<text:s/><text:s/>-<text:s/>\n"</text:span>)</text:p>
      <text:p text:style-name="OrgSrcBlock"><text:tab/><text:tab/><text:s/><text:s/><text:s/>(<text:span text:style-name="OrgSrcFontLockStringFace">"l"</text:span><text:s/><text:span text:style-name="OrgSrcFontLockStringFace">"本日のチェックリスト"</text:span><text:s/>entry</text:p>
      <text:p text:style-name="OrgSrcBlock"><text:tab/><text:tab/><text:tab/>(file+headline<text:s/>,org-capture-today-file<text:s/><text:span text:style-name="OrgSrcFontLockStringFace">"Today"</text:span>)</text:p>
      <text:p text:style-name="OrgSrcBlock"><text:tab/><text:tab/><text:tab/><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tab/><text:tab/><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tab/><text:tab/><text:tab/><text:span text:style-name="OrgSrcFontLockStringFace">"**<text:s/>%?\n<text:s/><text:s/>-<text:s/>\n\t%U"</text:span>)</text:p>
      <text:p text:style-name="OrgSrcBlock"><text:tab/><text:tab/><text:s/><text:s/><text:s/>(<text:span text:style-name="OrgSrcFontLockStringFace">"b"</text:span><text:s/><text:span text:style-name="OrgSrcFontLockStringFace">"Bug<text:s/>タグ付きの<text:s/>TODO<text:s/>項目を貼り付ける"</text:span><text:s/>entry</text:p>
      <text:p text:style-name="OrgSrcBlock"><text:tab/><text:tab/><text:tab/>(file+headline<text:s/>nil<text:s/><text:span text:style-name="OrgSrcFontLockStringFace">"INBOX"</text:span>)</text:p>
      <text:p text:style-name="OrgSrcBlock"><text:tab/><text:tab/><text:tab/><text:span text:style-name="OrgSrcFontLockStringFace">"**<text:s/>TODO<text:s/>%?<text:s/>:bug:\n<text:s/>%i\n<text:s/>%a<text:s/>%t"</text:span>)</text:p>
      <text:p text:style-name="OrgSrcBlock"><text:tab/><text:tab/><text:s/><text:s/><text:s/>(<text:span text:style-name="OrgSrcFontLockStringFace">"w"</text:span><text:s/>,(concat<text:s/><text:span text:style-name="OrgSrcFontLockStringFace">"英単語を<text:s/>"</text:span><text:s/>org-capture-words-notes-file</text:p>
      <text:p text:style-name="OrgSrcBlock"><text:tab/><text:tab/><text:tab/><text:tab/><text:tab/><text:tab/><text:s/><text:span text:style-name="OrgSrcFontLockStringFace">"<text:s/>に書き込む"</text:span>)<text:s/>entry</text:p>
      <text:p text:style-name="OrgSrcBlock"><text:tab/><text:tab/><text:tab/><text:tab/><text:tab/><text:tab/><text:s/>(file+headline<text:s/>,org-capture-words-notes-file<text:s/><text:span text:style-name="OrgSrcFontLockStringFace">"WORDS"</text:span>)</text:p>
      <text:p text:style-name="OrgSrcBlock"><text:tab/><text:tab/><text:tab/><text:tab/><text:tab/><text:tab/><text:s/><text:span text:style-name="OrgSrcFontLockStringFace">"**<text:s/>%?<text:s/>:%(get-current-date-tags):\n「」\n<text:s/><text:s/>-<text:s/>"</text:span>)</text:p>
      <text:p text:style-name="OrgSrcBlock"><text:tab/><text:tab/><text:s/><text:s/><text:s/>(<text:span text:style-name="OrgSrcFontLockStringFace">"g"</text:span><text:s/>,(concat<text:s/><text:span text:style-name="OrgSrcFontLockStringFace">"英語ノートを<text:s/>"</text:span><text:s/>org-capture-words-notes-file</text:p>
      <text:p text:style-name="OrgSrcBlock"><text:tab/><text:tab/><text:tab/><text:tab/><text:tab/><text:tab/><text:s/><text:span text:style-name="OrgSrcFontLockStringFace">"<text:s/>に書き込む"</text:span>)</text:p>
      <text:p text:style-name="OrgSrcBlock"><text:tab/><text:tab/><text:tab/>entry<text:s/>(file+headline<text:s/>,org-capture-words-notes-file<text:s/><text:span text:style-name="OrgSrcFontLockStringFace">"GRAMMER"</text:span>)</text:p>
      <text:p text:style-name="OrgSrcBlock"><text:tab/><text:tab/><text:tab/><text:span text:style-name="OrgSrcFontLockStringFace">"**<text:s/>%?<text:s/>:%(get-current-date-tags):\n\n%U"</text:span>)</text:p>
      <text:p text:style-name="OrgSrcBlock"><text:tab/><text:tab/><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tab/><text:tab/><text:tab/><text:span text:style-name="OrgSrcFontLockStringFace">"**<text:s/>%?<text:s/>%T--\n"</text:span>)</text:p>
      <text:p text:style-name="OrgSrcBlock"><text:tab/><text:tab/><text:s/><text:s/><text:s/>(<text:span text:style-name="OrgSrcFontLockStringFace">"n"</text:span><text:s/><text:span text:style-name="OrgSrcFontLockStringFace">"ノートとしてINBOXに貼り付ける"</text:span><text:s/>entry</text:p>
      <text:p text:style-name="OrgSrcBlock"><text:tab/><text:tab/><text:tab/>(file+headline<text:s/>nil<text:s/><text:span text:style-name="OrgSrcFontLockStringFace">"INBOX"</text:span>)</text:p>
      <text:p text:style-name="OrgSrcBlock"><text:tab/><text:tab/><text:tab/><text:span text:style-name="OrgSrcFontLockStringFace">"**<text:s/>%?<text:s/>:note:\n\t%U"</text:span>)</text:p>
      <text:p text:style-name="OrgSrcBlock"><text:tab/><text:tab/><text:s/><text:s/><text:s/>(<text:span text:style-name="OrgSrcFontLockStringFace">"D"</text:span><text:s/><text:span text:style-name="OrgSrcFontLockStringFace">"「ドラッカー365の金言」をノートする"</text:span><text:s/>entry</text:p>
      <text:p text:style-name="OrgSrcBlock"><text:tab/><text:tab/><text:tab/>(file+headline<text:s/>,org-capture-notes-file<text:s/><text:span text:style-name="OrgSrcFontLockStringFace">"The<text:s/>Daily<text:s/>Drucker"</text:span>)</text:p>
      <text:p text:style-name="OrgSrcBlock"><text:tab/><text:tab/><text:tab/><text:span text:style-name="OrgSrcFontLockStringFace">"**<text:s/>「%?」\nDrucker)<text:s/>\n<text:s/><text:s/>-<text:s/>\n<text:s/><text:s/>-<text:s/>\nACTION<text:s/>POINT:\n<text:s/><text:s/>-<text:s/>\nQUESTION:\n<text:s/><text:s/>-<text:s/>\n"</text:span>)</text:p>
      <text:p text:style-name="OrgSrcBlock"><text:tab/><text:tab/><text:s/><text:s/><text:s/>(<text:span text:style-name="OrgSrcFontLockStringFace">"r"</text:span><text:s/>,(concat<text:s/><text:span text:style-name="OrgSrcFontLockStringFace">"研究ノートを<text:s/>"</text:span><text:s/>org-capture-research-file</text:p>
      <text:p text:style-name="OrgSrcBlock"><text:tab/><text:tab/><text:tab/><text:tab/><text:tab/><text:tab/><text:s/><text:span text:style-name="OrgSrcFontLockStringFace">"<text:s/>に書き込む"</text:span>)</text:p>
      <text:p text:style-name="OrgSrcBlock"><text:tab/><text:tab/><text:tab/>entry<text:s/>(file+headline<text:s/>,org-capture-research-file<text:s/><text:span text:style-name="OrgSrcFontLockStringFace">"Survey"</text:span>)</text:p>
      <text:p text:style-name="OrgSrcBlock"><text:tab/><text:tab/><text:tab/><text:span text:style-name="OrgSrcFontLockStringFace">"**<text:s/>%?<text:s/>:note:\n#<text:s/>\n<text:s/><text:s/>-<text:s/>\n\t%U"</text:span>)</text:p>
      <text:p text:style-name="OrgSrcBlock"><text:tab/><text:tab/><text:s/><text:s/><text:s/>(<text:span text:style-name="OrgSrcFontLockStringFace">"`"</text:span><text:s/>,(concat<text:s/><text:span text:style-name="OrgSrcFontLockStringFace">"ノートをバッファ<text:s/>"</text:span><text:s/>org-capture-buffer-file</text:p>
      <text:p text:style-name="OrgSrcBlock"><text:tab/><text:tab/><text:tab/><text:tab/><text:tab/><text:tab/><text:s/><text:span text:style-name="OrgSrcFontLockStringFace">"<text:s/>に書き込む"</text:span>)</text:p>
      <text:p text:style-name="OrgSrcBlock"><text:tab/><text:tab/><text:tab/>entry<text:s/>(file+headline<text:s/>,org-capture-buffer-file<text:s/><text:span text:style-name="OrgSrcFontLockStringFace">"Buffer"</text:span>)</text:p>
      <text:p text:style-name="OrgSrcBlock"><text:tab/><text:tab/><text:tab/><text:span text:style-name="OrgSrcFontLockStringFace">"**<text:s/>%(get-random-string<text:s/>16)<text:s/>%U\n\n%?\n\n----"</text:span>)))</text:p>
      <text:p text:style-name="OrgSrcBlockLastLine"><text:s/><text:s/><text:s/>))</text:p>
      <text:h text:style-name="Heading_20_2" text:outline-level="2">
<text:bookmark-start text:name="OrgXref.sec-10-12"/>
<text:bookmark text:name="sec-10-12"/>[org-refile]
<text:bookmark-end text:name="OrgXref.sec-10-12"/></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tab/><text:tab/><text:s/>(quote<text:s/>((<text:span text:style-name="OrgSrcFontLockStringFace">"org-ical.org"</text:span><text:s/><text:span text:style-name="OrgSrcFontLockBuiltinFace">:level</text:span><text:s/>.<text:s/>1)</text:p>
      <text:p text:style-name="OrgSrcBlock"><text:tab/><text:tab/><text:tab/><text:tab/><text:s/>(<text:span text:style-name="OrgSrcFontLockStringFace">"work.org"</text:span><text:s/><text:span text:style-name="OrgSrcFontLockBuiltinFace">:level</text:span><text:s/>.<text:s/>1)</text:p>
      <text:p text:style-name="OrgSrcBlock"><text:tab/><text:tab/><text:tab/><text:tab/><text:s/>(<text:span text:style-name="OrgSrcFontLockStringFace">"next.org"</text:span><text:s/><text:span text:style-name="OrgSrcFontLockBuiltinFace">:level</text:span><text:s/>.<text:s/>1)</text:p>
      <text:p text:style-name="OrgSrcBlock"><text:tab/><text:tab/><text:tab/><text:tab/><text:s/>(<text:span text:style-name="OrgSrcFontLockStringFace">"sleep.org"</text:span><text:s/><text:span text:style-name="OrgSrcFontLockBuiltinFace">:level</text:span><text:s/>.<text:s/>1))))</text:p>
      <text:p text:style-name="OrgSrcBlockLastLine"><text:tab/><text:s/><text:s/><text:s/>))</text:p>
      <text:h text:style-name="Heading_20_2" text:outline-level="2">
<text:bookmark-start text:name="OrgXref.sec-10-13"/>
<text:bookmark text:name="sec-10-13"/>[org-babel] 基本設定
<text:bookmark-end text:name="OrgXref.sec-10-13"/></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setq<text:s/>org-confirm-babel-evaluate<text:s/>nil)</text:p>
      <text:p text:style-name="OrgSrcBlock"><text:s/><text:s/>(setq<text:s/>org-src-fontify-natively<text:s/>t)</text:p>
      <text:p text:style-name="OrgSrcBlock"><text:s/><text:s/>(setq<text:s/>org-src-tab-acts-natively<text:s/>t)</text:p>
      <text:p text:style-name="OrgSrcBlock"><text:s/><text:s/><text:span text:style-name="OrgSrcFontLockCommentDelimiterFace">;;<text:s/></text:span><text:span text:style-name="OrgSrcFontLockCommentFace">実装済みの言語に好きな名前を紐付ける</text:span></text:p>
      <text:p text:style-name="OrgSrcBlockLastLine"><text:s/><text:s/>(add-to-list<text:s/>'org-src-lang-modes<text:s/>'(<text:span text:style-name="OrgSrcFontLockStringFace">"zsh"</text:span><text:s/>.<text:s/>sh))))</text:p>
      <text:h text:style-name="Heading_20_2" text:outline-level="2">
<text:bookmark-start text:name="OrgXref.sec-10-14"/>
<text:bookmark text:name="sec-10-14"/>[org-babel] ソースブロックの入力キーをカスタマイズ
<text:bookmark-end text:name="OrgXref.sec-10-14"/></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tab/><text:tab/><text:tab/><text:tab/>'(<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tab/><text:tab/><text:tab/><text:tab/>'(<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bookmark-start text:name="OrgXref.sec-10-15"/>
<text:bookmark text:name="sec-10-15"/>[MobileOrg] iOS との連携
<text:bookmark-end text:name="OrgXref.sec-10-15"/></text:h>
      <text:p text:style-name="Text_20_body"><text:a xlink:type="simple" xlink:href="http://orgmode.org/manual/Setting-up-the-staging-area.html">http://orgmode.org/manual/Setting-up-the-staging-area.html</text:a></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pan><text:span text:style-name="OrgSrcFontLockCommentFace">(setq<text:s/>org-mobile-files<text:s/>'("~/Dropbox/org/next.org"<text:s/>"1.org"<text:s/>"2.org"))</text:span></text:p>
      <text:p text:style-name="OrgSrcBlock"><text:s/><text:s/><text:s/>(setq<text:s/>org-mobile-files<text:s/>'(<text:span text:style-name="OrgSrcFontLockStringFace">"~/Dropbox/org/next.org"</text:span>))</text:p>
      <text:p text:style-name="OrgSrcBlock"><text:tab/><text:tab/><text:tab/><text:tab/><text:tab/><text:tab/><text:tab/><text:tab/><text:tab/><text:tab/><text:span text:style-name="OrgSrcFontLockCommentDelimiterFace">;</text:span><text:span text:style-name="OrgSrcFontLockCommentFace">(setq<text:s/>org-mobile-force-id-on-agenda-items<text:s/>nil)</text:span></text:p>
      <text:p text:style-name="OrgSrcBlock"/>
      <text:p text:style-name="OrgSrcBlock"><text:s/><text:s/><text:s/><text:span text:style-name="OrgSrcFontLockCommentDelimiterFace">;;<text:s/></text:span><text:span text:style-name="OrgSrcFontLockCommentFace">Set<text:s/>a<text:s/>file<text:s/>to<text:s/>capture<text:s/>data<text:s/>from<text:s/>iOS<text:s/>devices</text:span></text:p>
      <text:p text:style-name="OrgSrcBlock"><text:s/><text:s/><text:s/>(setq<text:s/>org-mobile-inbox-for-pull<text:s/>(concat<text:s/>org-directory<text:s/><text:span text:style-name="OrgSrcFontLockStringFace">"captured.org"</text:span>))</text:p>
      <text:p text:style-name="OrgSrcBlock"/>
      <text:p text:style-name="OrgSrcBlock"><text:tab/><text:tab/><text:tab/><text:tab/><text:tab/><text:tab/><text:tab/><text:tab/><text:tab/><text:tab/><text:span text:style-name="OrgSrcFontLockCommentDelimiterFace">;<text:s/></text:span><text:span text:style-name="OrgSrcFontLockCommentFace">Upload<text:s/>location<text:s/>stored<text:s/>org<text:s/>files<text:s/>(index.org<text:s/>will<text:s/>be<text:s/>created)</text:span></text:p>
      <text:p text:style-name="OrgSrcBlock"><text:s/><text:s/><text:s/>(setq<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text:span text:style-name="OrgSrcFontLockKeywordFace">defun</text:span><text:s/><text:span text:style-name="OrgSrcFontLockFunctionNameFace">org-mobile-sync</text:span><text:s/>()</text:p>
      <text:p text:style-name="OrgSrcBlock"><text:tab/><text:s/>(interactive)</text:p>
      <text:p text:style-name="OrgSrcBlock"><text:tab/><text:s/>(<text:span text:style-name="OrgSrcFontLockKeywordFace">let</text:span></text:p>
      <text:p text:style-name="OrgSrcBlock"><text:tab/><text:tab/><text:s/>(org-mobile-sync-type</text:p>
      <text:p text:style-name="OrgSrcBlock"><text:tab/><text:tab/><text:s/><text:s/>(read-from-minibuffer<text:s/><text:span text:style-name="OrgSrcFontLockStringFace">"How<text:s/>do<text:s/>you<text:s/>sync<text:s/>the<text:s/>org<text:s/>files?<text:s/>(pull<text:s/>or<text:s/>push)<text:s/>"</text:span>))</text:p>
      <text:p text:style-name="OrgSrcBlock"><text:tab/><text:s/><text:s/><text:s/>(message<text:s/><text:span text:style-name="OrgSrcFontLockStringFace">"%s"</text:span><text:s/>org-mobile-sync-type)</text:p>
      <text:p text:style-name="OrgSrcBlock"><text:tab/><text:s/><text:s/><text:s/>(<text:span text:style-name="OrgSrcFontLockKeywordFace">cond</text:span></text:p>
      <text:p text:style-name="OrgSrcBlock"><text:tab/><text:tab/>((string=<text:s/><text:span text:style-name="OrgSrcFontLockStringFace">"pull"</text:span><text:s/>org-mobile-sync-type)(org-mobile-pull))</text:p>
      <text:p text:style-name="OrgSrcBlock"><text:tab/><text:tab/>((string=<text:s/><text:span text:style-name="OrgSrcFontLockStringFace">"push"</text:span><text:s/>org-mobile-sync-type)(org-mobile-push)))))</text:p>
      <text:p text:style-name="OrgSrcBlock"/>
      <text:p text:style-name="OrgSrcBlockLastLine"><text:s/><text:s/><text:s/>))</text:p>
      <text:h text:style-name="Heading_20_2" text:outline-level="2">
<text:bookmark-start text:name="OrgXref.sec-10-16"/>
<text:bookmark text:name="sec-10-16"/>[org-tree-slide.el] Org でプレゼンテーション
<text:bookmark-end text:name="OrgXref.sec-10-16"/></text:h>
      <text:p text:style-name="Text_20_body"><text:a xlink:type="simple" xlink:href="http://pastelwill.jp/wiki/doku.php?id=emacs:org-tree-slide">http://pastelwill.jp/wiki/doku.php?id=emacs:org-tree-slide</text:a></text:p>
      <text:p text:style-name="Text_20_body">Doing タグのトグルに <text:span text:style-name="OrgCode">f11</text:span> を割り当てたので、コンテンツモードへの切り替えは、異なるキーバインドに変更。</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tab/><text:s/><text:s/><text:s/>'org-tree-slide-mode<text:s/><text:span text:style-name="OrgSrcFontLockStringFace">"org-tree-slide"</text:span><text:s/>nil<text:s/>t<text:s/>nil</text:p>
      <text:p text:style-name="OrgSrcBlock"><text:tab/><text:s/><text:s/><text:s/>'(<text:span text:style-name="OrgSrcFontLockCommentDelimiterFace">;;<text:s/></text:span><text:span text:style-name="OrgSrcFontLockCommentFace">&lt;f8&gt;/&lt;f9&gt;/&lt;f10&gt;/&lt;f11&gt;<text:s/>are<text:s/>assigned<text:s/>to<text:s/>control<text:s/>org-tree-slide</text:span></text:p>
      <text:p text:style-name="OrgSrcBlock"><text:tab/><text:tab/><text:s/>(define-key<text:s/>org-tree-slide-mode-map<text:s/>(kbd<text:s/><text:span text:style-name="OrgSrcFontLockStringFace">"&lt;f9&gt;"</text:span>)</text:p>
      <text:p text:style-name="OrgSrcBlock"><text:tab/><text:tab/><text:s/><text:s/><text:s/>'org-tree-slide-move-previous-tree)</text:p>
      <text:p text:style-name="OrgSrcBlock"><text:tab/><text:tab/><text:s/>(define-key<text:s/>org-tree-slide-mode-map<text:s/>(kbd<text:s/><text:span text:style-name="OrgSrcFontLockStringFace">"&lt;f10&gt;"</text:span>)</text:p>
      <text:p text:style-name="OrgSrcBlock"><text:tab/><text:tab/><text:s/><text:s/><text:s/>'org-tree-slide-move-next-tree)</text:p>
      <text:p text:style-name="OrgSrcBlock"><text:tab/><text:tab/><text:s/>(org-tree-slide-narrowing-control-profile)</text:p>
      <text:p text:style-name="OrgSrcBlock"><text:tab/><text:tab/><text:s/>(setq<text:s/>org-tree-slide-modeline-display<text:s/>'outside)</text:p>
      <text:p text:style-name="OrgSrcBlock"><text:tab/><text:tab/><text:s/>(setq<text:s/>org-tree-slide-skip-outline-level<text:s/>5)</text:p>
      <text:p text:style-name="OrgSrcBlock"><text:tab/><text:tab/><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h text:style-name="Heading_20_2" text:outline-level="2">
<text:bookmark-start text:name="OrgXref.sec-10-17"/>
<text:bookmark text:name="sec-10-17"/>[org-fstree] ディレクトリ構造を読み取る
<text:bookmark-end text:name="OrgXref.sec-10-17"/></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bookmark-start text:name="OrgXref.sec-10-18"/>
<text:bookmark text:name="sec-10-18"/>[calfw-org] calfw に org の予定を表示する
<text:bookmark-end text:name="OrgXref.sec-10-18"/></text:h>
      <text:p text:style-name="OrgSrcBlock">(eval-after-autoload-if-found</text:p>
      <text:p text:style-name="OrgSrcBlock"><text:s/>'cfw:open-org-calendar<text:s/><text:span text:style-name="OrgSrcFontLockStringFace">"calfw-org"</text:span><text:s/><text:span text:style-name="OrgSrcFontLockStringFace">"Rich<text:s/>calendar<text:s/>for<text:s/>org-mode"</text:span><text:s/>t<text:s/>nil</text:p>
      <text:p text:style-name="OrgSrcBlock"><text:s/>'(</text:p>
      <text:p text:style-name="OrgSrcBlock"><text:s/><text:s/><text:s/><text:span text:style-name="OrgSrcFontLockCommentDelimiterFace">;;<text:s/></text:span><text:span text:style-name="OrgSrcFontLockCommentFace">icalendar<text:s/>との連結</text:span></text:p>
      <text:p text:style-name="OrgSrcBlock"><text:s/><text:s/><text:s/>(setq<text:s/>cfw:org-icalendars<text:s/>'(<text:span text:style-name="OrgSrcFontLockStringFace">"~/Dropbox/org/org-ical.org"</text:span>))</text:p>
      <text:p text:style-name="OrgSrcBlock"/>
      <text:p text:style-name="OrgSrcBlock"><text:s/><text:s/><text:s/><text:span text:style-name="OrgSrcFontLockCommentDelimiterFace">;;<text:s/></text:span><text:span text:style-name="OrgSrcFontLockCommentFace">org<text:s/>で使う表にフェイスを統一</text:span></text:p>
      <text:p text:style-name="OrgSrcBlock"><text:s/><text:s/><text:s/>(setq<text:s/>cfw:fchar-junction<text:s/>?+</text:p>
      <text:p text:style-name="OrgSrcBlock"><text:tab/><text:tab/><text:s/>cfw:fchar-vertical-line<text:s/>?|</text:p>
      <text:p text:style-name="OrgSrcBlock"><text:tab/><text:tab/><text:s/>cfw:fchar-horizontal-line<text:s/>?-</text:p>
      <text:p text:style-name="OrgSrcBlock"><text:tab/><text:tab/><text:s/>cfw:fchar-left-junction<text:s/>?|</text:p>
      <text:p text:style-name="OrgSrcBlock"><text:tab/><text:tab/><text:s/>cfw:fchar-right-junction<text:s/>?|</text:p>
      <text:p text:style-name="OrgSrcBlock"><text:tab/><text:tab/><text:s/>cfw:fchar-top-junction<text:s/>?+</text:p>
      <text:p text:style-name="OrgSrcBlock"><text:tab/><text:tab/><text:s/>cfw:fchar-top-left-corner<text:s/>?|</text:p>
      <text:p text:style-name="OrgSrcBlock"><text:tab/><text:tab/><text:s/>cfw:fchar-top-right-corner<text:s/>?|<text:s/>)))</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bookmark-start text:name="OrgXref.sec-10-19"/>
<text:bookmark text:name="sec-10-19"/>[org-export-generic] エクスポート機能を拡張する
<text:bookmark-end text:name="OrgXref.sec-10-19"/></text:h>
      <text:p text:style-name="Text_20_body"><text:span text:style-name="OrgCode">org-set-generic-type</text:span> を使うことで、エクスポート機能を好みに拡張できる。contrib の中の <text:span text:style-name="OrgCode">org-export-generic.el</text:span> が必要なので注意する。</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p>
      <text:p text:style-name="OrgSrcBlock">(eval-after-autoload-if-found</text:p>
      <text:p text:style-name="OrgSrcBlock"><text:s/>'org-export-generic<text:s/><text:span text:style-name="OrgSrcFontLockStringFace">"org-mode"</text:span><text:s/>nil<text:s/>t<text:s/>nil</text:p>
      <text:p text:style-name="OrgSrcBlock"><text:s/>'(</text:p>
      <text:p text:style-name="OrgSrcBlock"><text:s/><text:s/><text:s/>(org-set-generic-type</text:p>
      <text:p text:style-name="OrgSrcBlock"><text:tab/><text:span text:style-name="OrgSrcFontLockStringFace">"textile"</text:span></text:p>
      <text:p text:style-name="OrgSrcBlock"><text:tab/>'(<text:span text:style-name="OrgSrcFontLockBuiltinFace">:file-suffix</text:span></text:p>
      <text:p text:style-name="OrgSrcBlock"><text:tab/><text:s/><text:s/><text:span text:style-name="OrgSrcFontLockStringFace">".textile"</text:span></text:p>
      <text:p text:style-name="OrgSrcBlock"><text:tab/><text:s/><text:s/><text:span text:style-name="OrgSrcFontLockBuiltinFace">:key-binding</text:span><text:s/>?T</text:p>
      <text:p text:style-name="OrgSrcBlock"><text:tab/><text:s/><text:s/><text:span text:style-name="OrgSrcFontLockBuiltinFace">:title-format</text:span><text:s/><text:s/><text:s/><text:s/><text:span text:style-name="OrgSrcFontLockStringFace">"Title:<text:s/>%s\n\n"</text:span></text:p>
      <text:p text:style-name="OrgSrcBlock"><text:tab/><text:s/><text:s/><text:span text:style-name="OrgSrcFontLockCommentDelimiterFace">;;<text:s/><text:s/><text:s/></text:span><text:span text:style-name="OrgSrcFontLockCommentFace">:date-format<text:s/><text:s/><text:s/><text:s/><text:s/>"Date:<text:s/>%s\n"</text:span></text:p>
      <text:p text:style-name="OrgSrcBlock"><text:tab/><text:s/><text:s/><text:span text:style-name="OrgSrcFontLockBuiltinFace">:date-export</text:span><text:s/>nil</text:p>
      <text:p text:style-name="OrgSrcBlock"><text:tab/><text:s/><text:s/><text:span text:style-name="OrgSrcFontLockBuiltinFace">:toc-export</text:span><text:s/><text:s/><text:s/><text:s/><text:s/><text:s/>nil</text:p>
      <text:p text:style-name="OrgSrcBlock"><text:tab/><text:s/><text:s/><text:span text:style-name="OrgSrcFontLockBuiltinFace">:author-export</text:span><text:s/><text:s/><text:s/>nil</text:p>
      <text:p text:style-name="OrgSrcBlock"><text:tab/><text:s/><text:s/><text:span text:style-name="OrgSrcFontLockBuiltinFace">:tags-export</text:span><text:s/><text:s/><text:s/><text:s/><text:s/>nil</text:p>
      <text:p text:style-name="OrgSrcBlock"><text:tab/><text:s/><text:s/><text:span text:style-name="OrgSrcFontLockBuiltinFace">:drawers-export</text:span><text:s/><text:s/>nil</text:p>
      <text:p text:style-name="OrgSrcBlock"><text:tab/><text:s/><text:s/><text:span text:style-name="OrgSrcFontLockBuiltinFace">:date-export</text:span><text:s/><text:s/><text:s/><text:s/><text:s/>t</text:p>
      <text:p text:style-name="OrgSrcBlock"><text:tab/><text:s/><text:s/><text:span text:style-name="OrgSrcFontLockBuiltinFace">:timestamps-export</text:span><text:s/><text:s/>t</text:p>
      <text:p text:style-name="OrgSrcBlock"><text:tab/><text:s/><text:s/><text:span text:style-name="OrgSrcFontLockBuiltinFace">:priorities-export</text:span><text:s/><text:s/>nil</text:p>
      <text:p text:style-name="OrgSrcBlock"><text:tab/><text:s/><text:s/><text:span text:style-name="OrgSrcFontLockBuiltinFace">:todo-keywords-export</text:span><text:s/>t</text:p>
      <text:p text:style-name="OrgSrcBlock"><text:tab/><text:s/><text:s/><text:span text:style-name="OrgSrcFontLockBuiltinFace">:body-line-fixed-format</text:span><text:s/><text:span text:style-name="OrgSrcFontLockStringFace">"\t%s\n"</text:span></text:p>
      <text:p text:style-name="OrgSrcBlock"><text:tab/><text:tab/><text:tab/><text:tab/><text:tab/><text:tab/><text:tab/><text:tab/><text:tab/><text:tab/><text:span text:style-name="OrgSrcFontLockCommentDelimiterFace">;</text:span><text:span text:style-name="OrgSrcFontLockCommentFace">:body-list-prefix<text:s/>"\n"</text:span></text:p>
      <text:p text:style-name="OrgSrcBlock"><text:tab/><text:s/><text:s/><text:span text:style-name="OrgSrcFontLockBuiltinFace">:body-list-format</text:span><text:s/><text:span text:style-name="OrgSrcFontLockStringFace">"*<text:s/>%s"</text:span></text:p>
      <text:p text:style-name="OrgSrcBlock"><text:tab/><text:s/><text:s/><text:span text:style-name="OrgSrcFontLockBuiltinFace">:body-list-suffix</text:span><text:s/><text:span text:style-name="OrgSrcFontLockStringFace">"\n"</text:span></text:p>
      <text:p text:style-name="OrgSrcBlock"><text:tab/><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text:span text:style-name="OrgSrcFontLockBuiltinFace">:body-number-list-format</text:span><text:s/><text:span text:style-name="OrgSrcFontLockStringFace">"#<text:s/>%s"</text:span></text:p>
      <text:p text:style-name="OrgSrcBlock"><text:tab/><text:s/><text:s/><text:span text:style-name="OrgSrcFontLockBuiltinFace">:body-number-list-suffix</text:span><text:s/><text:span text:style-name="OrgSrcFontLockStringFace">"\n"</text:span></text:p>
      <text:p text:style-name="OrgSrcBlock"><text:tab/><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tab/><text:s/><text:s/><text:span text:style-name="OrgSrcFontLockBuiltinFace">:body-section-header-format</text:span><text:s/><text:span text:style-name="OrgSrcFontLockStringFace">"%s"</text:span></text:p>
      <text:p text:style-name="OrgSrcBlock"><text:tab/><text:s/><text:s/><text:span text:style-name="OrgSrcFontLockBuiltinFace">:body-section-header-suffix</text:span><text:s/>(<text:span text:style-name="OrgSrcFontLockStringFace">"\n\n"</text:span>)</text:p>
      <text:p text:style-name="OrgSrcBlock"><text:tab/><text:s/><text:s/><text:span text:style-name="OrgSrcFontLockBuiltinFace">:body-header-section-numbers</text:span><text:s/>nil</text:p>
      <text:p text:style-name="OrgSrcBlock"><text:tab/><text:s/><text:s/><text:span text:style-name="OrgSrcFontLockBuiltinFace">:body-header-section-number-format</text:span><text:s/><text:span text:style-name="OrgSrcFontLockStringFace">"%s)<text:s/>"</text:span></text:p>
      <text:p text:style-name="OrgSrcBlock"><text:tab/><text:s/><text:s/><text:span text:style-name="OrgSrcFontLockBuiltinFace">:body-line-format</text:span><text:s/><text:span text:style-name="OrgSrcFontLockStringFace">"%s\n"</text:span></text:p>
      <text:p text:style-name="OrgSrcBlock"><text:tab/><text:s/><text:s/><text:span text:style-name="OrgSrcFontLockBuiltinFace">:body-newline-paragraph</text:span><text:s/><text:span text:style-name="OrgSrcFontLockStringFace">"\n"</text:span></text:p>
      <text:p text:style-name="OrgSrcBlock"><text:tab/><text:s/><text:s/><text:span text:style-name="OrgSrcFontLockBuiltinFace">:bold-format</text:span><text:s/><text:span text:style-name="OrgSrcFontLockStringFace">"*%s*"</text:span></text:p>
      <text:p text:style-name="OrgSrcBlock"><text:tab/><text:s/><text:s/><text:span text:style-name="OrgSrcFontLockBuiltinFace">:italic-format</text:span><text:s/><text:span text:style-name="OrgSrcFontLockStringFace">"_%s_"</text:span></text:p>
      <text:p text:style-name="OrgSrcBlock"><text:tab/><text:s/><text:s/><text:span text:style-name="OrgSrcFontLockBuiltinFace">:underline-format</text:span><text:s/><text:span text:style-name="OrgSrcFontLockStringFace">"+%s+"</text:span></text:p>
      <text:p text:style-name="OrgSrcBlock"><text:tab/><text:s/><text:s/><text:span text:style-name="OrgSrcFontLockBuiltinFace">:strikethrough-format</text:span><text:s/><text:span text:style-name="OrgSrcFontLockStringFace">"-%s-"</text:span></text:p>
      <text:p text:style-name="OrgSrcBlock"><text:tab/><text:s/><text:s/><text:span text:style-name="OrgSrcFontLockBuiltinFace">:verbatim-format</text:span><text:s/><text:span text:style-name="OrgSrcFontLockStringFace">"`%s`"</text:span></text:p>
      <text:p text:style-name="OrgSrcBlock"><text:tab/><text:s/><text:s/><text:span text:style-name="OrgSrcFontLockBuiltinFace">:code-format</text:span><text:s/><text:span text:style-name="OrgSrcFontLockStringFace">"@%s@"</text:span></text:p>
      <text:p text:style-name="OrgSrcBlock"><text:tab/><text:s/><text:s/><text:span text:style-name="OrgSrcFontLockBuiltinFace">:body-line-wrap</text:span><text:s/><text:s/><text:s/>75</text:p>
      <text:p text:style-name="OrgSrcBlock"><text:tab/><text:s/><text:s/><text:span text:style-name="OrgSrcFontLockBuiltinFace">:blockquote-start</text:span><text:s/><text:span text:style-name="OrgSrcFontLockStringFace">"\n&lt;pre&gt;\n"</text:span></text:p>
      <text:p text:style-name="OrgSrcBlock"><text:tab/><text:s/><text:s/><text:span text:style-name="OrgSrcFontLockBuiltinFace">:blockquote-end</text:span><text:s/><text:span text:style-name="OrgSrcFontLockStringFace">"\n&lt;/pre&gt;\n"</text:span></text:p>
      <text:p text:style-name="OrgSrcBlock"><text:tab/><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tab/><text:s/><text:span text:style-name="OrgSrcFontLockStringFace">".markdown"</text:span></text:p>
      <text:p text:style-name="OrgSrcBlock"><text:tab/><text:s/><text:span text:style-name="OrgSrcFontLockBuiltinFace">:key-binding</text:span><text:s/><text:s/><text:s/><text:s/><text:s/>?M</text:p>
      <text:p text:style-name="OrgSrcBlock"><text:tab/><text:s/><text:span text:style-name="OrgSrcFontLockBuiltinFace">:title-format</text:span><text:s/><text:s/><text:s/><text:s/><text:span text:style-name="OrgSrcFontLockStringFace">"Title:<text:s/>%s\n"</text:span></text:p>
      <text:p text:style-name="OrgSrcBlock"><text:tab/><text:s/><text:span text:style-name="OrgSrcFontLockBuiltinFace">:date-format</text:span><text:s/><text:s/><text:s/><text:s/><text:s/><text:span text:style-name="OrgSrcFontLockStringFace">"Date:<text:s/>%s\n"</text:span></text:p>
      <text:p text:style-name="OrgSrcBlock"><text:tab/><text:s/><text:span text:style-name="OrgSrcFontLockBuiltinFace">:toc-export</text:span><text:s/><text:s/><text:s/><text:s/><text:s/><text:s/>nil</text:p>
      <text:p text:style-name="OrgSrcBlock"><text:tab/><text:s/><text:span text:style-name="OrgSrcFontLockBuiltinFace">:author-export</text:span><text:s/><text:s/><text:s/>t</text:p>
      <text:p text:style-name="OrgSrcBlock"><text:tab/><text:s/><text:span text:style-name="OrgSrcFontLockBuiltinFace">:tags-export</text:span><text:s/><text:s/><text:s/><text:s/><text:s/>nil</text:p>
      <text:p text:style-name="OrgSrcBlock"><text:tab/><text:s/><text:span text:style-name="OrgSrcFontLockBuiltinFace">:drawers-export</text:span><text:s/><text:s/>nil</text:p>
      <text:p text:style-name="OrgSrcBlock"><text:tab/><text:s/><text:span text:style-name="OrgSrcFontLockBuiltinFace">:date-export</text:span><text:s/><text:s/><text:s/><text:s/><text:s/>t</text:p>
      <text:p text:style-name="OrgSrcBlock"><text:tab/><text:s/><text:span text:style-name="OrgSrcFontLockBuiltinFace">:timestamps-export</text:span><text:s/><text:s/>t</text:p>
      <text:p text:style-name="OrgSrcBlock"><text:tab/><text:s/><text:span text:style-name="OrgSrcFontLockBuiltinFace">:priorities-export</text:span><text:s/><text:s/>nil</text:p>
      <text:p text:style-name="OrgSrcBlock"><text:tab/><text:s/><text:span text:style-name="OrgSrcFontLockBuiltinFace">:todo-keywords-export</text:span><text:s/>t</text:p>
      <text:p text:style-name="OrgSrcBlock"><text:tab/><text:s/><text:span text:style-name="OrgSrcFontLockBuiltinFace">:body-line-fixed-format</text:span><text:s/><text:span text:style-name="OrgSrcFontLockStringFace">"\t%s\n"</text:span></text:p>
      <text:p text:style-name="OrgSrcBlock"><text:tab/><text:s/><text:span text:style-name="OrgSrcFontLockCommentDelimiterFace">;;</text:span><text:span text:style-name="OrgSrcFontLockCommentFace">:body-list-prefix<text:s/>"\n"</text:span></text:p>
      <text:p text:style-name="OrgSrcBlock"><text:tab/><text:s/><text:span text:style-name="OrgSrcFontLockBuiltinFace">:body-list-format</text:span><text:s/><text:span text:style-name="OrgSrcFontLockStringFace">"-<text:s/>%s"</text:span></text:p>
      <text:p text:style-name="OrgSrcBlock"><text:tab/><text:s/><text:span text:style-name="OrgSrcFontLockBuiltinFace">:body-list-suffix</text:span><text:s/><text:span text:style-name="OrgSrcFontLockStringFace">"\n"</text:span></text:p>
      <text:p text:style-name="OrgSrcBlock"><text:tab/><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tab/><text:s/><text:span text:style-name="OrgSrcFontLockBuiltinFace">:body-section-header-format</text:span><text:s/><text:span text:style-name="OrgSrcFontLockStringFace">"%s\n"</text:span></text:p>
      <text:p text:style-name="OrgSrcBlock"><text:tab/><text:s/><text:span text:style-name="OrgSrcFontLockBuiltinFace">:body-section-header-suffix</text:span><text:s/>(?=<text:s/>?-<text:s/><text:span text:style-name="OrgSrcFontLockStringFace">""</text:span>)</text:p>
      <text:p text:style-name="OrgSrcBlock"><text:tab/><text:s/><text:span text:style-name="OrgSrcFontLockBuiltinFace">:body-header-section-numbers</text:span><text:s/>nil</text:p>
      <text:p text:style-name="OrgSrcBlock"><text:tab/><text:s/><text:span text:style-name="OrgSrcFontLockBuiltinFace">:body-header-section-number-format</text:span><text:s/><text:span text:style-name="OrgSrcFontLockStringFace">"%s)<text:s/>"</text:span></text:p>
      <text:p text:style-name="OrgSrcBlock"><text:tab/><text:s/><text:span text:style-name="OrgSrcFontLockBuiltinFace">:body-line-format</text:span><text:s/><text:span text:style-name="OrgSrcFontLockStringFace">"%s\n"</text:span></text:p>
      <text:p text:style-name="OrgSrcBlock"><text:tab/><text:s/><text:span text:style-name="OrgSrcFontLockBuiltinFace">:body-newline-paragraph</text:span><text:s/><text:span text:style-name="OrgSrcFontLockStringFace">"\n"</text:span></text:p>
      <text:p text:style-name="OrgSrcBlock"><text:tab/><text:s/><text:span text:style-name="OrgSrcFontLockBuiltinFace">:bold-format</text:span><text:s/><text:span text:style-name="OrgSrcFontLockStringFace">"**%s**"</text:span></text:p>
      <text:p text:style-name="OrgSrcBlock"><text:tab/><text:s/><text:span text:style-name="OrgSrcFontLockBuiltinFace">:italic-format</text:span><text:s/><text:span text:style-name="OrgSrcFontLockStringFace">"_%s_"</text:span></text:p>
      <text:p text:style-name="OrgSrcBlock"><text:tab/><text:s/><text:span text:style-name="OrgSrcFontLockBuiltinFace">:verbatim-format</text:span><text:s/><text:span text:style-name="OrgSrcFontLockStringFace">"`%s`"</text:span></text:p>
      <text:p text:style-name="OrgSrcBlock"><text:tab/><text:s/><text:span text:style-name="OrgSrcFontLockBuiltinFace">:code-format</text:span><text:s/><text:span text:style-name="OrgSrcFontLockStringFace">"`%s`"</text:span></text:p>
      <text:p text:style-name="OrgSrcBlock"><text:tab/><text:s/><text:span text:style-name="OrgSrcFontLockBuiltinFace">:body-line-wrap</text:span><text:s/><text:s/><text:s/>75</text:p>
      <text:p text:style-name="OrgSrcBlock"><text:tab/><text:s/>))</text:p>
      <text:p text:style-name="OrgSrcBlockLastLine"><text:s/><text:s/><text:s/>))</text:p>
      <text:h text:style-name="Heading_20_2" text:outline-level="2">
<text:bookmark-start text:name="OrgXref.sec-10-20"/>
<text:bookmark text:name="sec-10-20"/>[org-odt] ODT形式に出力
<text:bookmark-end text:name="OrgXref.sec-10-20"/></text:h>
      <text:p text:style-name="OrgSrcBlock">(eval-after-autoload-if-found</text:p>
      <text:p text:style-name="OrgSrcBlock"><text:s/>'(ox-odt)<text:s/><text:span text:style-name="OrgSrcFontLockStringFace">"ox-odt"</text:span><text:s/>nil<text:s/>t<text:s/>nil</text:p>
      <text:p text:style-name="OrgSrcBlock"><text:s/>'(</text:p>
      <text:p text:style-name="OrgSrcBlock"><text:s/><text:s/><text:s/>(setq<text:s/>org-odt-styles-file</text:p>
      <text:p text:style-name="OrgSrcBlock"><text:tab/><text:tab/><text:s/>(concat<text:s/>(getenv<text:s/><text:span text:style-name="OrgSrcFontLockStringFace">"HOME"</text:span>)<text:s/><text:span text:style-name="OrgSrcFontLockStringFace">"/Dropbox/emacs.d/config/style.odt"</text:span>))</text:p>
      <text:p text:style-name="OrgSrcBlock"><text:s/><text:s/><text:s/><text:span text:style-name="OrgSrcFontLockCommentDelimiterFace">;;<text:s/></text:span><text:span text:style-name="OrgSrcFontLockCommentFace">(setq<text:s/>org-odt-content-template-file</text:span></text:p>
      <text:p text:style-name="OrgSrcBlock"><text:s/><text:s/><text:s/><text:span text:style-name="OrgSrcFontLockCommentDelimiterFace">;;<text:s/><text:s/><text:s/><text:s/><text:s/><text:s/><text:s/></text:span><text:span text:style-name="OrgSrcFontLockCommentFace">(concat<text:s/>(getenv<text:s/>"HOME")<text:s/>"/Dropbox/emacs.d/config/style.ott"))</text:span></text:p>
      <text:p text:style-name="OrgSrcBlock"><text:s/><text:s/><text:s/>(setq<text:s/>org-odt-preferred-output-format<text:s/><text:span text:style-name="OrgSrcFontLockStringFace">"docx"</text:span>)</text:p>
      <text:p text:style-name="OrgSrcBlock"><text:s/><text:s/><text:s/>(setq<text:s/>org-odt-convert-processes</text:p>
      <text:p text:style-name="OrgSrcBlock"><text:tab/><text:tab/><text:s/>'((<text:span text:style-name="OrgSrcFontLockStringFace">"LibreOffice"</text:span></text:p>
      <text:p text:style-name="OrgSrcBlock"><text:tab/><text:tab/><text:tab/><text:span text:style-name="OrgSrcFontLockStringFace">"/Applications/LibreOffice.app/Contents/MacOS/soffice<text:s/>--headless<text:s/>--convert-to<text:s/>%f%x<text:s/>--outdir<text:s/>%d<text:s/>%i"</text:span>)</text:p>
      <text:p text:style-name="OrgSrcBlockLastLine"><text:tab/><text:tab/><text:s/><text:s/><text:s/>(<text:span text:style-name="OrgSrcFontLockStringFace">"unoconv"</text:span><text:s/><text:span text:style-name="OrgSrcFontLockStringFace">"unoconv<text:s/>-f<text:s/>%f<text:s/>-o<text:s/>%d<text:s/>%i"</text:span>)))))</text:p>
      <text:p text:style-name="OrgSrcBlock">(eval-after-autoload-if-found</text:p>
      <text:p text:style-name="OrgSrcBlock"><text:s/>'(org-odt)<text:s/><text:span text:style-name="OrgSrcFontLockStringFace">"org-odt"</text:span><text:s/>nil<text:s/>t<text:s/>nil</text:p>
      <text:p text:style-name="OrgSrcBlock"><text:s/>'((setq<text:s/>org-export-odt-styles-file</text:p>
      <text:p text:style-name="OrgSrcBlock"><text:s/><text:s/><text:s/><text:s/><text:s/><text:s/><text:s/><text:s/><text:s/>(concat<text:s/>(getenv<text:s/><text:span text:style-name="OrgSrcFontLockStringFace">"HOME"</text:span>)<text:s/><text:span text:style-name="OrgSrcFontLockStringFace">"/Dropbox/emacs.d/config/style.xml"</text:span>))</text:p>
      <text:p text:style-name="OrgSrcBlock"><text:s/><text:s/><text:s/>(setq<text:s/>org-export-odt-preferred-output-format<text:s/><text:span text:style-name="OrgSrcFontLockStringFace">"docx"</text:span>)</text:p>
      <text:p text:style-name="OrgSrcBlock"><text:s/><text:s/><text:s/>(setq<text:s/>org-export-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h text:style-name="Heading_20_2" text:outline-level="2">
<text:bookmark-start text:name="OrgXref.sec-10-21"/>
<text:bookmark text:name="sec-10-21"/>[org-crypt] ツリーを暗号化する
<text:bookmark-end text:name="OrgXref.sec-10-21"/></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p>
      <text:p text:style-name="Text_20_body"><text:span text:style-name="OrgCode">M-x org-encrypt-entries</text:span> で、特定のタグが付けられたツリーを一括処理することもできますが、私は安全性を考慮して使っていません。</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p>
      <text:p text:style-name="OrgSrcBlock">(eval-after-autoload-if-found</text:p>
      <text:p text:style-name="OrgSrcBlock"><text:s/>'org-crypt<text:s/><text:span text:style-name="OrgSrcFontLockStringFace">"org"</text:span><text:s/><text:span text:style-name="OrgSrcFontLockStringFace">"Org<text:s/>Mode"</text:span><text:s/>t<text:s/>nil</text:p>
      <text:p text:style-name="OrgSrcBlock"><text:s/>'((setq<text:s/>org-crypt-key<text:s/><text:span text:style-name="OrgSrcFontLockStringFace">"&lt;insert<text:s/>your<text:s/>key&gt;"</text:span>)</text:p>
      <text:p text:style-name="OrgSrcBlock"><text:s/><text:s/><text:s/><text:span text:style-name="OrgSrcFontLockCommentDelimiterFace">;;<text:s/></text:span><text:span text:style-name="OrgSrcFontLockCommentFace">org-encrypt-entries<text:s/>の影響を受けるタグを指定</text:span></text:p>
      <text:p text:style-name="OrgSrcBlock"><text:s/><text:s/><text:s/>(setq<text:s/>org-tags-exclude-from-inheritance<text:s/>(quote<text:s/>(<text:span text:style-name="OrgSrcFontLockStringFace">"secret"</text:span>)))</text:p>
      <text:p text:style-name="OrgSrcBlock"><text:s/><text:s/><text:s/><text:span text:style-name="OrgSrcFontLockCommentDelimiterFace">;;<text:s/></text:span><text:span text:style-name="OrgSrcFontLockCommentFace">自動保存の確認を無効に</text:span></text:p>
      <text:p text:style-name="OrgSrcBlockLastLine"><text:s/><text:s/><text:s/>(setq<text:s/>org-crypt-disable-auto-save<text:s/>'nil)))</text:p>
      <text:h text:style-name="Heading_20_2" text:outline-level="2">
<text:bookmark-start text:name="OrgXref.sec-10-22"/>
<text:bookmark text:name="sec-10-22"/>README を常に org-mode で開く
<text:bookmark-end text:name="OrgXref.sec-10-22"/></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
<text:bookmark-start text:name="OrgXref.sec-10-23"/>
<text:bookmark text:name="sec-10-23"/>Growlnotify と org-mode でアラーム管理
<text:bookmark-end text:name="OrgXref.sec-10-23"/></text:h>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p>
      <text:p text:style-name="Text_20_body"><text:span text:style-name="OrgCode">set-alarms-from-file</text:span> は、<text:a xlink:type="simple" xlink:href="http://pastelwill.jp/wiki/doku.php?id=emacs:utility.el">utility.el</text:a>に記述した関数で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alarm-table<text:s/><text:span text:style-name="OrgSrcFontLockStringFace">"~/Dropbox/org/today.org"</text:span>)</text:p>
      <text:p text:style-name="OrgSrcBlock"><text:s/><text:s/><text:s/>(add-hook<text:s/>'after-save-hook<text:s/>'set-alarm-hook)</text:p>
      <text:p text:style-name="OrgSrcBlockLastLine"><text:s/><text:s/><text:s/>(run-at-time<text:s/><text:span text:style-name="OrgSrcFontLockStringFace">"00:00"</text:span><text:s/>nil<text:s/>'set-alarms-from-file<text:s/>alarm-table)))</text:p>
      <text:h text:style-name="Heading_20_3" text:outline-level="3">
<text:bookmark-start text:name="OrgXref.sec-10-23-1"/>
<text:bookmark text:name="sec-10-23-1"/>キーバインド
<text:bookmark-end text:name="OrgXref.sec-10-23-1"/></text:h>
      <text:p text:style-name="OrgSrcBlock">(<text:span text:style-name="OrgSrcFontLockKeywordFace">when</text:span><text:s/>(eval-after-autoload-if-found</text:p>
      <text:p text:style-name="OrgSrcBlock"><text:tab/><text:s/><text:s/><text:s/>'org-mode<text:s/><text:span text:style-name="OrgSrcFontLockStringFace">"org"</text:span><text:s/><text:span text:style-name="OrgSrcFontLockStringFace">"Org<text:s/>Mode"</text:span><text:s/>t<text:s/>nil</text:p>
      <text:p text:style-name="OrgSrcBlock"><text:tab/><text:s/><text:s/><text:s/>'(<text:span text:style-name="OrgSrcFontLockCommentDelimiterFace">;;<text:s/></text:span><text:span text:style-name="OrgSrcFontLockCommentFace">(org-transpose-element)<text:s/>が割り当てられているので取り返す。</text:span></text:p>
      <text:p text:style-name="OrgSrcBlock"><text:tab/><text:tab/><text:s/>(org-defkey<text:s/>org-mode-map<text:s/><text:span text:style-name="OrgSrcFontLockStringFace">"\C-\M-t"</text:span><text:s/>'beginning-of-buffer)</text:p>
      <text:p text:style-name="OrgSrcBlock"/>
      <text:p text:style-name="OrgSrcBlock"><text:tab/><text:tab/><text:s/><text:span text:style-name="OrgSrcFontLockCommentDelimiterFace">;;</text:span><text:span text:style-name="OrgSrcFontLockCommentFace">(define-key<text:s/>org-mode-map<text:s/>(kbd<text:s/>"C-c<text:s/>1")</text:span></text:p>
      <text:p text:style-name="OrgSrcBlock"><text:tab/><text:tab/><text:s/><text:span text:style-name="OrgSrcFontLockCommentDelimiterFace">;;<text:s/><text:s/></text:span><text:span text:style-name="OrgSrcFontLockCommentFace">'org-export-icalendar-combine-agenda-files)</text:span></text:p>
      <text:p text:style-name="OrgSrcBlock"><text:tab/><text:tab/><text:s/>(define-key<text:s/>org-mode-map<text:s/>(kbd<text:s/><text:span text:style-name="OrgSrcFontLockStringFace">"C-c<text:s/>1"</text:span>)<text:s/>'my-ox-icalendar)</text:p>
      <text:p text:style-name="OrgSrcBlock"><text:tab/><text:tab/><text:s/>(define-key<text:s/>org-mode-map<text:s/>(kbd<text:s/><text:span text:style-name="OrgSrcFontLockStringFace">"C-c<text:s/>2"</text:span>)<text:s/>'do-org-update-statistics-cookies)</text:p>
      <text:p text:style-name="OrgSrcBlock"><text:tab/><text:tab/><text:s/>(define-key<text:s/>org-mode-map<text:s/>(kbd<text:s/><text:span text:style-name="OrgSrcFontLockStringFace">"C-c<text:s/>m"</text:span>)<text:s/>'org-mobile-sync)</text:p>
      <text:p text:style-name="OrgSrcBlock"><text:tab/><text:tab/><text:s/>(define-key<text:s/>org-mode-map<text:s/>(kbd<text:s/><text:span text:style-name="OrgSrcFontLockStringFace">"&lt;f5&gt;"</text:span>)<text:s/>'org-narrow-to-subtree)</text:p>
      <text:p text:style-name="OrgSrcBlock"><text:tab/><text:tab/><text:s/>(define-key<text:s/>org-mode-map<text:s/>(kbd<text:s/><text:span text:style-name="OrgSrcFontLockStringFace">"S-&lt;f5&gt;"</text:span>)<text:s/>'widen)))</text:p>
      <text:p text:style-name="OrgSrcBlock"/>
      <text:p text:style-name="OrgSrcBlock"><text:s/><text:s/>(global-set-key<text:s/>(kbd<text:s/><text:span text:style-name="OrgSrcFontLockStringFace">"C-M-o"</text:span>)<text:s/>'(<text:span text:style-name="OrgSrcFontLockKeywordFace">lambda</text:span><text:s/>()<text:s/>(interactive)</text:p>
      <text:p text:style-name="OrgSrcBlock"><text:tab/><text:tab/><text:tab/><text:tab/><text:tab/><text:tab/><text:tab/><text:tab/><text:s/><text:s/><text:s/>(show-org-buffer<text:s/><text:span text:style-name="OrgSrcFontLockStringFace">"next.org"</text:span>)))</text:p>
      <text:p text:style-name="OrgSrcBlock"><text:s/><text:s/>(global-set-key<text:s/>(kbd<text:s/><text:span text:style-name="OrgSrcFontLockStringFace">"C-M-c"</text:span>)<text:s/>'(<text:span text:style-name="OrgSrcFontLockKeywordFace">lambda</text:span><text:s/>()<text:s/>(interactive)</text:p>
      <text:p text:style-name="OrgSrcBlock"><text:tab/><text:tab/><text:tab/><text:tab/><text:tab/><text:tab/><text:tab/><text:tab/><text:s/><text:s/><text:s/>(show-org-buffer<text:s/><text:span text:style-name="OrgSrcFontLockStringFace">"org-ical.org"</text:span>)))</text:p>
      <text:p text:style-name="OrgSrcBlock"><text:s/><text:s/>(global-set-key<text:s/>(kbd<text:s/><text:span text:style-name="OrgSrcFontLockStringFace">"C-M-9"</text:span>)<text:s/>'(<text:span text:style-name="OrgSrcFontLockKeywordFace">lambda</text:span><text:s/>()<text:s/>(interactive)</text:p>
      <text:p text:style-name="OrgSrcBlock"><text:tab/><text:tab/><text:tab/><text:tab/><text:tab/><text:tab/><text:tab/><text:tab/><text:s/><text:s/><text:s/>(show-org-buffer<text:s/><text:span text:style-name="OrgSrcFontLockStringFace">"buffer.org"</text:span>)))</text:p>
      <text:p text:style-name="OrgSrcBlock"><text:s/><text:s/>(global-set-key<text:s/>(kbd<text:s/><text:span text:style-name="OrgSrcFontLockStringFace">"C-M-0"</text:span>)<text:s/>'(<text:span text:style-name="OrgSrcFontLockKeywordFace">lambda</text:span><text:s/>()<text:s/>(interactive)</text:p>
      <text:p text:style-name="OrgSrcBlock"><text:tab/><text:tab/><text:tab/><text:tab/><text:tab/><text:tab/><text:tab/><text:tab/><text:s/><text:s/><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bookmark-start text:name="OrgXref.sec-10-24"/>
<text:bookmark text:name="sec-10-24"/>その他
<text:bookmark-end text:name="OrgXref.sec-10-24"/></text:h>
      <text:p text:style-name="OrgSrcBlock">(<text:span text:style-name="OrgSrcFontLockKeywordFace">defun</text:span><text:s/><text:span text:style-name="OrgSrcFontLockFunctionNameFace">describe-timer</text:span><text:s/>()</text:p>
      <text:p text:style-name="OrgSrcBlock"><text:s/><text:s/><text:span text:style-name="OrgSrcFontLockDocFace">"A<text:s/>modified.<text:s/>see<text:s/>http://masutaka.net/chalow/2009-12-05-1.html"</text:span></text:p>
      <text:p text:style-name="OrgSrcBlock"><text:s/><text:s/>(interactive)</text:p>
      <text:p text:style-name="OrgSrcBlock"><text:s/><text:s/>(<text:span text:style-name="OrgSrcFontLockKeywordFace">let</text:span><text:s/>((tl<text:s/>timer-list)<text:s/>time</text:p>
      <text:p text:style-name="OrgSrcBlock"><text:tab/><text:tab/>(timer<text:s/>nil))</text:p>
      <text:p text:style-name="OrgSrcBlock"><text:tab/>(pop-to-buffer<text:s/>(get-buffer-create<text:s/><text:span text:style-name="OrgSrcFontLockStringFace">"*timer*"</text:span>))</text:p>
      <text:p text:style-name="OrgSrcBlock"><text:tab/>(erase-buffer)</text:p>
      <text:p text:style-name="OrgSrcBlock"><text:tab/>(insert</text:p>
      <text:p text:style-name="OrgSrcBlock"><text:tab/><text:s/><text:span text:style-name="OrgSrcFontLockStringFace">"TIME<text:s/><text:s/><text:s/><text:s/><text:s/><text:s/><text:s/><text:s/><text:s/><text:s/><text:s/>FUNCTION\n"</text:span></text:p>
      <text:p text:style-name="OrgSrcBlock"><text:tab/><text:s/><text:span text:style-name="OrgSrcFontLockStringFace">"--------------<text:s/>----------------------\n"</text:span>)</text:p>
      <text:p text:style-name="OrgSrcBlock"><text:tab/>(<text:span text:style-name="OrgSrcFontLockKeywordFace">while</text:span><text:s/>tl</text:p>
      <text:p text:style-name="OrgSrcBlock"><text:tab/><text:s/><text:s/>(setq<text:s/>timer<text:s/>(car<text:s/>tl))</text:p>
      <text:p text:style-name="OrgSrcBlock"><text:tab/><text:s/><text:s/>(insert</text:p>
      <text:p text:style-name="OrgSrcBlock"><text:tab/><text:s/><text:s/><text:s/>(concat</text:p>
      <text:p text:style-name="OrgSrcBlock"><text:tab/><text:tab/>(format-time-string<text:s/><text:span text:style-name="OrgSrcFontLockStringFace">"%m/%d<text:s/>%T"</text:span></text:p>
      <text:p text:style-name="OrgSrcBlock"><text:tab/><text:tab/><text:tab/><text:tab/><text:tab/><text:tab/><text:tab/>(list<text:s/>(aref<text:s/>timer<text:s/>1)</text:p>
      <text:p text:style-name="OrgSrcBlock"><text:tab/><text:tab/><text:tab/><text:tab/><text:tab/><text:tab/><text:tab/><text:tab/><text:s/><text:s/>(aref<text:s/>timer<text:s/>2)</text:p>
      <text:p text:style-name="OrgSrcBlock"><text:tab/><text:tab/><text:tab/><text:tab/><text:tab/><text:tab/><text:tab/><text:tab/><text:s/><text:s/>(aref<text:s/>timer<text:s/>3)))</text:p>
      <text:p text:style-name="OrgSrcBlock"><text:tab/><text:tab/><text:span text:style-name="OrgSrcFontLockStringFace">"<text:s/>"</text:span></text:p>
      <text:p text:style-name="OrgSrcBlock"><text:tab/><text:tab/>(symbol-name<text:s/>(aref<text:s/>timer<text:s/>5))</text:p>
      <text:p text:style-name="OrgSrcBlock"><text:tab/><text:tab/><text:span text:style-name="OrgSrcFontLockStringFace">"\n"</text:span>))</text:p>
      <text:p text:style-name="OrgSrcBlockLastLine"><text:tab/><text:s/><text:s/>(setq<text:s/>tl<text:s/>(cdr<text:s/>tl)))))</text:p>
      <text:h text:style-name="Heading_20_2" text:outline-level="2">
<text:bookmark-start text:name="OrgXref.sec-10-25"/>
<text:bookmark text:name="sec-10-25"/>org-mode の latex エクスポート関数をオーバーライド
<text:bookmark-end text:name="OrgXref.sec-10-25"/></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bookmark-start text:name="OrgXref.sec-11"/>
<text:bookmark text:name="sec-11"/>フォント／配色関連
<text:bookmark-end text:name="OrgXref.sec-11"/></text:h>
      <text:h text:style-name="Heading_20_2" text:outline-level="2">
<text:bookmark-start text:name="OrgXref.sec-11-1"/>
<text:bookmark text:name="sec-11-1"/>正規表現を見やすくする
<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h text:style-name="Heading_20_2" text:outline-level="2">
<text:bookmark-start text:name="OrgXref.sec-11-2"/>
<text:bookmark text:name="sec-11-2"/>設定ファイルを見やすくする
<text:bookmark-end text:name="OrgXref.sec-11-2"/></text:h>
      <text:p text:style-name="Text_20_body"><text:span text:style-name="OrgCode">generic-x</text:span> を使えば、 <text:span text:style-name="OrgCode">/etc/hosts</text:span> や <text:span text:style-name="OrgCode">/etc/apache2.conf</text:span> に色を付けられる。</text:p>
      <text:p text:style-name="OrgSrcBlockLastLine">(<text:span text:style-name="OrgSrcFontLockKeywordFace">require</text:span><text:s/>'<text:span text:style-name="OrgSrcFontLockConstantFace">generic-x</text:span><text:s/>nil<text:s/>t)</text:p>
      <text:h text:style-name="Heading_20_2" text:outline-level="2">
<text:bookmark-start text:name="OrgXref.sec-11-3"/>
<text:bookmark text:name="sec-11-3"/>カーソル行に色をつける
<text:bookmark-end text:name="OrgXref.sec-11-3"/></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
<text:bookmark-start text:name="OrgXref.sec-11-4"/>
<text:bookmark text:name="sec-11-4"/>カーソルの色
<text:bookmark-end text:name="OrgXref.sec-11-4"/></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
      <text:p text:style-name="OrgSrcBlock"><text:span text:style-name="OrgSrcFontLockCommentDelimiterFace">;</text:span><text:span text:style-name="OrgSrcFontLockCommentFace">(add-hook<text:s/>'window-configuration-change-hook</text:span></text:p>
      <text:p text:style-name="OrgSrcBlock">(<text:span text:style-name="OrgSrcFontLockKeywordFace">defun</text:span><text:s/><text:span text:style-name="OrgSrcFontLockFunctionNameFace">update-cursor-color</text:span><text:s/>()</text:p>
      <text:p text:style-name="OrgSrcBlock"><text:s/><text:s/>(interactive)</text:p>
      <text:p text:style-name="OrgSrcBlock"><text:s/><text:s/>(<text:span text:style-name="OrgSrcFontLockKeywordFace">if</text:span><text:s/>current-input-method<text:s/>(set-cursor-color<text:s/><text:span text:style-name="OrgSrcFontLockStringFace">"#91C3FF"</text:span>)</text:p>
      <text:p text:style-name="OrgSrcBlock"><text:tab/>(set-cursor-color<text:s/><text:span text:style-name="OrgSrcFontLockStringFace">"#AAAAAA"</text:span>)))</text:p>
      <text:p text:style-name="OrgSrcBlock">(update-cursor-color)</text:p>
      <text:p text:style-name="OrgSrcBlock">(run-with-idle-timer<text:s/>10<text:s/>t<text:s/>'update-cursor-color)</text:p>
      <text:p text:style-name="OrgSrcBlock"/>
      <text:p text:style-name="OrgSrcBlock">(add-hook<text:s/>'input-method-activate-hook</text:p>
      <text:p text:style-name="OrgSrcBlock"><text:tab/><text:tab/><text:s/><text:s/>(<text:span text:style-name="OrgSrcFontLockKeywordFace">lambda</text:span><text:s/>()<text:s/>(set-cursor-color<text:s/><text:span text:style-name="OrgSrcFontLockStringFace">"#91C3FF"</text:span>)))</text:p>
      <text:p text:style-name="OrgSrcBlock">(add-hook<text:s/>'input-method-inactivate-hook</text:p>
      <text:p text:style-name="OrgSrcBlock"><text:tab/><text:tab/><text:s/><text:s/>(<text:span text:style-name="OrgSrcFontLockKeywordFace">lambda</text:span><text:s/>()<text:s/>(set-cursor-color<text:s/><text:span text:style-name="OrgSrcFontLockStringFace">"#AAAAAA"</text:span>)))</text:p>
      <text:p text:style-name="OrgSrcBlock"/>
      <text:p text:style-name="OrgSrcBlock">(<text:span text:style-name="OrgSrcFontLockKeywordFace">when</text:span><text:s/>(and<text:s/>(eq<text:s/>window-system<text:s/>'ns)<text:s/>(=<text:s/>emacs-major-version<text:s/>23))</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text:s/><text:s/><text:s/><text:span text:style-name="OrgSrcFontLockStringFace">"com.google.inputmethod.Japanese.base"</text:span><text:s/>'title<text:s/><text:span text:style-name="OrgSrcFontLockStringFace">"G"</text:span>))</text:p>
      <text:p text:style-name="OrgSrcBlock"/>
      <text:p text:style-name="OrgSrcBlock">(<text:span text:style-name="OrgSrcFontLockKeywordFace">when</text:span><text:s/>(and<text:s/>(eq<text:s/>window-system<text:s/>'ns)<text:s/>(&gt;=<text:s/>emacs-major-version<text:s/>24))</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LastLine"><text:s/><text:s/><text:s/><text:span text:style-name="OrgSrcFontLockStringFace">"com.google.inputmethod.Japanese.base"</text:span><text:s/>'title<text:s/><text:span text:style-name="OrgSrcFontLockStringFace">"グ"</text:span>))</text:p>
      <text:h text:style-name="Heading_20_2" text:outline-level="2">
<text:bookmark-start text:name="OrgXref.sec-11-5"/>
<text:bookmark text:name="sec-11-5"/>カーソルを点滅させない
<text:bookmark-end text:name="OrgXref.sec-11-5"/></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bookmark-start text:name="OrgXref.sec-11-6"/>
<text:bookmark text:name="sec-11-6"/>カーソル位置のフォントを確認
<text:bookmark-end text:name="OrgXref.sec-11-6"/></text:h>
      <text:p text:style-name="Text_20_body"><text:span text:style-name="OrgCode">M-x describe-char</text:span> することで、カーソル位置のフォントの情報がポップで表示される。</text:p>
      <text:h text:style-name="Heading_20_2" text:outline-level="2">
<text:bookmark-start text:name="OrgXref.sec-11-7"/>
<text:bookmark text:name="sec-11-7"/>フォント設定
<text:bookmark-end text:name="OrgXref.sec-11-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p>
      <text:section text:style-name="OrgIndentedSection-Level-0" text:name="Section7">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text:p>
      <text:p text:style-name="OrgSrcBlock"><text:s/><text:s/>(<text:span text:style-name="OrgSrcFontLockKeywordFace">defun</text:span><text:s/><text:span text:style-name="OrgSrcFontLockFunctionNameFace">my-ja-font-setter</text:span><text:s/>(spec)</text:p>
      <text:p text:style-name="OrgSrcBlock"><text:tab/>(set-fontset-font<text:s/>nil<text:s/>'japanese-jisx0208<text:s/>spec)</text:p>
      <text:p text:style-name="OrgSrcBlock"><text:tab/>(set-fontset-font<text:s/>nil<text:s/>'katakana-jisx0201<text:s/>spec)</text:p>
      <text:p text:style-name="OrgSrcBlock"><text:tab/>(set-fontset-font<text:s/>nil<text:s/>'japanese-jisx0212<text:s/>spec)</text:p>
      <text:p text:style-name="OrgSrcBlock"><text:tab/>(set-fontset-font<text:s/>nil<text:s/>'(#x0080<text:s/>.<text:s/>#x024F)<text:s/>spec)</text:p>
      <text:p text:style-name="OrgSrcBlock"><text:tab/>(set-fontset-font<text:s/>nil<text:s/>'(#x0370<text:s/>.<text:s/>#x03FF)<text:s/>spec)</text:p>
      <text:p text:style-name="OrgSrcBlock"><text:tab/>(set-fontset-font<text:s/>nil<text:s/>'mule-unicode-0100-24ff<text:s/>spec))</text:p>
      <text:p text:style-name="OrgSrcBlock"/>
      <text:p text:style-name="OrgSrcBlock"><text:s/><text:s/>(<text:span text:style-name="OrgSrcFontLockKeywordFace">defun</text:span><text:s/><text:span text:style-name="OrgSrcFontLockFunctionNameFace">my-ascii-font-setter</text:span><text:s/>(spec)</text:p>
      <text:p text:style-name="OrgSrcBlock"><text:tab/>(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tab/>(<text:span text:style-name="OrgSrcFontLockKeywordFace">when</text:span><text:s/>(or<text:s/>(=<text:s/>emacs-major-version<text:s/>23)<text:s/>(=<text:s/>emacs-major-version<text:s/>24))</text:p>
      <text:p text:style-name="OrgSrcBlock"><text:tab/><text:s/><text:s/>(<text:span text:style-name="OrgSrcFontLockKeywordFace">let</text:span></text:p>
      <text:p text:style-name="OrgSrcBlock"><text:tab/><text:tab/><text:s/><text:s/><text:span text:style-name="OrgSrcFontLockCommentDelimiterFace">;;<text:s/></text:span><text:span text:style-name="OrgSrcFontLockCommentFace">1)<text:s/>Monaco,<text:s/>Hiragino/Migu<text:s/>2M<text:s/>:<text:s/>font-size=12,<text:s/>-apple-hiragino=1.2</text:span></text:p>
      <text:p text:style-name="OrgSrcBlock"><text:tab/><text:tab/><text:s/><text:s/><text:span text:style-name="OrgSrcFontLockCommentDelimiterFace">;;<text:s/></text:span><text:span text:style-name="OrgSrcFontLockCommentFace">2)<text:s/>Inconsolata,<text:s/>Migu<text:s/>2M<text:s/><text:s/><text:s/><text:s/><text:s/>:<text:s/>font-size=14,<text:s/></text:span></text:p>
      <text:p text:style-name="OrgSrcBlock"><text:tab/><text:tab/><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tab/><text:tab/><text:s/><text:s/>((font-size<text:s/>12)</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tab/><text:tab/><text:s/><text:s/><text:s/>(ascii-font<text:s/><text:span text:style-name="OrgSrcFontLockStringFace">"Monaco"</text:span>)</text:p>
      <text:p text:style-name="OrgSrcBlock"><text:tab/><text:tab/><text:s/><text:s/><text:s/>(ja-font<text:s/><text:span text:style-name="OrgSrcFontLockStringFace">"Migu<text:s/>2M"</text:span>))</text:p>
      <text:p text:style-name="OrgSrcBlock"><text:tab/><text:tab/><text:span text:style-name="OrgSrcFontLockCommentDelimiterFace">;;<text:s/></text:span><text:span text:style-name="OrgSrcFontLockCommentFace">(ja-font<text:s/>"Hiragino<text:s/>Maru<text:s/>Gothic<text:s/>Pro"))<text:s/></text:span></text:p>
      <text:p text:style-name="OrgSrcBlock"><text:tab/><text:tab/>(my-ascii-font-setter<text:s/>(font-spec<text:s/><text:span text:style-name="OrgSrcFontLockBuiltinFace">:family</text:span><text:s/>ascii-font<text:s/><text:span text:style-name="OrgSrcFontLockBuiltinFace">:size</text:span><text:s/>font-size))</text:p>
      <text:p text:style-name="OrgSrcBlock"><text:tab/><text:tab/>(my-ja-font-setter<text:s/>(font-spec<text:s/><text:span text:style-name="OrgSrcFontLockBuiltinFace">:family</text:span><text:s/>ja-font<text:s/><text:span text:style-name="OrgSrcFontLockBuiltinFace">:size</text:span><text:s/>font-size)))</text:p>
      <text:p text:style-name="OrgSrcBlock"/>
      <text:p text:style-name="OrgSrcBlock"><text:tab/><text:s/><text:s/><text:span text:style-name="OrgSrcFontLockCommentDelimiterFace">;;<text:s/></text:span><text:span text:style-name="OrgSrcFontLockCommentFace">Fix<text:s/>ratio<text:s/>provided<text:s/>by<text:s/>set-face-attribute<text:s/>for<text:s/>fonts<text:s/>display</text:span></text:p>
      <text:p text:style-name="OrgSrcBlock"><text:tab/><text:s/><text:s/>(setq<text:s/>face-font-rescale-alist</text:p>
      <text:p text:style-name="OrgSrcBlock"><text:tab/><text:tab/><text:tab/>'((<text:span text:style-name="OrgSrcFontLockStringFace">"^-apple-hiragino.*"</text:span><text:s/>.<text:s/>1.0)<text:s/><text:span text:style-name="OrgSrcFontLockCommentDelimiterFace">;<text:s/></text:span><text:span text:style-name="OrgSrcFontLockCommentFace">1.2</text:span></text:p>
      <text:p text:style-name="OrgSrcBlock"><text:tab/><text:tab/><text:tab/><text:s/><text:s/>(<text:span text:style-name="OrgSrcFontLockStringFace">".*Migu.*"</text:span><text:s/>.<text:s/>1.2)</text:p>
      <text:p text:style-name="OrgSrcBlock"><text:tab/><text:tab/><text:tab/><text:s/><text:s/>(<text:span text:style-name="OrgSrcFontLockStringFace">".*Inconsolata.*"</text:span><text:s/>1.0)</text:p>
      <text:p text:style-name="OrgSrcBlock"><text:tab/><text:tab/><text:tab/><text:s/><text:s/>(<text:span text:style-name="OrgSrcFontLockStringFace">".*osaka-bold.*"</text:span><text:s/>.<text:s/>1.0)<text:s/><text:s/><text:s/><text:s/><text:s/><text:span text:style-name="OrgSrcFontLockCommentDelimiterFace">;<text:s/></text:span><text:span text:style-name="OrgSrcFontLockCommentFace">1.2</text:span></text:p>
      <text:p text:style-name="OrgSrcBlock"><text:tab/><text:tab/><text:tab/><text:s/><text:s/>(<text:span text:style-name="OrgSrcFontLockStringFace">".*osaka-medium.*"</text:span><text:s/>.<text:s/>1.0)<text:s/><text:s/><text:s/><text:span text:style-name="OrgSrcFontLockCommentDelimiterFace">;<text:s/></text:span><text:span text:style-name="OrgSrcFontLockCommentFace">1.0</text:span></text:p>
      <text:p text:style-name="OrgSrcBlock"><text:tab/><text:tab/><text:tab/><text:s/><text:s/>(<text:span text:style-name="OrgSrcFontLockStringFace">".*courier-bold-.*-mac-roman"</text:span><text:s/>.<text:s/>1.0)<text:s/><text:span text:style-name="OrgSrcFontLockCommentDelimiterFace">;<text:s/></text:span><text:span text:style-name="OrgSrcFontLockCommentFace">0.9</text:span></text:p>
      <text:p text:style-name="OrgSrcBlock"><text:tab/><text:tab/><text:tab/><text:s/><text:s/><text:span text:style-name="OrgSrcFontLockCommentDelimiterFace">;;<text:s/></text:span><text:span text:style-name="OrgSrcFontLockCommentFace">(".*monaco<text:s/>cy-bold-.*-mac-cyrillic"<text:s/>.<text:s/>1.0)</text:span></text:p>
      <text:p text:style-name="OrgSrcBlock"><text:tab/><text:tab/><text:tab/><text:s/><text:s/><text:span text:style-name="OrgSrcFontLockCommentDelimiterFace">;;<text:s/></text:span><text:span text:style-name="OrgSrcFontLockCommentFace">(".*monaco-bold-.*-mac-roman"<text:s/>.<text:s/>1.0)<text:s/>;<text:s/>0.9</text:span></text:p>
      <text:p text:style-name="OrgSrcBlock"><text:tab/><text:tab/><text:tab/><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tab/><text:s/><text:s/><text:span text:style-name="OrgSrcFontLockCommentDelimiterFace">;;<text:s/></text:span><text:span text:style-name="OrgSrcFontLockCommentFace">Anti<text:s/>aliasing<text:s/>with<text:s/>Quartz<text:s/>2D</text:span></text:p>
      <text:p text:style-name="OrgSrcBlock"><text:tab/><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tab/>(<text:span text:style-name="OrgSrcFontLockKeywordFace">let</text:span></text:p>
      <text:p text:style-name="OrgSrcBlock"><text:tab/><text:tab/>((font-size<text:s/>14)</text:p>
      <text:p text:style-name="OrgSrcBlock"><text:tab/><text:tab/><text:s/>(font-height<text:s/>100)</text:p>
      <text:p text:style-name="OrgSrcBlock"><text:tab/><text:tab/><text:s/>(ascii-font<text:s/><text:span text:style-name="OrgSrcFontLockStringFace">"Inconsolata"</text:span>)</text:p>
      <text:p text:style-name="OrgSrcBlock"><text:tab/><text:tab/><text:s/><text:span text:style-name="OrgSrcFontLockCommentDelimiterFace">;;<text:s/></text:span><text:span text:style-name="OrgSrcFontLockCommentFace">(ja-font<text:s/>"Meiryo<text:s/>UI"))</text:span></text:p>
      <text:p text:style-name="OrgSrcBlock"><text:tab/><text:tab/><text:s/>(ja-font<text:s/><text:span text:style-name="OrgSrcFontLockStringFace">"メイリオ"</text:span>))</text:p>
      <text:p text:style-name="OrgSrcBlock"><text:tab/><text:s/><text:s/>(my-ja-font-setter</text:p>
      <text:p text:style-name="OrgSrcBlock"><text:tab/><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tab/><text:s/><text:s/>(my-ascii-font-setter<text:s/>(font-spec<text:s/><text:span text:style-name="OrgSrcFontLockBuiltinFace">:family</text:span><text:s/>ascii-font<text:s/><text:span text:style-name="OrgSrcFontLockBuiltinFace">:size</text:span><text:s/>font-size)))</text:p>
      <text:p text:style-name="OrgSrcBlock"><text:tab/>(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p>
      <text:p text:style-name="OrgSrcBlock"><text:s/><text:s/><text:s/>(window-system<text:s/><text:span text:style-name="OrgSrcFontLockCommentDelimiterFace">;<text:s/></text:span><text:span text:style-name="OrgSrcFontLockCommentFace">for<text:s/>SuSE<text:s/>Linux<text:s/>12.1</text:span></text:p>
      <text:p text:style-name="OrgSrcBlock"><text:tab/>(<text:span text:style-name="OrgSrcFontLockKeywordFace">let</text:span></text:p>
      <text:p text:style-name="OrgSrcBlock"><text:tab/><text:tab/>((font-size<text:s/>14)</text:p>
      <text:p text:style-name="OrgSrcBlock"><text:tab/><text:tab/><text:s/>(font-height<text:s/>100)</text:p>
      <text:p text:style-name="OrgSrcBlock"><text:tab/><text:tab/><text:s/>(ascii-font<text:s/><text:span text:style-name="OrgSrcFontLockStringFace">"Inconsolata"</text:span>)</text:p>
      <text:p text:style-name="OrgSrcBlock"><text:tab/><text:tab/><text:s/><text:span text:style-name="OrgSrcFontLockCommentDelimiterFace">;;<text:s/></text:span><text:span text:style-name="OrgSrcFontLockCommentFace">(ja-font<text:s/>"MigMix<text:s/>1M")</text:span></text:p>
      <text:p text:style-name="OrgSrcBlock"><text:tab/><text:tab/><text:s/>(ja-font<text:s/><text:span text:style-name="OrgSrcFontLockStringFace">"Migu<text:s/>1M"</text:span>))</text:p>
      <text:p text:style-name="OrgSrcBlock"><text:tab/><text:s/><text:s/>(my-ja-font-setter</text:p>
      <text:p text:style-name="OrgSrcBlock"><text:tab/><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tab/><text:s/><text:s/>(my-ascii-font-setter<text:s/>(font-spec<text:s/><text:span text:style-name="OrgSrcFontLockBuiltinFace">:family</text:span><text:s/>ascii-font<text:s/><text:span text:style-name="OrgSrcFontLockBuiltinFace">:size</text:span><text:s/>font-size)))</text:p>
      <text:p text:style-name="OrgSrcBlock"><text:tab/>(setq<text:s/>face-font-rescale-alist<text:s/>'((<text:span text:style-name="OrgSrcFontLockStringFace">".*MigMix.*"</text:span><text:s/>.<text:s/>2.0)</text:p>
      <text:p text:style-name="OrgSrcBlock"><text:tab/><text:tab/><text:tab/><text:tab/><text:tab/><text:tab/><text:tab/><text:tab/><text:tab/>(<text:span text:style-name="OrgSrcFontLockStringFace">".*Inconsolata.*"</text:span><text:s/>.<text:s/>1.0)))<text:s/><text:span text:style-name="OrgSrcFontLockCommentDelimiterFace">;<text:s/></text:span><text:span text:style-name="OrgSrcFontLockCommentFace">0.9</text:span></text:p>
      <text:p text:style-name="OrgSrcBlockLastLine"><text:tab/>))</text:p>
      <text:h text:style-name="Heading_20_3" text:outline-level="3">
<text:bookmark-start text:name="OrgXref.sec-11-7-1"/>
<text:bookmark text:name="sec-11-7-1"/>フォントのインストール方法
<text:bookmark-end text:name="OrgXref.sec-11-7-1"/></text:h>
      <text:p text:style-name="Text_20_body">Linux では次のように処理するだけでよく、意外と簡単。</text:p>
      <text:list text:style-name="OrgNumberedList" text:continue-numbering="false">
        <text:list-item>
          <text:p text:style-name="Text_20_body">~/.fonts を作成する</text:p>
        </text:list-item>
        <text:list-item>
          <text:p text:style-name="Text_20_body">フォントを1.のディレクトリに置く</text:p>
        </text:list-item>
        <text:list-item>
          <text:p text:style-name="Text_20_body">fc-cache -fv を実行</text:p>
        </text:list-item>
        <text:list-item>
          <text:p text:style-name="Text_20_body">fc-list でインストールされているかを確認。</text:p>
        </text:list-item>
      </text:list>
      <text:p text:style-name="Text_20_body">なお、Windows では、フォントファイルを右クリックして、インストールを選択するだけでOK。</text:p>
      <text:h text:style-name="Heading_20_3" text:outline-level="3">
<text:bookmark-start text:name="OrgXref.sec-11-7-2"/>
<text:bookmark text:name="sec-11-7-2"/>フォントチェック用コード
<text:bookmark-end text:name="OrgXref.sec-11-7-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p>
      <text:h text:style-name="Heading_20_2" text:outline-level="2">
<text:bookmark-start text:name="OrgXref.sec-11-8"/>
<text:bookmark text:name="sec-11-8"/>行間を制御する
<text:bookmark-end text:name="OrgXref.sec-11-8"/></text:h>
      <text:p text:style-name="OrgSrcBlock">(<text:span text:style-name="OrgSrcFontLockKeywordFace">defvar</text:span><text:s/><text:span text:style-name="OrgSrcFontLockVariableNameFace">init-line-spacing</text:span><text:s/>0.2)</text:p>
      <text:p text:style-name="OrgSrcBlock">(<text:span text:style-name="OrgSrcFontLockKeywordFace">defvar</text:span><text:s/><text:span text:style-name="OrgSrcFontLockVariableNameFace">min-line-spacing</text:span><text:s/>0.1)</text:p>
      <text:p text:style-name="OrgSrcBlock">(<text:span text:style-name="OrgSrcFontLockKeywordFace">defvar</text:span><text:s/><text:span text:style-name="OrgSrcFontLockVariableNameFace">max-line-spacing</text:span><text:s/>0.8)</text:p>
      <text:p text:style-name="OrgSrcBlock"/>
      <text:p text:style-name="OrgSrcBlock">(set-default<text:s/>'line-spacing<text:s/>init-line-spacing)</text:p>
      <text:p text:style-name="OrgSrcBlock">(<text:span text:style-name="OrgSrcFontLockKeywordFace">defun</text:span><text:s/><text:span text:style-name="OrgSrcFontLockFunctionNameFace">cycle-line-spacing</text:span><text:s/>()</text:p>
      <text:p text:style-name="OrgSrcBlock"><text:s/><text:s/>(interactive)</text:p>
      <text:p text:style-name="OrgSrcBlock"><text:s/><text:s/>(<text:span text:style-name="OrgSrcFontLockKeywordFace">if</text:span><text:s/>(&lt;<text:s/>line-spacing<text:s/>max-line-spacing)</text:p>
      <text:p text:style-name="OrgSrcBlock"><text:tab/>(setq<text:s/>line-spacing<text:s/>(+<text:s/>line-spacing<text:s/>0.1))</text:p>
      <text:p text:style-name="OrgSrcBlock"><text:tab/>(setq<text:s/>line-spacing<text:s/>min-line-spacing))</text:p>
      <text:p text:style-name="OrgSrcBlock"><text:s/><text:s/>(message<text:s/><text:span text:style-name="OrgSrcFontLockStringFace">"%.1f"</text:span><text:s/>line-spacing))</text:p>
      <text:p text:style-name="OrgSrcBlock"/>
      <text:p text:style-name="OrgSrcBlock">(<text:span text:style-name="OrgSrcFontLockKeywordFace">defun</text:span><text:s/><text:span text:style-name="OrgSrcFontLockFunctionNameFace">reset-line-spacing</text:span><text:s/>()</text:p>
      <text:p text:style-name="OrgSrcBlock"><text:s/><text:s/>(interactive)</text:p>
      <text:p text:style-name="OrgSrcBlock"><text:s/><text:s/>(setq<text:s/>line-spacing<text:s/>init-line-spacing)</text:p>
      <text:p text:style-name="OrgSrcBlockLastLine"><text:s/><text:s/>(message<text:s/><text:span text:style-name="OrgSrcFontLockStringFace">"%.1f"</text:span><text:s/>line-spacing))</text:p>
      <text:h text:style-name="Heading_20_2" text:outline-level="2">
<text:bookmark-start text:name="OrgXref.sec-11-9"/>
<text:bookmark text:name="sec-11-9"/>フォントサイズを制御する
<text:bookmark-end text:name="OrgXref.sec-11-9"/></text:h>
      <text:p text:style-name="Text_20_body">以下の設定は、標準のフォントサイズが12ptで、日本語フォントに Migu 2M、英字フォントにMonacoを使う場合の設定です。フォントサイズの「増加」「減少」「初期化」「サイズ指定」が可能です。なお、15ptを超える場合はフレームサイズを15に強制補正するようにしています。手元のモニタを基準にしているので、ここはカスタマイズポイントだと思います。（そのうち変数化する予定です）</text:p>
      <text:p text:style-name="OrgSrcBlock">(<text:span text:style-name="OrgSrcFontLockKeywordFace">defvar</text:span><text:s/><text:span text:style-name="OrgSrcFontLockVariableNameFace">default-font-size</text:span><text:s/>12)</text:p>
      <text:p text:style-name="OrgSrcBlock">(setq<text:s/>target-font-size<text:s/>default-font-size)</text:p>
      <text:p text:style-name="OrgSrcBlock"/>
      <text:p text:style-name="OrgSrcBlock">(<text:span text:style-name="OrgSrcFontLockKeywordFace">defun</text:span><text:s/><text:span text:style-name="OrgSrcFontLockFunctionNameFace">in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text:s/><text:s/>(takaxp:make-frame-height-ring))</text:p>
      <text:p text:style-name="OrgSrcBlock"/>
      <text:p text:style-name="OrgSrcBlock">(<text:span text:style-name="OrgSrcFontLockKeywordFace">defun</text:span><text:s/><text:span text:style-name="OrgSrcFontLockFunctionNameFace">de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text:s/><text:s/>(takaxp:make-frame-height-ring))</text:p>
      <text:p text:style-name="OrgSrcBlock"/>
      <text:p text:style-name="OrgSrcBlock">(<text:span text:style-name="OrgSrcFontLockKeywordFace">defun</text:span><text:s/><text:span text:style-name="OrgSrcFontLockFunctionNameFace">reset-font-size</text:span><text:s/>()</text:p>
      <text:p text:style-name="OrgSrcBlock"><text:s/><text:s/>(interactive)</text:p>
      <text:p text:style-name="OrgSrcBlock"><text:s/><text:s/>(set-font-size<text:s/>default-font-size)</text:p>
      <text:p text:style-name="OrgSrcBlock"><text:s/><text:s/>(setq<text:s/>target-font-size<text:s/>default-font-size)</text:p>
      <text:p text:style-name="OrgSrcBlock"><text:s/><text:s/>(message<text:s/><text:span text:style-name="OrgSrcFontLockStringFace">"0:<text:s/>%s"</text:span><text:s/>target-font-size)</text:p>
      <text:p text:style-name="OrgSrcBlock"><text:s/><text:s/>(takaxp:make-frame-height-ring))</text:p>
      <text:p text:style-name="OrgSrcBlock"/>
      <text:p text:style-name="OrgSrcBlock">(<text:span text:style-name="OrgSrcFontLockKeywordFace">defun</text:span><text:s/><text:span text:style-name="OrgSrcFontLockFunctionNameFace">set-font-size-input</text:span><text:s/>(n)</text:p>
      <text:p text:style-name="OrgSrcBlock"><text:s/><text:s/>(interactive<text:s/><text:span text:style-name="OrgSrcFontLockStringFace">"nSize:<text:s/>"</text:span>)</text:p>
      <text:p text:style-name="OrgSrcBlock"><text:s/><text:s/>(setq<text:s/>target-font-size<text:s/>n)</text:p>
      <text:p text:style-name="OrgSrcBlock"><text:s/><text:s/>(set-font-size<text:s/>target-font-size)</text:p>
      <text:p text:style-name="OrgSrcBlock"><text:s/><text:s/>(message<text:s/><text:span text:style-name="OrgSrcFontLockStringFace">"0:<text:s/>%s"</text:span><text:s/>target-font-size)</text:p>
      <text:p text:style-name="OrgSrcBlock"><text:s/><text:s/>(takaxp:make-frame-height-ring))</text:p>
      <text:p text:style-name="OrgSrcBlock"/>
      <text:p text:style-name="OrgSrcBlock">(<text:span text:style-name="OrgSrcFontLockKeywordFace">defvar</text:span><text:s/><text:span text:style-name="OrgSrcFontLockVariableNameFace">takaxp:ascii-font</text:span><text:s/><text:span text:style-name="OrgSrcFontLockStringFace">"Monaco"</text:span>)</text:p>
      <text:p text:style-name="OrgSrcBlock">(<text:span text:style-name="OrgSrcFontLockKeywordFace">defun</text:span><text:s/><text:span text:style-name="OrgSrcFontLockFunctionNameFace">set-font-size</text:span><text:s/>(arg)</text:p>
      <text:p text:style-name="OrgSrcBlock"><text:s/><text:s/>(interactive<text:s/><text:span text:style-name="OrgSrcFontLockStringFace">"p"</text:span>)</text:p>
      <text:p text:style-name="OrgSrcBlock"><text:s/><text:s/>(<text:span text:style-name="OrgSrcFontLockKeywordFace">let*</text:span><text:s/>((font-size<text:s/>arg)</text:p>
      <text:p text:style-name="OrgSrcBlock"><text:s/><text:s/><text:s/><text:s/><text:s/><text:s/><text:s/><text:s/><text:s/>(frame-width<text:s/>80)</text:p>
      <text:p text:style-name="OrgSrcBlock"><text:s/><text:s/><text:s/><text:s/><text:s/><text:s/><text:s/><text:s/><text:s/>(ja-font-scale<text:s/>1.2)</text:p>
      <text:p text:style-name="OrgSrcBlock"><text:s/><text:s/><text:s/><text:s/><text:s/><text:s/><text:s/><text:s/><text:s/>(ja-font<text:s/><text:span text:style-name="OrgSrcFontLockStringFace">"Migu<text:s/>2M"</text:span>)</text:p>
      <text:p text:style-name="OrgSrcBlock"><text:s/><text:s/><text:s/><text:s/><text:s/><text:s/><text:s/><text:s/><text:s/>(ascii-font<text:s/>takaxp:ascii-font))</text:p>
      <text:p text:style-name="OrgSrcBlock"/>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my-ja-font-setter<text:s/>(font-spec<text:s/><text:span text:style-name="OrgSrcFontLockBuiltinFace">:family</text:span><text:s/>ja-font<text:s/><text:span text:style-name="OrgSrcFontLockBuiltinFace">:size</text:span><text:s/>font-size))</text:p>
      <text:p text:style-name="OrgSrcBlock"><text:s/><text:s/><text:s/><text:s/>(setq<text:s/>face-font-rescale-alist</text:p>
      <text:p text:style-name="OrgSrcBlock"><text:s/><text:s/><text:s/><text:s/><text:s/><text:s/><text:s/><text:s/><text:s/><text:s/>`((<text:span text:style-name="OrgSrcFontLockStringFace">".*Migu.*"</text:span><text:s/>.<text:s/>,ja-font-scale)))</text:p>
      <text:p text:style-name="OrgSrcBlock"><text:s/><text:s/><text:s/><text:s/>(set-frame-width<text:s/>(selected-frame)<text:s/>frame-width)</text:p>
      <text:p text:style-name="OrgSrcBlockLastLine"><text:s/><text:s/><text:s/><text:s/>(reset-frame-height<text:s/>(frame-height))))</text:p>
      <text:p text:style-name="OrgSrcBlock">(<text:span text:style-name="OrgSrcFontLockKeywordFace">defvar</text:span><text:s/><text:span text:style-name="OrgSrcFontLockVariableNameFace">default-font-size</text:span><text:s/>12)</text:p>
      <text:p text:style-name="OrgSrcBlock">(setq<text:s/>target-font-size<text:s/>default-font-size)</text:p>
      <text:p text:style-name="OrgSrcBlock"/>
      <text:p text:style-name="OrgSrcBlock">(<text:span text:style-name="OrgSrcFontLockKeywordFace">defun</text:span><text:s/><text:span text:style-name="OrgSrcFontLockFunctionNameFace">in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de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reset-font-size</text:span><text:s/>()</text:p>
      <text:p text:style-name="OrgSrcBlock"><text:s/><text:s/>(interactive)</text:p>
      <text:p text:style-name="OrgSrcBlock"><text:s/><text:s/>(set-font-size<text:s/>default-font-size)</text:p>
      <text:p text:style-name="OrgSrcBlock"><text:s/><text:s/>(setq<text:s/>target-font-size<text:s/>defaul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input</text:span><text:s/>(n)</text:p>
      <text:p text:style-name="OrgSrcBlock"><text:s/><text:s/>(interactive<text:s/><text:span text:style-name="OrgSrcFontLockStringFace">"nSize:<text:s/>"</text:span>)</text:p>
      <text:p text:style-name="OrgSrcBlock"><text:s/><text:s/>(setq<text:s/>target-font-size<text:s/>n)</text:p>
      <text:p text:style-name="OrgSrcBlock"><text:s/><text:s/>(set-font-size<text:s/>targe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text:span><text:s/>(arg)</text:p>
      <text:p text:style-name="OrgSrcBlock"><text:s/><text:s/>(interactive<text:s/><text:span text:style-name="OrgSrcFontLockStringFace">"p"</text:span>)</text:p>
      <text:p text:style-name="OrgSrcBlock"><text:s/><text:s/>(<text:span text:style-name="OrgSrcFontLockKeywordFace">let*</text:span><text:s/>((font-size<text:s/>arg)</text:p>
      <text:p text:style-name="OrgSrcBlock"><text:s/><text:s/><text:s/><text:s/><text:s/><text:s/><text:s/><text:s/><text:s/>(frame-width<text:s/>80)</text:p>
      <text:p text:style-name="OrgSrcBlock"><text:s/><text:s/><text:s/><text:s/><text:s/><text:s/><text:s/><text:s/><text:s/>(ja-font-scale<text:s/>1.2)</text:p>
      <text:p text:style-name="OrgSrcBlock"><text:s/><text:s/><text:s/><text:s/><text:s/><text:s/><text:s/><text:s/><text:s/>(ja-font<text:s/><text:span text:style-name="OrgSrcFontLockStringFace">"Migu<text:s/>2M"</text:span>)</text:p>
      <text:p text:style-name="OrgSrcBlock"><text:s/><text:s/><text:s/><text:s/><text:s/><text:s/><text:s/><text:s/><text:s/>(ascii-font<text:s/><text:span text:style-name="OrgSrcFontLockStringFace">"Monaco"</text:span>))</text:p>
      <text:p text:style-name="OrgSrcBlock"/>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my-ja-font-setter<text:s/>(font-spec<text:s/><text:span text:style-name="OrgSrcFontLockBuiltinFace">:family</text:span><text:s/>ja-font<text:s/><text:span text:style-name="OrgSrcFontLockBuiltinFace">:size</text:span><text:s/>font-size))</text:p>
      <text:p text:style-name="OrgSrcBlock"><text:s/><text:s/><text:s/><text:s/>(setq<text:s/>face-font-rescale-alist</text:p>
      <text:p text:style-name="OrgSrcBlock"><text:s/><text:s/><text:s/><text:s/><text:s/><text:s/><text:s/><text:s/><text:s/><text:s/>`((<text:span text:style-name="OrgSrcFontLockStringFace">".*Migu.*"</text:span><text:s/>.<text:s/>,ja-font-scale)))</text:p>
      <text:p text:style-name="OrgSrcBlockLastLine"><text:s/><text:s/><text:s/><text:s/>(set-frame-size<text:s/>(selected-frame)<text:s/>frame-width<text:s/>frame-height)))</text:p>
      <text:h text:style-name="Heading_20_3" text:outline-level="3">
<text:bookmark-start text:name="OrgXref.sec-11-9-1"/>
<text:bookmark text:name="sec-11-9-1"/>キーバインド
<text:bookmark-end text:name="OrgXref.sec-11-9-1"/></text:h>
      <text:p text:style-name="Text_20_body">以下のキーバインドは、face-remap.el が提供する text-scale-adjust のキーバインドを上書きします。text-scale-adjust をそのまま使うと、日本語フォントが制御されないので、オーバーライドしてしまってもOKだと思います。</text:p>
      <text:p text:style-name="OrgSrcBlock">(global-set-key<text:s/>(kbd<text:s/><text:span text:style-name="OrgSrcFontLockStringFace">"C-x<text:s/>C-="</text:span>)<text:s/>'increase-font-size)</text:p>
      <text:p text:style-name="OrgSrcBlock">(global-set-key<text:s/>(kbd<text:s/><text:span text:style-name="OrgSrcFontLockStringFace">"C-x<text:s/>C--"</text:span>)<text:s/>'decrease-font-size)</text:p>
      <text:p text:style-name="OrgSrcBlock">(global-set-key<text:s/>(kbd<text:s/><text:span text:style-name="OrgSrcFontLockStringFace">"C-x<text:s/>C-0"</text:span>)<text:s/>'reset-font-size)</text:p>
      <text:p text:style-name="OrgSrcBlockLastLine">(global-set-key<text:s/>(kbd<text:s/><text:span text:style-name="OrgSrcFontLockStringFace">"C-x<text:s/>C-9"</text:span>)<text:s/>'fit-frame-to-fullscreen)</text:p>
      <text:h text:style-name="Heading_20_2" text:outline-level="2">
<text:bookmark-start text:name="OrgXref.sec-11-10"/>
<text:bookmark text:name="sec-11-10"/>パッチをカラフルに表示する
<text:bookmark-end text:name="OrgXref.sec-11-10"/></text:h>
      <text:p text:style-name="Text_20_body">Built-in の <text:a xlink:type="simple" xlink:href="http://www.emacswiki.org/emacs/DiffMode">diff-mode.el</text:a> をカスタマイズします。</text:p>
      <text:p text:style-name="Text_20_body">現在試験中。</text:p>
      <text:p text:style-name="OrgSrcBlockLastLine">(setq<text:s/>ediff-window-setup-function<text:s/>'ediff-setup-windows-plain)</text:p>
      <text:p text:style-name="Text_20_body"><text:a xlink:type="simple" xlink:href="http://d.hatena.ne.jp/syohex/20111228/1325086893">http://d.hatena.ne.jp/syohex/20111228/1325086893</text:a></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tab/><text:tab/><text:tab/><text:tab/><text:tab/><text:s/><text:s/><text:s/><text:span text:style-name="OrgSrcFontLockBuiltinFace">:background</text:span><text:s/>nil<text:s/><text:span text:style-name="OrgSrcFontLockBuiltinFace">:foreground</text:span><text:s/><text:span text:style-name="OrgSrcFontLockStringFace">"green"</text:span></text:p>
      <text:p text:style-name="OrgSrcBlock"><text:tab/><text:tab/><text:tab/><text:tab/><text:tab/><text:s/><text:s/><text:s/><text:span text:style-name="OrgSrcFontLockBuiltinFace">:weight</text:span><text:s/>'normal)</text:p>
      <text:p text:style-name="OrgSrcBlock"><text:s/><text:s/><text:s/>(set-face-attribute<text:s/>'diff-removed-face<text:s/>nil</text:p>
      <text:p text:style-name="OrgSrcBlock"><text:tab/><text:tab/><text:tab/><text:tab/><text:tab/><text:s/><text:s/><text:s/><text:span text:style-name="OrgSrcFontLockBuiltinFace">:background</text:span><text:s/>nil<text:s/><text:span text:style-name="OrgSrcFontLockBuiltinFace">:foreground</text:span><text:s/><text:span text:style-name="OrgSrcFontLockStringFace">"firebrick1"</text:span></text:p>
      <text:p text:style-name="OrgSrcBlock"><text:tab/><text:tab/><text:tab/><text:tab/><text:tab/><text:s/><text:s/><text:s/><text:span text:style-name="OrgSrcFontLockBuiltinFace">:weight</text:span><text:s/>'normal)</text:p>
      <text:p text:style-name="OrgSrcBlock"/>
      <text:p text:style-name="OrgSrcBlock"><text:s/><text:s/><text:s/>(set-face-attribute<text:s/>'diff-file-header-face<text:s/>nil</text:p>
      <text:p text:style-name="OrgSrcBlock"><text:tab/><text:tab/><text:tab/><text:tab/><text:tab/><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tab/><text:tab/><text:tab/><text:tab/><text:tab/><text:s/><text:s/><text:s/><text:span text:style-name="OrgSrcFontLockBuiltinFace">:foreground</text:span><text:s/><text:span text:style-name="OrgSrcFontLockStringFace">"chocolate4"</text:span></text:p>
      <text:p text:style-name="OrgSrcBlock"><text:tab/><text:tab/><text:tab/><text:tab/><text:tab/><text:s/><text:s/><text:s/><text:span text:style-name="OrgSrcFontLockBuiltinFace">:background</text:span><text:s/><text:span text:style-name="OrgSrcFontLockStringFace">"white"</text:span><text:s/><text:span text:style-name="OrgSrcFontLockBuiltinFace">:weight</text:span><text:s/>'extra-bold</text:p>
      <text:p text:style-name="OrgSrcBlockLastLine"><text:tab/><text:tab/><text:tab/><text:tab/><text:tab/><text:s/><text:s/><text:s/><text:span text:style-name="OrgSrcFontLockBuiltinFace">:inherit</text:span><text:s/>nil)))</text:p>
      <text:h text:style-name="Heading_20_2" text:outline-level="2">
<text:bookmark-start text:name="OrgXref.sec-11-11"/>
<text:bookmark text:name="sec-11-11"/>背景を黒系色にする
<text:bookmark-end text:name="OrgXref.sec-11-11"/></text:h>
      <text:p text:style-name="OrgSrcBlock">(custom-set-faces</text:p>
      <text:p text:style-name="OrgSrcBlock"><text:s/>'(default<text:s/>((t</text:p>
      <text:p text:style-name="OrgSrcBlock"><text:tab/><text:tab/><text:tab/><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tab/><text:tab/><text:tab/><text:s/>))))</text:p>
      <text:h text:style-name="Heading_20_2" text:outline-level="2">
<text:bookmark-start text:name="OrgXref.sec-11-12"/>
<text:bookmark text:name="sec-11-12"/>[rainbow-mode.el] 配色のリアルタイム確認
<text:bookmark-end text:name="OrgXref.sec-11-12"/></text:h>
      <text:p text:style-name="Text_20_body">M-x rainbow-mode とすると、色指定のコードの背景色を、その指定色にリアルタイム変換してくれる。</text:p>
      <text:p text:style-name="Text_20_body"><text:a xlink:type="simple" xlink:href="http://elpa.gnu.org/packages/rainbow-mode.html">http://elpa.gnu.org/packages/rainbow-mode.html</text:a></text:p>
      <text:p text:style-name="OrgSrcBlockLastLine">(eval-after-autoload-if-found<text:s/>'rainbow-mode<text:s/><text:span text:style-name="OrgSrcFontLockStringFace">"rainbow-mode"</text:span><text:s/>nil<text:s/>t)</text:p>
      <text:h text:style-name="Heading_20_3" text:outline-level="3">
<text:bookmark-start text:name="OrgXref.sec-11-12-1"/>
<text:bookmark text:name="sec-11-12-1"/>色一覧
<text:bookmark-end text:name="OrgXref.sec-11-12-1"/></text:h>
      <text:p text:style-name="Text_20_body"><text:span text:style-name="OrgCode">0,6,9,C,F</text:span> の組み合わせ</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p>
      <text:p text:style-name="Text_20_body">#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p>
      <text:p text:style-name="Text_20_body">#990000 #990033 #990066 #990099 #9900CC #9900FF<text:line-break/>#993300 #993333 #993366 #993399 #9933CC #9933FF<text:line-break/>#996600 #996633 #996666 #996699 #9966CC #9966FF<text:line-break/>#999900 #999933 #999966 #999999 #9999CC #9999FF<text:line-break/>#99CC00 #99CC33 #99CC66 #99CC99 #99CCCC #99CCFF<text:line-break/>#99FF00 #99FF33 #99FF66 #99FF99 #99FFCC #99FFFF</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CCFF00 #CCFF33 #CCFF66 #CCFF99 #CCFFCC #CCFFFF</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p>
      <text:h text:style-name="Heading_20_1" text:outline-level="1">
<text:bookmark-start text:name="OrgXref.sec-12"/>
<text:bookmark text:name="sec-12"/>フレーム／ウィンドウ制御
<text:bookmark-end text:name="OrgXref.sec-12"/></text:h>
      <text:h text:style-name="Heading_20_2" text:outline-level="2">
<text:bookmark-start text:name="OrgXref.sec-12-1"/>
<text:bookmark text:name="sec-12-1"/>起動時の設定
<text:bookmark-end text:name="OrgXref.sec-12-1"/></text:h>
      <text:p text:style-name="OrgSrcBlock"><text:s/><text:s/><text:span text:style-name="OrgSrcFontLockCommentDelimiterFace">;;<text:s/></text:span><text:span text:style-name="OrgSrcFontLockCommentFace">To<text:s/>avoid<text:s/>an<text:s/>error<text:s/>setting<text:s/>up<text:s/>the<text:s/>frame<text:s/>width<text:s/>(only<text:s/>for<text:s/>Emacs23)</text:span></text:p>
      <text:p text:style-name="OrgSrcBlock"><text:s/><text:s/><text:span text:style-name="OrgSrcFontLockCommentDelimiterFace">;</text:span><text:span text:style-name="OrgSrcFontLockCommentFace">(set-frame-width<text:s/>(selected-frame)<text:s/>81)</text:span></text:p>
      <text:p text:style-name="OrgSrcBlock"><text:s/><text:s/><text:span text:style-name="OrgSrcFontLockCommentDelimiterFace">;</text:span><text:span text:style-name="OrgSrcFontLockCommentFace">(set-frame-width<text:s/>(selected-frame)<text:s/>80)</text:span></text:p>
      <text:p text:style-name="OrgSrcBlock"/>
      <text:p text:style-name="OrgSrcBlock"><text:s/><text:s/><text:span text:style-name="OrgSrcFontLockCommentDelimiterFace">;;<text:s/></text:span><text:span text:style-name="OrgSrcFontLockCommentFace">Default<text:s/>window<text:s/>position<text:s/>to<text:s/>show<text:s/>a<text:s/>Emacs<text:s/>frame</text:span></text:p>
      <text:p text:style-name="OrgSrcBlock"><text:s/><text:s/><text:span text:style-name="OrgSrcFontLockCommentDelimiterFace">;;<text:s/></text:span><text:span text:style-name="OrgSrcFontLockCommentFace">Dynabook<text:s/>UX:<text:s/>top=0,<text:s/>left=0,<text:s/>width=80,<text:s/>height=32</text:span></text:p>
      <text:p text:style-name="OrgSrcBlock"><text:s/><text:s/>(<text:span text:style-name="OrgSrcFontLockKeywordFace">cond</text:span></text:p>
      <text:p text:style-name="OrgSrcBlock"><text:s/><text:s/><text:s/>((eq<text:s/>window-system<text:s/>'ns)<text:s/><text:span text:style-name="OrgSrcFontLockCommentDelimiterFace">;<text:s/></text:span><text:span text:style-name="OrgSrcFontLockCommentFace">for<text:s/>Macintosh</text:span></text:p>
      <text:p text:style-name="OrgSrcBlock"><text:tab/>(setq<text:s/>initial-frame-alist</text:p>
      <text:p text:style-name="OrgSrcBlock"><text:tab/><text:tab/><text:s/><text:s/>(append</text:p>
      <text:p text:style-name="OrgSrcBlock"><text:tab/><text:tab/><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tab/><text:tab/><text:tab/><text:s/>(left<text:s/>.<text:s/>0)<text:s/><text:s/><text:span text:style-name="OrgSrcFontLockCommentDelimiterFace">;<text:s/></text:span><text:span text:style-name="OrgSrcFontLockCommentFace">X-pos<text:s/>from<text:s/>(0,0)<text:s/>;<text:s/>420<text:s/>is<text:s/>the<text:s/>center<text:s/>for<text:s/>MBP</text:span></text:p>
      <text:p text:style-name="OrgSrcBlock"><text:tab/><text:tab/><text:tab/><text:s/><text:span text:style-name="OrgSrcFontLockCommentDelimiterFace">;;<text:s/></text:span><text:span text:style-name="OrgSrcFontLockCommentFace">26<text:s/>is<text:s/>the<text:s/>setting<text:s/>for<text:s/>Butler's<text:s/>Docklet</text:span></text:p>
      <text:p text:style-name="OrgSrcBlock"><text:tab/><text:tab/><text:tab/><text:s/><text:span text:style-name="OrgSrcFontLockCommentDelimiterFace">;;<text:s/></text:span><text:span text:style-name="OrgSrcFontLockCommentFace">837<text:s/>is<text:s/>the<text:s/>setting<text:s/>for<text:s/>right<text:s/>side<text:s/>for<text:s/>MBP</text:span></text:p>
      <text:p text:style-name="OrgSrcBlock"><text:tab/><text:tab/><text:tab/><text:s/>(width<text:s/>.<text:s/>80)<text:s/><text:span text:style-name="OrgSrcFontLockCommentDelimiterFace">;<text:s/></text:span><text:span text:style-name="OrgSrcFontLockCommentFace">Width<text:s/><text:s/>:<text:s/>character<text:s/>count</text:span></text:p>
      <text:p text:style-name="OrgSrcBlock"><text:span text:style-name="OrgSrcFontLockCommentDelimiterFace">;;<text:s/><text:s/><text:s/><text:s/><text:s/><text:s/><text:s/><text:s/><text:s/><text:s/><text:s/><text:s/><text:s/></text:span><text:span text:style-name="OrgSrcFontLockCommentFace">(height<text:s/>.<text:s/>30);<text:s/>Height<text:s/>:<text:s/>character<text:s/>count</text:span></text:p>
      <text:p text:style-name="OrgSrcBlock"><text:tab/><text:tab/><text:tab/><text:s/>(alpha<text:s/>.<text:s/>(100<text:s/>90))</text:p>
      <text:p text:style-name="OrgSrcBlock"><text:tab/><text:tab/><text:tab/><text:s/>(vertical-scroll-bars<text:s/>.<text:s/>nil)</text:p>
      <text:p text:style-name="OrgSrcBlock"><text:tab/><text:tab/><text:tab/><text:s/>)<text:s/>initial-frame-alist)))</text:p>
      <text:p text:style-name="OrgSrcBlock"/>
      <text:p text:style-name="OrgSrcBlock"><text:s/><text:s/><text:s/>((eq<text:s/>window-system<text:s/>'x)<text:s/><text:span text:style-name="OrgSrcFontLockCommentDelimiterFace">;<text:s/></text:span><text:span text:style-name="OrgSrcFontLockCommentFace">for<text:s/>Linux</text:span></text:p>
      <text:p text:style-name="OrgSrcBlock"><text:tab/>(setq<text:s/>initial-frame-alist</text:p>
      <text:p text:style-name="OrgSrcBlock"><text:tab/><text:tab/><text:s/><text:s/>(append</text:p>
      <text:p text:style-name="OrgSrcBlock"><text:tab/><text:tab/><text:s/><text:s/><text:s/>'((vertical-scroll-bars<text:s/>.<text:s/>nil)</text:p>
      <text:p text:style-name="OrgSrcBlock"><text:tab/><text:tab/><text:tab/><text:s/>(top<text:s/>.<text:s/>0)</text:p>
      <text:p text:style-name="OrgSrcBlock"><text:tab/><text:tab/><text:tab/><text:s/>(left<text:s/>.<text:s/>0)</text:p>
      <text:p text:style-name="OrgSrcBlock"><text:tab/><text:tab/><text:tab/><text:s/>(width<text:s/>.<text:s/>80)</text:p>
      <text:p text:style-name="OrgSrcBlock"><text:tab/><text:tab/><text:tab/><text:s/>(height<text:s/>.<text:s/>38)</text:p>
      <text:p text:style-name="OrgSrcBlock"><text:tab/><text:tab/><text:tab/><text:s/>)<text:s/>initial-frame-alist)))</text:p>
      <text:p text:style-name="OrgSrcBlock"/>
      <text:p text:style-name="OrgSrcBlock"><text:s/><text:s/><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tab/>(setq<text:s/>initial-frame-alist</text:p>
      <text:p text:style-name="OrgSrcBlock"><text:tab/><text:tab/><text:s/><text:s/>(append</text:p>
      <text:p text:style-name="OrgSrcBlock"><text:tab/><text:tab/><text:s/><text:s/><text:s/>'((vertical-scroll-bars<text:s/>.<text:s/>nil)</text:p>
      <text:p text:style-name="OrgSrcBlock"><text:tab/><text:tab/><text:tab/><text:s/>(top<text:s/>.<text:s/>0)</text:p>
      <text:p text:style-name="OrgSrcBlock"><text:tab/><text:tab/><text:tab/><text:s/>(left<text:s/>.<text:s/>0)</text:p>
      <text:p text:style-name="OrgSrcBlock"><text:tab/><text:tab/><text:tab/><text:s/>(width<text:s/>.<text:s/>80)</text:p>
      <text:p text:style-name="OrgSrcBlock"><text:tab/><text:tab/><text:tab/><text:s/>(height<text:s/>.<text:s/>26)</text:p>
      <text:p text:style-name="OrgSrcBlock"><text:tab/><text:tab/><text:tab/><text:s/>)<text:s/>initial-frame-alist))))</text:p>
      <text:p text:style-name="OrgSrcBlock"/>
      <text:p text:style-name="OrgSrcBlock"><text:s/><text:s/><text:span text:style-name="OrgSrcFontLockCommentDelimiterFace">;;<text:s/></text:span><text:span text:style-name="OrgSrcFontLockCommentFace">Apply<text:s/>the<text:s/>initial<text:s/>setting<text:s/>to<text:s/>default</text:span></text:p>
      <text:p text:style-name="OrgSrcBlockLastLine"><text:s/><text:s/>(setq<text:s/>default-frame-alist<text:s/>initial-frame-alist)</text:p>
      <text:h text:style-name="Heading_20_2" text:outline-level="2">
<text:bookmark-start text:name="OrgXref.sec-12-2"/>
<text:bookmark text:name="sec-12-2"/>[elscreen.el] Emacs バッファをタブ化
<text:bookmark-end text:name="OrgXref.sec-12-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bookmark-start text:name="OrgXref.sec-12-3"/>
<text:bookmark text:name="sec-12-3"/>[e2wm.el] 二画面表示
<text:bookmark-end text:name="OrgXref.sec-12-3"/></text:h>
      <text:list text:style-name="OrgNumberedList" text:continue-numbering="false">
        <text:list-item>
          <text:p text:style-name="Text_20_body"><text:a xlink:type="simple" xlink:href="http://github.com/kiwanami/emacs-window-manager/raw/master/e2wm.el">http://github.com/kiwanami/emacs-window-manager/raw/master/e2wm.el</text:a></text:p>
        </text:list-item>
        <text:list-item>
          <text:p text:style-name="Text_20_body"><text:a xlink:type="simple" xlink:href="http://github.com/kiwanami/emacs-window-layout/raw/master/window-layout.el">http://github.com/kiwanami/emacs-window-layout/raw/master/window-layout.el</text:a></text:p>
        </text:list-item>
      </text:list>
      <text:p text:style-name="OrgSrcBlock">(<text:span text:style-name="OrgSrcFontLockKeywordFace">when</text:span><text:s/>(autoload-if-found<text:s/>'e2wm:dp-two<text:s/><text:span text:style-name="OrgSrcFontLockStringFace">"e2wm"</text:span><text:s/>nil<text:s/>t)</text:p>
      <text:p text:style-name="OrgSrcBlock"><text:s/><text:s/>(eval-after-load<text:s/><text:span text:style-name="OrgSrcFontLockStringFace">"e2wm"</text:span></text:p>
      <text:p text:style-name="OrgSrcBlock"><text:s/><text:s/><text:s/><text:s/>'(<text:span text:style-name="OrgSrcFontLockKeywordFace">progn</text:span></text:p>
      <text:p text:style-name="OrgSrcBlock"><text:s/><text:s/><text:s/><text:s/><text:s/><text:s/><text:s/>(setq<text:s/>e2wm:c-two-recipe</text:p>
      <text:p text:style-name="OrgSrcBlock"><text:s/><text:s/><text:s/><text:s/><text:s/><text:s/><text:s/><text:s/><text:s/><text:s/><text:s/><text:s/><text:s/>'(-<text:s/>(<text:span text:style-name="OrgSrcFontLockBuiltinFace">:lower-size</text:span><text:s/>10)</text:p>
      <text:p text:style-name="OrgSrcBlock"><text:s/><text:s/><text:s/><text:s/><text:s/><text:s/><text:s/><text:s/><text:s/><text:s/><text:s/><text:s/><text:s/><text:s/><text:s/><text:s/><text:s/>(|<text:s/>left<text:s/>right)</text:p>
      <text:p text:style-name="OrgSrcBlock"><text:s/><text:s/><text:s/><text:s/><text:s/><text:s/><text:s/><text:s/><text:s/><text:s/><text:s/><text:s/><text:s/><text:s/><text:s/><text:s/><text:s/>sub))</text:p>
      <text:p text:style-name="OrgSrcBlock"><text:s/><text:s/><text:s/><text:s/><text:s/><text:s/><text:s/>(setq<text:s/>e2wm:c-two-winfo</text:p>
      <text:p text:style-name="OrgSrcBlock"><text:s/><text:s/><text:s/><text:s/><text:s/><text:s/><text:s/><text:s/><text:s/><text:s/><text:s/><text:s/><text:s/>'((<text:span text:style-name="OrgSrcFontLockBuiltinFace">:name</text:span><text:s/>left<text:s/>)</text:p>
      <text:p text:style-name="OrgSrcBlock"><text:s/><text:s/><text:s/><text:s/><text:s/><text:s/><text:s/><text:s/><text:s/><text:s/><text:s/><text:s/><text:s/><text:s/><text:s/>(<text:span text:style-name="OrgSrcFontLockBuiltinFace">:name</text:span><text:s/>right<text:s/>)</text:p>
      <text:p text:style-name="OrgSrcBlock"><text:s/><text:s/><text:s/><text:s/><text:s/><text:s/><text:s/><text:s/><text:s/><text:s/><text:s/><text:s/><text:s/><text:s/><text:s/>(<text:span text:style-name="OrgSrcFontLockBuiltinFace">:name</text:span><text:s/>sub<text:s/><text:span text:style-name="OrgSrcFontLockBuiltinFace">:default-hide</text:span><text:s/>t)))</text:p>
      <text:p text:style-name="OrgSrcBlock"><text:s/><text:s/><text:s/><text:s/><text:s/><text:s/><text:s/><text:span text:style-name="OrgSrcFontLockCommentDelimiterFace">;;<text:s/></text:span><text:span text:style-name="OrgSrcFontLockCommentFace">left,<text:s/>prev</text:span></text:p>
      <text:p text:style-name="OrgSrcBlock"><text:s/><text:s/><text:s/><text:s/><text:s/><text:s/><text:s/>(setq<text:s/>e2wm:c-two-right-default<text:s/>'left)</text:p>
      <text:p text:style-name="OrgSrcBlock"/>
      <text:p text:style-name="OrgSrcBlock"><text:s/><text:s/><text:s/><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text:s/><text:s/><text:s/>(add-hook<text:s/>'kill-emacs-hook<text:s/>'e2wm:stop-management))))</text:p>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tab/><text:tab/><text:s/>'(-<text:s/>(<text:span text:style-name="OrgSrcFontLockBuiltinFace">:lower-size</text:span><text:s/>10)</text:p>
      <text:p text:style-name="OrgSrcBlock"><text:tab/><text:tab/><text:tab/><text:s/>(|<text:s/>left<text:s/>right)</text:p>
      <text:p text:style-name="OrgSrcBlock"><text:tab/><text:tab/><text:tab/><text:s/>sub))</text:p>
      <text:p text:style-name="OrgSrcBlock"><text:s/><text:s/><text:s/>(setq<text:s/>e2wm:c-two-winfo</text:p>
      <text:p text:style-name="OrgSrcBlock"><text:tab/><text:tab/><text:s/>'((<text:span text:style-name="OrgSrcFontLockBuiltinFace">:name</text:span><text:s/>left<text:s/>)</text:p>
      <text:p text:style-name="OrgSrcBlock"><text:tab/><text:tab/><text:s/><text:s/><text:s/>(<text:span text:style-name="OrgSrcFontLockBuiltinFace">:name</text:span><text:s/>right<text:s/>)</text:p>
      <text:p text:style-name="OrgSrcBlock"><text:tab/><text:tab/><text:s/><text:s/><text:s/>(<text:span text:style-name="OrgSrcFontLockBuiltinFace">:name</text:span><text:s/>sub<text:s/><text:span text:style-name="OrgSrcFontLockBuiltinFace">:default-hide</text:span><text:s/>t)))</text:p>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bookmark-start text:name="OrgXref.sec-12-4"/>
<text:bookmark text:name="sec-12-4"/>[frame-ctr.el] キーボードでフレームの場所を移す
<text:bookmark-end text:name="OrgXref.sec-12-4"/></text:h>
      <text:p text:style-name="Text_20_body">拙作の<text:a xlink:type="simple" xlink:href="https://github.com/takaxp/frame-ctr">frame-ctr.el</text:a>を使います。e2wm.el と frame-cmds.el に依存しています。</text:p>
      <text:p text:style-name="Text_20_body">frame-ctr.el は、frame-cmds, frame-fns と e2wm.el を利用したアドホックなフレーム管理ツールです。</text:p>
      <text:list text:style-name="OrgNumberedList" text:continue-numbering="false">
        <text:list-item>
          <text:p text:style-name="Text_20_body"><text:a xlink:type="simple" xlink:href="http://www.emacswiki.org/emacs/download/frame-cmds.el">http://www.emacswiki.org/emacs/download/frame-cmds.el</text:a></text:p>
        </text:list-item>
        <text:list-item>
          <text:p text:style-name="Text_20_body"><text:a xlink:type="simple" xlink:href="http://www.emacswiki.org/emacs/download/frame-fns.el">http://www.emacswiki.org/emacs/download/frame-fns.el</text:a></text:p>
        </text:list-item>
      </text:list>
      <text:p text:style-name="OrgSrcBlock">(eval-after-load<text:s/><text:span text:style-name="OrgSrcFontLockStringFace">"recentf"</text:span></text:p>
      <text:p text:style-name="OrgSrcBlock"><text:s/><text:s/>'(<text:span text:style-name="OrgSrcFontLockKeywordFace">progn</text:span></text:p>
      <text:p text:style-name="OrgSrcBlock"><text:tab/><text:s/><text:span text:style-name="OrgSrcFontLockCommentDelimiterFace">;;<text:s/></text:span><text:span text:style-name="OrgSrcFontLockCommentFace">recentf<text:s/>の変数を上書きして起動する</text:span></text:p>
      <text:p text:style-name="OrgSrcBlock"><text:tab/><text:s/>(<text:span text:style-name="OrgSrcFontLockKeywordFace">when</text:span><text:s/>(<text:span text:style-name="OrgSrcFontLockKeywordFace">require</text:span><text:s/>'<text:span text:style-name="OrgSrcFontLockConstantFace">frame-ctr</text:span><text:s/>nil<text:s/>t)</text:p>
      <text:p text:style-name="OrgSrcBlock"><text:tab/><text:s/><text:s/><text:s/>(<text:span text:style-name="OrgSrcFontLockKeywordFace">defun</text:span><text:s/><text:span text:style-name="OrgSrcFontLockFunctionNameFace">takaxp:make-frame-height-ring</text:span><text:s/>()</text:p>
      <text:p text:style-name="OrgSrcBlock"><text:tab/><text:tab/><text:s/>(interactive)</text:p>
      <text:p text:style-name="OrgSrcBlock"><text:tab/><text:tab/><text:s/>(<text:span text:style-name="OrgSrcFontLockKeywordFace">let</text:span><text:s/>((max-height<text:s/>(max-frame-height)))</text:p>
      <text:p text:style-name="OrgSrcBlock"><text:tab/><text:tab/><text:s/><text:s/><text:s/>(frame-ctr-make-height-ring</text:p>
      <text:p text:style-name="OrgSrcBlock"><text:tab/><text:tab/><text:tab/><text:span text:style-name="OrgSrcFontLockCommentDelimiterFace">;;<text:s/></text:span><text:span text:style-name="OrgSrcFontLockCommentFace">最大、最小、最大の50%、最大の75%<text:s/>を指定</text:span></text:p>
      <text:p text:style-name="OrgSrcBlock"><text:tab/><text:tab/><text:tab/>(cons<text:s/>max-height</text:p>
      <text:p text:style-name="OrgSrcBlock"><text:tab/><text:tab/><text:tab/><text:tab/><text:s/><text:s/>(sort<text:s/>(list</text:p>
      <text:p text:style-name="OrgSrcBlock"><text:tab/><text:tab/><text:tab/><text:tab/><text:tab/><text:tab/><text:s/>(min-frame-height)</text:p>
      <text:p text:style-name="OrgSrcBlock"><text:tab/><text:tab/><text:tab/><text:tab/><text:tab/><text:tab/><text:s/>(/<text:s/>max-height<text:s/>2)</text:p>
      <text:p text:style-name="OrgSrcBlock"><text:tab/><text:tab/><text:tab/><text:tab/><text:tab/><text:tab/><text:s/>(*<text:s/>3<text:s/>(/<text:s/>max-height<text:s/>4)))<text:s/>'&lt;)))))</text:p>
      <text:p text:style-name="OrgSrcBlock"><text:tab/><text:s/><text:s/><text:s/>(takaxp:make-frame-height-ring))))</text:p>
      <text:p text:style-name="OrgSrcBlock"/>
      <text:p text:style-name="OrgSrcBlock">(eval-after-autoload-if-found</text:p>
      <text:p text:style-name="OrgSrcBlock"><text:s/>'(change-frame-width-single</text:p>
      <text:p text:style-name="OrgSrcBlock"><text:s/><text:s/><text:s/>change-frame-width-double)</text:p>
      <text:p text:style-name="OrgSrcBlock"><text:s/><text:span text:style-name="OrgSrcFontLockStringFace">"frame-ctr-e2wm"</text:span><text:s/>nil<text:s/>t<text:s/>nil</text:p>
      <text:p text:style-name="OrgSrcBlockLastLine"><text:s/>'())</text:p>
      <text:h text:style-name="Heading_20_3" text:outline-level="3">
<text:bookmark-start text:name="OrgXref.sec-12-4-1"/>
<text:bookmark text:name="sec-12-4-1"/>キーバインド
<text:bookmark-end text:name="OrgXref.sec-12-4-1"/></text:h>
      <text:p text:style-name="OrgSrcBlock"><text:span text:style-name="OrgSrcFontLockCommentDelimiterFace">;;<text:s/></text:span><text:span text:style-name="OrgSrcFontLockCommentFace">Move<text:s/>the<text:s/>frame<text:s/>to<text:s/>somewhere<text:s/>(default:<text:s/>0,0)</text:span></text:p>
      <text:p text:style-name="OrgSrcBlock">(global-set-key<text:s/>(kbd<text:s/><text:span text:style-name="OrgSrcFontLockStringFace">"M-0"</text:span>)<text:s/>'move-frame-with-user-specify)</text:p>
      <text:p text:style-name="OrgSrcBlock"><text:span text:style-name="OrgSrcFontLockCommentDelimiterFace">;;<text:s/></text:span><text:span text:style-name="OrgSrcFontLockCommentFace">Move<text:s/>the<text:s/>frame<text:s/>to<text:s/>left<text:s/>side<text:s/>of<text:s/>the<text:s/>current<text:s/>position<text:s/>(require<text:s/>'frame-cmds)</text:span></text:p>
      <text:p text:style-name="OrgSrcBlock">(global-set-key<text:s/>(kbd<text:s/><text:span text:style-name="OrgSrcFontLockStringFace">"M-1"</text:span>)<text:s/>'(<text:span text:style-name="OrgSrcFontLockKeywordFace">lambda</text:span><text:s/>()<text:s/>(interactive)<text:s/>(move-frame-left<text:s/>200)))</text:p>
      <text:p text:style-name="OrgSrcBlock"><text:span text:style-name="OrgSrcFontLockCommentDelimiterFace">;;<text:s/></text:span><text:span text:style-name="OrgSrcFontLockCommentFace">Move<text:s/>the<text:s/>frame<text:s/>to<text:s/>the<text:s/>center<text:s/>of<text:s/>the<text:s/>window<text:s/>display<text:s/>(require<text:s/>'frame-ctr)</text:span></text:p>
      <text:p text:style-name="OrgSrcBlock">(global-set-key<text:s/>(kbd<text:s/><text:span text:style-name="OrgSrcFontLockStringFace">"M-2"</text:span>)<text:s/>'move-frame-to-center)</text:p>
      <text:p text:style-name="OrgSrcBlock"><text:span text:style-name="OrgSrcFontLockCommentDelimiterFace">;;<text:s/></text:span><text:span text:style-name="OrgSrcFontLockCommentFace">Move<text:s/>the<text:s/>frame<text:s/>to<text:s/>right<text:s/>side<text:s/>of<text:s/>the<text:s/>current<text:s/>position<text:s/>(require<text:s/>'frame-cmds)</text:span></text:p>
      <text:p text:style-name="OrgSrcBlock">(global-set-key<text:s/>(kbd<text:s/><text:span text:style-name="OrgSrcFontLockStringFace">"M-3"</text:span>)<text:s/>'(<text:span text:style-name="OrgSrcFontLockKeywordFace">lambda</text:span><text:s/>()<text:s/>(interactive)<text:s/>(move-frame-right<text:s/>200)))</text:p>
      <text:p text:style-name="OrgSrcBlock"><text:span text:style-name="OrgSrcFontLockCommentDelimiterFace">;;<text:s/></text:span><text:span text:style-name="OrgSrcFontLockCommentFace">Set<text:s/>the<text:s/>frame<text:s/>width<text:s/>single<text:s/>size</text:span></text:p>
      <text:p text:style-name="OrgSrcBlock"><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global-set-key<text:s/>(kbd<text:s/><text:span text:style-name="OrgSrcFontLockStringFace">"C-x<text:s/>-"</text:span>)<text:s/>'change-frame-width-single)</text:p>
      <text:p text:style-name="OrgSrcBlock"><text:span text:style-name="OrgSrcFontLockCommentDelimiterFace">;;<text:s/></text:span><text:span text:style-name="OrgSrcFontLockCommentFace">Set<text:s/>the<text:s/>frame<text:s/>width<text:s/>double<text:s/>size</text:span></text:p>
      <text:p text:style-name="OrgSrcBlock"><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global-set-key<text:s/>(kbd<text:s/><text:span text:style-name="OrgSrcFontLockStringFace">"C-x<text:s/>="</text:span>)<text:s/>'change-frame-width-double)</text:p>
      <text:p text:style-name="OrgSrcBlock"><text:span text:style-name="OrgSrcFontLockCommentDelimiterFace">;;<text:s/></text:span><text:span text:style-name="OrgSrcFontLockCommentFace">Move<text:s/>the<text:s/>current<text:s/>frame<text:s/>to<text:s/>the<text:s/>top<text:s/>of<text:s/>the<text:s/>window<text:s/>display</text:span></text:p>
      <text:p text:style-name="OrgSrcBlock">(global-set-key<text:s/>(kbd<text:s/><text:span text:style-name="OrgSrcFontLockStringFace">"&lt;f1&gt;"</text:span>)<text:s/>'move-frame-to-edge-top)</text:p>
      <text:p text:style-name="OrgSrcBlock"><text:span text:style-name="OrgSrcFontLockCommentDelimiterFace">;;<text:s/></text:span><text:span text:style-name="OrgSrcFontLockCommentFace">Move<text:s/>the<text:s/>current<text:s/>frame<text:s/>to<text:s/>the<text:s/>bottom<text:s/>of<text:s/>the<text:s/>window<text:s/>display</text:span></text:p>
      <text:p text:style-name="OrgSrcBlock">(global-set-key<text:s/>(kbd<text:s/><text:span text:style-name="OrgSrcFontLockStringFace">"S-&lt;f1&gt;"</text:span>)<text:s/>'move-frame-to-edge-bottom)</text:p>
      <text:p text:style-name="OrgSrcBlock"><text:span text:style-name="OrgSrcFontLockCommentDelimiterFace">;;<text:s/></text:span><text:span text:style-name="OrgSrcFontLockCommentFace">Cycle<text:s/>heights</text:span></text:p>
      <text:p text:style-name="OrgSrcBlockLastLine">(global-set-key<text:s/>(kbd<text:s/><text:span text:style-name="OrgSrcFontLockStringFace">"&lt;f2&gt;"</text:span>)<text:s/>'frame-ctr-open-height-ring)</text:p>
      <text:h text:style-name="Heading_20_2" text:outline-level="2">
<text:bookmark-start text:name="OrgXref.sec-12-5"/>
<text:bookmark text:name="sec-12-5"/>[popwin.el] ポップアップウィンドウの制御
<text:bookmark-end text:name="OrgXref.sec-12-5"/></text:h>
      <text:p text:style-name="Text_20_body"><text:a xlink:type="simple" xlink:href="https://github.com/m2ym/popwin-el/">https://github.com/m2ym/popwin-el/</text:a></text:p>
      <text:p text:style-name="Text_20_body">popwin:display-buffer を autoload してもうまくいかない。</text:p>
      <text:p text:style-name="OrgSrcBlock"><text:tab/>(<text:span text:style-name="OrgSrcFontLockKeywordFace">when</text:span><text:s/>(<text:span text:style-name="OrgSrcFontLockKeywordFace">require</text:span><text:s/>'<text:span text:style-name="OrgSrcFontLockConstantFace">popwin</text:span><text:s/>nil<text:s/>t)</text:p>
      <text:p text:style-name="OrgSrcBlock"><text:tab/><text:s/><text:s/>(popwin-mode<text:s/>1)</text:p>
      <text:p text:style-name="OrgSrcBlock"><text:tab/><text:s/><text:s/><text:span text:style-name="OrgSrcFontLockCommentDelimiterFace">;;<text:s/></text:span><text:span text:style-name="OrgSrcFontLockCommentFace">for<text:s/>emacs<text:s/>24.1</text:span></text:p>
      <text:p text:style-name="OrgSrcBlock"><text:tab/><text:s/><text:s/><text:span text:style-name="OrgSrcFontLockCommentDelimiterFace">;;<text:s/><text:s/><text:s/><text:s/><text:s/><text:s/></text:span><text:span text:style-name="OrgSrcFontLockCommentFace">(setq<text:s/>special-display-function<text:s/>'popwin:special-display-popup-window)</text:span></text:p>
      <text:p text:style-name="OrgSrcBlock"><text:tab/><text:s/><text:s/><text:span text:style-name="OrgSrcFontLockCommentDelimiterFace">;;<text:s/><text:s/><text:s/><text:s/><text:s/><text:s/></text:span><text:span text:style-name="OrgSrcFontLockCommentFace">(setq<text:s/>display-buffer-function<text:s/>'popwin:display-buffer)</text:span></text:p>
      <text:p text:style-name="OrgSrcBlock"><text:tab/><text:s/><text:s/><text:span text:style-name="OrgSrcFontLockCommentDelimiterFace">;;<text:s/></text:span><text:span text:style-name="OrgSrcFontLockCommentFace">for<text:s/>emacs<text:s/>24.3</text:span></text:p>
      <text:p text:style-name="OrgSrcBlock"><text:tab/><text:s/><text:s/><text:span text:style-name="OrgSrcFontLockCommentDelimiterFace">;;<text:s/><text:s/><text:s/><text:s/><text:s/><text:s/></text:span><text:span text:style-name="OrgSrcFontLockCommentFace">(setq<text:s/>special-display-alist<text:s/>'popwin:special-display-popup-window)</text:span></text:p>
      <text:p text:style-name="OrgSrcBlock"><text:tab/><text:s/><text:s/><text:span text:style-name="OrgSrcFontLockCommentDelimiterFace">;;<text:s/><text:s/><text:s/><text:s/><text:s/><text:s/></text:span><text:span text:style-name="OrgSrcFontLockCommentFace">(setq<text:s/>display-buffer-alist<text:s/>'popwin:display-buffer)</text:span></text:p>
      <text:p text:style-name="OrgSrcBlock"><text:s/><text:s/><text:span text:style-name="OrgSrcFontLockCommentDelimiterFace">;;<text:s/><text:s/><text:s/><text:s/></text:span><text:span text:style-name="OrgSrcFontLockCommentFace">(push<text:s/>'("*sdic*"<text:s/>:position<text:s/>top)<text:s/>popwin:special-display-config)</text:span></text:p>
      <text:p text:style-name="OrgSrcBlock"><text:tab/><text:s/><text:s/>(setq<text:s/>popwin:special-display-config</text:p>
      <text:p text:style-name="OrgSrcBlock"><text:tab/><text:tab/><text:tab/>(append</text:p>
      <text:p text:style-name="OrgSrcBlock"><text:tab/><text:tab/><text:tab/><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tab/><text:tab/><text:tab/><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tab/><text:tab/><text:tab/><text:s/><text:s/><text:s/>(<text:span text:style-name="OrgSrcFontLockStringFace">"*Org-todo*"</text:span><text:s/><text:s/><text:s/><text:s/><text:span text:style-name="OrgSrcFontLockBuiltinFace">:height</text:span><text:s/>10<text:s/><text:span text:style-name="OrgSrcFontLockBuiltinFace">:position</text:span><text:s/>bottom)</text:p>
      <text:p text:style-name="OrgSrcBlock"><text:tab/><text:tab/><text:tab/><text:s/><text:s/><text:s/>(<text:span text:style-name="OrgSrcFontLockStringFace">"*Calendar*"</text:span><text:s/><text:s/><text:s/><text:s/><text:span text:style-name="OrgSrcFontLockBuiltinFace">:height</text:span><text:s/>10<text:s/><text:span text:style-name="OrgSrcFontLockBuiltinFace">:position</text:span><text:s/>bottom)</text:p>
      <text:p text:style-name="OrgSrcBlock"><text:tab/><text:tab/><text:tab/><text:s/><text:s/><text:s/>(<text:span text:style-name="OrgSrcFontLockStringFace">"*wclock*"</text:span><text:s/><text:s/><text:s/><text:s/><text:s/><text:s/><text:span text:style-name="OrgSrcFontLockBuiltinFace">:height</text:span><text:s/>10<text:s/><text:span text:style-name="OrgSrcFontLockBuiltinFace">:position</text:span><text:s/>bottom)</text:p>
      <text:p text:style-name="OrgSrcBlock"><text:tab/><text:tab/><text:tab/><text:s/><text:s/><text:s/>(<text:span text:style-name="OrgSrcFontLockStringFace">"*Org<text:s/>Agenda*"</text:span><text:s/><text:s/><text:span text:style-name="OrgSrcFontLockBuiltinFace">:height</text:span><text:s/>10<text:s/><text:span text:style-name="OrgSrcFontLockBuiltinFace">:position</text:span><text:s/>bottom)</text:p>
      <text:p text:style-name="OrgSrcBlock"><text:tab/><text:tab/><text:tab/><text:s/><text:s/><text:s/>(<text:span text:style-name="OrgSrcFontLockStringFace">"*Agenda<text:s/>Commands*"</text:span><text:s/><text:s/><text:span text:style-name="OrgSrcFontLockBuiltinFace">:height</text:span><text:s/>10<text:s/><text:span text:style-name="OrgSrcFontLockBuiltinFace">:position</text:span><text:s/>bottom)</text:p>
      <text:p text:style-name="OrgSrcBlock"><text:tab/><text:tab/><text:tab/><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tab/><text:tab/><text:tab/><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text:s/><text:span text:style-name="OrgSrcFontLockCommentDelimiterFace">;;<text:s/><text:s/><text:s/><text:s/><text:s/><text:s/><text:s/><text:s/><text:s/><text:s/><text:s/><text:s/><text:s/></text:span><text:span text:style-name="OrgSrcFontLockCommentFace">("*sdic*"<text:s/><text:s/><text:s/><text:s/><text:s/><text:s/><text:s/><text:s/>:height<text:s/>10<text:s/>:position<text:s/>top)</text:span></text:p>
      <text:p text:style-name="OrgSrcBlock"><text:s/><text:s/><text:span text:style-name="OrgSrcFontLockCommentDelimiterFace">;;<text:s/><text:s/><text:s/><text:s/><text:s/><text:s/><text:s/><text:s/><text:s/><text:s/><text:s/><text:s/><text:s/></text:span><text:span text:style-name="OrgSrcFontLockCommentFace">("dict-app-result"<text:s/><text:s/>:height<text:s/>10<text:s/>:position<text:s/>bottom<text:s/>:stick<text:s/>t)</text:span></text:p>
      <text:p text:style-name="OrgSrcBlock"><text:tab/><text:tab/><text:tab/><text:s/><text:s/><text:s/>(<text:span text:style-name="OrgSrcFontLockStringFace">"*anything*"</text:span><text:s/><text:s/><text:s/><text:s/><text:span text:style-name="OrgSrcFontLockBuiltinFace">:height</text:span><text:s/>10<text:s/><text:span text:style-name="OrgSrcFontLockBuiltinFace">:position</text:span><text:s/>bottom)</text:p>
      <text:p text:style-name="OrgSrcBlock"><text:span text:style-name="OrgSrcFontLockCommentDelimiterFace">;;<text:s/><text:s/><text:s/><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text:s/><text:s/></text:span><text:span text:style-name="OrgSrcFontLockCommentFace">(undo-tree-diff-buffer-name<text:s/>:height<text:s/>20<text:s/>:position<text:s/>bottom)</text:span></text:p>
      <text:p text:style-name="OrgSrcBlock"><text:tab/><text:tab/><text:tab/><text:s/><text:s/><text:s/>(<text:span text:style-name="OrgSrcFontLockStringFace">"*undo-tree*"</text:span><text:s/><text:span text:style-name="OrgSrcFontLockBuiltinFace">:height</text:span><text:s/>10<text:s/><text:span text:style-name="OrgSrcFontLockBuiltinFace">:position</text:span><text:s/>top)</text:p>
      <text:p text:style-name="OrgSrcBlock"><text:tab/><text:tab/><text:tab/><text:s/><text:s/><text:s/>(<text:span text:style-name="OrgSrcFontLockStringFace">"*undo-tree<text:s/>Diff**"</text:span><text:s/><text:span text:style-name="OrgSrcFontLockBuiltinFace">:height</text:span><text:s/>20<text:s/><text:span text:style-name="OrgSrcFontLockBuiltinFace">:position</text:span><text:s/>bottom)</text:p>
      <text:p text:style-name="OrgSrcBlock"><text:tab/><text:tab/><text:tab/><text:s/><text:s/><text:s/>(<text:span text:style-name="OrgSrcFontLockStringFace">"*anything<text:s/>M-x*"</text:span><text:s/><text:span text:style-name="OrgSrcFontLockBuiltinFace">:height</text:span><text:s/>10<text:s/><text:span text:style-name="OrgSrcFontLockBuiltinFace">:position</text:span><text:s/>bottom)</text:p>
      <text:p text:style-name="OrgSrcBlock"><text:tab/><text:tab/><text:tab/><text:s/><text:s/><text:s/>(<text:span text:style-name="OrgSrcFontLockStringFace">"*anything<text:s/>complete*"</text:span><text:s/><text:s/><text:s/><text:s/><text:span text:style-name="OrgSrcFontLockBuiltinFace">:height</text:span><text:s/>10<text:s/><text:span text:style-name="OrgSrcFontLockBuiltinFace">:position</text:span><text:s/>bottom)</text:p>
      <text:p text:style-name="OrgSrcBlock"><text:tab/><text:tab/><text:tab/><text:s/><text:s/><text:s/>(<text:span text:style-name="OrgSrcFontLockStringFace">"*my-anything*"</text:span><text:s/><text:span text:style-name="OrgSrcFontLockBuiltinFace">:height</text:span><text:s/>10<text:s/><text:span text:style-name="OrgSrcFontLockBuiltinFace">:position</text:span><text:s/>bottom)</text:p>
      <text:p text:style-name="OrgSrcBlock"><text:tab/><text:tab/><text:tab/><text:s/><text:s/><text:s/>(<text:span text:style-name="OrgSrcFontLockStringFace">"*my-anything-buffer*"</text:span><text:s/><text:s/><text:s/><text:s/><text:span text:style-name="OrgSrcFontLockBuiltinFace">:height</text:span><text:s/>10<text:s/><text:span text:style-name="OrgSrcFontLockBuiltinFace">:position</text:span><text:s/>bottom)</text:p>
      <text:p text:style-name="OrgSrcBlock"><text:tab/><text:tab/><text:tab/><text:s/><text:s/><text:s/><text:span text:style-name="OrgSrcFontLockCommentDelimiterFace">;;<text:s/><text:s/><text:s/><text:s/><text:s/><text:s/><text:s/><text:s/><text:s/><text:s/><text:s/><text:s/></text:span><text:span text:style-name="OrgSrcFontLockCommentFace">("*cfw-calendar*"<text:s/>:height<text:s/>40<text:s/>:position<text:s/>top)</text:span></text:p>
      <text:p text:style-name="OrgSrcBlock"><text:tab/><text:tab/><text:tab/><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LastLine"><text:tab/><text:tab/><text:tab/><text:s/>popwin:special-display-config)))</text:p>
      <text:h text:style-name="Heading_20_1" text:outline-level="1">
<text:bookmark-start text:name="OrgXref.sec-13"/>
<text:bookmark text:name="sec-13"/>ユーティリティ関数
<text:bookmark-end text:name="OrgXref.sec-13"/></text:h>
      <text:h text:style-name="Heading_20_2" text:outline-level="2">
<text:bookmark-start text:name="OrgXref.sec-13-1"/>
<text:bookmark text:name="sec-13-1"/>[pomodoro.el] ポモドーロの実践
<text:bookmark-end text:name="OrgXref.sec-13-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p>
      <text:p text:style-name="OrgSrcBlock"><text:s/><text:s/>(eval-after-autoload-if-found</text:p>
      <text:p text:style-name="OrgSrcBlock"><text:s/><text:s/><text:s/>'pomodoro:start<text:s/><text:span text:style-name="OrgSrcFontLockStringFace">"pomodoro"</text:span><text:s/>nil<text:s/>t<text:s/>nil</text:p>
      <text:p text:style-name="OrgSrcBlock"><text:s/><text:s/><text:s/>'(<text:span text:style-name="OrgSrcFontLockCommentDelimiterFace">;;<text:s/></text:span><text:span text:style-name="OrgSrcFontLockCommentFace">作業時間終了後に開くファイルを指定しない</text:span></text:p>
      <text:p text:style-name="OrgSrcBlock"><text:tab/><text:s/>(setq<text:s/>pomodoro:file<text:s/>nil)</text:p>
      <text:p text:style-name="OrgSrcBlock"/>
      <text:p text:style-name="OrgSrcBlock"><text:tab/><text:s/><text:span text:style-name="OrgSrcFontLockCommentDelimiterFace">;;<text:s/></text:span><text:span text:style-name="OrgSrcFontLockCommentFace">●だけで表現する（残り時間表示なし）</text:span></text:p>
      <text:p text:style-name="OrgSrcBlock"><text:span text:style-name="OrgSrcFontLockCommentDelimiterFace">;;<text:s/><text:s/><text:s/><text:s/><text:s/></text:span><text:span text:style-name="OrgSrcFontLockCommentFace">(setq<text:s/>pomodoro:mode-line-time-display<text:s/>nil)</text:span></text:p>
      <text:p text:style-name="OrgSrcBlock"/>
      <text:p text:style-name="OrgSrcBlock"><text:tab/><text:s/><text:span text:style-name="OrgSrcFontLockCommentDelimiterFace">;;<text:s/></text:span><text:span text:style-name="OrgSrcFontLockCommentFace">長い休憩に入るまでにポモドーロする回数</text:span></text:p>
      <text:p text:style-name="OrgSrcBlock"><text:tab/><text:s/>(setq<text:s/>pomodoro:iteration-for-long-rest<text:s/>2)</text:p>
      <text:p text:style-name="OrgSrcBlock"/>
      <text:p text:style-name="OrgSrcBlock"><text:tab/><text:s/><text:span text:style-name="OrgSrcFontLockCommentDelimiterFace">;;<text:s/></text:span><text:span text:style-name="OrgSrcFontLockCommentFace">作業時間関連</text:span></text:p>
      <text:p text:style-name="OrgSrcBlock"><text:tab/><text:s/>(setq<text:s/>pomodoro:work-time<text:s/>120<text:s/><text:s/><text:s/><text:s/><text:s/><text:span text:style-name="OrgSrcFontLockCommentDelimiterFace">;<text:s/></text:span><text:span text:style-name="OrgSrcFontLockCommentFace">作業時間</text:span></text:p>
      <text:p text:style-name="OrgSrcBlock"><text:tab/><text:tab/><text:s/><text:s/><text:s/>pomodoro:rest-time<text:s/>20<text:s/><text:s/><text:s/><text:s/><text:s/><text:s/><text:span text:style-name="OrgSrcFontLockCommentDelimiterFace">;<text:s/></text:span><text:span text:style-name="OrgSrcFontLockCommentFace">休憩時間</text:span></text:p>
      <text:p text:style-name="OrgSrcBlock"><text:tab/><text:tab/><text:s/><text:s/><text:s/>pomodoro:long-rest-time<text:s/>60<text:s/><text:span text:style-name="OrgSrcFontLockCommentDelimiterFace">;<text:s/></text:span><text:span text:style-name="OrgSrcFontLockCommentFace">長い休憩時間</text:span></text:p>
      <text:p text:style-name="OrgSrcBlock"><text:tab/><text:tab/><text:s/><text:s/><text:s/>pomodoro:max-iteration<text:s/>16)<text:s/><text:span text:style-name="OrgSrcFontLockCommentDelimiterFace">;<text:s/></text:span><text:span text:style-name="OrgSrcFontLockCommentFace">ポモドーロする回数</text:span></text:p>
      <text:p text:style-name="OrgSrcBlock"/>
      <text:p text:style-name="OrgSrcBlock"><text:tab/><text:s/><text:span text:style-name="OrgSrcFontLockCommentDelimiterFace">;;<text:s/></text:span><text:span text:style-name="OrgSrcFontLockCommentFace">タイマーの表示をノーマルフェイスにする</text:span></text:p>
      <text:p text:style-name="OrgSrcBlock"><text:tab/><text:s/>(set-face-bold-p<text:s/>'pomodoro:timer-face<text:s/>nil)</text:p>
      <text:p text:style-name="OrgSrcBlock"/>
      <text:p text:style-name="OrgSrcBlock"><text:tab/><text:s/><text:span text:style-name="OrgSrcFontLockCommentDelimiterFace">;;<text:s/></text:span><text:span text:style-name="OrgSrcFontLockCommentFace">作業中（赤）、休憩中（青）、長い休憩中（緑）にする</text:span></text:p>
      <text:p text:style-name="OrgSrcBlock"><text:tab/><text:s/>(set-face-foreground<text:s/>'pomodoro:work-face<text:s/><text:span text:style-name="OrgSrcFontLockStringFace">"#F53838"</text:span>)</text:p>
      <text:p text:style-name="OrgSrcBlock"><text:tab/><text:s/>(set-face-foreground<text:s/>'pomodoro:rest-face<text:s/><text:span text:style-name="OrgSrcFontLockStringFace">"#3869FA"</text:span>)</text:p>
      <text:p text:style-name="OrgSrcBlock"><text:tab/><text:s/>(set-face-foreground<text:s/>'pomodoro:long-rest-face<text:s/><text:span text:style-name="OrgSrcFontLockStringFace">"#00B800"</text:span>)</text:p>
      <text:p text:style-name="OrgSrcBlock"/>
      <text:p text:style-name="OrgSrcBlock"><text:tab/><text:s/>(<text:span text:style-name="OrgSrcFontLockKeywordFace">defvar</text:span><text:s/><text:span text:style-name="OrgSrcFontLockVariableNameFace">my-pomodoro-speak</text:span><text:s/>nil)</text:p>
      <text:p text:style-name="OrgSrcBlock"><text:tab/><text:s/>(<text:span text:style-name="OrgSrcFontLockKeywordFace">defun</text:span><text:s/><text:span text:style-name="OrgSrcFontLockFunctionNameFace">my-pomodoro-speak-toggle</text:span><text:s/>()</text:p>
      <text:p text:style-name="OrgSrcBlock"><text:tab/><text:s/><text:s/><text:s/>(interactive)</text:p>
      <text:p text:style-name="OrgSrcBlock"><text:tab/><text:s/><text:s/><text:s/>(setq<text:s/>my-pomodoro-speak<text:s/>(not<text:s/>my-pomodoro-speak)))</text:p>
      <text:p text:style-name="OrgSrcBlock"/>
      <text:p text:style-name="OrgSrcBlock"><text:tab/><text:s/><text:span text:style-name="OrgSrcFontLockCommentDelimiterFace">;;<text:s/></text:span><text:span text:style-name="OrgSrcFontLockCommentFace">Mac<text:s/>ユーザ向け。Kyokoさんに指示してもらう</text:span></text:p>
      <text:p text:style-name="OrgSrcBlock"><text:tab/><text:s/>(add-hook<text:s/>'pomodoro:finish-work-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text:span></text:p>
      <text:p text:style-name="OrgSrcBlock"><text:tab/><text:tab/><text:tab/><text:tab/><text:tab/><text:tab/><text:tab/><text:s/><text:s/>(number-to-string<text:s/>(floor<text:s/>pomodoro:rest-time))</text:p>
      <text:p text:style-name="OrgSrcBlock"><text:tab/><text:tab/><text:tab/><text:tab/><text:tab/><text:tab/><text:tab/><text:s/><text:s/><text:span text:style-name="OrgSrcFontLockStringFace">"分間、休憩しろ"</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text:tab/><text:tab/><text:tab/><text:tab/><text:tab/><text:s/>(message<text:s/><text:span text:style-name="OrgSrcFontLockStringFace">"%s"</text:span><text:s/>script)))))</text:p>
      <text:p text:style-name="OrgSrcBlock"/>
      <text:p text:style-name="OrgSrcBlock"><text:tab/><text:s/>(add-hook<text:s/>'pomodoro:finish-rest-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text:span></text:p>
      <text:p text:style-name="OrgSrcBlock"><text:tab/><text:tab/><text:tab/><text:tab/><text:tab/><text:tab/><text:tab/>(number-to-string<text:s/>(floor<text:s/>pomodoro:work-time))</text:p>
      <text:p text:style-name="OrgSrcBlock"><text:tab/><text:tab/><text:tab/><text:tab/><text:tab/><text:tab/><text:tab/><text:span text:style-name="OrgSrcFontLockStringFace">"分間、作業しろ"</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text:tab/><text:tab/><text:tab/><text:tab/><text:tab/><text:s/>(message<text:s/><text:span text:style-name="OrgSrcFontLockStringFace">"%s"</text:span><text:s/>script)))))</text:p>
      <text:p text:style-name="OrgSrcBlock"/>
      <text:p text:style-name="OrgSrcBlock"><text:tab/><text:s/>(add-hook<text:s/>'pomodoro:long-rest-hook</text:p>
      <text:p text:style-name="OrgSrcBlock"><text:tab/><text:tab/><text:tab/><text:s/><text:s/><text:s/>(<text:span text:style-name="OrgSrcFontLockKeywordFace">lambda</text:span><text:s/>()</text:p>
      <text:p text:style-name="OrgSrcBlock"><text:tab/><text:tab/><text:tab/><text:tab/><text:s/>(<text:span text:style-name="OrgSrcFontLockKeywordFace">let</text:span><text:s/>((script<text:s/>(concat<text:s/><text:span text:style-name="OrgSrcFontLockStringFace">"say<text:s/>-v<text:s/>Kyoko<text:s/>これから"</text:span></text:p>
      <text:p text:style-name="OrgSrcBlock"><text:tab/><text:tab/><text:tab/><text:tab/><text:tab/><text:tab/><text:tab/>(number-to-string<text:s/>(floor<text:s/>pomodoro:long-rest-time))</text:p>
      <text:p text:style-name="OrgSrcBlock"><text:tab/><text:tab/><text:tab/><text:tab/><text:tab/><text:tab/><text:tab/><text:span text:style-name="OrgSrcFontLockStringFace">"分間の休憩です"</text:span>)))</text:p>
      <text:p text:style-name="OrgSrcBlock"><text:tab/><text:tab/><text:tab/><text:tab/><text:s/><text:s/><text:s/>(<text:span text:style-name="OrgSrcFontLockKeywordFace">if</text:span><text:s/>my-pomodoro-speak</text:p>
      <text:p text:style-name="OrgSrcBlock"><text:tab/><text:tab/><text:tab/><text:tab/><text:tab/><text:s/><text:s/><text:s/>(shell-command-to-string<text:s/>script)</text:p>
      <text:p text:style-name="OrgSrcBlockLastLine"><text:tab/><text:tab/><text:tab/><text:tab/><text:tab/><text:s/>(message<text:s/><text:span text:style-name="OrgSrcFontLockStringFace">"%s"</text:span><text:s/>script)))))))</text:p>
      <text:h text:style-name="Heading_20_2" text:outline-level="2">
<text:bookmark-start text:name="OrgXref.sec-13-2"/>
<text:bookmark text:name="sec-13-2"/>[utility.el] 自作してテスト中の便利関数群
<text:bookmark-end text:name="OrgXref.sec-13-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p>
      <text:p text:style-name="OrgSrcBlock"><text:s/><text:s/>(<text:span text:style-name="OrgSrcFontLockKeywordFace">when</text:span><text:s/>(eval-after-autoload-if-found</text:p>
      <text:p text:style-name="OrgSrcBlock"><text:tab/><text:tab/><text:s/>'(eval-org-buffer<text:s/>takaxp:date</text:p>
      <text:p text:style-name="OrgSrcBlock"><text:tab/><text:tab/><text:s/><text:s/><text:s/>kyoko-mad-mode-toggle<text:s/>org2dokuwiki-cp-kill-ring</text:p>
      <text:p text:style-name="OrgSrcBlock"><text:tab/><text:tab/><text:s/><text:s/><text:s/>open-current-directory<text:s/>set-alarms-from-file<text:s/>takaxp:open-file-ring</text:p>
      <text:p text:style-name="OrgSrcBlock"><text:tab/><text:tab/><text:s/><text:s/><text:s/>show-org-buffer<text:s/>get-random-string<text:s/>init-auto-install</text:p>
      <text:p text:style-name="OrgSrcBlock"><text:tab/><text:tab/><text:s/><text:s/><text:s/>add-itemize-head<text:s/>insert-formatted-current-date</text:p>
      <text:p text:style-name="OrgSrcBlock"><text:tab/><text:tab/><text:s/><text:s/><text:s/>insert-formatted-current-time<text:s/>insert-formatted-signature</text:p>
      <text:p text:style-name="OrgSrcBlock"><text:tab/><text:tab/><text:s/><text:s/><text:s/>export-timeline-business<text:s/>export-timeline-private<text:s/>reload-ical-export</text:p>
      <text:p text:style-name="OrgSrcBlock"><text:tab/><text:tab/><text:s/><text:s/><text:s/>browse-url-chrome<text:s/>count-words-buffer<text:s/>do-test-applescript</text:p>
      <text:p text:style-name="OrgSrcBlock"><text:tab/><text:tab/><text:s/><text:s/><text:s/>my-window-resizer)</text:p>
      <text:p text:style-name="OrgSrcBlock"><text:tab/><text:tab/><text:s/><text:span text:style-name="OrgSrcFontLockStringFace">"utility"</text:span><text:s/>nil<text:s/>t)</text:p>
      <text:p text:style-name="OrgSrcBlock"><text:span text:style-name="OrgSrcFontLockCommentDelimiterFace">;;<text:s/><text:s/><text:s/><text:s/><text:s/><text:s/><text:s/><text:s/><text:s/></text:span><text:span text:style-name="OrgSrcFontLockCommentFace">'((message<text:s/>"Loading<text:s/>utility.el<text:s/>...<text:s/>[done]")))</text:span></text:p>
      <text:p text:style-name="OrgSrcBlock"/>
      <text:p text:style-name="OrgSrcBlock"><text:tab/>(global-set-key<text:s/>(kbd<text:s/><text:span text:style-name="OrgSrcFontLockStringFace">"&lt;f12&gt;"</text:span>)<text:s/>'takaxp:open-file-ring)</text:p>
      <text:p text:style-name="OrgSrcBlockLastLine"><text:tab/>(global-set-key<text:s/>(kbd<text:s/><text:span text:style-name="OrgSrcFontLockStringFace">"M-4"</text:span>)<text:s/>'my-window-resizer))</text:p>
      <text:p text:style-name="OrgSrcBlock"><text:span text:style-name="OrgSrcFontLockCommentDelimiterFace">;;<text:s/></text:span><text:span text:style-name="OrgSrcFontLockCommentFace">Editing<text:s/>with<text:s/>a<text:s/>rectangle<text:s/>region</text:span></text:p>
      <text:p text:style-name="OrgSrcBlock">(global-set-key<text:s/>(kbd<text:s/><text:span text:style-name="OrgSrcFontLockStringFace">"C-x<text:s/>r<text:s/>C-SPC"</text:span>)<text:s/>'rm-set-mark)</text:p>
      <text:p text:style-name="OrgSrcBlock">(global-set-key<text:s/>(kbd<text:s/><text:span text:style-name="OrgSrcFontLockStringFace">"C-x<text:s/>r<text:s/>C-x"</text:span>)<text:s/>'rm-exchange-point-and-mark)</text:p>
      <text:p text:style-name="OrgSrcBlock">(global-set-key<text:s/>(kbd<text:s/><text:span text:style-name="OrgSrcFontLockStringFace">"C-x<text:s/>r<text:s/>C-w"</text:span>)<text:s/>'rm-kill-region)</text:p>
      <text:p text:style-name="OrgSrcBlockLastLine">(global-set-key<text:s/>(kbd<text:s/><text:span text:style-name="OrgSrcFontLockStringFace">"C-x<text:s/>r<text:s/>M-w"</text:span>)<text:s/>'rm-kill-ring-save)</text:p>
      <text:h text:style-name="Heading_20_1" text:outline-level="1">
<text:bookmark-start text:name="OrgXref.sec-14"/>
<text:bookmark text:name="sec-14"/>provide
<text:bookmark-end text:name="OrgXref.sec-14"/></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igu 2M1"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MS Gothic" svg:font-family="'MS Gothic'" style:font-adornments="標準"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14pt" style:font-name-asian="Migu 2M1" style:font-family-asian="'Migu 2M'"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fo:font-size="12pt"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loext:contextual-spacing="false"/>
      <style:text-properties style:font-name="Migu 2M" fo:font-family="'Migu 2M'" style:font-pitch="variable" fo:font-size="20pt" style:font-size-asian="20pt" style:font-size-complex="20pt"/>
    </style:style>
    <style:style style:name="OrgSubtitle" style:family="paragraph" style:parent-style-name="Subtitle">
      <style:paragraph-properties fo:margin-top="0cm" fo:margin-bottom="0cm" loext:contextual-spacing="false"/>
      <style:text-properties style:font-name="Migu 2M" fo:font-family="'Migu 2M'" style:font-pitch="variable" fo:font-size="16pt" fo:font-style="normal" style:font-size-asian="16pt" style:font-style-asian="normal" style:font-size-complex="16pt" style:font-style-complex="normal"/>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background-color="#e6e6e6" fo:padding="0.051cm"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 style:family="paragraph" style:parent-style-name="Preformatted_20_Text">
      <style:paragraph-properties fo:background-color="#e6e6e6" fo:padding="0.051cm"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margin-top="0cm" fo:margin-bottom="0cm" loext:contextual-spacing="false"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51cm" fo:border="0.51pt solid #000000" style:shadow="none">
        <style:background-image/>
      </style:paragraph-properties>
      <style:text-properties fo:color="#000000" style:font-name-asian="MS Gothic" style:font-family-asian="'MS Gothic'" style:font-style-name-asian="標準" style:font-family-generic-asian="swiss" style:font-pitch-asian="variable" style:language-asian="ja" style:country-asian="JP"/>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OrgSrcFontLockBuiltinFace" style:family="text">
      <style:text-properties fo:color="#483d8b"/>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draw:shadow-opacity="100%">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draw:shadow-opacity="100%">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draw:shadow-opacity="100%">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PreprocessorFace" style:family="text">
      <style:text-properties fo:color="#5a529c"/>
    </style:style>
    <style:style style:name="OrgSrcFontLockVariableNameFace" style:family="text">
      <style:text-properties fo:color="#b1653a"/>
    </style:style>
    <style:style style:name="OrgSrcFontLockBuiltinFace" style:family="text">
      <style:text-properties fo:color="#5a529c"/>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000000"/>
    </style:style>
    <style:style style:name="OrgSrcFontLockStringFace" style:family="text">
      <style:text-properties fo:color="#9e3564"/>
    </style:style>
    <style:style style:name="OrgSrcFontLockDocFace" style:family="text">
      <style:text-properties fo:color="#9e3564"/>
    </style:style>
    <style:style style:name="OrgSrcFontLockTypeFace" style:family="text">
      <style:text-properties fo:color="#24992c"/>
    </style:style>
    <style:style style:name="OrgSrcFontLockFunctionNameFace" style:family="text">
      <style:text-properties fo:color="#0432ff"/>
    </style:style>
    <style:style style:name="OrgSrcFontLockConstantFace" style:family="text">
      <style:text-properties fo:color="#009b9c"/>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c1352c"/>
    </style:style>
    <style:style style:name="OrgSrcFontLockCommentDelimiterFace" style:family="text">
      <style:text-properties fo:color="#c1352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footer>
        <text:p text:style-name="Footer"/>
      </style:footer>
    </style:mas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5-02-21T10:08:12</dc:date>
    <meta:creation-date>2015-02-21T10:08:12</meta:creation-date>
    <meta:generator/>
    <meta:keyword>nil</meta:keyword>
    <dc:subject>nil</dc:subject>
    <dc:title>Configurations for GNU Emacs</dc:title>
  </office:meta>
</office:document-meta>
</file>